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1.1398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1.2898in"/>
    </style:style>
    <style:style style:name="co9" style:family="table-column">
      <style:table-column-properties fo:break-before="auto" style:column-width="0.5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culations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Average Charge</text:p>
          </table:table-cell>
          <table:covered-table-cell table:number-columns-repeated="3"/>
          <table:table-cell/>
        </table:table-row>
        <table:table-row table:style-name="ro1">
          <table:table-cell/>
          <table:table-cell office:value-type="string" calcext:value-type="string">
            <text:p>Exhaustive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MILP</text:p>
          </table:table-cell>
          <table:table-cell office:value-type="string" calcext:value-type="string">
            <text:p>QM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$'sa-exhaustive-charge'.B:.B];[$'sa-exhaustive-charge'.D:.D];[$'sa-exhaustive-charge'.F:.F];[$'sa-exhaustive-charge'.H:.H];[$'sa-exhaustive-charge'.J:.J];[$'sa-exhaustive-charge'.L:.L];[$'sa-exhaustive-charge'.N:.N];[$'sa-exhaustive-charge'.P:.P];[$'sa-exhaustive-charge'.R:.R];[$'sa-exhaustive-charge'.T:.T];[$'sa-exhaustive-charge'.V:.V];[$'sa-exhaustive-charge'.X:.X];[$'sa-exhaustive-charge'.Z:.Z];[$'sa-exhaustive-charge'.AB:.AB];[$'sa-exhaustive-charge'.AD:.AD];[$'sa-exhaustive-charge'.AF:.AF];[$'sa-exhaustive-charge'.AH:.AH];[$'sa-exhaustive-charge'.AJ:.AJ];[$'sa-exhaustive-charge'.AL:.AL];[$'sa-exhaustive-charge'.AN:.AN];[$'sa-exhaustive-charge'.AP:.AP];[$'sa-exhaustive-charge'.AR:.AR];[$'sa-exhaustive-charge'.AT:.AT];[$'sa-exhaustive-charge'.AV:.AV];[$'sa-exhaustive-charge'.AX:.AX];[$'sa-exhaustive-charge'.AZ:.AZ];[$'sa-exhaustive-charge'.BB:.BB];[$'sa-exhaustive-charge'.BD:.BD];[$'sa-exhaustive-charge'.BF:.BF];[$'sa-exhaustive-charge'.BH:.BH];[$'sa-exhaustive-charge'.BJ:.BJ];[$'sa-exhaustive-charge'.BL:.BL];[$'sa-exhaustive-charge'.BN:.BN];[$'sa-exhaustive-charge'.BP:.BP];[$'sa-exhaustive-charge'.BR:.BR])" office:value-type="float" office:value="179.001848680473" calcext:value-type="float">
            <text:p>179.001848680473</text:p>
          </table:table-cell>
          <table:table-cell table:formula="of:=AVERAGE([$'sa-quick-charge'.B:.B];[$'sa-quick-charge'.D:.D];[$'sa-quick-charge'.F:.F];[$'sa-quick-charge'.H:.H];[$'sa-quick-charge'.J:.J];[$'sa-quick-charge'.L:.L];[$'sa-quick-charge'.N:.N];[$'sa-quick-charge'.P:.P];[$'sa-quick-charge'.R:.R];[$'sa-quick-charge'.T:.T];[$'sa-quick-charge'.V:.V];[$'sa-quick-charge'.X:.X];[$'sa-quick-charge'.Z:.Z];[$'sa-quick-charge'.AB:.AB];[$'sa-quick-charge'.AD:.AD];[$'sa-quick-charge'.AF:.AF];[$'sa-quick-charge'.AH:.AH];[$'sa-quick-charge'.AJ:.AJ];[$'sa-quick-charge'.AL:.AL];[$'sa-quick-charge'.AN:.AN];[$'sa-quick-charge'.AP:.AP];[$'sa-quick-charge'.AR:.AR];[$'sa-quick-charge'.AT:.AT];[$'sa-quick-charge'.AV:.AV];[$'sa-quick-charge'.AX:.AX];[$'sa-quick-charge'.AZ:.AZ];[$'sa-quick-charge'.BB:.BB];[$'sa-quick-charge'.BD:.BD];[$'sa-quick-charge'.BF:.BF];[$'sa-quick-charge'.BH:.BH];[$'sa-quick-charge'.BJ:.BJ];[$'sa-quick-charge'.BL:.BL];[$'sa-quick-charge'.BN:.BN];[$'sa-quick-charge'.BP:.BP];[$'sa-quick-charge'.BR:.BR])" office:value-type="float" office:value="216.523166855178" calcext:value-type="float">
            <text:p>216.523166855178</text:p>
          </table:table-cell>
          <table:table-cell table:formula="of:=AVERAGE([$'milp-charge'.B:.B];[$'milp-charge'.D:.D];[$'milp-charge'.F:.F];[$'milp-charge'.H:.H];[$'milp-charge'.J:.J];[$'milp-charge'.L:.L];[$'milp-charge'.N:.N];[$'milp-charge'.P:.P];[$'milp-charge'.R:.R];[$'milp-charge'.T:.T];[$'milp-charge'.V:.V];[$'milp-charge'.X:.X];[$'milp-charge'.Z:.Z];[$'milp-charge'.AB:.AB];[$'milp-charge'.AD:.AD];[$'milp-charge'.AF:.AF];[$'milp-charge'.AH:.AH];[$'milp-charge'.AJ:.AJ];[$'milp-charge'.AL:.AL];[$'milp-charge'.AN:.AN];[$'milp-charge'.AP:.AP];[$'milp-charge'.AR:.AR];[$'milp-charge'.AT:.AT];[$'milp-charge'.AV:.AV];[$'milp-charge'.AX:.AX];[$'milp-charge'.AZ:.AZ];[$'milp-charge'.BB:.BB];[$'milp-charge'.BD:.BD];[$'milp-charge'.BF:.BF];[$'milp-charge'.BH:.BH];[$'milp-charge'.BJ:.BJ];[$'milp-charge'.BL:.BL];[$'milp-charge'.BN:.BN];[$'milp-charge'.BP:.BP];[$'milp-charge'.BR:.BR])" office:value-type="float" office:value="179.580229533742" calcext:value-type="float">
            <text:p>179.580229533742</text:p>
          </table:table-cell>
          <table:table-cell table:formula="of:=AVERAGE([$'qm-charge'.B:.B];[$'qm-charge'.D:.D];[$'qm-charge'.F:.F];[$'qm-charge'.H:.H];[$'qm-charge'.J:.J];[$'qm-charge'.L:.L];[$'qm-charge'.N:.N];[$'qm-charge'.P:.P];[$'qm-charge'.R:.R];[$'qm-charge'.T:.T];[$'qm-charge'.V:.V];[$'qm-charge'.X:.X];[$'qm-charge'.Z:.Z];[$'qm-charge'.AB:.AB];[$'qm-charge'.AD:.AD];[$'qm-charge'.AF:.AF];[$'qm-charge'.AH:.AH];[$'qm-charge'.AJ:.AJ];[$'qm-charge'.AL:.AL];[$'qm-charge'.AN:.AN];[$'qm-charge'.AP:.AP];[$'qm-charge'.AR:.AR];[$'qm-charge'.AT:.AT];[$'qm-charge'.AV:.AV];[$'qm-charge'.AX:.AX];[$'qm-charge'.AZ:.AZ];[$'qm-charge'.BB:.BB];[$'qm-charge'.BD:.BD];[$'qm-charge'.BF:.BF];[$'qm-charge'.BH:.BH];[$'qm-charge'.BJ:.BJ];[$'qm-charge'.BL:.BL];[$'qm-charge'.BN:.BN];[$'qm-charge'.BP:.BP];[$'qm-charge'.BR:.BR])" office:value-type="float" office:value="179.580023412722" calcext:value-type="float">
            <text:p>179.58002341272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$'sa-exhaustive-charge'.B:.B];[$'sa-exhaustive-charge'.D:.D];[$'sa-exhaustive-charge'.F:.F];[$'sa-exhaustive-charge'.H:.H];[$'sa-exhaustive-charge'.J:.J];[$'sa-exhaustive-charge'.L:.L];[$'sa-exhaustive-charge'.N:.N];[$'sa-exhaustive-charge'.P:.P];[$'sa-exhaustive-charge'.R:.R];[$'sa-exhaustive-charge'.T:.T];[$'sa-exhaustive-charge'.V:.V];[$'sa-exhaustive-charge'.X:.X];[$'sa-exhaustive-charge'.Z:.Z];[$'sa-exhaustive-charge'.AB:.AB];[$'sa-exhaustive-charge'.AD:.AD];[$'sa-exhaustive-charge'.AF:.AF];[$'sa-exhaustive-charge'.AH:.AH];[$'sa-exhaustive-charge'.AJ:.AJ];[$'sa-exhaustive-charge'.AL:.AL];[$'sa-exhaustive-charge'.AN:.AN];[$'sa-exhaustive-charge'.AP:.AP];[$'sa-exhaustive-charge'.AR:.AR];[$'sa-exhaustive-charge'.AT:.AT];[$'sa-exhaustive-charge'.AV:.AV];[$'sa-exhaustive-charge'.AX:.AX];[$'sa-exhaustive-charge'.AZ:.AZ];[$'sa-exhaustive-charge'.BB:.BB];[$'sa-exhaustive-charge'.BD:.BD];[$'sa-exhaustive-charge'.BF:.BF];[$'sa-exhaustive-charge'.BH:.BH];[$'sa-exhaustive-charge'.BJ:.BJ];[$'sa-exhaustive-charge'.BL:.BL];[$'sa-exhaustive-charge'.BN:.BN];[$'sa-exhaustive-charge'.BP:.BP];[$'sa-exhaustive-charge'.BR:.BR])" office:value-type="float" office:value="77.597885" calcext:value-type="float">
            <text:p>77.597885</text:p>
          </table:table-cell>
          <table:table-cell table:formula="of:=MIN([$'sa-quick-charge'.B:.B];[$'sa-quick-charge'.D:.D];[$'sa-quick-charge'.F:.F];[$'sa-quick-charge'.H:.H];[$'sa-quick-charge'.J:.J];[$'sa-quick-charge'.L:.L];[$'sa-quick-charge'.N:.N];[$'sa-quick-charge'.P:.P];[$'sa-quick-charge'.R:.R];[$'sa-quick-charge'.T:.T];[$'sa-quick-charge'.V:.V];[$'sa-quick-charge'.X:.X];[$'sa-quick-charge'.Z:.Z];[$'sa-quick-charge'.AB:.AB];[$'sa-quick-charge'.AD:.AD];[$'sa-quick-charge'.AF:.AF];[$'sa-quick-charge'.AH:.AH];[$'sa-quick-charge'.AJ:.AJ];[$'sa-quick-charge'.AL:.AL];[$'sa-quick-charge'.AN:.AN];[$'sa-quick-charge'.AP:.AP];[$'sa-quick-charge'.AR:.AR];[$'sa-quick-charge'.AT:.AT];[$'sa-quick-charge'.AV:.AV];[$'sa-quick-charge'.AX:.AX];[$'sa-quick-charge'.AZ:.AZ];[$'sa-quick-charge'.BB:.BB];[$'sa-quick-charge'.BD:.BD];[$'sa-quick-charge'.BF:.BF];[$'sa-quick-charge'.BH:.BH];[$'sa-quick-charge'.BJ:.BJ];[$'sa-quick-charge'.BL:.BL];[$'sa-quick-charge'.BN:.BN];[$'sa-quick-charge'.BP:.BP];[$'sa-quick-charge'.BR:.BR])" office:value-type="float" office:value="3.6709785" calcext:value-type="float">
            <text:p>3.6709785</text:p>
          </table:table-cell>
          <table:table-cell table:formula="of:=MIN([$'milp-charge'.B:.B];[$'milp-charge'.D:.D];[$'milp-charge'.F:.F];[$'milp-charge'.H:.H];[$'milp-charge'.J:.J];[$'milp-charge'.L:.L];[$'milp-charge'.N:.N];[$'milp-charge'.P:.P];[$'milp-charge'.R:.R];[$'milp-charge'.T:.T];[$'milp-charge'.V:.V];[$'milp-charge'.X:.X];[$'milp-charge'.Z:.Z];[$'milp-charge'.AB:.AB];[$'milp-charge'.AD:.AD];[$'milp-charge'.AF:.AF];[$'milp-charge'.AH:.AH];[$'milp-charge'.AJ:.AJ];[$'milp-charge'.AL:.AL];[$'milp-charge'.AN:.AN];[$'milp-charge'.AP:.AP];[$'milp-charge'.AR:.AR];[$'milp-charge'.AT:.AT];[$'milp-charge'.AV:.AV];[$'milp-charge'.AX:.AX];[$'milp-charge'.AZ:.AZ];[$'milp-charge'.BB:.BB];[$'milp-charge'.BD:.BD];[$'milp-charge'.BF:.BF];[$'milp-charge'.BH:.BH];[$'milp-charge'.BJ:.BJ];[$'milp-charge'.BL:.BL];[$'milp-charge'.BN:.BN];[$'milp-charge'.BP:.BP];[$'milp-charge'.BR:.BR])" office:value-type="float" office:value="96.9999999999463" calcext:value-type="float">
            <text:p>96.9999999999463</text:p>
          </table:table-cell>
          <table:table-cell table:formula="of:=MIN([$'qm-charge'.B:.B];[$'qm-charge'.D:.D];[$'qm-charge'.F:.F];[$'qm-charge'.H:.H];[$'qm-charge'.J:.J];[$'qm-charge'.L:.L];[$'qm-charge'.N:.N];[$'qm-charge'.P:.P];[$'qm-charge'.R:.R];[$'qm-charge'.T:.T];[$'qm-charge'.V:.V];[$'qm-charge'.X:.X];[$'qm-charge'.Z:.Z];[$'qm-charge'.AB:.AB];[$'qm-charge'.AD:.AD];[$'qm-charge'.AF:.AF];[$'qm-charge'.AH:.AH];[$'qm-charge'.AJ:.AJ];[$'qm-charge'.AL:.AL];[$'qm-charge'.AN:.AN];[$'qm-charge'.AP:.AP];[$'qm-charge'.AR:.AR];[$'qm-charge'.AT:.AT];[$'qm-charge'.AV:.AV];[$'qm-charge'.AX:.AX];[$'qm-charge'.AZ:.AZ];[$'qm-charge'.BB:.BB];[$'qm-charge'.BD:.BD];[$'qm-charge'.BF:.BF];[$'qm-charge'.BH:.BH];[$'qm-charge'.BJ:.BJ];[$'qm-charge'.BL:.BL];[$'qm-charge'.BN:.BN];[$'qm-charge'.BP:.BP];[$'qm-charge'.BR:.BR])" office:value-type="float" office:value="77.892105" calcext:value-type="float">
            <text:p>77.892105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$'sa-exhaustive-charge'.B:.B];[$'sa-exhaustive-charge'.D:.D];[$'sa-exhaustive-charge'.F:.F];[$'sa-exhaustive-charge'.H:.H];[$'sa-exhaustive-charge'.J:.J];[$'sa-exhaustive-charge'.L:.L];[$'sa-exhaustive-charge'.N:.N];[$'sa-exhaustive-charge'.P:.P];[$'sa-exhaustive-charge'.R:.R];[$'sa-exhaustive-charge'.T:.T];[$'sa-exhaustive-charge'.V:.V];[$'sa-exhaustive-charge'.X:.X];[$'sa-exhaustive-charge'.Z:.Z];[$'sa-exhaustive-charge'.AB:.AB];[$'sa-exhaustive-charge'.AD:.AD];[$'sa-exhaustive-charge'.AF:.AF];[$'sa-exhaustive-charge'.AH:.AH];[$'sa-exhaustive-charge'.AJ:.AJ];[$'sa-exhaustive-charge'.AL:.AL];[$'sa-exhaustive-charge'.AN:.AN];[$'sa-exhaustive-charge'.AP:.AP];[$'sa-exhaustive-charge'.AR:.AR];[$'sa-exhaustive-charge'.AT:.AT];[$'sa-exhaustive-charge'.AV:.AV];[$'sa-exhaustive-charge'.AX:.AX];[$'sa-exhaustive-charge'.AZ:.AZ];[$'sa-exhaustive-charge'.BB:.BB];[$'sa-exhaustive-charge'.BD:.BD];[$'sa-exhaustive-charge'.BF:.BF];[$'sa-exhaustive-charge'.BH:.BH];[$'sa-exhaustive-charge'.BJ:.BJ];[$'sa-exhaustive-charge'.BL:.BL];[$'sa-exhaustive-charge'.BN:.BN];[$'sa-exhaustive-charge'.BP:.BP];[$'sa-exhaustive-charge'.BR:.BR])" office:value-type="float" office:value="388" calcext:value-type="float">
            <text:p>388</text:p>
          </table:table-cell>
          <table:table-cell table:formula="of:=MAX([$'sa-quick-charge'.B:.B];[$'sa-quick-charge'.D:.D];[$'sa-quick-charge'.F:.F];[$'sa-quick-charge'.H:.H];[$'sa-quick-charge'.J:.J];[$'sa-quick-charge'.L:.L];[$'sa-quick-charge'.N:.N];[$'sa-quick-charge'.P:.P];[$'sa-quick-charge'.R:.R];[$'sa-quick-charge'.T:.T];[$'sa-quick-charge'.V:.V];[$'sa-quick-charge'.X:.X];[$'sa-quick-charge'.Z:.Z];[$'sa-quick-charge'.AB:.AB];[$'sa-quick-charge'.AD:.AD];[$'sa-quick-charge'.AF:.AF];[$'sa-quick-charge'.AH:.AH];[$'sa-quick-charge'.AJ:.AJ];[$'sa-quick-charge'.AL:.AL];[$'sa-quick-charge'.AN:.AN];[$'sa-quick-charge'.AP:.AP];[$'sa-quick-charge'.AR:.AR];[$'sa-quick-charge'.AT:.AT];[$'sa-quick-charge'.AV:.AV];[$'sa-quick-charge'.AX:.AX];[$'sa-quick-charge'.AZ:.AZ];[$'sa-quick-charge'.BB:.BB];[$'sa-quick-charge'.BD:.BD];[$'sa-quick-charge'.BF:.BF];[$'sa-quick-charge'.BH:.BH];[$'sa-quick-charge'.BJ:.BJ];[$'sa-quick-charge'.BL:.BL];[$'sa-quick-charge'.BN:.BN];[$'sa-quick-charge'.BP:.BP];[$'sa-quick-charge'.BR:.BR])" office:value-type="float" office:value="388" calcext:value-type="float">
            <text:p>388</text:p>
          </table:table-cell>
          <table:table-cell table:formula="of:=MAX([$'milp-charge'.B:.B];[$'milp-charge'.D:.D];[$'milp-charge'.F:.F];[$'milp-charge'.H:.H];[$'milp-charge'.J:.J];[$'milp-charge'.L:.L];[$'milp-charge'.N:.N];[$'milp-charge'.P:.P];[$'milp-charge'.R:.R];[$'milp-charge'.T:.T];[$'milp-charge'.V:.V];[$'milp-charge'.X:.X];[$'milp-charge'.Z:.Z];[$'milp-charge'.AB:.AB];[$'milp-charge'.AD:.AD];[$'milp-charge'.AF:.AF];[$'milp-charge'.AH:.AH];[$'milp-charge'.AJ:.AJ];[$'milp-charge'.AL:.AL];[$'milp-charge'.AN:.AN];[$'milp-charge'.AP:.AP];[$'milp-charge'.AR:.AR];[$'milp-charge'.AT:.AT];[$'milp-charge'.AV:.AV];[$'milp-charge'.AX:.AX];[$'milp-charge'.AZ:.AZ];[$'milp-charge'.BB:.BB];[$'milp-charge'.BD:.BD];[$'milp-charge'.BF:.BF];[$'milp-charge'.BH:.BH];[$'milp-charge'.BJ:.BJ];[$'milp-charge'.BL:.BL];[$'milp-charge'.BN:.BN];[$'milp-charge'.BP:.BP];[$'milp-charge'.BR:.BR])" office:value-type="float" office:value="388" calcext:value-type="float">
            <text:p>388</text:p>
          </table:table-cell>
          <table:table-cell table:formula="of:=MAX([$'qm-charge'.B:.B];[$'qm-charge'.D:.D];[$'qm-charge'.F:.F];[$'qm-charge'.H:.H];[$'qm-charge'.J:.J];[$'qm-charge'.L:.L];[$'qm-charge'.N:.N];[$'qm-charge'.P:.P];[$'qm-charge'.R:.R];[$'qm-charge'.T:.T];[$'qm-charge'.V:.V];[$'qm-charge'.X:.X];[$'qm-charge'.Z:.Z];[$'qm-charge'.AB:.AB];[$'qm-charge'.AD:.AD];[$'qm-charge'.AF:.AF];[$'qm-charge'.AH:.AH];[$'qm-charge'.AJ:.AJ];[$'qm-charge'.AL:.AL];[$'qm-charge'.AN:.AN];[$'qm-charge'.AP:.AP];[$'qm-charge'.AR:.AR];[$'qm-charge'.AT:.AT];[$'qm-charge'.AV:.AV];[$'qm-charge'.AX:.AX];[$'qm-charge'.AZ:.AZ];[$'qm-charge'.BB:.BB];[$'qm-charge'.BD:.BD];[$'qm-charge'.BF:.BF];[$'qm-charge'.BH:.BH];[$'qm-charge'.BJ:.BJ];[$'qm-charge'.BL:.BL];[$'qm-charge'.BN:.BN];[$'qm-charge'.BP:.BP];[$'qm-charge'.BR:.BR])" office:value-type="float" office:value="388" calcext:value-type="float">
            <text:p>388</text:p>
          </table:table-cell>
        </table:table-row>
      </table:table>
      <table:table table:name="sa-exhaustive-charge" table:style-name="ta1"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0</text:p>
          </table:table-cell>
          <table:table-cell office:value-type="string" calcext:value-type="string">
            <text:p>eta0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eta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eta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eta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eta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eta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eta8</text:p>
          </table:table-cell>
          <table:table-cell office:value-type="string" calcext:value-type="string">
            <text:p>time9</text:p>
          </table:table-cell>
          <table:table-cell office:value-type="string" calcext:value-type="string">
            <text:p>eta9</text:p>
          </table:table-cell>
          <table:table-cell office:value-type="string" calcext:value-type="string">
            <text:p>time10</text:p>
          </table:table-cell>
          <table:table-cell office:value-type="string" calcext:value-type="string">
            <text:p>eta10</text:p>
          </table:table-cell>
          <table:table-cell office:value-type="string" calcext:value-type="string">
            <text:p>time11</text:p>
          </table:table-cell>
          <table:table-cell office:value-type="string" calcext:value-type="string">
            <text:p>eta11</text:p>
          </table:table-cell>
          <table:table-cell office:value-type="string" calcext:value-type="string">
            <text:p>time12</text:p>
          </table:table-cell>
          <table:table-cell office:value-type="string" calcext:value-type="string">
            <text:p>eta12</text:p>
          </table:table-cell>
          <table:table-cell office:value-type="string" calcext:value-type="string">
            <text:p>time13</text:p>
          </table:table-cell>
          <table:table-cell office:value-type="string" calcext:value-type="string">
            <text:p>eta13</text:p>
          </table:table-cell>
          <table:table-cell office:value-type="string" calcext:value-type="string">
            <text:p>time14</text:p>
          </table:table-cell>
          <table:table-cell office:value-type="string" calcext:value-type="string">
            <text:p>eta14</text:p>
          </table:table-cell>
          <table:table-cell office:value-type="string" calcext:value-type="string">
            <text:p>time15</text:p>
          </table:table-cell>
          <table:table-cell office:value-type="string" calcext:value-type="string">
            <text:p>eta15</text:p>
          </table:table-cell>
          <table:table-cell office:value-type="string" calcext:value-type="string">
            <text:p>time16</text:p>
          </table:table-cell>
          <table:table-cell office:value-type="string" calcext:value-type="string">
            <text:p>eta16</text:p>
          </table:table-cell>
          <table:table-cell office:value-type="string" calcext:value-type="string">
            <text:p>time17</text:p>
          </table:table-cell>
          <table:table-cell office:value-type="string" calcext:value-type="string">
            <text:p>eta17</text:p>
          </table:table-cell>
          <table:table-cell office:value-type="string" calcext:value-type="string">
            <text:p>time18</text:p>
          </table:table-cell>
          <table:table-cell office:value-type="string" calcext:value-type="string">
            <text:p>eta18</text:p>
          </table:table-cell>
          <table:table-cell office:value-type="string" calcext:value-type="string">
            <text:p>time19</text:p>
          </table:table-cell>
          <table:table-cell office:value-type="string" calcext:value-type="string">
            <text:p>eta19</text:p>
          </table:table-cell>
          <table:table-cell office:value-type="string" calcext:value-type="string">
            <text:p>time20</text:p>
          </table:table-cell>
          <table:table-cell office:value-type="string" calcext:value-type="string">
            <text:p>eta20</text:p>
          </table:table-cell>
          <table:table-cell office:value-type="string" calcext:value-type="string">
            <text:p>time21</text:p>
          </table:table-cell>
          <table:table-cell office:value-type="string" calcext:value-type="string">
            <text:p>eta21</text:p>
          </table:table-cell>
          <table:table-cell office:value-type="string" calcext:value-type="string">
            <text:p>time22</text:p>
          </table:table-cell>
          <table:table-cell office:value-type="string" calcext:value-type="string">
            <text:p>eta22</text:p>
          </table:table-cell>
          <table:table-cell office:value-type="string" calcext:value-type="string">
            <text:p>time23</text:p>
          </table:table-cell>
          <table:table-cell office:value-type="string" calcext:value-type="string">
            <text:p>eta23</text:p>
          </table:table-cell>
          <table:table-cell office:value-type="string" calcext:value-type="string">
            <text:p>time24</text:p>
          </table:table-cell>
          <table:table-cell office:value-type="string" calcext:value-type="string">
            <text:p>eta24</text:p>
          </table:table-cell>
          <table:table-cell office:value-type="string" calcext:value-type="string">
            <text:p>time25</text:p>
          </table:table-cell>
          <table:table-cell office:value-type="string" calcext:value-type="string">
            <text:p>eta25</text:p>
          </table:table-cell>
          <table:table-cell office:value-type="string" calcext:value-type="string">
            <text:p>time26</text:p>
          </table:table-cell>
          <table:table-cell office:value-type="string" calcext:value-type="string">
            <text:p>eta26</text:p>
          </table:table-cell>
          <table:table-cell office:value-type="string" calcext:value-type="string">
            <text:p>time27</text:p>
          </table:table-cell>
          <table:table-cell office:value-type="string" calcext:value-type="string">
            <text:p>eta27</text:p>
          </table:table-cell>
          <table:table-cell office:value-type="string" calcext:value-type="string">
            <text:p>time28</text:p>
          </table:table-cell>
          <table:table-cell office:value-type="string" calcext:value-type="string">
            <text:p>eta28</text:p>
          </table:table-cell>
          <table:table-cell office:value-type="string" calcext:value-type="string">
            <text:p>time29</text:p>
          </table:table-cell>
          <table:table-cell office:value-type="string" calcext:value-type="string">
            <text:p>eta29</text:p>
          </table:table-cell>
          <table:table-cell office:value-type="string" calcext:value-type="string">
            <text:p>time30</text:p>
          </table:table-cell>
          <table:table-cell office:value-type="string" calcext:value-type="string">
            <text:p>eta30</text:p>
          </table:table-cell>
          <table:table-cell office:value-type="string" calcext:value-type="string">
            <text:p>time31</text:p>
          </table:table-cell>
          <table:table-cell office:value-type="string" calcext:value-type="string">
            <text:p>eta31</text:p>
          </table:table-cell>
          <table:table-cell office:value-type="string" calcext:value-type="string">
            <text:p>time32</text:p>
          </table:table-cell>
          <table:table-cell office:value-type="string" calcext:value-type="string">
            <text:p>eta32</text:p>
          </table:table-cell>
          <table:table-cell office:value-type="string" calcext:value-type="string">
            <text:p>time33</text:p>
          </table:table-cell>
          <table:table-cell office:value-type="string" calcext:value-type="string">
            <text:p>eta33</text:p>
          </table:table-cell>
          <table:table-cell office:value-type="string" calcext:value-type="string">
            <text:p>time34</text:p>
          </table:table-cell>
          <table:table-cell office:value-type="string" calcext:value-type="string">
            <text:p>eta34</text:p>
          </table:table-cell>
        </table:table-row>
        <table:table-row table:style-name="ro1">
          <table:table-cell office:value-type="float" office:value="0.00015381248" calcext:value-type="float">
            <text:p>0.0001538124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239363" calcext:value-type="float">
            <text:p>0.000623936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196831" calcext:value-type="float">
            <text:p>0.000519683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4880355" calcext:value-type="float">
            <text:p>0.0007488035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553035" calcext:value-type="float">
            <text:p>0.000155303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33366" calcext:value-type="float">
            <text:p>0.00053336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77033415" calcext:value-type="float">
            <text:p>0.00007703341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130541" calcext:value-type="float">
            <text:p>0.000513054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2457692" calcext:value-type="float">
            <text:p>0.0004245769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9502672" calcext:value-type="float">
            <text:p>0.0002950267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1354175" calcext:value-type="float">
            <text:p>0.0005135417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1576474" calcext:value-type="float">
            <text:p>0.0002157647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0672144" calcext:value-type="float">
            <text:p>0.0005067214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388952" calcext:value-type="float">
            <text:p>0.000838895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72246556" calcext:value-type="float">
            <text:p>0.00007224655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3464208" calcext:value-type="float">
            <text:p>0.0001346420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4972073" calcext:value-type="float">
            <text:p>0.0002497207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538869" calcext:value-type="float">
            <text:p>0.0004538869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33928874" calcext:value-type="float">
            <text:p>0.00003392887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31805637" calcext:value-type="float">
            <text:p>0.00003180563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004099" calcext:value-type="float">
            <text:p>0.0008004099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195319" calcext:value-type="float">
            <text:p>0.0006195319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02737088" calcext:value-type="float">
            <text:p>0.00000273708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8369246" calcext:value-type="float">
            <text:p>0.0007836924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6430778" calcext:value-type="float">
            <text:p>0.0002643077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474015" calcext:value-type="float">
            <text:p>0.000147401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8178814" calcext:value-type="float">
            <text:p>0.0006817881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8280576" calcext:value-type="float">
            <text:p>0.0000828057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2560955" calcext:value-type="float">
            <text:p>0.0008256095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6641574" calcext:value-type="float">
            <text:p>0.0002664157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530087" calcext:value-type="float">
            <text:p>0.000853008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3557424" calcext:value-type="float">
            <text:p>0.0004355742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1825872" calcext:value-type="float">
            <text:p>0.0001182587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9826765" calcext:value-type="float">
            <text:p>0.0004982676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9597063" calcext:value-type="float">
            <text:p>0.00019597063</text:p>
          </table:table-cell>
          <table:table-cell office:value-type="float" office:value="349.19998" calcext:value-type="float">
            <text:p>349.19998</text:p>
          </table:table-cell>
        </table:table-row>
        <table:table-row table:style-name="ro1">
          <table:table-cell office:value-type="float" office:value="0.00052663404" calcext:value-type="float">
            <text:p>0.00052663404</text:p>
          </table:table-cell>
          <table:table-cell office:value-type="float" office:value="349.21115" calcext:value-type="float">
            <text:p>349.21115</text:p>
          </table:table-cell>
          <table:table-cell office:value-type="float" office:value="0.00092671637" calcext:value-type="float">
            <text:p>0.00092671637</text:p>
          </table:table-cell>
          <table:table-cell office:value-type="float" office:value="349.20908" calcext:value-type="float">
            <text:p>349.20908</text:p>
          </table:table-cell>
          <table:table-cell office:value-type="float" office:value="0.00068062707" calcext:value-type="float">
            <text:p>0.00068062707</text:p>
          </table:table-cell>
          <table:table-cell office:value-type="float" office:value="349.2048" calcext:value-type="float">
            <text:p>349.2048</text:p>
          </table:table-cell>
          <table:table-cell office:value-type="float" office:value="0.0009925714" calcext:value-type="float">
            <text:p>0.0009925714</text:p>
          </table:table-cell>
          <table:table-cell office:value-type="float" office:value="349.2073" calcext:value-type="float">
            <text:p>349.2073</text:p>
          </table:table-cell>
          <table:table-cell office:value-type="float" office:value="0.00028063028" calcext:value-type="float">
            <text:p>0.00028063028</text:p>
          </table:table-cell>
          <table:table-cell office:value-type="float" office:value="349.31415" calcext:value-type="float">
            <text:p>349.31415</text:p>
          </table:table-cell>
          <table:table-cell office:value-type="float" office:value="0.000935904" calcext:value-type="float">
            <text:p>0.000935904</text:p>
          </table:table-cell>
          <table:table-cell office:value-type="float" office:value="349.21207" calcext:value-type="float">
            <text:p>349.21207</text:p>
          </table:table-cell>
          <table:table-cell office:value-type="float" office:value="0.00017852642" calcext:value-type="float">
            <text:p>0.00017852642</text:p>
          </table:table-cell>
          <table:table-cell office:value-type="float" office:value="349.20303" calcext:value-type="float">
            <text:p>349.20303</text:p>
          </table:table-cell>
          <table:table-cell office:value-type="float" office:value="0.00065846276" calcext:value-type="float">
            <text:p>0.00065846276</text:p>
          </table:table-cell>
          <table:table-cell office:value-type="float" office:value="349.20435" calcext:value-type="float">
            <text:p>349.20435</text:p>
          </table:table-cell>
          <table:table-cell office:value-type="float" office:value="0.00081501243" calcext:value-type="float">
            <text:p>0.00081501243</text:p>
          </table:table-cell>
          <table:table-cell office:value-type="float" office:value="349.2117" calcext:value-type="float">
            <text:p>349.2117</text:p>
          </table:table-cell>
          <table:table-cell office:value-type="float" office:value="0.00040056038" calcext:value-type="float">
            <text:p>0.00040056038</text:p>
          </table:table-cell>
          <table:table-cell office:value-type="float" office:value="349.2961" calcext:value-type="float">
            <text:p>349.2961</text:p>
          </table:table-cell>
          <table:table-cell office:value-type="float" office:value="0.0007198184" calcext:value-type="float">
            <text:p>0.0007198184</text:p>
          </table:table-cell>
          <table:table-cell office:value-type="float" office:value="349.38788" calcext:value-type="float">
            <text:p>349.38788</text:p>
          </table:table-cell>
          <table:table-cell office:value-type="float" office:value="0.0005185401" calcext:value-type="float">
            <text:p>0.0005185401</text:p>
          </table:table-cell>
          <table:table-cell office:value-type="float" office:value="349.20908" calcext:value-type="float">
            <text:p>349.20908</text:p>
          </table:table-cell>
          <table:table-cell office:value-type="float" office:value="0.00061764603" calcext:value-type="float">
            <text:p>0.00061764603</text:p>
          </table:table-cell>
          <table:table-cell office:value-type="float" office:value="349.2033" calcext:value-type="float">
            <text:p>349.2033</text:p>
          </table:table-cell>
          <table:table-cell office:value-type="float" office:value="0.0009576008" calcext:value-type="float">
            <text:p>0.0009576008</text:p>
          </table:table-cell>
          <table:table-cell office:value-type="float" office:value="349.20355" calcext:value-type="float">
            <text:p>349.20355</text:p>
          </table:table-cell>
          <table:table-cell office:value-type="float" office:value="0.00084981497" calcext:value-type="float">
            <text:p>0.00084981497</text:p>
          </table:table-cell>
          <table:table-cell office:value-type="float" office:value="349.2233" calcext:value-type="float">
            <text:p>349.2233</text:p>
          </table:table-cell>
          <table:table-cell office:value-type="float" office:value="0.00039579335" calcext:value-type="float">
            <text:p>0.00039579335</text:p>
          </table:table-cell>
          <table:table-cell office:value-type="float" office:value="349.20782" calcext:value-type="float">
            <text:p>349.20782</text:p>
          </table:table-cell>
          <table:table-cell office:value-type="float" office:value="0.00038447266" calcext:value-type="float">
            <text:p>0.00038447266</text:p>
          </table:table-cell>
          <table:table-cell office:value-type="float" office:value="349.204" calcext:value-type="float">
            <text:p>349.204</text:p>
          </table:table-cell>
          <table:table-cell office:value-type="float" office:value="0.0006069532" calcext:value-type="float">
            <text:p>0.0006069532</text:p>
          </table:table-cell>
          <table:table-cell office:value-type="float" office:value="349.33942" calcext:value-type="float">
            <text:p>349.33942</text:p>
          </table:table-cell>
          <table:table-cell office:value-type="float" office:value="0.0004481972" calcext:value-type="float">
            <text:p>0.0004481972</text:p>
          </table:table-cell>
          <table:table-cell office:value-type="float" office:value="349.2124" calcext:value-type="float">
            <text:p>349.2124</text:p>
          </table:table-cell>
          <table:table-cell office:value-type="float" office:value="0.00039659409" calcext:value-type="float">
            <text:p>0.00039659409</text:p>
          </table:table-cell>
          <table:table-cell office:value-type="float" office:value="349.5323" calcext:value-type="float">
            <text:p>349.5323</text:p>
          </table:table-cell>
          <table:table-cell office:value-type="float" office:value="0.00092197646" calcext:value-type="float">
            <text:p>0.00092197646</text:p>
          </table:table-cell>
          <table:table-cell office:value-type="float" office:value="349.20364" calcext:value-type="float">
            <text:p>349.20364</text:p>
          </table:table-cell>
          <table:table-cell office:value-type="float" office:value="0.00081875845" calcext:value-type="float">
            <text:p>0.00081875845</text:p>
          </table:table-cell>
          <table:table-cell office:value-type="float" office:value="349.20596" calcext:value-type="float">
            <text:p>349.20596</text:p>
          </table:table-cell>
          <table:table-cell office:value-type="float" office:value="0.00013611122" calcext:value-type="float">
            <text:p>0.00013611122</text:p>
          </table:table-cell>
          <table:table-cell office:value-type="float" office:value="349.20398" calcext:value-type="float">
            <text:p>349.20398</text:p>
          </table:table-cell>
          <table:table-cell office:value-type="float" office:value="0.0009893377" calcext:value-type="float">
            <text:p>0.0009893377</text:p>
          </table:table-cell>
          <table:table-cell office:value-type="float" office:value="349.20615" calcext:value-type="float">
            <text:p>349.20615</text:p>
          </table:table-cell>
          <table:table-cell office:value-type="float" office:value="0.0006628897" calcext:value-type="float">
            <text:p>0.0006628897</text:p>
          </table:table-cell>
          <table:table-cell office:value-type="float" office:value="349.21194" calcext:value-type="float">
            <text:p>349.21194</text:p>
          </table:table-cell>
          <table:table-cell office:value-type="float" office:value="0.00026240846" calcext:value-type="float">
            <text:p>0.00026240846</text:p>
          </table:table-cell>
          <table:table-cell office:value-type="float" office:value="349.20343" calcext:value-type="float">
            <text:p>349.20343</text:p>
          </table:table-cell>
          <table:table-cell office:value-type="float" office:value="0.00095002464" calcext:value-type="float">
            <text:p>0.00095002464</text:p>
          </table:table-cell>
          <table:table-cell office:value-type="float" office:value="349.44434" calcext:value-type="float">
            <text:p>349.44434</text:p>
          </table:table-cell>
          <table:table-cell office:value-type="float" office:value="0.00021231541" calcext:value-type="float">
            <text:p>0.00021231541</text:p>
          </table:table-cell>
          <table:table-cell office:value-type="float" office:value="349.20386" calcext:value-type="float">
            <text:p>349.20386</text:p>
          </table:table-cell>
          <table:table-cell office:value-type="float" office:value="0.0009448588" calcext:value-type="float">
            <text:p>0.0009448588</text:p>
          </table:table-cell>
          <table:table-cell office:value-type="float" office:value="349.20355" calcext:value-type="float">
            <text:p>349.20355</text:p>
          </table:table-cell>
          <table:table-cell office:value-type="float" office:value="0.0009885002" calcext:value-type="float">
            <text:p>0.0009885002</text:p>
          </table:table-cell>
          <table:table-cell office:value-type="float" office:value="349.22165" calcext:value-type="float">
            <text:p>349.22165</text:p>
          </table:table-cell>
          <table:table-cell office:value-type="float" office:value="0.0009899549" calcext:value-type="float">
            <text:p>0.0009899549</text:p>
          </table:table-cell>
          <table:table-cell office:value-type="float" office:value="349.2041" calcext:value-type="float">
            <text:p>349.2041</text:p>
          </table:table-cell>
          <table:table-cell office:value-type="float" office:value="0.0005547151" calcext:value-type="float">
            <text:p>0.0005547151</text:p>
          </table:table-cell>
          <table:table-cell office:value-type="float" office:value="349.20355" calcext:value-type="float">
            <text:p>349.20355</text:p>
          </table:table-cell>
          <table:table-cell office:value-type="float" office:value="0.00043057857" calcext:value-type="float">
            <text:p>0.00043057857</text:p>
          </table:table-cell>
          <table:table-cell office:value-type="float" office:value="349.20935" calcext:value-type="float">
            <text:p>349.20935</text:p>
          </table:table-cell>
          <table:table-cell office:value-type="float" office:value="0.0008072647" calcext:value-type="float">
            <text:p>0.0008072647</text:p>
          </table:table-cell>
          <table:table-cell office:value-type="float" office:value="349.20926" calcext:value-type="float">
            <text:p>349.20926</text:p>
          </table:table-cell>
          <table:table-cell office:value-type="float" office:value="0.00032539177" calcext:value-type="float">
            <text:p>0.00032539177</text:p>
          </table:table-cell>
          <table:table-cell office:value-type="float" office:value="349.20386" calcext:value-type="float">
            <text:p>349.20386</text:p>
          </table:table-cell>
        </table:table-row>
        <table:table-row table:style-name="ro1">
          <table:table-cell office:value-type="float" office:value="5.334027" calcext:value-type="float">
            <text:p>5.334027</text:p>
          </table:table-cell>
          <table:table-cell office:value-type="float" office:value="176.41113" calcext:value-type="float">
            <text:p>176.41113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907" calcext:value-type="float">
            <text:p>165.60907</text:p>
          </table:table-cell>
          <table:table-cell office:value-type="float" office:value="6.00007" calcext:value-type="float">
            <text:p>6.00007</text:p>
          </table:table-cell>
          <table:table-cell office:value-type="float" office:value="154.8048" calcext:value-type="float">
            <text:p>154.8048</text:p>
          </table:table-cell>
          <table:table-cell office:value-type="float" office:value="5" calcext:value-type="float">
            <text:p>5</text:p>
          </table:table-cell>
          <table:table-cell office:value-type="float" office:value="187.2073" calcext:value-type="float">
            <text:p>187.2073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51413" calcext:value-type="float">
            <text:p>176.51413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1206" calcext:value-type="float">
            <text:p>165.61206</text:p>
          </table:table-cell>
          <table:table-cell office:value-type="float" office:value="6.0006633" calcext:value-type="float">
            <text:p>6.0006633</text:p>
          </table:table-cell>
          <table:table-cell office:value-type="float" office:value="154.80302" calcext:value-type="float">
            <text:p>154.80302</text:p>
          </table:table-cell>
          <table:table-cell office:value-type="float" office:value="6.692123" calcext:value-type="float">
            <text:p>6.692123</text:p>
          </table:table-cell>
          <table:table-cell office:value-type="float" office:value="187.20435" calcext:value-type="float">
            <text:p>187.20435</text:p>
          </table:table-cell>
          <table:table-cell office:value-type="float" office:value="8.340947" calcext:value-type="float">
            <text:p>8.340947</text:p>
          </table:table-cell>
          <table:table-cell office:value-type="float" office:value="176.41168" calcext:value-type="float">
            <text:p>176.41168</text:p>
          </table:table-cell>
          <table:table-cell office:value-type="float" office:value="8.652471" calcext:value-type="float">
            <text:p>8.652471</text:p>
          </table:table-cell>
          <table:table-cell office:value-type="float" office:value="165.6961" calcext:value-type="float">
            <text:p>165.6961</text:p>
          </table:table-cell>
          <table:table-cell office:value-type="float" office:value="6" calcext:value-type="float">
            <text:p>6</text:p>
          </table:table-cell>
          <table:table-cell office:value-type="float" office:value="154.98787" calcext:value-type="float">
            <text:p>154.98787</text:p>
          </table:table-cell>
          <table:table-cell office:value-type="float" office:value="5.000614" calcext:value-type="float">
            <text:p>5.000614</text:p>
          </table:table-cell>
          <table:table-cell office:value-type="float" office:value="187.20908" calcext:value-type="float">
            <text:p>187.20908</text:p>
          </table:table-cell>
          <table:table-cell office:value-type="float" office:value="5.3335414" calcext:value-type="float">
            <text:p>5.3335414</text:p>
          </table:table-cell>
          <table:table-cell office:value-type="float" office:value="176.40329" calcext:value-type="float">
            <text:p>176.40329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355" calcext:value-type="float">
            <text:p>165.60355</text:p>
          </table:table-cell>
          <table:table-cell office:value-type="float" office:value="6" calcext:value-type="float">
            <text:p>6</text:p>
          </table:table-cell>
          <table:table-cell office:value-type="float" office:value="154.82329" calcext:value-type="float">
            <text:p>154.82329</text:p>
          </table:table-cell>
          <table:table-cell office:value-type="float" office:value="5" calcext:value-type="float">
            <text:p>5</text:p>
          </table:table-cell>
          <table:table-cell office:value-type="float" office:value="187.20782" calcext:value-type="float">
            <text:p>187.20782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399" calcext:value-type="float">
            <text:p>176.40399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73941" calcext:value-type="float">
            <text:p>165.73941</text:p>
          </table:table-cell>
          <table:table-cell office:value-type="float" office:value="6.0868254" calcext:value-type="float">
            <text:p>6.0868254</text:p>
          </table:table-cell>
          <table:table-cell office:value-type="float" office:value="154.8124" calcext:value-type="float">
            <text:p>154.8124</text:p>
          </table:table-cell>
          <table:table-cell office:value-type="float" office:value="5" calcext:value-type="float">
            <text:p>5</text:p>
          </table:table-cell>
          <table:table-cell office:value-type="float" office:value="187.53229" calcext:value-type="float">
            <text:p>187.53229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363" calcext:value-type="float">
            <text:p>176.40363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596" calcext:value-type="float">
            <text:p>165.60596</text:p>
          </table:table-cell>
          <table:table-cell office:value-type="float" office:value="6" calcext:value-type="float">
            <text:p>6</text:p>
          </table:table-cell>
          <table:table-cell office:value-type="float" office:value="154.80397" calcext:value-type="float">
            <text:p>154.80397</text:p>
          </table:table-cell>
          <table:table-cell office:value-type="float" office:value="5.444944" calcext:value-type="float">
            <text:p>5.444944</text:p>
          </table:table-cell>
          <table:table-cell office:value-type="float" office:value="187.20615" calcext:value-type="float">
            <text:p>187.20615</text:p>
          </table:table-cell>
          <table:table-cell office:value-type="float" office:value="7.7929" calcext:value-type="float">
            <text:p>7.7929</text:p>
          </table:table-cell>
          <table:table-cell office:value-type="float" office:value="176.41193" calcext:value-type="float">
            <text:p>176.41193</text:p>
          </table:table-cell>
          <table:table-cell office:value-type="float" office:value="6.145249" calcext:value-type="float">
            <text:p>6.145249</text:p>
          </table:table-cell>
          <table:table-cell office:value-type="float" office:value="165.60342" calcext:value-type="float">
            <text:p>165.60342</text:p>
          </table:table-cell>
          <table:table-cell office:value-type="float" office:value="6" calcext:value-type="float">
            <text:p>6</text:p>
          </table:table-cell>
          <table:table-cell office:value-type="float" office:value="155.04433" calcext:value-type="float">
            <text:p>155.04433</text:p>
          </table:table-cell>
          <table:table-cell office:value-type="float" office:value="5" calcext:value-type="float">
            <text:p>5</text:p>
          </table:table-cell>
          <table:table-cell office:value-type="float" office:value="187.20386" calcext:value-type="float">
            <text:p>187.20386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353" calcext:value-type="float">
            <text:p>176.40353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2164" calcext:value-type="float">
            <text:p>165.62164</text:p>
          </table:table-cell>
          <table:table-cell office:value-type="float" office:value="17.44085" calcext:value-type="float">
            <text:p>17.44085</text:p>
          </table:table-cell>
          <table:table-cell office:value-type="float" office:value="154.8041" calcext:value-type="float">
            <text:p>154.8041</text:p>
          </table:table-cell>
          <table:table-cell office:value-type="float" office:value="5" calcext:value-type="float">
            <text:p>5</text:p>
          </table:table-cell>
          <table:table-cell office:value-type="float" office:value="187.20355" calcext:value-type="float">
            <text:p>187.20355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933" calcext:value-type="float">
            <text:p>176.40933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925" calcext:value-type="float">
            <text:p>165.60925</text:p>
          </table:table-cell>
          <table:table-cell office:value-type="float" office:value="6" calcext:value-type="float">
            <text:p>6</text:p>
          </table:table-cell>
          <table:table-cell office:value-type="float" office:value="154.80385" calcext:value-type="float">
            <text:p>154.80385</text:p>
          </table:table-cell>
        </table:table-row>
        <table:table-row table:style-name="ro1">
          <table:table-cell office:value-type="float" office:value="5.334275" calcext:value-type="float">
            <text:p>5.334275</text:p>
          </table:table-cell>
          <table:table-cell office:value-type="float" office:value="176.41113" calcext:value-type="float">
            <text:p>176.41113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0907" calcext:value-type="float">
            <text:p>165.60907</text:p>
          </table:table-cell>
          <table:table-cell office:value-type="float" office:value="6.0005913" calcext:value-type="float">
            <text:p>6.0005913</text:p>
          </table:table-cell>
          <table:table-cell office:value-type="float" office:value="154.8048" calcext:value-type="float">
            <text:p>154.8048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2073" calcext:value-type="float">
            <text:p>187.2073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51413" calcext:value-type="float">
            <text:p>176.51413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1206" calcext:value-type="float">
            <text:p>165.61206</text:p>
          </table:table-cell>
          <table:table-cell office:value-type="float" office:value="6.000764" calcext:value-type="float">
            <text:p>6.000764</text:p>
          </table:table-cell>
          <table:table-cell office:value-type="float" office:value="154.80302" calcext:value-type="float">
            <text:p>154.80302</text:p>
          </table:table-cell>
          <table:table-cell office:value-type="float" office:value="8.141781" calcext:value-type="float">
            <text:p>8.141781</text:p>
          </table:table-cell>
          <table:table-cell office:value-type="float" office:value="230.69409" calcext:value-type="float">
            <text:p>230.69409</text:p>
          </table:table-cell>
          <table:table-cell office:value-type="float" office:value="8.378898" calcext:value-type="float">
            <text:p>8.378898</text:p>
          </table:table-cell>
          <table:table-cell office:value-type="float" office:value="176.41168" calcext:value-type="float">
            <text:p>176.41168</text:p>
          </table:table-cell>
          <table:table-cell office:value-type="float" office:value="8.94127" calcext:value-type="float">
            <text:p>8.94127</text:p>
          </table:table-cell>
          <table:table-cell office:value-type="float" office:value="174.36008" calcext:value-type="float">
            <text:p>174.36008</text:p>
          </table:table-cell>
          <table:table-cell office:value-type="float" office:value="11.208333" calcext:value-type="float">
            <text:p>11.208333</text:p>
          </table:table-cell>
          <table:table-cell office:value-type="float" office:value="154.98787" calcext:value-type="float">
            <text:p>154.98787</text:p>
          </table:table-cell>
          <table:table-cell office:value-type="float" office:value="5.0008554" calcext:value-type="float">
            <text:p>5.0008554</text:p>
          </table:table-cell>
          <table:table-cell office:value-type="float" office:value="187.20908" calcext:value-type="float">
            <text:p>187.20908</text:p>
          </table:table-cell>
          <table:table-cell office:value-type="float" office:value="5.3337026" calcext:value-type="float">
            <text:p>5.3337026</text:p>
          </table:table-cell>
          <table:table-cell office:value-type="float" office:value="176.40329" calcext:value-type="float">
            <text:p>176.40329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0355" calcext:value-type="float">
            <text:p>165.60355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82329" calcext:value-type="float">
            <text:p>154.82329</text:p>
          </table:table-cell>
          <table:table-cell office:value-type="float" office:value="5.375" calcext:value-type="float">
            <text:p>5.375</text:p>
          </table:table-cell>
          <table:table-cell office:value-type="float" office:value="187.20782" calcext:value-type="float">
            <text:p>187.20782</text:p>
          </table:table-cell>
          <table:table-cell office:value-type="float" office:value="5.7083335" calcext:value-type="float">
            <text:p>5.7083335</text:p>
          </table:table-cell>
          <table:table-cell office:value-type="float" office:value="176.40399" calcext:value-type="float">
            <text:p>176.40399</text:p>
          </table:table-cell>
          <table:table-cell office:value-type="float" office:value="6.0416665" calcext:value-type="float">
            <text:p>6.0416665</text:p>
          </table:table-cell>
          <table:table-cell office:value-type="float" office:value="165.73941" calcext:value-type="float">
            <text:p>165.73941</text:p>
          </table:table-cell>
          <table:table-cell office:value-type="float" office:value="6.1295238" calcext:value-type="float">
            <text:p>6.1295238</text:p>
          </table:table-cell>
          <table:table-cell office:value-type="float" office:value="154.8124" calcext:value-type="float">
            <text:p>154.8124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53229" calcext:value-type="float">
            <text:p>187.53229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40363" calcext:value-type="float">
            <text:p>176.40363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0596" calcext:value-type="float">
            <text:p>165.60596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80397" calcext:value-type="float">
            <text:p>154.80397</text:p>
          </table:table-cell>
          <table:table-cell office:value-type="float" office:value="7.1043425" calcext:value-type="float">
            <text:p>7.1043425</text:p>
          </table:table-cell>
          <table:table-cell office:value-type="float" office:value="236.9881" calcext:value-type="float">
            <text:p>236.9881</text:p>
          </table:table-cell>
          <table:table-cell office:value-type="float" office:value="9.282954" calcext:value-type="float">
            <text:p>9.282954</text:p>
          </table:table-cell>
          <table:table-cell office:value-type="float" office:value="176.41193" calcext:value-type="float">
            <text:p>176.41193</text:p>
          </table:table-cell>
          <table:table-cell office:value-type="float" office:value="9.116947" calcext:value-type="float">
            <text:p>9.116947</text:p>
          </table:table-cell>
          <table:table-cell office:value-type="float" office:value="165.60342" calcext:value-type="float">
            <text:p>165.60342</text:p>
          </table:table-cell>
          <table:table-cell office:value-type="float" office:value="10.25" calcext:value-type="float">
            <text:p>10.25</text:p>
          </table:table-cell>
          <table:table-cell office:value-type="float" office:value="155.04433" calcext:value-type="float">
            <text:p>155.04433</text:p>
          </table:table-cell>
          <table:table-cell office:value-type="float" office:value="21.991667" calcext:value-type="float">
            <text:p>21.991667</text:p>
          </table:table-cell>
          <table:table-cell office:value-type="float" office:value="187.20386" calcext:value-type="float">
            <text:p>187.20386</text:p>
          </table:table-cell>
          <table:table-cell office:value-type="float" office:value="22.325" calcext:value-type="float">
            <text:p>22.325</text:p>
          </table:table-cell>
          <table:table-cell office:value-type="float" office:value="176.40353" calcext:value-type="float">
            <text:p>176.40353</text:p>
          </table:table-cell>
          <table:table-cell office:value-type="float" office:value="22.658333" calcext:value-type="float">
            <text:p>22.658333</text:p>
          </table:table-cell>
          <table:table-cell office:value-type="float" office:value="165.62164" calcext:value-type="float">
            <text:p>165.62164</text:p>
          </table:table-cell>
          <table:table-cell office:value-type="float" office:value="22.604565" calcext:value-type="float">
            <text:p>22.604565</text:p>
          </table:table-cell>
          <table:table-cell office:value-type="float" office:value="154.8041" calcext:value-type="float">
            <text:p>154.8041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20355" calcext:value-type="float">
            <text:p>187.20355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40933" calcext:value-type="float">
            <text:p>176.40933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0925" calcext:value-type="float">
            <text:p>165.60925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80385" calcext:value-type="float">
            <text:p>154.80385</text:p>
          </table:table-cell>
        </table:table-row>
        <table:table-row table:style-name="ro1">
          <table:table-cell office:value-type="float" office:value="6.016667" calcext:value-type="float">
            <text:p>6.016667</text:p>
          </table:table-cell>
          <table:table-cell office:value-type="float" office:value="154.27113" calcext:value-type="float">
            <text:p>154.27113</text:p>
          </table:table-cell>
          <table:table-cell office:value-type="float" office:value="7.3988285" calcext:value-type="float">
            <text:p>7.3988285</text:p>
          </table:table-cell>
          <table:table-cell office:value-type="float" office:value="143.46907" calcext:value-type="float">
            <text:p>143.46907</text:p>
          </table:table-cell>
          <table:table-cell office:value-type="float" office:value="6.6833334" calcext:value-type="float">
            <text:p>6.6833334</text:p>
          </table:table-cell>
          <table:table-cell office:value-type="float" office:value="132.6648" calcext:value-type="float">
            <text:p>132.6648</text:p>
          </table:table-cell>
          <table:table-cell office:value-type="float" office:value="5.3166666" calcext:value-type="float">
            <text:p>5.3166666</text:p>
          </table:table-cell>
          <table:table-cell office:value-type="float" office:value="176.94731" calcext:value-type="float">
            <text:p>176.94731</text:p>
          </table:table-cell>
          <table:table-cell office:value-type="float" office:value="5.65" calcext:value-type="float">
            <text:p>5.65</text:p>
          </table:table-cell>
          <table:table-cell office:value-type="float" office:value="166.25414" calcext:value-type="float">
            <text:p>166.25414</text:p>
          </table:table-cell>
          <table:table-cell office:value-type="float" office:value="5.983333" calcext:value-type="float">
            <text:p>5.983333</text:p>
          </table:table-cell>
          <table:table-cell office:value-type="float" office:value="155.35207" calcext:value-type="float">
            <text:p>155.35207</text:p>
          </table:table-cell>
          <table:table-cell office:value-type="float" office:value="6.3166666" calcext:value-type="float">
            <text:p>6.3166666</text:p>
          </table:table-cell>
          <table:table-cell office:value-type="float" office:value="144.54303" calcext:value-type="float">
            <text:p>144.54303</text:p>
          </table:table-cell>
          <table:table-cell office:value-type="float" office:value="10.683333" calcext:value-type="float">
            <text:p>10.683333</text:p>
          </table:table-cell>
          <table:table-cell office:value-type="float" office:value="215.30408" calcext:value-type="float">
            <text:p>215.30408</text:p>
          </table:table-cell>
          <table:table-cell office:value-type="float" office:value="11.672866" calcext:value-type="float">
            <text:p>11.672866</text:p>
          </table:table-cell>
          <table:table-cell office:value-type="float" office:value="161.0217" calcext:value-type="float">
            <text:p>161.0217</text:p>
          </table:table-cell>
          <table:table-cell office:value-type="float" office:value="12.479522" calcext:value-type="float">
            <text:p>12.479522</text:p>
          </table:table-cell>
          <table:table-cell office:value-type="float" office:value="158.97006" calcext:value-type="float">
            <text:p>158.97006</text:p>
          </table:table-cell>
          <table:table-cell office:value-type="float" office:value="11.683333" calcext:value-type="float">
            <text:p>11.683333</text:p>
          </table:table-cell>
          <table:table-cell office:value-type="float" office:value="139.59785" calcext:value-type="float">
            <text:p>139.59785</text:p>
          </table:table-cell>
          <table:table-cell office:value-type="float" office:value="6.6583333" calcext:value-type="float">
            <text:p>6.6583333</text:p>
          </table:table-cell>
          <table:table-cell office:value-type="float" office:value="133.47906" calcext:value-type="float">
            <text:p>133.47906</text:p>
          </table:table-cell>
          <table:table-cell office:value-type="float" office:value="7.564991" calcext:value-type="float">
            <text:p>7.564991</text:p>
          </table:table-cell>
          <table:table-cell office:value-type="float" office:value="122.67329" calcext:value-type="float">
            <text:p>122.67329</text:p>
          </table:table-cell>
          <table:table-cell office:value-type="float" office:value="7.890955" calcext:value-type="float">
            <text:p>7.890955</text:p>
          </table:table-cell>
          <table:table-cell office:value-type="float" office:value="111.87354" calcext:value-type="float">
            <text:p>111.87354</text:p>
          </table:table-cell>
          <table:table-cell office:value-type="float" office:value="7.6583333" calcext:value-type="float">
            <text:p>7.6583333</text:p>
          </table:table-cell>
          <table:table-cell office:value-type="float" office:value="101.093285" calcext:value-type="float">
            <text:p>101.093285</text:p>
          </table:table-cell>
          <table:table-cell office:value-type="float" office:value="5.8083334" calcext:value-type="float">
            <text:p>5.8083334</text:p>
          </table:table-cell>
          <table:table-cell office:value-type="float" office:value="173.16782" calcext:value-type="float">
            <text:p>173.16782</text:p>
          </table:table-cell>
          <table:table-cell office:value-type="float" office:value="6.3407326" calcext:value-type="float">
            <text:p>6.3407326</text:p>
          </table:table-cell>
          <table:table-cell office:value-type="float" office:value="162.36398" calcext:value-type="float">
            <text:p>162.36398</text:p>
          </table:table-cell>
          <table:table-cell office:value-type="float" office:value="6.475" calcext:value-type="float">
            <text:p>6.475</text:p>
          </table:table-cell>
          <table:table-cell office:value-type="float" office:value="151.6994" calcext:value-type="float">
            <text:p>151.6994</text:p>
          </table:table-cell>
          <table:table-cell office:value-type="float" office:value="6.8083334" calcext:value-type="float">
            <text:p>6.8083334</text:p>
          </table:table-cell>
          <table:table-cell office:value-type="float" office:value="140.77238" calcext:value-type="float">
            <text:p>140.77238</text:p>
          </table:table-cell>
          <table:table-cell office:value-type="float" office:value="5.225" calcext:value-type="float">
            <text:p>5.225</text:p>
          </table:table-cell>
          <table:table-cell office:value-type="float" office:value="180.2423" calcext:value-type="float">
            <text:p>180.2423</text:p>
          </table:table-cell>
          <table:table-cell office:value-type="float" office:value="5.610337" calcext:value-type="float">
            <text:p>5.610337</text:p>
          </table:table-cell>
          <table:table-cell office:value-type="float" office:value="169.11363" calcext:value-type="float">
            <text:p>169.11363</text:p>
          </table:table-cell>
          <table:table-cell office:value-type="float" office:value="6.054567" calcext:value-type="float">
            <text:p>6.054567</text:p>
          </table:table-cell>
          <table:table-cell office:value-type="float" office:value="158.31595" calcext:value-type="float">
            <text:p>158.31595</text:p>
          </table:table-cell>
          <table:table-cell office:value-type="float" office:value="6.225" calcext:value-type="float">
            <text:p>6.225</text:p>
          </table:table-cell>
          <table:table-cell office:value-type="float" office:value="147.51398" calcext:value-type="float">
            <text:p>147.51398</text:p>
          </table:table-cell>
          <table:table-cell office:value-type="float" office:value="9.733334" calcext:value-type="float">
            <text:p>9.733334</text:p>
          </table:table-cell>
          <table:table-cell office:value-type="float" office:value="221.3281" calcext:value-type="float">
            <text:p>221.3281</text:p>
          </table:table-cell>
          <table:table-cell office:value-type="float" office:value="10.066667" calcext:value-type="float">
            <text:p>10.066667</text:p>
          </table:table-cell>
          <table:table-cell office:value-type="float" office:value="160.75192" calcext:value-type="float">
            <text:p>160.75192</text:p>
          </table:table-cell>
          <table:table-cell office:value-type="float" office:value="10.98471" calcext:value-type="float">
            <text:p>10.98471</text:p>
          </table:table-cell>
          <table:table-cell office:value-type="float" office:value="149.94345" calcext:value-type="float">
            <text:p>149.94345</text:p>
          </table:table-cell>
          <table:table-cell office:value-type="float" office:value="10.733334" calcext:value-type="float">
            <text:p>10.733334</text:p>
          </table:table-cell>
          <table:table-cell office:value-type="float" office:value="139.38432" calcext:value-type="float">
            <text:p>139.38432</text:p>
          </table:table-cell>
          <table:table-cell office:value-type="float" office:value="23.00062" calcext:value-type="float">
            <text:p>23.00062</text:p>
          </table:table-cell>
          <table:table-cell office:value-type="float" office:value="154.53386" calcext:value-type="float">
            <text:p>154.53386</text:p>
          </table:table-cell>
          <table:table-cell office:value-type="float" office:value="23.000378" calcext:value-type="float">
            <text:p>23.000378</text:p>
          </table:table-cell>
          <table:table-cell office:value-type="float" office:value="154.53355" calcext:value-type="float">
            <text:p>154.53355</text:p>
          </table:table-cell>
          <table:table-cell office:value-type="float" office:value="23.000706" calcext:value-type="float">
            <text:p>23.000706</text:p>
          </table:table-cell>
          <table:table-cell office:value-type="float" office:value="154.55162" calcext:value-type="float">
            <text:p>154.55162</text:p>
          </table:table-cell>
          <table:table-cell office:value-type="float" office:value="23" calcext:value-type="float">
            <text:p>23</text:p>
          </table:table-cell>
          <table:table-cell office:value-type="float" office:value="154.5341" calcext:value-type="float">
            <text:p>154.5341</text:p>
          </table:table-cell>
          <table:table-cell office:value-type="float" office:value="7.2180223" calcext:value-type="float">
            <text:p>7.2180223</text:p>
          </table:table-cell>
          <table:table-cell office:value-type="float" office:value="136.98355" calcext:value-type="float">
            <text:p>136.98355</text:p>
          </table:table-cell>
          <table:table-cell office:value-type="float" office:value="7.089052" calcext:value-type="float">
            <text:p>7.089052</text:p>
          </table:table-cell>
          <table:table-cell office:value-type="float" office:value="126.18934" calcext:value-type="float">
            <text:p>126.18934</text:p>
          </table:table-cell>
          <table:table-cell office:value-type="float" office:value="7.2166667" calcext:value-type="float">
            <text:p>7.2166667</text:p>
          </table:table-cell>
          <table:table-cell office:value-type="float" office:value="115.389244" calcext:value-type="float">
            <text:p>115.389244</text:p>
          </table:table-cell>
          <table:table-cell office:value-type="float" office:value="7.55" calcext:value-type="float">
            <text:p>7.55</text:p>
          </table:table-cell>
          <table:table-cell office:value-type="float" office:value="104.58384" calcext:value-type="float">
            <text:p>104.58384</text:p>
          </table:table-cell>
        </table:table-row>
        <table:table-row table:style-name="ro1">
          <table:table-cell office:value-type="float" office:value="8.075" calcext:value-type="float">
            <text:p>8.075</text:p>
          </table:table-cell>
          <table:table-cell office:value-type="float" office:value="154.27113" calcext:value-type="float">
            <text:p>154.27113</text:p>
          </table:table-cell>
          <table:table-cell office:value-type="float" office:value="7.7586856" calcext:value-type="float">
            <text:p>7.7586856</text:p>
          </table:table-cell>
          <table:table-cell office:value-type="float" office:value="154.26479" calcext:value-type="float">
            <text:p>154.26479</text:p>
          </table:table-cell>
          <table:table-cell office:value-type="float" office:value="8.741667" calcext:value-type="float">
            <text:p>8.741667</text:p>
          </table:table-cell>
          <table:table-cell office:value-type="float" office:value="132.6648" calcext:value-type="float">
            <text:p>132.6648</text:p>
          </table:table-cell>
          <table:table-cell office:value-type="float" office:value="9.741667" calcext:value-type="float">
            <text:p>9.741667</text:p>
          </table:table-cell>
          <table:table-cell office:value-type="float" office:value="309.69733" calcext:value-type="float">
            <text:p>309.69733</text:p>
          </table:table-cell>
          <table:table-cell office:value-type="float" office:value="10.075" calcext:value-type="float">
            <text:p>10.075</text:p>
          </table:table-cell>
          <table:table-cell office:value-type="float" office:value="299.00412" calcext:value-type="float">
            <text:p>299.00412</text:p>
          </table:table-cell>
          <table:table-cell office:value-type="float" office:value="10.408334" calcext:value-type="float">
            <text:p>10.408334</text:p>
          </table:table-cell>
          <table:table-cell office:value-type="float" office:value="288.10208" calcext:value-type="float">
            <text:p>288.10208</text:p>
          </table:table-cell>
          <table:table-cell office:value-type="float" office:value="10.741667" calcext:value-type="float">
            <text:p>10.741667</text:p>
          </table:table-cell>
          <table:table-cell office:value-type="float" office:value="277.29303" calcext:value-type="float">
            <text:p>277.29303</text:p>
          </table:table-cell>
          <table:table-cell office:value-type="float" office:value="12.783334" calcext:value-type="float">
            <text:p>12.783334</text:p>
          </table:table-cell>
          <table:table-cell office:value-type="float" office:value="215.30408" calcext:value-type="float">
            <text:p>215.30408</text:p>
          </table:table-cell>
          <table:table-cell office:value-type="float" office:value="13.092473" calcext:value-type="float">
            <text:p>13.092473</text:p>
          </table:table-cell>
          <table:table-cell office:value-type="float" office:value="203.60991" calcext:value-type="float">
            <text:p>203.60991</text:p>
          </table:table-cell>
          <table:table-cell office:value-type="float" office:value="12.90341" calcext:value-type="float">
            <text:p>12.90341</text:p>
          </table:table-cell>
          <table:table-cell office:value-type="float" office:value="171.6867" calcext:value-type="float">
            <text:p>171.6867</text:p>
          </table:table-cell>
          <table:table-cell office:value-type="float" office:value="13.783334" calcext:value-type="float">
            <text:p>13.783334</text:p>
          </table:table-cell>
          <table:table-cell office:value-type="float" office:value="139.59785" calcext:value-type="float">
            <text:p>139.59785</text:p>
          </table:table-cell>
          <table:table-cell office:value-type="float" office:value="9.116667" calcext:value-type="float">
            <text:p>9.116667</text:p>
          </table:table-cell>
          <table:table-cell office:value-type="float" office:value="133.47906" calcext:value-type="float">
            <text:p>133.47906</text:p>
          </table:table-cell>
          <table:table-cell office:value-type="float" office:value="9.01835" calcext:value-type="float">
            <text:p>9.01835</text:p>
          </table:table-cell>
          <table:table-cell office:value-type="float" office:value="166.27405" calcext:value-type="float">
            <text:p>166.27405</text:p>
          </table:table-cell>
          <table:table-cell office:value-type="float" office:value="9.182646" calcext:value-type="float">
            <text:p>9.182646</text:p>
          </table:table-cell>
          <table:table-cell office:value-type="float" office:value="111.87354" calcext:value-type="float">
            <text:p>111.87354</text:p>
          </table:table-cell>
          <table:table-cell office:value-type="float" office:value="10.116667" calcext:value-type="float">
            <text:p>10.116667</text:p>
          </table:table-cell>
          <table:table-cell office:value-type="float" office:value="101.093285" calcext:value-type="float">
            <text:p>101.093285</text:p>
          </table:table-cell>
          <table:table-cell office:value-type="float" office:value="6.358333" calcext:value-type="float">
            <text:p>6.358333</text:p>
          </table:table-cell>
          <table:table-cell office:value-type="float" office:value="189.66782" calcext:value-type="float">
            <text:p>189.66782</text:p>
          </table:table-cell>
          <table:table-cell office:value-type="float" office:value="6.41078" calcext:value-type="float">
            <text:p>6.41078</text:p>
          </table:table-cell>
          <table:table-cell office:value-type="float" office:value="162.36398" calcext:value-type="float">
            <text:p>162.36398</text:p>
          </table:table-cell>
          <table:table-cell office:value-type="float" office:value="7.025" calcext:value-type="float">
            <text:p>7.025</text:p>
          </table:table-cell>
          <table:table-cell office:value-type="float" office:value="151.6994" calcext:value-type="float">
            <text:p>151.6994</text:p>
          </table:table-cell>
          <table:table-cell office:value-type="float" office:value="7.358333" calcext:value-type="float">
            <text:p>7.358333</text:p>
          </table:table-cell>
          <table:table-cell office:value-type="float" office:value="140.77238" calcext:value-type="float">
            <text:p>140.77238</text:p>
          </table:table-cell>
          <table:table-cell office:value-type="float" office:value="5.741667" calcext:value-type="float">
            <text:p>5.741667</text:p>
          </table:table-cell>
          <table:table-cell office:value-type="float" office:value="180.2423" calcext:value-type="float">
            <text:p>180.2423</text:p>
          </table:table-cell>
          <table:table-cell office:value-type="float" office:value="5.850479" calcext:value-type="float">
            <text:p>5.850479</text:p>
          </table:table-cell>
          <table:table-cell office:value-type="float" office:value="387.8713" calcext:value-type="float">
            <text:p>387.8713</text:p>
          </table:table-cell>
          <table:table-cell office:value-type="float" office:value="6.3067036" calcext:value-type="float">
            <text:p>6.3067036</text:p>
          </table:table-cell>
          <table:table-cell office:value-type="float" office:value="388" calcext:value-type="float">
            <text:p>388</text:p>
          </table:table-cell>
          <table:table-cell office:value-type="float" office:value="6.741667" calcext:value-type="float">
            <text:p>6.741667</text:p>
          </table:table-cell>
          <table:table-cell office:value-type="float" office:value="147.51398" calcext:value-type="float">
            <text:p>147.51398</text:p>
          </table:table-cell>
          <table:table-cell office:value-type="float" office:value="11.75" calcext:value-type="float">
            <text:p>11.75</text:p>
          </table:table-cell>
          <table:table-cell office:value-type="float" office:value="221.3281" calcext:value-type="float">
            <text:p>221.3281</text:p>
          </table:table-cell>
          <table:table-cell office:value-type="float" office:value="12.083333" calcext:value-type="float">
            <text:p>12.083333</text:p>
          </table:table-cell>
          <table:table-cell office:value-type="float" office:value="221.25192" calcext:value-type="float">
            <text:p>221.25192</text:p>
          </table:table-cell>
          <table:table-cell office:value-type="float" office:value="11.171119" calcext:value-type="float">
            <text:p>11.171119</text:p>
          </table:table-cell>
          <table:table-cell office:value-type="float" office:value="149.94345" calcext:value-type="float">
            <text:p>149.94345</text:p>
          </table:table-cell>
          <table:table-cell office:value-type="float" office:value="12.75" calcext:value-type="float">
            <text:p>12.75</text:p>
          </table:table-cell>
          <table:table-cell office:value-type="float" office:value="139.38432" calcext:value-type="float">
            <text:p>139.38432</text:p>
          </table:table-cell>
          <table:table-cell office:value-type="float" office:value="23.000727" calcext:value-type="float">
            <text:p>23.000727</text:p>
          </table:table-cell>
          <table:table-cell office:value-type="float" office:value="154.53386" calcext:value-type="float">
            <text:p>154.53386</text:p>
          </table:table-cell>
          <table:table-cell office:value-type="float" office:value="23.000547" calcext:value-type="float">
            <text:p>23.000547</text:p>
          </table:table-cell>
          <table:table-cell office:value-type="float" office:value="154.53355" calcext:value-type="float">
            <text:p>154.53355</text:p>
          </table:table-cell>
          <table:table-cell office:value-type="float" office:value="23.000813" calcext:value-type="float">
            <text:p>23.000813</text:p>
          </table:table-cell>
          <table:table-cell office:value-type="float" office:value="154.55162" calcext:value-type="float">
            <text:p>154.55162</text:p>
          </table:table-cell>
          <table:table-cell office:value-type="float" office:value="23.001" calcext:value-type="float">
            <text:p>23.001</text:p>
          </table:table-cell>
          <table:table-cell office:value-type="float" office:value="154.5341" calcext:value-type="float">
            <text:p>154.5341</text:p>
          </table:table-cell>
          <table:table-cell office:value-type="float" office:value="7.2332063" calcext:value-type="float">
            <text:p>7.2332063</text:p>
          </table:table-cell>
          <table:table-cell office:value-type="float" office:value="136.98355" calcext:value-type="float">
            <text:p>136.98355</text:p>
          </table:table-cell>
          <table:table-cell office:value-type="float" office:value="7.319366" calcext:value-type="float">
            <text:p>7.319366</text:p>
          </table:table-cell>
          <table:table-cell office:value-type="float" office:value="335.99368" calcext:value-type="float">
            <text:p>335.99368</text:p>
          </table:table-cell>
          <table:table-cell office:value-type="float" office:value="8.05" calcext:value-type="float">
            <text:p>8.05</text:p>
          </table:table-cell>
          <table:table-cell office:value-type="float" office:value="115.389244" calcext:value-type="float">
            <text:p>115.389244</text:p>
          </table:table-cell>
          <table:table-cell office:value-type="float" office:value="8.383333" calcext:value-type="float">
            <text:p>8.383333</text:p>
          </table:table-cell>
          <table:table-cell office:value-type="float" office:value="104.58384" calcext:value-type="float">
            <text:p>104.58384</text:p>
          </table:table-cell>
        </table:table-row>
        <table:table-row table:style-name="ro1">
          <table:table-cell office:value-type="float" office:value="8.977679" calcext:value-type="float">
            <text:p>8.977679</text:p>
          </table:table-cell>
          <table:table-cell office:value-type="float" office:value="140.23112" calcext:value-type="float">
            <text:p>140.23112</text:p>
          </table:table-cell>
          <table:table-cell office:value-type="float" office:value="9.19546" calcext:value-type="float">
            <text:p>9.19546</text:p>
          </table:table-cell>
          <table:table-cell office:value-type="float" office:value="140.22481" calcext:value-type="float">
            <text:p>140.22481</text:p>
          </table:table-cell>
          <table:table-cell office:value-type="float" office:value="11.023987" calcext:value-type="float">
            <text:p>11.023987</text:p>
          </table:table-cell>
          <table:table-cell office:value-type="float" office:value="118.624794" calcext:value-type="float">
            <text:p>118.624794</text:p>
          </table:table-cell>
          <table:table-cell office:value-type="float" office:value="18.780222" calcext:value-type="float">
            <text:p>18.780222</text:p>
          </table:table-cell>
          <table:table-cell office:value-type="float" office:value="123.66731" calcext:value-type="float">
            <text:p>123.66731</text:p>
          </table:table-cell>
          <table:table-cell office:value-type="float" office:value="16.368347" calcext:value-type="float">
            <text:p>16.368347</text:p>
          </table:table-cell>
          <table:table-cell office:value-type="float" office:value="112.974106" calcext:value-type="float">
            <text:p>112.974106</text:p>
          </table:table-cell>
          <table:table-cell office:value-type="float" office:value="17.357315" calcext:value-type="float">
            <text:p>17.357315</text:p>
          </table:table-cell>
          <table:table-cell office:value-type="float" office:value="102.0721" calcext:value-type="float">
            <text:p>102.0721</text:p>
          </table:table-cell>
          <table:table-cell office:value-type="float" office:value="17.228662" calcext:value-type="float">
            <text:p>17.228662</text:p>
          </table:table-cell>
          <table:table-cell office:value-type="float" office:value="91.263016" calcext:value-type="float">
            <text:p>91.263016</text:p>
          </table:table-cell>
          <table:table-cell office:value-type="float" office:value="13.275" calcext:value-type="float">
            <text:p>13.275</text:p>
          </table:table-cell>
          <table:table-cell office:value-type="float" office:value="199.3741" calcext:value-type="float">
            <text:p>199.3741</text:p>
          </table:table-cell>
          <table:table-cell office:value-type="float" office:value="13.608334" calcext:value-type="float">
            <text:p>13.608334</text:p>
          </table:table-cell>
          <table:table-cell office:value-type="float" office:value="187.6799" calcext:value-type="float">
            <text:p>187.6799</text:p>
          </table:table-cell>
          <table:table-cell office:value-type="float" office:value="16.03692" calcext:value-type="float">
            <text:p>16.03692</text:p>
          </table:table-cell>
          <table:table-cell office:value-type="float" office:value="155.7567" calcext:value-type="float">
            <text:p>155.7567</text:p>
          </table:table-cell>
          <table:table-cell office:value-type="float" office:value="15.083605" calcext:value-type="float">
            <text:p>15.083605</text:p>
          </table:table-cell>
          <table:table-cell office:value-type="float" office:value="123.66788" calcext:value-type="float">
            <text:p>123.66788</text:p>
          </table:table-cell>
          <table:table-cell office:value-type="float" office:value="9.666667" calcext:value-type="float">
            <text:p>9.666667</text:p>
          </table:table-cell>
          <table:table-cell office:value-type="float" office:value="115.65906" calcext:value-type="float">
            <text:p>115.65906</text:p>
          </table:table-cell>
          <table:table-cell office:value-type="float" office:value="10" calcext:value-type="float">
            <text:p>10</text:p>
          </table:table-cell>
          <table:table-cell office:value-type="float" office:value="148.45404" calcext:value-type="float">
            <text:p>148.45404</text:p>
          </table:table-cell>
          <table:table-cell office:value-type="float" office:value="16.25613" calcext:value-type="float">
            <text:p>16.25613</text:p>
          </table:table-cell>
          <table:table-cell office:value-type="float" office:value="94.053566" calcext:value-type="float">
            <text:p>94.053566</text:p>
          </table:table-cell>
          <table:table-cell office:value-type="float" office:value="13.252209" calcext:value-type="float">
            <text:p>13.252209</text:p>
          </table:table-cell>
          <table:table-cell office:value-type="float" office:value="83.27328" calcext:value-type="float">
            <text:p>83.27328</text:p>
          </table:table-cell>
          <table:table-cell office:value-type="float" office:value="6.7916665" calcext:value-type="float">
            <text:p>6.7916665</text:p>
          </table:table-cell>
          <table:table-cell office:value-type="float" office:value="175.6278" calcext:value-type="float">
            <text:p>175.6278</text:p>
          </table:table-cell>
          <table:table-cell office:value-type="float" office:value="7.3534455" calcext:value-type="float">
            <text:p>7.3534455</text:p>
          </table:table-cell>
          <table:table-cell office:value-type="float" office:value="148.32397" calcext:value-type="float">
            <text:p>148.32397</text:p>
          </table:table-cell>
          <table:table-cell office:value-type="float" office:value="7.4583335" calcext:value-type="float">
            <text:p>7.4583335</text:p>
          </table:table-cell>
          <table:table-cell office:value-type="float" office:value="137.6594" calcext:value-type="float">
            <text:p>137.6594</text:p>
          </table:table-cell>
          <table:table-cell office:value-type="float" office:value="8.272444" calcext:value-type="float">
            <text:p>8.272444</text:p>
          </table:table-cell>
          <table:table-cell office:value-type="float" office:value="126.73238" calcext:value-type="float">
            <text:p>126.73238</text:p>
          </table:table-cell>
          <table:table-cell office:value-type="float" office:value="6.459112" calcext:value-type="float">
            <text:p>6.459112</text:p>
          </table:table-cell>
          <table:table-cell office:value-type="float" office:value="164.3123" calcext:value-type="float">
            <text:p>164.3123</text:p>
          </table:table-cell>
          <table:table-cell office:value-type="float" office:value="6.7685738" calcext:value-type="float">
            <text:p>6.7685738</text:p>
          </table:table-cell>
          <table:table-cell office:value-type="float" office:value="371.9413" calcext:value-type="float">
            <text:p>371.9413</text:p>
          </table:table-cell>
          <table:table-cell office:value-type="float" office:value="7.1394186" calcext:value-type="float">
            <text:p>7.1394186</text:p>
          </table:table-cell>
          <table:table-cell office:value-type="float" office:value="372.07" calcext:value-type="float">
            <text:p>372.07</text:p>
          </table:table-cell>
          <table:table-cell office:value-type="float" office:value="7.233333" calcext:value-type="float">
            <text:p>7.233333</text:p>
          </table:table-cell>
          <table:table-cell office:value-type="float" office:value="131.58398" calcext:value-type="float">
            <text:p>131.58398</text:p>
          </table:table-cell>
          <table:table-cell office:value-type="float" office:value="12.241667" calcext:value-type="float">
            <text:p>12.241667</text:p>
          </table:table-cell>
          <table:table-cell office:value-type="float" office:value="205.39809" calcext:value-type="float">
            <text:p>205.39809</text:p>
          </table:table-cell>
          <table:table-cell office:value-type="float" office:value="14.562095" calcext:value-type="float">
            <text:p>14.562095</text:p>
          </table:table-cell>
          <table:table-cell office:value-type="float" office:value="205.32191" calcext:value-type="float">
            <text:p>205.32191</text:p>
          </table:table-cell>
          <table:table-cell office:value-type="float" office:value="12.908334" calcext:value-type="float">
            <text:p>12.908334</text:p>
          </table:table-cell>
          <table:table-cell office:value-type="float" office:value="134.01344" calcext:value-type="float">
            <text:p>134.01344</text:p>
          </table:table-cell>
          <table:table-cell office:value-type="float" office:value="13.241667" calcext:value-type="float">
            <text:p>13.241667</text:p>
          </table:table-cell>
          <table:table-cell office:value-type="float" office:value="123.454315" calcext:value-type="float">
            <text:p>123.454315</text:p>
          </table:table-cell>
          <table:table-cell office:value-type="float" office:value="23.999113" calcext:value-type="float">
            <text:p>23.999113</text:p>
          </table:table-cell>
          <table:table-cell office:value-type="float" office:value="122.403854" calcext:value-type="float">
            <text:p>122.40385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2.40355" calcext:value-type="float">
            <text:p>122.40355</text:p>
          </table:table-cell>
          <table:table-cell office:value-type="float" office:value="23.99312" calcext:value-type="float">
            <text:p>23.99312</text:p>
          </table:table-cell>
          <table:table-cell office:value-type="float" office:value="122.421616" calcext:value-type="float">
            <text:p>122.42161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2.4041" calcext:value-type="float">
            <text:p>122.4041</text:p>
          </table:table-cell>
          <table:table-cell office:value-type="float" office:value="7.5666666" calcext:value-type="float">
            <text:p>7.5666666</text:p>
          </table:table-cell>
          <table:table-cell office:value-type="float" office:value="131.04355" calcext:value-type="float">
            <text:p>131.04355</text:p>
          </table:table-cell>
          <table:table-cell office:value-type="float" office:value="7.9" calcext:value-type="float">
            <text:p>7.9</text:p>
          </table:table-cell>
          <table:table-cell office:value-type="float" office:value="330.05368" calcext:value-type="float">
            <text:p>330.05368</text:p>
          </table:table-cell>
          <table:table-cell office:value-type="float" office:value="8.63797" calcext:value-type="float">
            <text:p>8.63797</text:p>
          </table:table-cell>
          <table:table-cell office:value-type="float" office:value="109.44924" calcext:value-type="float">
            <text:p>109.44924</text:p>
          </table:table-cell>
          <table:table-cell office:value-type="float" office:value="8.566667" calcext:value-type="float">
            <text:p>8.566667</text:p>
          </table:table-cell>
          <table:table-cell office:value-type="float" office:value="98.64384" calcext:value-type="float">
            <text:p>98.64384</text:p>
          </table:table-cell>
        </table:table-row>
        <table:table-row table:style-name="ro1">
          <table:table-cell office:value-type="float" office:value="9.147377" calcext:value-type="float">
            <text:p>9.147377</text:p>
          </table:table-cell>
          <table:table-cell office:value-type="float" office:value="145.32205" calcext:value-type="float">
            <text:p>145.32205</text:p>
          </table:table-cell>
          <table:table-cell office:value-type="float" office:value="9.428231" calcext:value-type="float">
            <text:p>9.428231</text:p>
          </table:table-cell>
          <table:table-cell office:value-type="float" office:value="147.20793" calcext:value-type="float">
            <text:p>147.20793</text:p>
          </table:table-cell>
          <table:table-cell office:value-type="float" office:value="11.073931" calcext:value-type="float">
            <text:p>11.073931</text:p>
          </table:table-cell>
          <table:table-cell office:value-type="float" office:value="118.624794" calcext:value-type="float">
            <text:p>118.624794</text:p>
          </table:table-cell>
          <table:table-cell office:value-type="float" office:value="20.574945" calcext:value-type="float">
            <text:p>20.574945</text:p>
          </table:table-cell>
          <table:table-cell office:value-type="float" office:value="177.50902" calcext:value-type="float">
            <text:p>177.50902</text:p>
          </table:table-cell>
          <table:table-cell office:value-type="float" office:value="18.358446" calcext:value-type="float">
            <text:p>18.358446</text:p>
          </table:table-cell>
          <table:table-cell office:value-type="float" office:value="172.67708" calcext:value-type="float">
            <text:p>172.67708</text:p>
          </table:table-cell>
          <table:table-cell office:value-type="float" office:value="19.249937" calcext:value-type="float">
            <text:p>19.249937</text:p>
          </table:table-cell>
          <table:table-cell office:value-type="float" office:value="158.85075" calcext:value-type="float">
            <text:p>158.85075</text:p>
          </table:table-cell>
          <table:table-cell office:value-type="float" office:value="19.037163" calcext:value-type="float">
            <text:p>19.037163</text:p>
          </table:table-cell>
          <table:table-cell office:value-type="float" office:value="145.51802" calcext:value-type="float">
            <text:p>145.51802</text:p>
          </table:table-cell>
          <table:table-cell office:value-type="float" office:value="15.808333" calcext:value-type="float">
            <text:p>15.808333</text:p>
          </table:table-cell>
          <table:table-cell office:value-type="float" office:value="199.3741" calcext:value-type="float">
            <text:p>199.3741</text:p>
          </table:table-cell>
          <table:table-cell office:value-type="float" office:value="16.141666" calcext:value-type="float">
            <text:p>16.141666</text:p>
          </table:table-cell>
          <table:table-cell office:value-type="float" office:value="187.6799" calcext:value-type="float">
            <text:p>187.6799</text:p>
          </table:table-cell>
          <table:table-cell office:value-type="float" office:value="16.218105" calcext:value-type="float">
            <text:p>16.218105</text:p>
          </table:table-cell>
          <table:table-cell office:value-type="float" office:value="161.19225" calcext:value-type="float">
            <text:p>161.19225</text:p>
          </table:table-cell>
          <table:table-cell office:value-type="float" office:value="16.573298" calcext:value-type="float">
            <text:p>16.573298</text:p>
          </table:table-cell>
          <table:table-cell office:value-type="float" office:value="168.35866" calcext:value-type="float">
            <text:p>168.35866</text:p>
          </table:table-cell>
          <table:table-cell office:value-type="float" office:value="18.016666" calcext:value-type="float">
            <text:p>18.016666</text:p>
          </table:table-cell>
          <table:table-cell office:value-type="float" office:value="115.65906" calcext:value-type="float">
            <text:p>115.65906</text:p>
          </table:table-cell>
          <table:table-cell office:value-type="float" office:value="18.35" calcext:value-type="float">
            <text:p>18.35</text:p>
          </table:table-cell>
          <table:table-cell office:value-type="float" office:value="148.45404" calcext:value-type="float">
            <text:p>148.45404</text:p>
          </table:table-cell>
          <table:table-cell office:value-type="float" office:value="18.110363" calcext:value-type="float">
            <text:p>18.110363</text:p>
          </table:table-cell>
          <table:table-cell office:value-type="float" office:value="149.68054" calcext:value-type="float">
            <text:p>149.68054</text:p>
          </table:table-cell>
          <table:table-cell office:value-type="float" office:value="14.187687" calcext:value-type="float">
            <text:p>14.187687</text:p>
          </table:table-cell>
          <table:table-cell office:value-type="float" office:value="111.33762" calcext:value-type="float">
            <text:p>111.33762</text:p>
          </table:table-cell>
          <table:table-cell office:value-type="float" office:value="7.375" calcext:value-type="float">
            <text:p>7.375</text:p>
          </table:table-cell>
          <table:table-cell office:value-type="float" office:value="193.1278" calcext:value-type="float">
            <text:p>193.1278</text:p>
          </table:table-cell>
          <table:table-cell office:value-type="float" office:value="7.54199" calcext:value-type="float">
            <text:p>7.54199</text:p>
          </table:table-cell>
          <table:table-cell office:value-type="float" office:value="148.32397" calcext:value-type="float">
            <text:p>148.32397</text:p>
          </table:table-cell>
          <table:table-cell office:value-type="float" office:value="8.041667" calcext:value-type="float">
            <text:p>8.041667</text:p>
          </table:table-cell>
          <table:table-cell office:value-type="float" office:value="137.6594" calcext:value-type="float">
            <text:p>137.6594</text:p>
          </table:table-cell>
          <table:table-cell office:value-type="float" office:value="8.306116" calcext:value-type="float">
            <text:p>8.306116</text:p>
          </table:table-cell>
          <table:table-cell office:value-type="float" office:value="126.73238" calcext:value-type="float">
            <text:p>126.73238</text:p>
          </table:table-cell>
          <table:table-cell office:value-type="float" office:value="6.704534" calcext:value-type="float">
            <text:p>6.704534</text:p>
          </table:table-cell>
          <table:table-cell office:value-type="float" office:value="387.87915" calcext:value-type="float">
            <text:p>387.87915</text:p>
          </table:table-cell>
          <table:table-cell office:value-type="float" office:value="7.1212664" calcext:value-type="float">
            <text:p>7.1212664</text:p>
          </table:table-cell>
          <table:table-cell office:value-type="float" office:value="371.9413" calcext:value-type="float">
            <text:p>371.9413</text:p>
          </table:table-cell>
          <table:table-cell office:value-type="float" office:value="7.480365" calcext:value-type="float">
            <text:p>7.480365</text:p>
          </table:table-cell>
          <table:table-cell office:value-type="float" office:value="372.07" calcext:value-type="float">
            <text:p>372.07</text:p>
          </table:table-cell>
          <table:table-cell office:value-type="float" office:value="7.858333" calcext:value-type="float">
            <text:p>7.858333</text:p>
          </table:table-cell>
          <table:table-cell office:value-type="float" office:value="131.58398" calcext:value-type="float">
            <text:p>131.58398</text:p>
          </table:table-cell>
          <table:table-cell office:value-type="float" office:value="14.258333" calcext:value-type="float">
            <text:p>14.258333</text:p>
          </table:table-cell>
          <table:table-cell office:value-type="float" office:value="205.39809" calcext:value-type="float">
            <text:p>205.39809</text:p>
          </table:table-cell>
          <table:table-cell office:value-type="float" office:value="14.590981" calcext:value-type="float">
            <text:p>14.590981</text:p>
          </table:table-cell>
          <table:table-cell office:value-type="float" office:value="205.32191" calcext:value-type="float">
            <text:p>205.32191</text:p>
          </table:table-cell>
          <table:table-cell office:value-type="float" office:value="14.925" calcext:value-type="float">
            <text:p>14.925</text:p>
          </table:table-cell>
          <table:table-cell office:value-type="float" office:value="194.51343" calcext:value-type="float">
            <text:p>194.51343</text:p>
          </table:table-cell>
          <table:table-cell office:value-type="float" office:value="15.258333" calcext:value-type="float">
            <text:p>15.258333</text:p>
          </table:table-cell>
          <table:table-cell office:value-type="float" office:value="183.95432" calcext:value-type="float">
            <text:p>183.95432</text:p>
          </table:table-cell>
          <table:table-cell office:value-type="float" office:value="23.99946" calcext:value-type="float">
            <text:p>23.99946</text:p>
          </table:table-cell>
          <table:table-cell office:value-type="float" office:value="122.403854" calcext:value-type="float">
            <text:p>122.403854</text:p>
          </table:table-cell>
          <table:table-cell office:value-type="float" office:value="24" calcext:value-type="float">
            <text:p>24</text:p>
          </table:table-cell>
          <table:table-cell office:value-type="float" office:value="122.40355" calcext:value-type="float">
            <text:p>122.40355</text:p>
          </table:table-cell>
          <table:table-cell office:value-type="float" office:value="23.993242" calcext:value-type="float">
            <text:p>23.993242</text:p>
          </table:table-cell>
          <table:table-cell office:value-type="float" office:value="122.421616" calcext:value-type="float">
            <text:p>122.421616</text:p>
          </table:table-cell>
          <table:table-cell office:value-type="float" office:value="24" calcext:value-type="float">
            <text:p>24</text:p>
          </table:table-cell>
          <table:table-cell office:value-type="float" office:value="122.4041" calcext:value-type="float">
            <text:p>122.4041</text:p>
          </table:table-cell>
          <table:table-cell office:value-type="float" office:value="8.35" calcext:value-type="float">
            <text:p>8.35</text:p>
          </table:table-cell>
          <table:table-cell office:value-type="float" office:value="131.04355" calcext:value-type="float">
            <text:p>131.04355</text:p>
          </table:table-cell>
          <table:table-cell office:value-type="float" office:value="8.683333" calcext:value-type="float">
            <text:p>8.683333</text:p>
          </table:table-cell>
          <table:table-cell office:value-type="float" office:value="330.05368" calcext:value-type="float">
            <text:p>330.05368</text:p>
          </table:table-cell>
          <table:table-cell office:value-type="float" office:value="8.8653965" calcext:value-type="float">
            <text:p>8.8653965</text:p>
          </table:table-cell>
          <table:table-cell office:value-type="float" office:value="316.62344" calcext:value-type="float">
            <text:p>316.62344</text:p>
          </table:table-cell>
          <table:table-cell office:value-type="float" office:value="9.35" calcext:value-type="float">
            <text:p>9.35</text:p>
          </table:table-cell>
          <table:table-cell office:value-type="float" office:value="98.64384" calcext:value-type="float">
            <text:p>98.64384</text:p>
          </table:table-cell>
        </table:table-row>
        <table:table-row table:style-name="ro1">
          <table:table-cell office:value-type="float" office:value="12.471214" calcext:value-type="float">
            <text:p>12.471214</text:p>
          </table:table-cell>
          <table:table-cell office:value-type="float" office:value="132.90205" calcext:value-type="float">
            <text:p>132.90205</text:p>
          </table:table-cell>
          <table:table-cell office:value-type="float" office:value="11.333333" calcext:value-type="float">
            <text:p>11.333333</text:p>
          </table:table-cell>
          <table:table-cell office:value-type="float" office:value="134.78793" calcext:value-type="float">
            <text:p>134.78793</text:p>
          </table:table-cell>
          <table:table-cell office:value-type="float" office:value="11.666667" calcext:value-type="float">
            <text:p>11.666667</text:p>
          </table:table-cell>
          <table:table-cell office:value-type="float" office:value="106.204796" calcext:value-type="float">
            <text:p>106.204796</text:p>
          </table:table-cell>
          <table:table-cell office:value-type="float" office:value="23.000679" calcext:value-type="float">
            <text:p>23.000679</text:p>
          </table:table-cell>
          <table:table-cell office:value-type="float" office:value="109.739" calcext:value-type="float">
            <text:p>109.739</text:p>
          </table:table-cell>
          <table:table-cell office:value-type="float" office:value="23" calcext:value-type="float">
            <text:p>23</text:p>
          </table:table-cell>
          <table:table-cell office:value-type="float" office:value="115.70708" calcext:value-type="float">
            <text:p>115.70708</text:p>
          </table:table-cell>
          <table:table-cell office:value-type="float" office:value="23" calcext:value-type="float">
            <text:p>23</text:p>
          </table:table-cell>
          <table:table-cell office:value-type="float" office:value="112.68077" calcext:value-type="float">
            <text:p>112.68077</text:p>
          </table:table-cell>
          <table:table-cell office:value-type="float" office:value="23.000101" calcext:value-type="float">
            <text:p>23.000101</text:p>
          </table:table-cell>
          <table:table-cell office:value-type="float" office:value="110.148" calcext:value-type="float">
            <text:p>110.148</text:p>
          </table:table-cell>
          <table:table-cell office:value-type="float" office:value="16.183332" calcext:value-type="float">
            <text:p>16.183332</text:p>
          </table:table-cell>
          <table:table-cell office:value-type="float" office:value="187.22414" calcext:value-type="float">
            <text:p>187.22414</text:p>
          </table:table-cell>
          <table:table-cell office:value-type="float" office:value="16.516666" calcext:value-type="float">
            <text:p>16.516666</text:p>
          </table:table-cell>
          <table:table-cell office:value-type="float" office:value="175.5299" calcext:value-type="float">
            <text:p>175.5299</text:p>
          </table:table-cell>
          <table:table-cell office:value-type="float" office:value="16.919262" calcext:value-type="float">
            <text:p>16.919262</text:p>
          </table:table-cell>
          <table:table-cell office:value-type="float" office:value="149.04225" calcext:value-type="float">
            <text:p>149.04225</text:p>
          </table:table-cell>
          <table:table-cell office:value-type="float" office:value="18.286983" calcext:value-type="float">
            <text:p>18.286983</text:p>
          </table:table-cell>
          <table:table-cell office:value-type="float" office:value="156.20866" calcext:value-type="float">
            <text:p>156.20866</text:p>
          </table:table-cell>
          <table:table-cell office:value-type="float" office:value="18.940224" calcext:value-type="float">
            <text:p>18.940224</text:p>
          </table:table-cell>
          <table:table-cell office:value-type="float" office:value="96.489044" calcext:value-type="float">
            <text:p>96.489044</text:p>
          </table:table-cell>
          <table:table-cell office:value-type="float" office:value="18.941668" calcext:value-type="float">
            <text:p>18.941668</text:p>
          </table:table-cell>
          <table:table-cell office:value-type="float" office:value="129.28403" calcext:value-type="float">
            <text:p>129.28403</text:p>
          </table:table-cell>
          <table:table-cell office:value-type="float" office:value="20.056667" calcext:value-type="float">
            <text:p>20.056667</text:p>
          </table:table-cell>
          <table:table-cell office:value-type="float" office:value="130.51053" calcext:value-type="float">
            <text:p>130.51053</text:p>
          </table:table-cell>
          <table:table-cell office:value-type="float" office:value="19.608334" calcext:value-type="float">
            <text:p>19.608334</text:p>
          </table:table-cell>
          <table:table-cell office:value-type="float" office:value="92.1676" calcext:value-type="float">
            <text:p>92.1676</text:p>
          </table:table-cell>
          <table:table-cell office:value-type="float" office:value="7.733333" calcext:value-type="float">
            <text:p>7.733333</text:p>
          </table:table-cell>
          <table:table-cell office:value-type="float" office:value="181.51782" calcext:value-type="float">
            <text:p>181.51782</text:p>
          </table:table-cell>
          <table:table-cell office:value-type="float" office:value="8.154664" calcext:value-type="float">
            <text:p>8.154664</text:p>
          </table:table-cell>
          <table:table-cell office:value-type="float" office:value="136.71399" calcext:value-type="float">
            <text:p>136.71399</text:p>
          </table:table-cell>
          <table:table-cell office:value-type="float" office:value="8.4" calcext:value-type="float">
            <text:p>8.4</text:p>
          </table:table-cell>
          <table:table-cell office:value-type="float" office:value="126.049416" calcext:value-type="float">
            <text:p>126.049416</text:p>
          </table:table-cell>
          <table:table-cell office:value-type="float" office:value="8.733334" calcext:value-type="float">
            <text:p>8.733334</text:p>
          </table:table-cell>
          <table:table-cell office:value-type="float" office:value="115.122375" calcext:value-type="float">
            <text:p>115.122375</text:p>
          </table:table-cell>
          <table:table-cell office:value-type="float" office:value="7.2166667" calcext:value-type="float">
            <text:p>7.2166667</text:p>
          </table:table-cell>
          <table:table-cell office:value-type="float" office:value="376.26913" calcext:value-type="float">
            <text:p>376.26913</text:p>
          </table:table-cell>
          <table:table-cell office:value-type="float" office:value="8.100934" calcext:value-type="float">
            <text:p>8.100934</text:p>
          </table:table-cell>
          <table:table-cell office:value-type="float" office:value="360.3313" calcext:value-type="float">
            <text:p>360.3313</text:p>
          </table:table-cell>
          <table:table-cell office:value-type="float" office:value="7.883333" calcext:value-type="float">
            <text:p>7.883333</text:p>
          </table:table-cell>
          <table:table-cell office:value-type="float" office:value="360.46002" calcext:value-type="float">
            <text:p>360.46002</text:p>
          </table:table-cell>
          <table:table-cell office:value-type="float" office:value="8.216666" calcext:value-type="float">
            <text:p>8.216666</text:p>
          </table:table-cell>
          <table:table-cell office:value-type="float" office:value="119.97399" calcext:value-type="float">
            <text:p>119.97399</text:p>
          </table:table-cell>
          <table:table-cell office:value-type="float" office:value="14.683333" calcext:value-type="float">
            <text:p>14.683333</text:p>
          </table:table-cell>
          <table:table-cell office:value-type="float" office:value="191.62808" calcext:value-type="float">
            <text:p>191.62808</text:p>
          </table:table-cell>
          <table:table-cell office:value-type="float" office:value="15.016666" calcext:value-type="float">
            <text:p>15.016666</text:p>
          </table:table-cell>
          <table:table-cell office:value-type="float" office:value="191.55191" calcext:value-type="float">
            <text:p>191.55191</text:p>
          </table:table-cell>
          <table:table-cell office:value-type="float" office:value="15.35" calcext:value-type="float">
            <text:p>15.35</text:p>
          </table:table-cell>
          <table:table-cell office:value-type="float" office:value="180.74342" calcext:value-type="float">
            <text:p>180.74342</text:p>
          </table:table-cell>
          <table:table-cell office:value-type="float" office:value="15.683333" calcext:value-type="float">
            <text:p>15.683333</text:p>
          </table:table-cell>
          <table:table-cell office:value-type="float" office:value="170.18431" calcext:value-type="float">
            <text:p>170.18431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8.879024" calcext:value-type="float">
            <text:p>8.879024</text:p>
          </table:table-cell>
          <table:table-cell office:value-type="float" office:value="115.92356" calcext:value-type="float">
            <text:p>115.92356</text:p>
          </table:table-cell>
          <table:table-cell office:value-type="float" office:value="9.15" calcext:value-type="float">
            <text:p>9.15</text:p>
          </table:table-cell>
          <table:table-cell office:value-type="float" office:value="314.9337" calcext:value-type="float">
            <text:p>314.9337</text:p>
          </table:table-cell>
          <table:table-cell office:value-type="float" office:value="10.163803" calcext:value-type="float">
            <text:p>10.163803</text:p>
          </table:table-cell>
          <table:table-cell office:value-type="float" office:value="301.50342" calcext:value-type="float">
            <text:p>301.50342</text:p>
          </table:table-cell>
          <table:table-cell office:value-type="float" office:value="9.935447" calcext:value-type="float">
            <text:p>9.935447</text:p>
          </table:table-cell>
          <table:table-cell office:value-type="float" office:value="83.52385" calcext:value-type="float">
            <text:p>83.52385</text:p>
          </table:table-cell>
        </table:table-row>
        <table:table-row table:style-name="ro1">
          <table:table-cell office:value-type="float" office:value="12.490165" calcext:value-type="float">
            <text:p>12.490165</text:p>
          </table:table-cell>
          <table:table-cell office:value-type="float" office:value="132.90205" calcext:value-type="float">
            <text:p>132.90205</text:p>
          </table:table-cell>
          <table:table-cell office:value-type="float" office:value="13.45" calcext:value-type="float">
            <text:p>13.45</text:p>
          </table:table-cell>
          <table:table-cell office:value-type="float" office:value="198.28793" calcext:value-type="float">
            <text:p>198.28793</text:p>
          </table:table-cell>
          <table:table-cell office:value-type="float" office:value="13.783334" calcext:value-type="float">
            <text:p>13.783334</text:p>
          </table:table-cell>
          <table:table-cell office:value-type="float" office:value="106.204796" calcext:value-type="float">
            <text:p>106.204796</text:p>
          </table:table-cell>
          <table:table-cell office:value-type="float" office:value="23.000881" calcext:value-type="float">
            <text:p>23.000881</text:p>
          </table:table-cell>
          <table:table-cell office:value-type="float" office:value="109.739" calcext:value-type="float">
            <text:p>109.739</text:p>
          </table:table-cell>
          <table:table-cell office:value-type="float" office:value="23.001" calcext:value-type="float">
            <text:p>23.001</text:p>
          </table:table-cell>
          <table:table-cell office:value-type="float" office:value="115.70708" calcext:value-type="float">
            <text:p>115.70708</text:p>
          </table:table-cell>
          <table:table-cell office:value-type="float" office:value="23.001" calcext:value-type="float">
            <text:p>23.001</text:p>
          </table:table-cell>
          <table:table-cell office:value-type="float" office:value="112.68077" calcext:value-type="float">
            <text:p>112.68077</text:p>
          </table:table-cell>
          <table:table-cell office:value-type="float" office:value="23.000673" calcext:value-type="float">
            <text:p>23.000673</text:p>
          </table:table-cell>
          <table:table-cell office:value-type="float" office:value="110.148" calcext:value-type="float">
            <text:p>110.148</text:p>
          </table:table-cell>
          <table:table-cell office:value-type="float" office:value="18.291666" calcext:value-type="float">
            <text:p>18.291666</text:p>
          </table:table-cell>
          <table:table-cell office:value-type="float" office:value="187.22414" calcext:value-type="float">
            <text:p>187.22414</text:p>
          </table:table-cell>
          <table:table-cell office:value-type="float" office:value="18.625" calcext:value-type="float">
            <text:p>18.625</text:p>
          </table:table-cell>
          <table:table-cell office:value-type="float" office:value="175.5299" calcext:value-type="float">
            <text:p>175.5299</text:p>
          </table:table-cell>
          <table:table-cell office:value-type="float" office:value="17.43458" calcext:value-type="float">
            <text:p>17.43458</text:p>
          </table:table-cell>
          <table:table-cell office:value-type="float" office:value="164.50179" calcext:value-type="float">
            <text:p>164.50179</text:p>
          </table:table-cell>
          <table:table-cell office:value-type="float" office:value="18.442263" calcext:value-type="float">
            <text:p>18.442263</text:p>
          </table:table-cell>
          <table:table-cell office:value-type="float" office:value="156.20866" calcext:value-type="float">
            <text:p>156.20866</text:p>
          </table:table-cell>
          <table:table-cell office:value-type="float" office:value="20.040154" calcext:value-type="float">
            <text:p>20.040154</text:p>
          </table:table-cell>
          <table:table-cell office:value-type="float" office:value="129.48694" calcext:value-type="float">
            <text:p>129.48694</text:p>
          </table:table-cell>
          <table:table-cell office:value-type="float" office:value="20.458334" calcext:value-type="float">
            <text:p>20.458334</text:p>
          </table:table-cell>
          <table:table-cell office:value-type="float" office:value="129.28403" calcext:value-type="float">
            <text:p>129.28403</text:p>
          </table:table-cell>
          <table:table-cell office:value-type="float" office:value="20.283829" calcext:value-type="float">
            <text:p>20.283829</text:p>
          </table:table-cell>
          <table:table-cell office:value-type="float" office:value="130.51053" calcext:value-type="float">
            <text:p>130.51053</text:p>
          </table:table-cell>
          <table:table-cell office:value-type="float" office:value="21.125" calcext:value-type="float">
            <text:p>21.125</text:p>
          </table:table-cell>
          <table:table-cell office:value-type="float" office:value="137.6676" calcext:value-type="float">
            <text:p>137.6676</text:p>
          </table:table-cell>
          <table:table-cell office:value-type="float" office:value="8.516666" calcext:value-type="float">
            <text:p>8.516666</text:p>
          </table:table-cell>
          <table:table-cell office:value-type="float" office:value="181.51782" calcext:value-type="float">
            <text:p>181.51782</text:p>
          </table:table-cell>
          <table:table-cell office:value-type="float" office:value="8.563101" calcext:value-type="float">
            <text:p>8.563101</text:p>
          </table:table-cell>
          <table:table-cell office:value-type="float" office:value="136.71399" calcext:value-type="float">
            <text:p>136.71399</text:p>
          </table:table-cell>
          <table:table-cell office:value-type="float" office:value="9.183333" calcext:value-type="float">
            <text:p>9.183333</text:p>
          </table:table-cell>
          <table:table-cell office:value-type="float" office:value="149.54942" calcext:value-type="float">
            <text:p>149.54942</text:p>
          </table:table-cell>
          <table:table-cell office:value-type="float" office:value="9.516666" calcext:value-type="float">
            <text:p>9.516666</text:p>
          </table:table-cell>
          <table:table-cell office:value-type="float" office:value="115.122375" calcext:value-type="float">
            <text:p>115.122375</text:p>
          </table:table-cell>
          <table:table-cell office:value-type="float" office:value="7.983333" calcext:value-type="float">
            <text:p>7.983333</text:p>
          </table:table-cell>
          <table:table-cell office:value-type="float" office:value="376.26913" calcext:value-type="float">
            <text:p>376.26913</text:p>
          </table:table-cell>
          <table:table-cell office:value-type="float" office:value="8.158381" calcext:value-type="float">
            <text:p>8.158381</text:p>
          </table:table-cell>
          <table:table-cell office:value-type="float" office:value="360.3313" calcext:value-type="float">
            <text:p>360.3313</text:p>
          </table:table-cell>
          <table:table-cell office:value-type="float" office:value="8.65" calcext:value-type="float">
            <text:p>8.65</text:p>
          </table:table-cell>
          <table:table-cell office:value-type="float" office:value="383.46002" calcext:value-type="float">
            <text:p>383.46002</text:p>
          </table:table-cell>
          <table:table-cell office:value-type="float" office:value="8.983334" calcext:value-type="float">
            <text:p>8.983334</text:p>
          </table:table-cell>
          <table:table-cell office:value-type="float" office:value="119.97399" calcext:value-type="float">
            <text:p>119.97399</text:p>
          </table:table-cell>
          <table:table-cell office:value-type="float" office:value="17.25" calcext:value-type="float">
            <text:p>17.25</text:p>
          </table:table-cell>
          <table:table-cell office:value-type="float" office:value="191.62808" calcext:value-type="float">
            <text:p>191.62808</text:p>
          </table:table-cell>
          <table:table-cell office:value-type="float" office:value="17.583334" calcext:value-type="float">
            <text:p>17.583334</text:p>
          </table:table-cell>
          <table:table-cell office:value-type="float" office:value="191.55191" calcext:value-type="float">
            <text:p>191.55191</text:p>
          </table:table-cell>
          <table:table-cell office:value-type="float" office:value="17.916666" calcext:value-type="float">
            <text:p>17.916666</text:p>
          </table:table-cell>
          <table:table-cell office:value-type="float" office:value="180.74342" calcext:value-type="float">
            <text:p>180.74342</text:p>
          </table:table-cell>
          <table:table-cell office:value-type="float" office:value="18.25" calcext:value-type="float">
            <text:p>18.25</text:p>
          </table:table-cell>
          <table:table-cell office:value-type="float" office:value="170.18431" calcext:value-type="float">
            <text:p>170.18431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114767" calcext:value-type="float">
            <text:p>9.114767</text:p>
          </table:table-cell>
          <table:table-cell office:value-type="float" office:value="330.67413" calcext:value-type="float">
            <text:p>330.67413</text:p>
          </table:table-cell>
          <table:table-cell office:value-type="float" office:value="9.933333" calcext:value-type="float">
            <text:p>9.933333</text:p>
          </table:table-cell>
          <table:table-cell office:value-type="float" office:value="314.9337" calcext:value-type="float">
            <text:p>314.9337</text:p>
          </table:table-cell>
          <table:table-cell office:value-type="float" office:value="10.1964245" calcext:value-type="float">
            <text:p>10.1964245</text:p>
          </table:table-cell>
          <table:table-cell office:value-type="float" office:value="301.50342" calcext:value-type="float">
            <text:p>301.50342</text:p>
          </table:table-cell>
          <table:table-cell office:value-type="float" office:value="10.166725" calcext:value-type="float">
            <text:p>10.166725</text:p>
          </table:table-cell>
          <table:table-cell office:value-type="float" office:value="294.2069" calcext:value-type="float">
            <text:p>294.2069</text:p>
          </table:table-cell>
        </table:table-row>
        <table:table-row table:style-name="ro1">
          <table:table-cell office:value-type="float" office:value="13.541667" calcext:value-type="float">
            <text:p>13.541667</text:p>
          </table:table-cell>
          <table:table-cell office:value-type="float" office:value="119.13205" calcext:value-type="float">
            <text:p>119.13205</text:p>
          </table:table-cell>
          <table:table-cell office:value-type="float" office:value="14.854714" calcext:value-type="float">
            <text:p>14.854714</text:p>
          </table:table-cell>
          <table:table-cell office:value-type="float" office:value="184.51793" calcext:value-type="float">
            <text:p>184.51793</text:p>
          </table:table-cell>
          <table:table-cell office:value-type="float" office:value="14.37609" calcext:value-type="float">
            <text:p>14.37609</text:p>
          </table:table-cell>
          <table:table-cell office:value-type="float" office:value="92.43482" calcext:value-type="float">
            <text:p>92.43482</text:p>
          </table:table-cell>
          <table:table-cell office:value-type="float" office:value="23.996365" calcext:value-type="float">
            <text:p>23.996365</text:p>
          </table:table-cell>
          <table:table-cell office:value-type="float" office:value="77.60899" calcext:value-type="float">
            <text:p>77.60899</text:p>
          </table:table-cell>
          <table:table-cell office:value-type="float" office:value="23.993793" calcext:value-type="float">
            <text:p>23.993793</text:p>
          </table:table-cell>
          <table:table-cell office:value-type="float" office:value="83.57707" calcext:value-type="float">
            <text:p>83.57707</text:p>
          </table:table-cell>
          <table:table-cell office:value-type="float" office:value="23.997324" calcext:value-type="float">
            <text:p>23.997324</text:p>
          </table:table-cell>
          <table:table-cell office:value-type="float" office:value="80.550766" calcext:value-type="float">
            <text:p>80.55076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78.018" calcext:value-type="float">
            <text:p>78.018</text:p>
          </table:table-cell>
          <table:table-cell office:value-type="float" office:value="20.22826" calcext:value-type="float">
            <text:p>20.22826</text:p>
          </table:table-cell>
          <table:table-cell office:value-type="float" office:value="173.4541" calcext:value-type="float">
            <text:p>173.4541</text:p>
          </table:table-cell>
          <table:table-cell office:value-type="float" office:value="19.05" calcext:value-type="float">
            <text:p>19.05</text:p>
          </table:table-cell>
          <table:table-cell office:value-type="float" office:value="161.75993" calcext:value-type="float">
            <text:p>161.75993</text:p>
          </table:table-cell>
          <table:table-cell office:value-type="float" office:value="21.119484" calcext:value-type="float">
            <text:p>21.119484</text:p>
          </table:table-cell>
          <table:table-cell office:value-type="float" office:value="150.73181" calcext:value-type="float">
            <text:p>150.73181</text:p>
          </table:table-cell>
          <table:table-cell office:value-type="float" office:value="19.716667" calcext:value-type="float">
            <text:p>19.716667</text:p>
          </table:table-cell>
          <table:table-cell office:value-type="float" office:value="142.43863" calcext:value-type="float">
            <text:p>142.43863</text:p>
          </table:table-cell>
          <table:table-cell office:value-type="float" office:value="21.034935" calcext:value-type="float">
            <text:p>21.034935</text:p>
          </table:table-cell>
          <table:table-cell office:value-type="float" office:value="110.04692" calcext:value-type="float">
            <text:p>110.04692</text:p>
          </table:table-cell>
          <table:table-cell office:value-type="float" office:value="21.058332" calcext:value-type="float">
            <text:p>21.058332</text:p>
          </table:table-cell>
          <table:table-cell office:value-type="float" office:value="109.84408" calcext:value-type="float">
            <text:p>109.84408</text:p>
          </table:table-cell>
          <table:table-cell office:value-type="float" office:value="21.560978" calcext:value-type="float">
            <text:p>21.560978</text:p>
          </table:table-cell>
          <table:table-cell office:value-type="float" office:value="111.07051" calcext:value-type="float">
            <text:p>111.07051</text:p>
          </table:table-cell>
          <table:table-cell office:value-type="float" office:value="21.725" calcext:value-type="float">
            <text:p>21.725</text:p>
          </table:table-cell>
          <table:table-cell office:value-type="float" office:value="118.227585" calcext:value-type="float">
            <text:p>118.227585</text:p>
          </table:table-cell>
          <table:table-cell office:value-type="float" office:value="9" calcext:value-type="float">
            <text:p>9</text:p>
          </table:table-cell>
          <table:table-cell office:value-type="float" office:value="165.85782" calcext:value-type="float">
            <text:p>165.85782</text:p>
          </table:table-cell>
          <table:table-cell office:value-type="float" office:value="9.333333" calcext:value-type="float">
            <text:p>9.333333</text:p>
          </table:table-cell>
          <table:table-cell office:value-type="float" office:value="121.05401" calcext:value-type="float">
            <text:p>121.05401</text:p>
          </table:table-cell>
          <table:table-cell office:value-type="float" office:value="9.897219" calcext:value-type="float">
            <text:p>9.897219</text:p>
          </table:table-cell>
          <table:table-cell office:value-type="float" office:value="133.88942" calcext:value-type="float">
            <text:p>133.88942</text:p>
          </table:table-cell>
          <table:table-cell office:value-type="float" office:value="10.171674" calcext:value-type="float">
            <text:p>10.171674</text:p>
          </table:table-cell>
          <table:table-cell office:value-type="float" office:value="99.462364" calcext:value-type="float">
            <text:p>99.462364</text:p>
          </table:table-cell>
          <table:table-cell office:value-type="float" office:value="9.206194" calcext:value-type="float">
            <text:p>9.206194</text:p>
          </table:table-cell>
          <table:table-cell office:value-type="float" office:value="360.06912" calcext:value-type="float">
            <text:p>360.06912</text:p>
          </table:table-cell>
          <table:table-cell office:value-type="float" office:value="8.897375" calcext:value-type="float">
            <text:p>8.897375</text:p>
          </table:table-cell>
          <table:table-cell office:value-type="float" office:value="344.1313" calcext:value-type="float">
            <text:p>344.1313</text:p>
          </table:table-cell>
          <table:table-cell office:value-type="float" office:value="9.439366" calcext:value-type="float">
            <text:p>9.439366</text:p>
          </table:table-cell>
          <table:table-cell office:value-type="float" office:value="367.26" calcext:value-type="float">
            <text:p>367.26</text:p>
          </table:table-cell>
          <table:table-cell office:value-type="float" office:value="9.483334" calcext:value-type="float">
            <text:p>9.483334</text:p>
          </table:table-cell>
          <table:table-cell office:value-type="float" office:value="103.77399" calcext:value-type="float">
            <text:p>103.77399</text:p>
          </table:table-cell>
          <table:table-cell office:value-type="float" office:value="17.75" calcext:value-type="float">
            <text:p>17.75</text:p>
          </table:table-cell>
          <table:table-cell office:value-type="float" office:value="175.42809" calcext:value-type="float">
            <text:p>175.42809</text:p>
          </table:table-cell>
          <table:table-cell office:value-type="float" office:value="18.083334" calcext:value-type="float">
            <text:p>18.083334</text:p>
          </table:table-cell>
          <table:table-cell office:value-type="float" office:value="175.35191" calcext:value-type="float">
            <text:p>175.35191</text:p>
          </table:table-cell>
          <table:table-cell office:value-type="float" office:value="18.416666" calcext:value-type="float">
            <text:p>18.416666</text:p>
          </table:table-cell>
          <table:table-cell office:value-type="float" office:value="164.54343" calcext:value-type="float">
            <text:p>164.54343</text:p>
          </table:table-cell>
          <table:table-cell office:value-type="float" office:value="18.75" calcext:value-type="float">
            <text:p>18.75</text:p>
          </table:table-cell>
          <table:table-cell office:value-type="float" office:value="153.98431" calcext:value-type="float">
            <text:p>153.98431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578193" calcext:value-type="float">
            <text:p>10.578193</text:p>
          </table:table-cell>
          <table:table-cell office:value-type="float" office:value="316.90414" calcext:value-type="float">
            <text:p>316.90414</text:p>
          </table:table-cell>
          <table:table-cell office:value-type="float" office:value="10.358334" calcext:value-type="float">
            <text:p>10.358334</text:p>
          </table:table-cell>
          <table:table-cell office:value-type="float" office:value="301.16367" calcext:value-type="float">
            <text:p>301.16367</text:p>
          </table:table-cell>
          <table:table-cell office:value-type="float" office:value="10.691667" calcext:value-type="float">
            <text:p>10.691667</text:p>
          </table:table-cell>
          <table:table-cell office:value-type="float" office:value="287.7334" calcext:value-type="float">
            <text:p>287.7334</text:p>
          </table:table-cell>
          <table:table-cell office:value-type="float" office:value="11.374238" calcext:value-type="float">
            <text:p>11.374238</text:p>
          </table:table-cell>
          <table:table-cell office:value-type="float" office:value="280.43692" calcext:value-type="float">
            <text:p>280.43692</text:p>
          </table:table-cell>
        </table:table-row>
        <table:table-row table:style-name="ro1">
          <table:table-cell office:value-type="float" office:value="16.083334" calcext:value-type="float">
            <text:p>16.083334</text:p>
          </table:table-cell>
          <table:table-cell office:value-type="float" office:value="195.38205" calcext:value-type="float">
            <text:p>195.38205</text:p>
          </table:table-cell>
          <table:table-cell office:value-type="float" office:value="15.875256" calcext:value-type="float">
            <text:p>15.875256</text:p>
          </table:table-cell>
          <table:table-cell office:value-type="float" office:value="184.51793" calcext:value-type="float">
            <text:p>184.51793</text:p>
          </table:table-cell>
          <table:table-cell office:value-type="float" office:value="15.869743" calcext:value-type="float">
            <text:p>15.869743</text:p>
          </table:table-cell>
          <table:table-cell office:value-type="float" office:value="137.24442" calcext:value-type="float">
            <text:p>137.24442</text:p>
          </table:table-cell>
          <table:table-cell office:value-type="float" office:value="23.998613" calcext:value-type="float">
            <text:p>23.998613</text:p>
          </table:table-cell>
          <table:table-cell office:value-type="float" office:value="77.60899" calcext:value-type="float">
            <text:p>77.60899</text:p>
          </table:table-cell>
          <table:table-cell office:value-type="float" office:value="23.999338" calcext:value-type="float">
            <text:p>23.999338</text:p>
          </table:table-cell>
          <table:table-cell office:value-type="float" office:value="83.57707" calcext:value-type="float">
            <text:p>83.57707</text:p>
          </table:table-cell>
          <table:table-cell office:value-type="float" office:value="23.998676" calcext:value-type="float">
            <text:p>23.998676</text:p>
          </table:table-cell>
          <table:table-cell office:value-type="float" office:value="80.550766" calcext:value-type="float">
            <text:p>80.550766</text:p>
          </table:table-cell>
          <table:table-cell office:value-type="float" office:value="24" calcext:value-type="float">
            <text:p>24</text:p>
          </table:table-cell>
          <table:table-cell office:value-type="float" office:value="78.018" calcext:value-type="float">
            <text:p>78.018</text:p>
          </table:table-cell>
          <table:table-cell office:value-type="float" office:value="20.62181" calcext:value-type="float">
            <text:p>20.62181</text:p>
          </table:table-cell>
          <table:table-cell office:value-type="float" office:value="173.4541" calcext:value-type="float">
            <text:p>173.4541</text:p>
          </table:table-cell>
          <table:table-cell office:value-type="float" office:value="21.116667" calcext:value-type="float">
            <text:p>21.116667</text:p>
          </table:table-cell>
          <table:table-cell office:value-type="float" office:value="161.75993" calcext:value-type="float">
            <text:p>161.75993</text:p>
          </table:table-cell>
          <table:table-cell office:value-type="float" office:value="21.324665" calcext:value-type="float">
            <text:p>21.324665</text:p>
          </table:table-cell>
          <table:table-cell office:value-type="float" office:value="150.73181" calcext:value-type="float">
            <text:p>150.73181</text:p>
          </table:table-cell>
          <table:table-cell office:value-type="float" office:value="21.783333" calcext:value-type="float">
            <text:p>21.783333</text:p>
          </table:table-cell>
          <table:table-cell office:value-type="float" office:value="142.43863" calcext:value-type="float">
            <text:p>142.43863</text:p>
          </table:table-cell>
          <table:table-cell office:value-type="float" office:value="22.343847" calcext:value-type="float">
            <text:p>22.343847</text:p>
          </table:table-cell>
          <table:table-cell office:value-type="float" office:value="110.04692" calcext:value-type="float">
            <text:p>110.04692</text:p>
          </table:table-cell>
          <table:table-cell office:value-type="float" office:value="23" calcext:value-type="float">
            <text:p>23</text:p>
          </table:table-cell>
          <table:table-cell office:value-type="float" office:value="109.84408" calcext:value-type="float">
            <text:p>109.84408</text:p>
          </table:table-cell>
          <table:table-cell office:value-type="float" office:value="22.028328" calcext:value-type="float">
            <text:p>22.028328</text:p>
          </table:table-cell>
          <table:table-cell office:value-type="float" office:value="111.07051" calcext:value-type="float">
            <text:p>111.07051</text:p>
          </table:table-cell>
          <table:table-cell office:value-type="float" office:value="23" calcext:value-type="float">
            <text:p>23</text:p>
          </table:table-cell>
          <table:table-cell office:value-type="float" office:value="118.227585" calcext:value-type="float">
            <text:p>118.227585</text:p>
          </table:table-cell>
          <table:table-cell office:value-type="float" office:value="9.766666" calcext:value-type="float">
            <text:p>9.766666</text:p>
          </table:table-cell>
          <table:table-cell office:value-type="float" office:value="165.85782" calcext:value-type="float">
            <text:p>165.85782</text:p>
          </table:table-cell>
          <table:table-cell office:value-type="float" office:value="10.1" calcext:value-type="float">
            <text:p>10.1</text:p>
          </table:table-cell>
          <table:table-cell office:value-type="float" office:value="121.05401" calcext:value-type="float">
            <text:p>121.05401</text:p>
          </table:table-cell>
          <table:table-cell office:value-type="float" office:value="10.313277" calcext:value-type="float">
            <text:p>10.313277</text:p>
          </table:table-cell>
          <table:table-cell office:value-type="float" office:value="133.88942" calcext:value-type="float">
            <text:p>133.88942</text:p>
          </table:table-cell>
          <table:table-cell office:value-type="float" office:value="10.676729" calcext:value-type="float">
            <text:p>10.676729</text:p>
          </table:table-cell>
          <table:table-cell office:value-type="float" office:value="99.462364" calcext:value-type="float">
            <text:p>99.462364</text:p>
          </table:table-cell>
          <table:table-cell office:value-type="float" office:value="9.208692" calcext:value-type="float">
            <text:p>9.208692</text:p>
          </table:table-cell>
          <table:table-cell office:value-type="float" office:value="360.06912" calcext:value-type="float">
            <text:p>360.06912</text:p>
          </table:table-cell>
          <table:table-cell office:value-type="float" office:value="9.458799" calcext:value-type="float">
            <text:p>9.458799</text:p>
          </table:table-cell>
          <table:table-cell office:value-type="float" office:value="344.1313" calcext:value-type="float">
            <text:p>344.1313</text:p>
          </table:table-cell>
          <table:table-cell office:value-type="float" office:value="9.453712" calcext:value-type="float">
            <text:p>9.453712</text:p>
          </table:table-cell>
          <table:table-cell office:value-type="float" office:value="367.26" calcext:value-type="float">
            <text:p>367.26</text:p>
          </table:table-cell>
          <table:table-cell office:value-type="float" office:value="10.216666" calcext:value-type="float">
            <text:p>10.216666</text:p>
          </table:table-cell>
          <table:table-cell office:value-type="float" office:value="103.77399" calcext:value-type="float">
            <text:p>103.77399</text:p>
          </table:table-cell>
          <table:table-cell office:value-type="float" office:value="19.75" calcext:value-type="float">
            <text:p>19.75</text:p>
          </table:table-cell>
          <table:table-cell office:value-type="float" office:value="175.42809" calcext:value-type="float">
            <text:p>175.42809</text:p>
          </table:table-cell>
          <table:table-cell office:value-type="float" office:value="20.083334" calcext:value-type="float">
            <text:p>20.083334</text:p>
          </table:table-cell>
          <table:table-cell office:value-type="float" office:value="175.35191" calcext:value-type="float">
            <text:p>175.35191</text:p>
          </table:table-cell>
          <table:table-cell office:value-type="float" office:value="20.416666" calcext:value-type="float">
            <text:p>20.416666</text:p>
          </table:table-cell>
          <table:table-cell office:value-type="float" office:value="164.54343" calcext:value-type="float">
            <text:p>164.54343</text:p>
          </table:table-cell>
          <table:table-cell office:value-type="float" office:value="20.75" calcext:value-type="float">
            <text:p>20.75</text:p>
          </table:table-cell>
          <table:table-cell office:value-type="float" office:value="153.98431" calcext:value-type="float">
            <text:p>153.98431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594275" calcext:value-type="float">
            <text:p>10.594275</text:p>
          </table:table-cell>
          <table:table-cell office:value-type="float" office:value="316.90414" calcext:value-type="float">
            <text:p>316.90414</text:p>
          </table:table-cell>
          <table:table-cell office:value-type="float" office:value="11.066667" calcext:value-type="float">
            <text:p>11.066667</text:p>
          </table:table-cell>
          <table:table-cell office:value-type="float" office:value="301.16367" calcext:value-type="float">
            <text:p>301.16367</text:p>
          </table:table-cell>
          <table:table-cell office:value-type="float" office:value="11.4" calcext:value-type="float">
            <text:p>11.4</text:p>
          </table:table-cell>
          <table:table-cell office:value-type="float" office:value="287.7334" calcext:value-type="float">
            <text:p>287.7334</text:p>
          </table:table-cell>
          <table:table-cell office:value-type="float" office:value="11.589738" calcext:value-type="float">
            <text:p>11.589738</text:p>
          </table:table-cell>
          <table:table-cell office:value-type="float" office:value="280.43692" calcext:value-type="float">
            <text:p>280.43692</text:p>
          </table:table-cell>
        </table:table-row>
        <table:table-row table:style-name="ro1">
          <table:table-cell office:value-type="float" office:value="16.508333" calcext:value-type="float">
            <text:p>16.508333</text:p>
          </table:table-cell>
          <table:table-cell office:value-type="float" office:value="181.61208" calcext:value-type="float">
            <text:p>181.61208</text:p>
          </table:table-cell>
          <table:table-cell office:value-type="float" office:value="16.841667" calcext:value-type="float">
            <text:p>16.841667</text:p>
          </table:table-cell>
          <table:table-cell office:value-type="float" office:value="170.7479" calcext:value-type="float">
            <text:p>170.7479</text:p>
          </table:table-cell>
          <table:table-cell office:value-type="float" office:value="18.284101" calcext:value-type="float">
            <text:p>18.284101</text:p>
          </table:table-cell>
          <table:table-cell office:value-type="float" office:value="123.47444" calcext:value-type="float">
            <text:p>123.4744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253914" calcext:value-type="float">
            <text:p>21.253914</text:p>
          </table:table-cell>
          <table:table-cell office:value-type="float" office:value="165.0841" calcext:value-type="float">
            <text:p>165.0841</text:p>
          </table:table-cell>
          <table:table-cell office:value-type="float" office:value="21.39636" calcext:value-type="float">
            <text:p>21.39636</text:p>
          </table:table-cell>
          <table:table-cell office:value-type="float" office:value="153.38994" calcext:value-type="float">
            <text:p>153.38994</text:p>
          </table:table-cell>
          <table:table-cell office:value-type="float" office:value="21.708334" calcext:value-type="float">
            <text:p>21.708334</text:p>
          </table:table-cell>
          <table:table-cell office:value-type="float" office:value="142.36182" calcext:value-type="float">
            <text:p>142.36182</text:p>
          </table:table-cell>
          <table:table-cell office:value-type="float" office:value="22.041666" calcext:value-type="float">
            <text:p>22.041666</text:p>
          </table:table-cell>
          <table:table-cell office:value-type="float" office:value="134.06863" calcext:value-type="float">
            <text:p>134.06863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77.916916" calcext:value-type="float">
            <text:p>77.91691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77.71407" calcext:value-type="float">
            <text:p>77.71407</text:p>
          </table:table-cell>
          <table:table-cell office:value-type="float" office:value="23.99606" calcext:value-type="float">
            <text:p>23.99606</text:p>
          </table:table-cell>
          <table:table-cell office:value-type="float" office:value="78.940506" calcext:value-type="float">
            <text:p>78.94050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86.09758" calcext:value-type="float">
            <text:p>86.09758</text:p>
          </table:table-cell>
          <table:table-cell office:value-type="float" office:value="10.258333" calcext:value-type="float">
            <text:p>10.258333</text:p>
          </table:table-cell>
          <table:table-cell office:value-type="float" office:value="149.92781" calcext:value-type="float">
            <text:p>149.92781</text:p>
          </table:table-cell>
          <table:table-cell office:value-type="float" office:value="15.399039" calcext:value-type="float">
            <text:p>15.399039</text:p>
          </table:table-cell>
          <table:table-cell office:value-type="float" office:value="105.12404" calcext:value-type="float">
            <text:p>105.12404</text:p>
          </table:table-cell>
          <table:table-cell office:value-type="float" office:value="12.084397" calcext:value-type="float">
            <text:p>12.084397</text:p>
          </table:table-cell>
          <table:table-cell office:value-type="float" office:value="117.95941" calcext:value-type="float">
            <text:p>117.95941</text:p>
          </table:table-cell>
          <table:table-cell office:value-type="float" office:value="12.724576" calcext:value-type="float">
            <text:p>12.724576</text:p>
          </table:table-cell>
          <table:table-cell office:value-type="float" office:value="83.53236" calcext:value-type="float">
            <text:p>83.53236</text:p>
          </table:table-cell>
          <table:table-cell office:value-type="float" office:value="9.725" calcext:value-type="float">
            <text:p>9.725</text:p>
          </table:table-cell>
          <table:table-cell office:value-type="float" office:value="343.5991" calcext:value-type="float">
            <text:p>343.5991</text:p>
          </table:table-cell>
          <table:table-cell office:value-type="float" office:value="10.058333" calcext:value-type="float">
            <text:p>10.058333</text:p>
          </table:table-cell>
          <table:table-cell office:value-type="float" office:value="327.6613" calcext:value-type="float">
            <text:p>327.6613</text:p>
          </table:table-cell>
          <table:table-cell office:value-type="float" office:value="10.391666" calcext:value-type="float">
            <text:p>10.391666</text:p>
          </table:table-cell>
          <table:table-cell office:value-type="float" office:value="350.79" calcext:value-type="float">
            <text:p>350.79</text:p>
          </table:table-cell>
          <table:table-cell office:value-type="float" office:value="10.849404" calcext:value-type="float">
            <text:p>10.849404</text:p>
          </table:table-cell>
          <table:table-cell office:value-type="float" office:value="87.303955" calcext:value-type="float">
            <text:p>87.303955</text:p>
          </table:table-cell>
          <table:table-cell office:value-type="float" office:value="20.191668" calcext:value-type="float">
            <text:p>20.191668</text:p>
          </table:table-cell>
          <table:table-cell office:value-type="float" office:value="161.11806" calcext:value-type="float">
            <text:p>161.11806</text:p>
          </table:table-cell>
          <table:table-cell office:value-type="float" office:value="20.525" calcext:value-type="float">
            <text:p>20.525</text:p>
          </table:table-cell>
          <table:table-cell office:value-type="float" office:value="161.04195" calcext:value-type="float">
            <text:p>161.04195</text:p>
          </table:table-cell>
          <table:table-cell office:value-type="float" office:value="20.858334" calcext:value-type="float">
            <text:p>20.858334</text:p>
          </table:table-cell>
          <table:table-cell office:value-type="float" office:value="150.2334" calcext:value-type="float">
            <text:p>150.2334</text:p>
          </table:table-cell>
          <table:table-cell office:value-type="float" office:value="21.191668" calcext:value-type="float">
            <text:p>21.191668</text:p>
          </table:table-cell>
          <table:table-cell office:value-type="float" office:value="139.67429" calcext:value-type="float">
            <text:p>139.6742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291667" calcext:value-type="float">
            <text:p>11.291667</text:p>
          </table:table-cell>
          <table:table-cell office:value-type="float" office:value="298.81415" calcext:value-type="float">
            <text:p>298.81415</text:p>
          </table:table-cell>
          <table:table-cell office:value-type="float" office:value="11.625" calcext:value-type="float">
            <text:p>11.625</text:p>
          </table:table-cell>
          <table:table-cell office:value-type="float" office:value="283.07367" calcext:value-type="float">
            <text:p>283.07367</text:p>
          </table:table-cell>
          <table:table-cell office:value-type="float" office:value="11.958333" calcext:value-type="float">
            <text:p>11.958333</text:p>
          </table:table-cell>
          <table:table-cell office:value-type="float" office:value="269.6434" calcext:value-type="float">
            <text:p>269.6434</text:p>
          </table:table-cell>
          <table:table-cell office:value-type="float" office:value="12.788528" calcext:value-type="float">
            <text:p>12.788528</text:p>
          </table:table-cell>
          <table:table-cell office:value-type="float" office:value="262.34692" calcext:value-type="float">
            <text:p>262.34692</text:p>
          </table:table-cell>
        </table:table-row>
        <table:table-row table:style-name="ro1">
          <table:table-cell office:value-type="float" office:value="18.675" calcext:value-type="float">
            <text:p>18.675</text:p>
          </table:table-cell>
          <table:table-cell office:value-type="float" office:value="181.61208" calcext:value-type="float">
            <text:p>181.61208</text:p>
          </table:table-cell>
          <table:table-cell office:value-type="float" office:value="19.008333" calcext:value-type="float">
            <text:p>19.008333</text:p>
          </table:table-cell>
          <table:table-cell office:value-type="float" office:value="170.7479" calcext:value-type="float">
            <text:p>170.7479</text:p>
          </table:table-cell>
          <table:table-cell office:value-type="float" office:value="18.867027" calcext:value-type="float">
            <text:p>18.867027</text:p>
          </table:table-cell>
          <table:table-cell office:value-type="float" office:value="123.47444" calcext:value-type="float">
            <text:p>123.4744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279018" calcext:value-type="float">
            <text:p>21.279018</text:p>
          </table:table-cell>
          <table:table-cell office:value-type="float" office:value="165.0841" calcext:value-type="float">
            <text:p>165.0841</text:p>
          </table:table-cell>
          <table:table-cell office:value-type="float" office:value="21.45417" calcext:value-type="float">
            <text:p>21.45417</text:p>
          </table:table-cell>
          <table:table-cell office:value-type="float" office:value="153.38994" calcext:value-type="float">
            <text:p>153.38994</text:p>
          </table:table-cell>
          <table:table-cell office:value-type="float" office:value="22" calcext:value-type="float">
            <text:p>22</text:p>
          </table:table-cell>
          <table:table-cell office:value-type="float" office:value="142.36182" calcext:value-type="float">
            <text:p>142.36182</text:p>
          </table:table-cell>
          <table:table-cell office:value-type="float" office:value="22.333334" calcext:value-type="float">
            <text:p>22.333334</text:p>
          </table:table-cell>
          <table:table-cell office:value-type="float" office:value="134.06863" calcext:value-type="float">
            <text:p>134.06863</text:p>
          </table:table-cell>
          <table:table-cell office:value-type="float" office:value="24" calcext:value-type="float">
            <text:p>24</text:p>
          </table:table-cell>
          <table:table-cell office:value-type="float" office:value="77.916916" calcext:value-type="float">
            <text:p>77.916916</text:p>
          </table:table-cell>
          <table:table-cell office:value-type="float" office:value="24" calcext:value-type="float">
            <text:p>24</text:p>
          </table:table-cell>
          <table:table-cell office:value-type="float" office:value="77.71407" calcext:value-type="float">
            <text:p>77.71407</text:p>
          </table:table-cell>
          <table:table-cell office:value-type="float" office:value="23.998184" calcext:value-type="float">
            <text:p>23.998184</text:p>
          </table:table-cell>
          <table:table-cell office:value-type="float" office:value="78.940506" calcext:value-type="float">
            <text:p>78.940506</text:p>
          </table:table-cell>
          <table:table-cell office:value-type="float" office:value="24" calcext:value-type="float">
            <text:p>24</text:p>
          </table:table-cell>
          <table:table-cell office:value-type="float" office:value="86.09758" calcext:value-type="float">
            <text:p>86.09758</text:p>
          </table:table-cell>
          <table:table-cell office:value-type="float" office:value="17.333334" calcext:value-type="float">
            <text:p>17.333334</text:p>
          </table:table-cell>
          <table:table-cell office:value-type="float" office:value="149.92781" calcext:value-type="float">
            <text:p>149.92781</text:p>
          </table:table-cell>
          <table:table-cell office:value-type="float" office:value="16.802925" calcext:value-type="float">
            <text:p>16.802925</text:p>
          </table:table-cell>
          <table:table-cell office:value-type="float" office:value="147.24062" calcext:value-type="float">
            <text:p>147.24062</text:p>
          </table:table-cell>
          <table:table-cell office:value-type="float" office:value="12.436326" calcext:value-type="float">
            <text:p>12.436326</text:p>
          </table:table-cell>
          <table:table-cell office:value-type="float" office:value="128.51727" calcext:value-type="float">
            <text:p>128.51727</text:p>
          </table:table-cell>
          <table:table-cell office:value-type="float" office:value="15.276854" calcext:value-type="float">
            <text:p>15.276854</text:p>
          </table:table-cell>
          <table:table-cell office:value-type="float" office:value="160.10068" calcext:value-type="float">
            <text:p>160.10068</text:p>
          </table:table-cell>
          <table:table-cell office:value-type="float" office:value="10.416667" calcext:value-type="float">
            <text:p>10.416667</text:p>
          </table:table-cell>
          <table:table-cell office:value-type="float" office:value="343.5991" calcext:value-type="float">
            <text:p>343.5991</text:p>
          </table:table-cell>
          <table:table-cell office:value-type="float" office:value="10.75" calcext:value-type="float">
            <text:p>10.75</text:p>
          </table:table-cell>
          <table:table-cell office:value-type="float" office:value="327.6613" calcext:value-type="float">
            <text:p>327.6613</text:p>
          </table:table-cell>
          <table:table-cell office:value-type="float" office:value="11.083333" calcext:value-type="float">
            <text:p>11.083333</text:p>
          </table:table-cell>
          <table:table-cell office:value-type="float" office:value="350.79" calcext:value-type="float">
            <text:p>350.79</text:p>
          </table:table-cell>
          <table:table-cell office:value-type="float" office:value="11.166185" calcext:value-type="float">
            <text:p>11.166185</text:p>
          </table:table-cell>
          <table:table-cell office:value-type="float" office:value="375.8755" calcext:value-type="float">
            <text:p>375.8755</text:p>
          </table:table-cell>
          <table:table-cell office:value-type="float" office:value="21.158333" calcext:value-type="float">
            <text:p>21.158333</text:p>
          </table:table-cell>
          <table:table-cell office:value-type="float" office:value="161.11806" calcext:value-type="float">
            <text:p>161.11806</text:p>
          </table:table-cell>
          <table:table-cell office:value-type="float" office:value="21.491667" calcext:value-type="float">
            <text:p>21.491667</text:p>
          </table:table-cell>
          <table:table-cell office:value-type="float" office:value="161.04195" calcext:value-type="float">
            <text:p>161.04195</text:p>
          </table:table-cell>
          <table:table-cell office:value-type="float" office:value="21.825" calcext:value-type="float">
            <text:p>21.825</text:p>
          </table:table-cell>
          <table:table-cell office:value-type="float" office:value="150.2334" calcext:value-type="float">
            <text:p>150.2334</text:p>
          </table:table-cell>
          <table:table-cell office:value-type="float" office:value="22.158333" calcext:value-type="float">
            <text:p>22.158333</text:p>
          </table:table-cell>
          <table:table-cell office:value-type="float" office:value="139.67429" calcext:value-type="float">
            <text:p>139.6742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9" calcext:value-type="float">
            <text:p>11.9</text:p>
          </table:table-cell>
          <table:table-cell office:value-type="float" office:value="298.81415" calcext:value-type="float">
            <text:p>298.81415</text:p>
          </table:table-cell>
          <table:table-cell office:value-type="float" office:value="12.233334" calcext:value-type="float">
            <text:p>12.233334</text:p>
          </table:table-cell>
          <table:table-cell office:value-type="float" office:value="283.07367" calcext:value-type="float">
            <text:p>283.07367</text:p>
          </table:table-cell>
          <table:table-cell office:value-type="float" office:value="12.566667" calcext:value-type="float">
            <text:p>12.566667</text:p>
          </table:table-cell>
          <table:table-cell office:value-type="float" office:value="269.6434" calcext:value-type="float">
            <text:p>269.6434</text:p>
          </table:table-cell>
          <table:table-cell office:value-type="float" office:value="12.875017" calcext:value-type="float">
            <text:p>12.875017</text:p>
          </table:table-cell>
          <table:table-cell office:value-type="float" office:value="262.34692" calcext:value-type="float">
            <text:p>262.34692</text:p>
          </table:table-cell>
        </table:table-row>
        <table:table-row table:style-name="ro1">
          <table:table-cell office:value-type="float" office:value="19.106932" calcext:value-type="float">
            <text:p>19.106932</text:p>
          </table:table-cell>
          <table:table-cell office:value-type="float" office:value="170.54205" calcext:value-type="float">
            <text:p>170.54205</text:p>
          </table:table-cell>
          <table:table-cell office:value-type="float" office:value="19.35" calcext:value-type="float">
            <text:p>19.35</text:p>
          </table:table-cell>
          <table:table-cell office:value-type="float" office:value="159.67787" calcext:value-type="float">
            <text:p>159.67787</text:p>
          </table:table-cell>
          <table:table-cell office:value-type="float" office:value="19.749321" calcext:value-type="float">
            <text:p>19.749321</text:p>
          </table:table-cell>
          <table:table-cell office:value-type="float" office:value="112.40449" calcext:value-type="float">
            <text:p>112.4044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11.08412" calcext:value-type="float">
            <text:p>111.08412</text:p>
          </table:table-cell>
          <table:table-cell office:value-type="float" office:value="23" calcext:value-type="float">
            <text:p>23</text:p>
          </table:table-cell>
          <table:table-cell office:value-type="float" office:value="110.18991" calcext:value-type="float">
            <text:p>110.18991</text:p>
          </table:table-cell>
          <table:table-cell office:value-type="float" office:value="23.000383" calcext:value-type="float">
            <text:p>23.000383</text:p>
          </table:table-cell>
          <table:table-cell office:value-type="float" office:value="109.961815" calcext:value-type="float">
            <text:p>109.961815</text:p>
          </table:table-cell>
          <table:table-cell office:value-type="float" office:value="23" calcext:value-type="float">
            <text:p>23</text:p>
          </table:table-cell>
          <table:table-cell office:value-type="float" office:value="112.46865" calcext:value-type="float">
            <text:p>112.4686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032772" calcext:value-type="float">
            <text:p>18.032772</text:p>
          </table:table-cell>
          <table:table-cell office:value-type="float" office:value="133.9978" calcext:value-type="float">
            <text:p>133.9978</text:p>
          </table:table-cell>
          <table:table-cell office:value-type="float" office:value="18.158333" calcext:value-type="float">
            <text:p>18.158333</text:p>
          </table:table-cell>
          <table:table-cell office:value-type="float" office:value="131.31061" calcext:value-type="float">
            <text:p>131.31061</text:p>
          </table:table-cell>
          <table:table-cell office:value-type="float" office:value="18.491667" calcext:value-type="float">
            <text:p>18.491667</text:p>
          </table:table-cell>
          <table:table-cell office:value-type="float" office:value="112.587265" calcext:value-type="float">
            <text:p>112.587265</text:p>
          </table:table-cell>
          <table:table-cell office:value-type="float" office:value="19.089016" calcext:value-type="float">
            <text:p>19.089016</text:p>
          </table:table-cell>
          <table:table-cell office:value-type="float" office:value="144.17067" calcext:value-type="float">
            <text:p>144.17067</text:p>
          </table:table-cell>
          <table:table-cell office:value-type="float" office:value="17.3" calcext:value-type="float">
            <text:p>17.3</text:p>
          </table:table-cell>
          <table:table-cell office:value-type="float" office:value="120.57912" calcext:value-type="float">
            <text:p>120.57912</text:p>
          </table:table-cell>
          <table:table-cell office:value-type="float" office:value="18.15118" calcext:value-type="float">
            <text:p>18.15118</text:p>
          </table:table-cell>
          <table:table-cell office:value-type="float" office:value="104.64128" calcext:value-type="float">
            <text:p>104.64128</text:p>
          </table:table-cell>
          <table:table-cell office:value-type="float" office:value="18.408152" calcext:value-type="float">
            <text:p>18.408152</text:p>
          </table:table-cell>
          <table:table-cell office:value-type="float" office:value="127.76997" calcext:value-type="float">
            <text:p>127.76997</text:p>
          </table:table-cell>
          <table:table-cell office:value-type="float" office:value="18.3" calcext:value-type="float">
            <text:p>18.3</text:p>
          </table:table-cell>
          <table:table-cell office:value-type="float" office:value="152.85551" calcext:value-type="float">
            <text:p>152.85551</text:p>
          </table:table-cell>
          <table:table-cell office:value-type="float" office:value="22.895641" calcext:value-type="float">
            <text:p>22.895641</text:p>
          </table:table-cell>
          <table:table-cell office:value-type="float" office:value="111.43801" calcext:value-type="float">
            <text:p>111.43801</text:p>
          </table:table-cell>
          <table:table-cell office:value-type="float" office:value="23" calcext:value-type="float">
            <text:p>23</text:p>
          </table:table-cell>
          <table:table-cell office:value-type="float" office:value="112.17195" calcext:value-type="float">
            <text:p>112.17195</text:p>
          </table:table-cell>
          <table:table-cell office:value-type="float" office:value="23.000456" calcext:value-type="float">
            <text:p>23.000456</text:p>
          </table:table-cell>
          <table:table-cell office:value-type="float" office:value="112.16342" calcext:value-type="float">
            <text:p>112.16342</text:p>
          </table:table-cell>
          <table:table-cell office:value-type="float" office:value="23.000523" calcext:value-type="float">
            <text:p>23.000523</text:p>
          </table:table-cell>
          <table:table-cell office:value-type="float" office:value="112.40427" calcext:value-type="float">
            <text:p>112.4042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2.585999" calcext:value-type="float">
            <text:p>12.585999</text:p>
          </table:table-cell>
          <table:table-cell office:value-type="float" office:value="279.10413" calcext:value-type="float">
            <text:p>279.10413</text:p>
          </table:table-cell>
          <table:table-cell office:value-type="float" office:value="12.841666" calcext:value-type="float">
            <text:p>12.841666</text:p>
          </table:table-cell>
          <table:table-cell office:value-type="float" office:value="263.36368" calcext:value-type="float">
            <text:p>263.36368</text:p>
          </table:table-cell>
          <table:table-cell office:value-type="float" office:value="13.175" calcext:value-type="float">
            <text:p>13.175</text:p>
          </table:table-cell>
          <table:table-cell office:value-type="float" office:value="249.9334" calcext:value-type="float">
            <text:p>249.9334</text:p>
          </table:table-cell>
          <table:table-cell office:value-type="float" office:value="14.108034" calcext:value-type="float">
            <text:p>14.108034</text:p>
          </table:table-cell>
          <table:table-cell office:value-type="float" office:value="242.63692" calcext:value-type="float">
            <text:p>242.63692</text:p>
          </table:table-cell>
        </table:table-row>
        <table:table-row table:style-name="ro1">
          <table:table-cell office:value-type="float" office:value="20.57201" calcext:value-type="float">
            <text:p>20.57201</text:p>
          </table:table-cell>
          <table:table-cell office:value-type="float" office:value="170.54205" calcext:value-type="float">
            <text:p>170.54205</text:p>
          </table:table-cell>
          <table:table-cell office:value-type="float" office:value="21.458334" calcext:value-type="float">
            <text:p>21.458334</text:p>
          </table:table-cell>
          <table:table-cell office:value-type="float" office:value="159.67787" calcext:value-type="float">
            <text:p>159.67787</text:p>
          </table:table-cell>
          <table:table-cell office:value-type="float" office:value="20.998869" calcext:value-type="float">
            <text:p>20.998869</text:p>
          </table:table-cell>
          <table:table-cell office:value-type="float" office:value="149.89093" calcext:value-type="float">
            <text:p>149.8909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001" calcext:value-type="float">
            <text:p>23.001</text:p>
          </table:table-cell>
          <table:table-cell office:value-type="float" office:value="111.08412" calcext:value-type="float">
            <text:p>111.08412</text:p>
          </table:table-cell>
          <table:table-cell office:value-type="float" office:value="23.001" calcext:value-type="float">
            <text:p>23.001</text:p>
          </table:table-cell>
          <table:table-cell office:value-type="float" office:value="110.18991" calcext:value-type="float">
            <text:p>110.18991</text:p>
          </table:table-cell>
          <table:table-cell office:value-type="float" office:value="23.00062" calcext:value-type="float">
            <text:p>23.00062</text:p>
          </table:table-cell>
          <table:table-cell office:value-type="float" office:value="109.961815" calcext:value-type="float">
            <text:p>109.961815</text:p>
          </table:table-cell>
          <table:table-cell office:value-type="float" office:value="23.001" calcext:value-type="float">
            <text:p>23.001</text:p>
          </table:table-cell>
          <table:table-cell office:value-type="float" office:value="112.46865" calcext:value-type="float">
            <text:p>112.4686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288054" calcext:value-type="float">
            <text:p>18.288054</text:p>
          </table:table-cell>
          <table:table-cell office:value-type="float" office:value="141.65625" calcext:value-type="float">
            <text:p>141.65625</text:p>
          </table:table-cell>
          <table:table-cell office:value-type="float" office:value="18.825" calcext:value-type="float">
            <text:p>18.825</text:p>
          </table:table-cell>
          <table:table-cell office:value-type="float" office:value="131.31061" calcext:value-type="float">
            <text:p>131.31061</text:p>
          </table:table-cell>
          <table:table-cell office:value-type="float" office:value="19.158333" calcext:value-type="float">
            <text:p>19.158333</text:p>
          </table:table-cell>
          <table:table-cell office:value-type="float" office:value="112.587265" calcext:value-type="float">
            <text:p>112.587265</text:p>
          </table:table-cell>
          <table:table-cell office:value-type="float" office:value="19.169514" calcext:value-type="float">
            <text:p>19.169514</text:p>
          </table:table-cell>
          <table:table-cell office:value-type="float" office:value="144.17067" calcext:value-type="float">
            <text:p>144.17067</text:p>
          </table:table-cell>
          <table:table-cell office:value-type="float" office:value="18.1" calcext:value-type="float">
            <text:p>18.1</text:p>
          </table:table-cell>
          <table:table-cell office:value-type="float" office:value="120.57912" calcext:value-type="float">
            <text:p>120.57912</text:p>
          </table:table-cell>
          <table:table-cell office:value-type="float" office:value="18.32297" calcext:value-type="float">
            <text:p>18.32297</text:p>
          </table:table-cell>
          <table:table-cell office:value-type="float" office:value="104.64128" calcext:value-type="float">
            <text:p>104.64128</text:p>
          </table:table-cell>
          <table:table-cell office:value-type="float" office:value="18.541924" calcext:value-type="float">
            <text:p>18.541924</text:p>
          </table:table-cell>
          <table:table-cell office:value-type="float" office:value="131.78313" calcext:value-type="float">
            <text:p>131.78313</text:p>
          </table:table-cell>
          <table:table-cell office:value-type="float" office:value="19.1" calcext:value-type="float">
            <text:p>19.1</text:p>
          </table:table-cell>
          <table:table-cell office:value-type="float" office:value="152.85551" calcext:value-type="float">
            <text:p>152.85551</text:p>
          </table:table-cell>
          <table:table-cell office:value-type="float" office:value="22.933107" calcext:value-type="float">
            <text:p>22.933107</text:p>
          </table:table-cell>
          <table:table-cell office:value-type="float" office:value="111.43801" calcext:value-type="float">
            <text:p>111.43801</text:p>
          </table:table-cell>
          <table:table-cell office:value-type="float" office:value="23.001" calcext:value-type="float">
            <text:p>23.001</text:p>
          </table:table-cell>
          <table:table-cell office:value-type="float" office:value="112.17195" calcext:value-type="float">
            <text:p>112.17195</text:p>
          </table:table-cell>
          <table:table-cell office:value-type="float" office:value="23.000648" calcext:value-type="float">
            <text:p>23.000648</text:p>
          </table:table-cell>
          <table:table-cell office:value-type="float" office:value="112.16342" calcext:value-type="float">
            <text:p>112.16342</text:p>
          </table:table-cell>
          <table:table-cell office:value-type="float" office:value="23.000692" calcext:value-type="float">
            <text:p>23.000692</text:p>
          </table:table-cell>
          <table:table-cell office:value-type="float" office:value="112.40427" calcext:value-type="float">
            <text:p>112.4042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115626" calcext:value-type="float">
            <text:p>13.115626</text:p>
          </table:table-cell>
          <table:table-cell office:value-type="float" office:value="279.10413" calcext:value-type="float">
            <text:p>279.10413</text:p>
          </table:table-cell>
          <table:table-cell office:value-type="float" office:value="13.508333" calcext:value-type="float">
            <text:p>13.508333</text:p>
          </table:table-cell>
          <table:table-cell office:value-type="float" office:value="263.36368" calcext:value-type="float">
            <text:p>263.36368</text:p>
          </table:table-cell>
          <table:table-cell office:value-type="float" office:value="13.841666" calcext:value-type="float">
            <text:p>13.841666</text:p>
          </table:table-cell>
          <table:table-cell office:value-type="float" office:value="249.9334" calcext:value-type="float">
            <text:p>249.9334</text:p>
          </table:table-cell>
          <table:table-cell office:value-type="float" office:value="14.163434" calcext:value-type="float">
            <text:p>14.163434</text:p>
          </table:table-cell>
          <table:table-cell office:value-type="float" office:value="242.63692" calcext:value-type="float">
            <text:p>242.636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9.79205" calcext:value-type="float">
            <text:p>109.79205</text:p>
          </table:table-cell>
          <table:table-cell office:value-type="float" office:value="23" calcext:value-type="float">
            <text:p>23</text:p>
          </table:table-cell>
          <table:table-cell office:value-type="float" office:value="109.72789" calcext:value-type="float">
            <text:p>109.72789</text:p>
          </table:table-cell>
          <table:table-cell office:value-type="float" office:value="23" calcext:value-type="float">
            <text:p>23</text:p>
          </table:table-cell>
          <table:table-cell office:value-type="float" office:value="110.740906" calcext:value-type="float">
            <text:p>110.74090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78.95412" calcext:value-type="float">
            <text:p>78.95412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78.059906" calcext:value-type="float">
            <text:p>78.05990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77.83181" calcext:value-type="float">
            <text:p>77.83181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80.338646" calcext:value-type="float">
            <text:p>80.3386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066668" calcext:value-type="float">
            <text:p>19.066668</text:p>
          </table:table-cell>
          <table:table-cell office:value-type="float" office:value="123.02622" calcext:value-type="float">
            <text:p>123.02622</text:p>
          </table:table-cell>
          <table:table-cell office:value-type="float" office:value="19.477682" calcext:value-type="float">
            <text:p>19.477682</text:p>
          </table:table-cell>
          <table:table-cell office:value-type="float" office:value="112.68065" calcext:value-type="float">
            <text:p>112.68065</text:p>
          </table:table-cell>
          <table:table-cell office:value-type="float" office:value="20.012928" calcext:value-type="float">
            <text:p>20.012928</text:p>
          </table:table-cell>
          <table:table-cell office:value-type="float" office:value="93.95724" calcext:value-type="float">
            <text:p>93.95724</text:p>
          </table:table-cell>
          <table:table-cell office:value-type="float" office:value="20.066668" calcext:value-type="float">
            <text:p>20.066668</text:p>
          </table:table-cell>
          <table:table-cell office:value-type="float" office:value="125.54064" calcext:value-type="float">
            <text:p>125.54064</text:p>
          </table:table-cell>
          <table:table-cell office:value-type="float" office:value="18.874435" calcext:value-type="float">
            <text:p>18.874435</text:p>
          </table:table-cell>
          <table:table-cell office:value-type="float" office:value="106.26915" calcext:value-type="float">
            <text:p>106.26915</text:p>
          </table:table-cell>
          <table:table-cell office:value-type="float" office:value="18.875" calcext:value-type="float">
            <text:p>18.875</text:p>
          </table:table-cell>
          <table:table-cell office:value-type="float" office:value="90.33125" calcext:value-type="float">
            <text:p>90.33125</text:p>
          </table:table-cell>
          <table:table-cell office:value-type="float" office:value="19.222178" calcext:value-type="float">
            <text:p>19.222178</text:p>
          </table:table-cell>
          <table:table-cell office:value-type="float" office:value="117.4731" calcext:value-type="float">
            <text:p>117.4731</text:p>
          </table:table-cell>
          <table:table-cell office:value-type="float" office:value="20.174625" calcext:value-type="float">
            <text:p>20.174625</text:p>
          </table:table-cell>
          <table:table-cell office:value-type="float" office:value="138.54555" calcext:value-type="float">
            <text:p>138.54555</text:p>
          </table:table-cell>
          <table:table-cell office:value-type="float" office:value="23.993832" calcext:value-type="float">
            <text:p>23.993832</text:p>
          </table:table-cell>
          <table:table-cell office:value-type="float" office:value="79.30801" calcext:value-type="float">
            <text:p>79.30801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80.04195" calcext:value-type="float">
            <text:p>80.0419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80.03342" calcext:value-type="float">
            <text:p>80.03342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80.27426" calcext:value-type="float">
            <text:p>80.2742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06703" calcext:value-type="float">
            <text:p>14.06703</text:p>
          </table:table-cell>
          <table:table-cell office:value-type="float" office:value="260.20413" calcext:value-type="float">
            <text:p>260.20413</text:p>
          </table:table-cell>
          <table:table-cell office:value-type="float" office:value="14.727899" calcext:value-type="float">
            <text:p>14.727899</text:p>
          </table:table-cell>
          <table:table-cell office:value-type="float" office:value="244.46368" calcext:value-type="float">
            <text:p>244.46368</text:p>
          </table:table-cell>
          <table:table-cell office:value-type="float" office:value="14.754676" calcext:value-type="float">
            <text:p>14.754676</text:p>
          </table:table-cell>
          <table:table-cell office:value-type="float" office:value="231.03337" calcext:value-type="float">
            <text:p>231.03337</text:p>
          </table:table-cell>
          <table:table-cell office:value-type="float" office:value="14.758333" calcext:value-type="float">
            <text:p>14.758333</text:p>
          </table:table-cell>
          <table:table-cell office:value-type="float" office:value="223.73692" calcext:value-type="float">
            <text:p>223.73692</text:p>
          </table:table-cell>
        </table:table-row>
        <table:table-row table:style-name="ro1">
          <table:table-cell office:value-type="float" office:value="23.001" calcext:value-type="float">
            <text:p>23.001</text:p>
          </table:table-cell>
          <table:table-cell office:value-type="float" office:value="109.79205" calcext:value-type="float">
            <text:p>109.79205</text:p>
          </table:table-cell>
          <table:table-cell office:value-type="float" office:value="23.001" calcext:value-type="float">
            <text:p>23.001</text:p>
          </table:table-cell>
          <table:table-cell office:value-type="float" office:value="109.72789" calcext:value-type="float">
            <text:p>109.72789</text:p>
          </table:table-cell>
          <table:table-cell office:value-type="float" office:value="23.001" calcext:value-type="float">
            <text:p>23.001</text:p>
          </table:table-cell>
          <table:table-cell office:value-type="float" office:value="110.740906" calcext:value-type="float">
            <text:p>110.74090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78.95412" calcext:value-type="float">
            <text:p>78.95412</text:p>
          </table:table-cell>
          <table:table-cell office:value-type="float" office:value="24" calcext:value-type="float">
            <text:p>24</text:p>
          </table:table-cell>
          <table:table-cell office:value-type="float" office:value="78.059906" calcext:value-type="float">
            <text:p>78.059906</text:p>
          </table:table-cell>
          <table:table-cell office:value-type="float" office:value="24" calcext:value-type="float">
            <text:p>24</text:p>
          </table:table-cell>
          <table:table-cell office:value-type="float" office:value="77.83181" calcext:value-type="float">
            <text:p>77.83181</text:p>
          </table:table-cell>
          <table:table-cell office:value-type="float" office:value="24" calcext:value-type="float">
            <text:p>24</text:p>
          </table:table-cell>
          <table:table-cell office:value-type="float" office:value="80.338646" calcext:value-type="float">
            <text:p>80.3386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716667" calcext:value-type="float">
            <text:p>19.716667</text:p>
          </table:table-cell>
          <table:table-cell office:value-type="float" office:value="123.02622" calcext:value-type="float">
            <text:p>123.02622</text:p>
          </table:table-cell>
          <table:table-cell office:value-type="float" office:value="19.494978" calcext:value-type="float">
            <text:p>19.494978</text:p>
          </table:table-cell>
          <table:table-cell office:value-type="float" office:value="112.68065" calcext:value-type="float">
            <text:p>112.68065</text:p>
          </table:table-cell>
          <table:table-cell office:value-type="float" office:value="20.301542" calcext:value-type="float">
            <text:p>20.301542</text:p>
          </table:table-cell>
          <table:table-cell office:value-type="float" office:value="93.95724" calcext:value-type="float">
            <text:p>93.95724</text:p>
          </table:table-cell>
          <table:table-cell office:value-type="float" office:value="20.716667" calcext:value-type="float">
            <text:p>20.716667</text:p>
          </table:table-cell>
          <table:table-cell office:value-type="float" office:value="125.54064" calcext:value-type="float">
            <text:p>125.54064</text:p>
          </table:table-cell>
          <table:table-cell office:value-type="float" office:value="19.242884" calcext:value-type="float">
            <text:p>19.242884</text:p>
          </table:table-cell>
          <table:table-cell office:value-type="float" office:value="117.3226" calcext:value-type="float">
            <text:p>117.3226</text:p>
          </table:table-cell>
          <table:table-cell office:value-type="float" office:value="19.591667" calcext:value-type="float">
            <text:p>19.591667</text:p>
          </table:table-cell>
          <table:table-cell office:value-type="float" office:value="90.33125" calcext:value-type="float">
            <text:p>90.33125</text:p>
          </table:table-cell>
          <table:table-cell office:value-type="float" office:value="19.721798" calcext:value-type="float">
            <text:p>19.721798</text:p>
          </table:table-cell>
          <table:table-cell office:value-type="float" office:value="117.4731" calcext:value-type="float">
            <text:p>117.4731</text:p>
          </table:table-cell>
          <table:table-cell office:value-type="float" office:value="20.198221" calcext:value-type="float">
            <text:p>20.198221</text:p>
          </table:table-cell>
          <table:table-cell office:value-type="float" office:value="138.54555" calcext:value-type="float">
            <text:p>138.54555</text:p>
          </table:table-cell>
          <table:table-cell office:value-type="float" office:value="23.999361" calcext:value-type="float">
            <text:p>23.999361</text:p>
          </table:table-cell>
          <table:table-cell office:value-type="float" office:value="79.30801" calcext:value-type="float">
            <text:p>79.30801</text:p>
          </table:table-cell>
          <table:table-cell office:value-type="float" office:value="24" calcext:value-type="float">
            <text:p>24</text:p>
          </table:table-cell>
          <table:table-cell office:value-type="float" office:value="80.04195" calcext:value-type="float">
            <text:p>80.04195</text:p>
          </table:table-cell>
          <table:table-cell office:value-type="float" office:value="24" calcext:value-type="float">
            <text:p>24</text:p>
          </table:table-cell>
          <table:table-cell office:value-type="float" office:value="80.03342" calcext:value-type="float">
            <text:p>80.03342</text:p>
          </table:table-cell>
          <table:table-cell office:value-type="float" office:value="24" calcext:value-type="float">
            <text:p>24</text:p>
          </table:table-cell>
          <table:table-cell office:value-type="float" office:value="80.27426" calcext:value-type="float">
            <text:p>80.2742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131755" calcext:value-type="float">
            <text:p>14.131755</text:p>
          </table:table-cell>
          <table:table-cell office:value-type="float" office:value="260.20413" calcext:value-type="float">
            <text:p>260.20413</text:p>
          </table:table-cell>
          <table:table-cell office:value-type="float" office:value="14.736578" calcext:value-type="float">
            <text:p>14.736578</text:p>
          </table:table-cell>
          <table:table-cell office:value-type="float" office:value="244.46368" calcext:value-type="float">
            <text:p>244.46368</text:p>
          </table:table-cell>
          <table:table-cell office:value-type="float" office:value="14.90497" calcext:value-type="float">
            <text:p>14.90497</text:p>
          </table:table-cell>
          <table:table-cell office:value-type="float" office:value="231.03337" calcext:value-type="float">
            <text:p>231.03337</text:p>
          </table:table-cell>
          <table:table-cell office:value-type="float" office:value="15.441667" calcext:value-type="float">
            <text:p>15.441667</text:p>
          </table:table-cell>
          <table:table-cell office:value-type="float" office:value="223.73692" calcext:value-type="float">
            <text:p>223.73692</text:p>
          </table:table-cell>
        </table:table-row>
        <table:table-row table:style-name="ro1">
          <table:table-cell office:value-type="float" office:value="23.993002" calcext:value-type="float">
            <text:p>23.993002</text:p>
          </table:table-cell>
          <table:table-cell office:value-type="float" office:value="77.66205" calcext:value-type="float">
            <text:p>77.66205</text:p>
          </table:table-cell>
          <table:table-cell office:value-type="float" office:value="23.992334" calcext:value-type="float">
            <text:p>23.992334</text:p>
          </table:table-cell>
          <table:table-cell office:value-type="float" office:value="77.597885" calcext:value-type="float">
            <text:p>77.597885</text:p>
          </table:table-cell>
          <table:table-cell office:value-type="float" office:value="23.99287" calcext:value-type="float">
            <text:p>23.99287</text:p>
          </table:table-cell>
          <table:table-cell office:value-type="float" office:value="78.6109" calcext:value-type="float">
            <text:p>78.6109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066668" calcext:value-type="float">
            <text:p>20.066668</text:p>
          </table:table-cell>
          <table:table-cell office:value-type="float" office:value="111.68621" calcext:value-type="float">
            <text:p>111.68621</text:p>
          </table:table-cell>
          <table:table-cell office:value-type="float" office:value="20.4" calcext:value-type="float">
            <text:p>20.4</text:p>
          </table:table-cell>
          <table:table-cell office:value-type="float" office:value="101.34064" calcext:value-type="float">
            <text:p>101.34064</text:p>
          </table:table-cell>
          <table:table-cell office:value-type="float" office:value="20.733334" calcext:value-type="float">
            <text:p>20.733334</text:p>
          </table:table-cell>
          <table:table-cell office:value-type="float" office:value="82.617226" calcext:value-type="float">
            <text:p>82.617226</text:p>
          </table:table-cell>
          <table:table-cell office:value-type="float" office:value="21.10117" calcext:value-type="float">
            <text:p>21.10117</text:p>
          </table:table-cell>
          <table:table-cell office:value-type="float" office:value="114.20063" calcext:value-type="float">
            <text:p>114.20063</text:p>
          </table:table-cell>
          <table:table-cell office:value-type="float" office:value="19.441668" calcext:value-type="float">
            <text:p>19.441668</text:p>
          </table:table-cell>
          <table:table-cell office:value-type="float" office:value="111.38257" calcext:value-type="float">
            <text:p>111.38257</text:p>
          </table:table-cell>
          <table:table-cell office:value-type="float" office:value="19.775" calcext:value-type="float">
            <text:p>19.775</text:p>
          </table:table-cell>
          <table:table-cell office:value-type="float" office:value="84.39128" calcext:value-type="float">
            <text:p>84.39128</text:p>
          </table:table-cell>
          <table:table-cell office:value-type="float" office:value="20.14098" calcext:value-type="float">
            <text:p>20.14098</text:p>
          </table:table-cell>
          <table:table-cell office:value-type="float" office:value="111.533066" calcext:value-type="float">
            <text:p>111.533066</text:p>
          </table:table-cell>
          <table:table-cell office:value-type="float" office:value="20.441668" calcext:value-type="float">
            <text:p>20.441668</text:p>
          </table:table-cell>
          <table:table-cell office:value-type="float" office:value="132.60551" calcext:value-type="float">
            <text:p>132.60551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033334" calcext:value-type="float">
            <text:p>15.033334</text:p>
          </table:table-cell>
          <table:table-cell office:value-type="float" office:value="241.03412" calcext:value-type="float">
            <text:p>241.03412</text:p>
          </table:table-cell>
          <table:table-cell office:value-type="float" office:value="15.366667" calcext:value-type="float">
            <text:p>15.366667</text:p>
          </table:table-cell>
          <table:table-cell office:value-type="float" office:value="225.29367" calcext:value-type="float">
            <text:p>225.29367</text:p>
          </table:table-cell>
          <table:table-cell office:value-type="float" office:value="15.7" calcext:value-type="float">
            <text:p>15.7</text:p>
          </table:table-cell>
          <table:table-cell office:value-type="float" office:value="211.86339" calcext:value-type="float">
            <text:p>211.86339</text:p>
          </table:table-cell>
          <table:table-cell office:value-type="float" office:value="16.204432" calcext:value-type="float">
            <text:p>16.204432</text:p>
          </table:table-cell>
          <table:table-cell office:value-type="float" office:value="204.56694" calcext:value-type="float">
            <text:p>204.56694</text:p>
          </table:table-cell>
        </table:table-row>
        <table:table-row table:style-name="ro1">
          <table:table-cell office:value-type="float" office:value="23.99731" calcext:value-type="float">
            <text:p>23.99731</text:p>
          </table:table-cell>
          <table:table-cell office:value-type="float" office:value="77.66205" calcext:value-type="float">
            <text:p>77.66205</text:p>
          </table:table-cell>
          <table:table-cell office:value-type="float" office:value="23.999886" calcext:value-type="float">
            <text:p>23.999886</text:p>
          </table:table-cell>
          <table:table-cell office:value-type="float" office:value="77.597885" calcext:value-type="float">
            <text:p>77.597885</text:p>
          </table:table-cell>
          <table:table-cell office:value-type="float" office:value="23.994347" calcext:value-type="float">
            <text:p>23.994347</text:p>
          </table:table-cell>
          <table:table-cell office:value-type="float" office:value="78.6109" calcext:value-type="float">
            <text:p>78.6109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466667" calcext:value-type="float">
            <text:p>20.466667</text:p>
          </table:table-cell>
          <table:table-cell office:value-type="float" office:value="111.68621" calcext:value-type="float">
            <text:p>111.68621</text:p>
          </table:table-cell>
          <table:table-cell office:value-type="float" office:value="20.8" calcext:value-type="float">
            <text:p>20.8</text:p>
          </table:table-cell>
          <table:table-cell office:value-type="float" office:value="101.34064" calcext:value-type="float">
            <text:p>101.34064</text:p>
          </table:table-cell>
          <table:table-cell office:value-type="float" office:value="21.133333" calcext:value-type="float">
            <text:p>21.133333</text:p>
          </table:table-cell>
          <table:table-cell office:value-type="float" office:value="82.617226" calcext:value-type="float">
            <text:p>82.617226</text:p>
          </table:table-cell>
          <table:table-cell office:value-type="float" office:value="21.433975" calcext:value-type="float">
            <text:p>21.433975</text:p>
          </table:table-cell>
          <table:table-cell office:value-type="float" office:value="114.20063" calcext:value-type="float">
            <text:p>114.20063</text:p>
          </table:table-cell>
          <table:table-cell office:value-type="float" office:value="19.816668" calcext:value-type="float">
            <text:p>19.816668</text:p>
          </table:table-cell>
          <table:table-cell office:value-type="float" office:value="111.38257" calcext:value-type="float">
            <text:p>111.38257</text:p>
          </table:table-cell>
          <table:table-cell office:value-type="float" office:value="20.15" calcext:value-type="float">
            <text:p>20.15</text:p>
          </table:table-cell>
          <table:table-cell office:value-type="float" office:value="84.39128" calcext:value-type="float">
            <text:p>84.39128</text:p>
          </table:table-cell>
          <table:table-cell office:value-type="float" office:value="20.345575" calcext:value-type="float">
            <text:p>20.345575</text:p>
          </table:table-cell>
          <table:table-cell office:value-type="float" office:value="111.533066" calcext:value-type="float">
            <text:p>111.533066</text:p>
          </table:table-cell>
          <table:table-cell office:value-type="float" office:value="20.816668" calcext:value-type="float">
            <text:p>20.816668</text:p>
          </table:table-cell>
          <table:table-cell office:value-type="float" office:value="132.60551" calcext:value-type="float">
            <text:p>132.60551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691667" calcext:value-type="float">
            <text:p>15.691667</text:p>
          </table:table-cell>
          <table:table-cell office:value-type="float" office:value="241.03412" calcext:value-type="float">
            <text:p>241.03412</text:p>
          </table:table-cell>
          <table:table-cell office:value-type="float" office:value="16.025" calcext:value-type="float">
            <text:p>16.025</text:p>
          </table:table-cell>
          <table:table-cell office:value-type="float" office:value="225.29367" calcext:value-type="float">
            <text:p>225.29367</text:p>
          </table:table-cell>
          <table:table-cell office:value-type="float" office:value="16.358334" calcext:value-type="float">
            <text:p>16.358334</text:p>
          </table:table-cell>
          <table:table-cell office:value-type="float" office:value="211.86339" calcext:value-type="float">
            <text:p>211.86339</text:p>
          </table:table-cell>
          <table:table-cell office:value-type="float" office:value="16.671112" calcext:value-type="float">
            <text:p>16.671112</text:p>
          </table:table-cell>
          <table:table-cell office:value-type="float" office:value="204.56694" calcext:value-type="float">
            <text:p>204.56694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0.525" calcext:value-type="float">
            <text:p>20.525</text:p>
          </table:table-cell>
          <table:table-cell office:value-type="float" office:value="109.79624" calcext:value-type="float">
            <text:p>109.79624</text:p>
          </table:table-cell>
          <table:table-cell office:value-type="float" office:value="22.343227" calcext:value-type="float">
            <text:p>22.343227</text:p>
          </table:table-cell>
          <table:table-cell office:value-type="float" office:value="99.45061" calcext:value-type="float">
            <text:p>99.45061</text:p>
          </table:table-cell>
          <table:table-cell office:value-type="float" office:value="21.97891" calcext:value-type="float">
            <text:p>21.97891</text:p>
          </table:table-cell>
          <table:table-cell office:value-type="float" office:value="80.727196" calcext:value-type="float">
            <text:p>80.727196</text:p>
          </table:table-cell>
          <table:table-cell office:value-type="float" office:value="21.964342" calcext:value-type="float">
            <text:p>21.964342</text:p>
          </table:table-cell>
          <table:table-cell office:value-type="float" office:value="112.31066" calcext:value-type="float">
            <text:p>112.31066</text:p>
          </table:table-cell>
          <table:table-cell office:value-type="float" office:value="19.866667" calcext:value-type="float">
            <text:p>19.866667</text:p>
          </table:table-cell>
          <table:table-cell office:value-type="float" office:value="109.762596" calcext:value-type="float">
            <text:p>109.762596</text:p>
          </table:table-cell>
          <table:table-cell office:value-type="float" office:value="21.04216" calcext:value-type="float">
            <text:p>21.04216</text:p>
          </table:table-cell>
          <table:table-cell office:value-type="float" office:value="82.77124" calcext:value-type="float">
            <text:p>82.77124</text:p>
          </table:table-cell>
          <table:table-cell office:value-type="float" office:value="20.533333" calcext:value-type="float">
            <text:p>20.533333</text:p>
          </table:table-cell>
          <table:table-cell office:value-type="float" office:value="109.91309" calcext:value-type="float">
            <text:p>109.91309</text:p>
          </table:table-cell>
          <table:table-cell office:value-type="float" office:value="22.239159" calcext:value-type="float">
            <text:p>22.239159</text:p>
          </table:table-cell>
          <table:table-cell office:value-type="float" office:value="130.98553" calcext:value-type="float">
            <text:p>130.98553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25" calcext:value-type="float">
            <text:p>16.25</text:p>
          </table:table-cell>
          <table:table-cell office:value-type="float" office:value="222.94412" calcext:value-type="float">
            <text:p>222.94412</text:p>
          </table:table-cell>
          <table:table-cell office:value-type="float" office:value="16.77513" calcext:value-type="float">
            <text:p>16.77513</text:p>
          </table:table-cell>
          <table:table-cell office:value-type="float" office:value="207.20364" calcext:value-type="float">
            <text:p>207.20364</text:p>
          </table:table-cell>
          <table:table-cell office:value-type="float" office:value="16.916666" calcext:value-type="float">
            <text:p>16.916666</text:p>
          </table:table-cell>
          <table:table-cell office:value-type="float" office:value="193.77342" calcext:value-type="float">
            <text:p>193.77342</text:p>
          </table:table-cell>
          <table:table-cell office:value-type="float" office:value="17.25" calcext:value-type="float">
            <text:p>17.25</text:p>
          </table:table-cell>
          <table:table-cell office:value-type="float" office:value="186.47697" calcext:value-type="float">
            <text:p>186.47697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09.79624" calcext:value-type="float">
            <text:p>109.79624</text:p>
          </table:table-cell>
          <table:table-cell office:value-type="float" office:value="22.697687" calcext:value-type="float">
            <text:p>22.697687</text:p>
          </table:table-cell>
          <table:table-cell office:value-type="float" office:value="110.0844" calcext:value-type="float">
            <text:p>110.0844</text:p>
          </table:table-cell>
          <table:table-cell office:value-type="float" office:value="22.9459" calcext:value-type="float">
            <text:p>22.9459</text:p>
          </table:table-cell>
          <table:table-cell office:value-type="float" office:value="109.73688" calcext:value-type="float">
            <text:p>109.73688</text:p>
          </table:table-cell>
          <table:table-cell office:value-type="float" office:value="22.012499" calcext:value-type="float">
            <text:p>22.012499</text:p>
          </table:table-cell>
          <table:table-cell office:value-type="float" office:value="112.31066" calcext:value-type="float">
            <text:p>112.31066</text:p>
          </table:table-cell>
          <table:table-cell office:value-type="float" office:value="23" calcext:value-type="float">
            <text:p>23</text:p>
          </table:table-cell>
          <table:table-cell office:value-type="float" office:value="109.762596" calcext:value-type="float">
            <text:p>109.762596</text:p>
          </table:table-cell>
          <table:table-cell office:value-type="float" office:value="21.965727" calcext:value-type="float">
            <text:p>21.965727</text:p>
          </table:table-cell>
          <table:table-cell office:value-type="float" office:value="110.47824" calcext:value-type="float">
            <text:p>110.47824</text:p>
          </table:table-cell>
          <table:table-cell office:value-type="float" office:value="23" calcext:value-type="float">
            <text:p>23</text:p>
          </table:table-cell>
          <table:table-cell office:value-type="float" office:value="109.91309" calcext:value-type="float">
            <text:p>109.91309</text:p>
          </table:table-cell>
          <table:table-cell office:value-type="float" office:value="22.2541" calcext:value-type="float">
            <text:p>22.2541</text:p>
          </table:table-cell>
          <table:table-cell office:value-type="float" office:value="130.98553" calcext:value-type="float">
            <text:p>130.98553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025" calcext:value-type="float">
            <text:p>17.025</text:p>
          </table:table-cell>
          <table:table-cell office:value-type="float" office:value="222.94412" calcext:value-type="float">
            <text:p>222.94412</text:p>
          </table:table-cell>
          <table:table-cell office:value-type="float" office:value="17.20283" calcext:value-type="float">
            <text:p>17.20283</text:p>
          </table:table-cell>
          <table:table-cell office:value-type="float" office:value="207.20364" calcext:value-type="float">
            <text:p>207.20364</text:p>
          </table:table-cell>
          <table:table-cell office:value-type="float" office:value="17.691668" calcext:value-type="float">
            <text:p>17.691668</text:p>
          </table:table-cell>
          <table:table-cell office:value-type="float" office:value="193.77342" calcext:value-type="float">
            <text:p>193.77342</text:p>
          </table:table-cell>
          <table:table-cell office:value-type="float" office:value="18.025" calcext:value-type="float">
            <text:p>18.025</text:p>
          </table:table-cell>
          <table:table-cell office:value-type="float" office:value="186.47697" calcext:value-type="float">
            <text:p>186.47697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6248" calcext:value-type="float">
            <text:p>23.996248</text:p>
          </table:table-cell>
          <table:table-cell office:value-type="float" office:value="77.66624" calcext:value-type="float">
            <text:p>77.6662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77.95439" calcext:value-type="float">
            <text:p>77.95439</text:p>
          </table:table-cell>
          <table:table-cell office:value-type="float" office:value="23.994583" calcext:value-type="float">
            <text:p>23.994583</text:p>
          </table:table-cell>
          <table:table-cell office:value-type="float" office:value="77.60687" calcext:value-type="float">
            <text:p>77.60687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80.18066" calcext:value-type="float">
            <text:p>80.1806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77.63259" calcext:value-type="float">
            <text:p>77.63259</text:p>
          </table:table-cell>
          <table:table-cell office:value-type="float" office:value="23.994411" calcext:value-type="float">
            <text:p>23.994411</text:p>
          </table:table-cell>
          <table:table-cell office:value-type="float" office:value="78.348236" calcext:value-type="float">
            <text:p>78.34823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77.78309" calcext:value-type="float">
            <text:p>77.78309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8.85553" calcext:value-type="float">
            <text:p>98.85553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525" calcext:value-type="float">
            <text:p>17.525</text:p>
          </table:table-cell>
          <table:table-cell office:value-type="float" office:value="206.74413" calcext:value-type="float">
            <text:p>206.74413</text:p>
          </table:table-cell>
          <table:table-cell office:value-type="float" office:value="17.858334" calcext:value-type="float">
            <text:p>17.858334</text:p>
          </table:table-cell>
          <table:table-cell office:value-type="float" office:value="191.00365" calcext:value-type="float">
            <text:p>191.00365</text:p>
          </table:table-cell>
          <table:table-cell office:value-type="float" office:value="18.191668" calcext:value-type="float">
            <text:p>18.191668</text:p>
          </table:table-cell>
          <table:table-cell office:value-type="float" office:value="177.57343" calcext:value-type="float">
            <text:p>177.57343</text:p>
          </table:table-cell>
          <table:table-cell office:value-type="float" office:value="18.525" calcext:value-type="float">
            <text:p>18.525</text:p>
          </table:table-cell>
          <table:table-cell office:value-type="float" office:value="170.27698" calcext:value-type="float">
            <text:p>170.27698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8867" calcext:value-type="float">
            <text:p>23.998867</text:p>
          </table:table-cell>
          <table:table-cell office:value-type="float" office:value="77.66624" calcext:value-type="float">
            <text:p>77.66624</text:p>
          </table:table-cell>
          <table:table-cell office:value-type="float" office:value="24" calcext:value-type="float">
            <text:p>24</text:p>
          </table:table-cell>
          <table:table-cell office:value-type="float" office:value="77.95439" calcext:value-type="float">
            <text:p>77.95439</text:p>
          </table:table-cell>
          <table:table-cell office:value-type="float" office:value="23.999552" calcext:value-type="float">
            <text:p>23.999552</text:p>
          </table:table-cell>
          <table:table-cell office:value-type="float" office:value="77.60687" calcext:value-type="float">
            <text:p>77.60687</text:p>
          </table:table-cell>
          <table:table-cell office:value-type="float" office:value="24" calcext:value-type="float">
            <text:p>24</text:p>
          </table:table-cell>
          <table:table-cell office:value-type="float" office:value="80.18066" calcext:value-type="float">
            <text:p>80.18066</text:p>
          </table:table-cell>
          <table:table-cell office:value-type="float" office:value="24" calcext:value-type="float">
            <text:p>24</text:p>
          </table:table-cell>
          <table:table-cell office:value-type="float" office:value="77.63259" calcext:value-type="float">
            <text:p>77.63259</text:p>
          </table:table-cell>
          <table:table-cell office:value-type="float" office:value="23.998135" calcext:value-type="float">
            <text:p>23.998135</text:p>
          </table:table-cell>
          <table:table-cell office:value-type="float" office:value="78.348236" calcext:value-type="float">
            <text:p>78.348236</text:p>
          </table:table-cell>
          <table:table-cell office:value-type="float" office:value="24" calcext:value-type="float">
            <text:p>24</text:p>
          </table:table-cell>
          <table:table-cell office:value-type="float" office:value="77.78309" calcext:value-type="float">
            <text:p>77.78309</text:p>
          </table:table-cell>
          <table:table-cell office:value-type="float" office:value="24" calcext:value-type="float">
            <text:p>24</text:p>
          </table:table-cell>
          <table:table-cell office:value-type="float" office:value="98.85553" calcext:value-type="float">
            <text:p>98.85553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3" calcext:value-type="float">
            <text:p>18.3</text:p>
          </table:table-cell>
          <table:table-cell office:value-type="float" office:value="206.74413" calcext:value-type="float">
            <text:p>206.74413</text:p>
          </table:table-cell>
          <table:table-cell office:value-type="float" office:value="18.633333" calcext:value-type="float">
            <text:p>18.633333</text:p>
          </table:table-cell>
          <table:table-cell office:value-type="float" office:value="191.00365" calcext:value-type="float">
            <text:p>191.00365</text:p>
          </table:table-cell>
          <table:table-cell office:value-type="float" office:value="18.966667" calcext:value-type="float">
            <text:p>18.966667</text:p>
          </table:table-cell>
          <table:table-cell office:value-type="float" office:value="177.57343" calcext:value-type="float">
            <text:p>177.57343</text:p>
          </table:table-cell>
          <table:table-cell office:value-type="float" office:value="19.3" calcext:value-type="float">
            <text:p>19.3</text:p>
          </table:table-cell>
          <table:table-cell office:value-type="float" office:value="170.27698" calcext:value-type="float">
            <text:p>170.27698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8.8" calcext:value-type="float">
            <text:p>18.8</text:p>
          </table:table-cell>
          <table:table-cell office:value-type="float" office:value="190.54413" calcext:value-type="float">
            <text:p>190.54413</text:p>
          </table:table-cell>
          <table:table-cell office:value-type="float" office:value="19.133333" calcext:value-type="float">
            <text:p>19.133333</text:p>
          </table:table-cell>
          <table:table-cell office:value-type="float" office:value="174.80365" calcext:value-type="float">
            <text:p>174.80365</text:p>
          </table:table-cell>
          <table:table-cell office:value-type="float" office:value="19.466667" calcext:value-type="float">
            <text:p>19.466667</text:p>
          </table:table-cell>
          <table:table-cell office:value-type="float" office:value="161.37343" calcext:value-type="float">
            <text:p>161.37343</text:p>
          </table:table-cell>
          <table:table-cell office:value-type="float" office:value="20.371819" calcext:value-type="float">
            <text:p>20.371819</text:p>
          </table:table-cell>
          <table:table-cell office:value-type="float" office:value="154.07698" calcext:value-type="float">
            <text:p>154.07698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475" calcext:value-type="float">
            <text:p>19.475</text:p>
          </table:table-cell>
          <table:table-cell office:value-type="float" office:value="190.54413" calcext:value-type="float">
            <text:p>190.54413</text:p>
          </table:table-cell>
          <table:table-cell office:value-type="float" office:value="19.808332" calcext:value-type="float">
            <text:p>19.808332</text:p>
          </table:table-cell>
          <table:table-cell office:value-type="float" office:value="174.80365" calcext:value-type="float">
            <text:p>174.80365</text:p>
          </table:table-cell>
          <table:table-cell office:value-type="float" office:value="20.141666" calcext:value-type="float">
            <text:p>20.141666</text:p>
          </table:table-cell>
          <table:table-cell office:value-type="float" office:value="161.37343" calcext:value-type="float">
            <text:p>161.37343</text:p>
          </table:table-cell>
          <table:table-cell office:value-type="float" office:value="20.410091" calcext:value-type="float">
            <text:p>20.410091</text:p>
          </table:table-cell>
          <table:table-cell office:value-type="float" office:value="154.07698" calcext:value-type="float">
            <text:p>154.07698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31634" calcext:value-type="float">
            <text:p>20.31634</text:p>
          </table:table-cell>
          <table:table-cell office:value-type="float" office:value="181.63414" calcext:value-type="float">
            <text:p>181.63414</text:p>
          </table:table-cell>
          <table:table-cell office:value-type="float" office:value="20.083334" calcext:value-type="float">
            <text:p>20.083334</text:p>
          </table:table-cell>
          <table:table-cell office:value-type="float" office:value="165.8936" calcext:value-type="float">
            <text:p>165.8936</text:p>
          </table:table-cell>
          <table:table-cell office:value-type="float" office:value="20.416666" calcext:value-type="float">
            <text:p>20.416666</text:p>
          </table:table-cell>
          <table:table-cell office:value-type="float" office:value="152.46344" calcext:value-type="float">
            <text:p>152.46344</text:p>
          </table:table-cell>
          <table:table-cell office:value-type="float" office:value="20.75" calcext:value-type="float">
            <text:p>20.75</text:p>
          </table:table-cell>
          <table:table-cell office:value-type="float" office:value="145.16699" calcext:value-type="float">
            <text:p>145.16699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38293" calcext:value-type="float">
            <text:p>20.38293</text:p>
          </table:table-cell>
          <table:table-cell office:value-type="float" office:value="181.63414" calcext:value-type="float">
            <text:p>181.63414</text:p>
          </table:table-cell>
          <table:table-cell office:value-type="float" office:value="20.725" calcext:value-type="float">
            <text:p>20.725</text:p>
          </table:table-cell>
          <table:table-cell office:value-type="float" office:value="165.8936" calcext:value-type="float">
            <text:p>165.8936</text:p>
          </table:table-cell>
          <table:table-cell office:value-type="float" office:value="21.058332" calcext:value-type="float">
            <text:p>21.058332</text:p>
          </table:table-cell>
          <table:table-cell office:value-type="float" office:value="152.46344" calcext:value-type="float">
            <text:p>152.46344</text:p>
          </table:table-cell>
          <table:table-cell office:value-type="float" office:value="21.391666" calcext:value-type="float">
            <text:p>21.391666</text:p>
          </table:table-cell>
          <table:table-cell office:value-type="float" office:value="145.16699" calcext:value-type="float">
            <text:p>145.16699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766666" calcext:value-type="float">
            <text:p>20.766666</text:p>
          </table:table-cell>
          <table:table-cell office:value-type="float" office:value="169.48415" calcext:value-type="float">
            <text:p>169.48415</text:p>
          </table:table-cell>
          <table:table-cell office:value-type="float" office:value="21.1" calcext:value-type="float">
            <text:p>21.1</text:p>
          </table:table-cell>
          <table:table-cell office:value-type="float" office:value="153.7436" calcext:value-type="float">
            <text:p>153.7436</text:p>
          </table:table-cell>
          <table:table-cell office:value-type="float" office:value="21.553148" calcext:value-type="float">
            <text:p>21.553148</text:p>
          </table:table-cell>
          <table:table-cell office:value-type="float" office:value="140.31345" calcext:value-type="float">
            <text:p>140.31345</text:p>
          </table:table-cell>
          <table:table-cell office:value-type="float" office:value="21.766666" calcext:value-type="float">
            <text:p>21.766666</text:p>
          </table:table-cell>
          <table:table-cell office:value-type="float" office:value="133.017" calcext:value-type="float">
            <text:p>133.01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3" calcext:value-type="float">
            <text:p>21.3</text:p>
          </table:table-cell>
          <table:table-cell office:value-type="float" office:value="169.48415" calcext:value-type="float">
            <text:p>169.48415</text:p>
          </table:table-cell>
          <table:table-cell office:value-type="float" office:value="21.633333" calcext:value-type="float">
            <text:p>21.633333</text:p>
          </table:table-cell>
          <table:table-cell office:value-type="float" office:value="153.7436" calcext:value-type="float">
            <text:p>153.7436</text:p>
          </table:table-cell>
          <table:table-cell office:value-type="float" office:value="21.697575" calcext:value-type="float">
            <text:p>21.697575</text:p>
          </table:table-cell>
          <table:table-cell office:value-type="float" office:value="140.31345" calcext:value-type="float">
            <text:p>140.31345</text:p>
          </table:table-cell>
          <table:table-cell office:value-type="float" office:value="22.3" calcext:value-type="float">
            <text:p>22.3</text:p>
          </table:table-cell>
          <table:table-cell office:value-type="float" office:value="133.017" calcext:value-type="float">
            <text:p>133.01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791666" calcext:value-type="float">
            <text:p>21.791666</text:p>
          </table:table-cell>
          <table:table-cell office:value-type="float" office:value="153.55414" calcext:value-type="float">
            <text:p>153.55414</text:p>
          </table:table-cell>
          <table:table-cell office:value-type="float" office:value="22.223984" calcext:value-type="float">
            <text:p>22.223984</text:p>
          </table:table-cell>
          <table:table-cell office:value-type="float" office:value="137.8136" calcext:value-type="float">
            <text:p>137.8136</text:p>
          </table:table-cell>
          <table:table-cell office:value-type="float" office:value="22.577356" calcext:value-type="float">
            <text:p>22.577356</text:p>
          </table:table-cell>
          <table:table-cell office:value-type="float" office:value="124.38344" calcext:value-type="float">
            <text:p>124.38344</text:p>
          </table:table-cell>
          <table:table-cell office:value-type="float" office:value="22.791666" calcext:value-type="float">
            <text:p>22.791666</text:p>
          </table:table-cell>
          <table:table-cell office:value-type="float" office:value="117.08699" calcext:value-type="float">
            <text:p>117.08699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91667" calcext:value-type="float">
            <text:p>21.991667</text:p>
          </table:table-cell>
          <table:table-cell office:value-type="float" office:value="153.55414" calcext:value-type="float">
            <text:p>153.55414</text:p>
          </table:table-cell>
          <table:table-cell office:value-type="float" office:value="22.301615" calcext:value-type="float">
            <text:p>22.301615</text:p>
          </table:table-cell>
          <table:table-cell office:value-type="float" office:value="137.8136" calcext:value-type="float">
            <text:p>137.8136</text:p>
          </table:table-cell>
          <table:table-cell office:value-type="float" office:value="22.645374" calcext:value-type="float">
            <text:p>22.645374</text:p>
          </table:table-cell>
          <table:table-cell office:value-type="float" office:value="124.38344" calcext:value-type="float">
            <text:p>124.38344</text:p>
          </table:table-cell>
          <table:table-cell office:value-type="float" office:value="22.991667" calcext:value-type="float">
            <text:p>22.991667</text:p>
          </table:table-cell>
          <table:table-cell office:value-type="float" office:value="117.08699" calcext:value-type="float">
            <text:p>117.08699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000433" calcext:value-type="float">
            <text:p>23.000433</text:p>
          </table:table-cell>
          <table:table-cell office:value-type="float" office:value="120.88414" calcext:value-type="float">
            <text:p>120.88414</text:p>
          </table:table-cell>
          <table:table-cell office:value-type="float" office:value="23" calcext:value-type="float">
            <text:p>23</text:p>
          </table:table-cell>
          <table:table-cell office:value-type="float" office:value="115.94362" calcext:value-type="float">
            <text:p>115.94362</text:p>
          </table:table-cell>
          <table:table-cell office:value-type="float" office:value="23" calcext:value-type="float">
            <text:p>23</text:p>
          </table:table-cell>
          <table:table-cell office:value-type="float" office:value="113.31342" calcext:value-type="float">
            <text:p>113.31342</text:p>
          </table:table-cell>
          <table:table-cell office:value-type="float" office:value="23" calcext:value-type="float">
            <text:p>23</text:p>
          </table:table-cell>
          <table:table-cell office:value-type="float" office:value="116.81699" calcext:value-type="float">
            <text:p>116.81699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000677" calcext:value-type="float">
            <text:p>23.000677</text:p>
          </table:table-cell>
          <table:table-cell office:value-type="float" office:value="120.88414" calcext:value-type="float">
            <text:p>120.88414</text:p>
          </table:table-cell>
          <table:table-cell office:value-type="float" office:value="23.001" calcext:value-type="float">
            <text:p>23.001</text:p>
          </table:table-cell>
          <table:table-cell office:value-type="float" office:value="115.94362" calcext:value-type="float">
            <text:p>115.94362</text:p>
          </table:table-cell>
          <table:table-cell office:value-type="float" office:value="23.001" calcext:value-type="float">
            <text:p>23.001</text:p>
          </table:table-cell>
          <table:table-cell office:value-type="float" office:value="113.31342" calcext:value-type="float">
            <text:p>113.31342</text:p>
          </table:table-cell>
          <table:table-cell office:value-type="float" office:value="23.001" calcext:value-type="float">
            <text:p>23.001</text:p>
          </table:table-cell>
          <table:table-cell office:value-type="float" office:value="116.81699" calcext:value-type="float">
            <text:p>116.81699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88.754135" calcext:value-type="float">
            <text:p>88.75413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83.813614" calcext:value-type="float">
            <text:p>83.81361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81.18342" calcext:value-type="float">
            <text:p>81.18342</text:p>
          </table:table-cell>
          <table:table-cell office:value-type="float" office:value="23.998777" calcext:value-type="float">
            <text:p>23.998777</text:p>
          </table:table-cell>
          <table:table-cell office:value-type="float" office:value="84.68699" calcext:value-type="float">
            <text:p>84.68699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88.754135" calcext:value-type="float">
            <text:p>88.754135</text:p>
          </table:table-cell>
          <table:table-cell office:value-type="float" office:value="24" calcext:value-type="float">
            <text:p>24</text:p>
          </table:table-cell>
          <table:table-cell office:value-type="float" office:value="83.813614" calcext:value-type="float">
            <text:p>83.813614</text:p>
          </table:table-cell>
          <table:table-cell office:value-type="float" office:value="24" calcext:value-type="float">
            <text:p>24</text:p>
          </table:table-cell>
          <table:table-cell office:value-type="float" office:value="81.18342" calcext:value-type="float">
            <text:p>81.18342</text:p>
          </table:table-cell>
          <table:table-cell office:value-type="float" office:value="23.999676" calcext:value-type="float">
            <text:p>23.999676</text:p>
          </table:table-cell>
          <table:table-cell office:value-type="float" office:value="84.68699" calcext:value-type="float">
            <text:p>84.68699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</table:table>
      <table:table table:name="milp-charge" table:style-name="ta1">
        <table:table-column table:style-name="co8" table:number-columns-repeated="55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time0</text:p>
          </table:table-cell>
          <table:table-cell office:value-type="string" calcext:value-type="string">
            <text:p>eta0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eta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eta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eta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eta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eta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eta8</text:p>
          </table:table-cell>
          <table:table-cell office:value-type="string" calcext:value-type="string">
            <text:p>time9</text:p>
          </table:table-cell>
          <table:table-cell office:value-type="string" calcext:value-type="string">
            <text:p>eta9</text:p>
          </table:table-cell>
          <table:table-cell office:value-type="string" calcext:value-type="string">
            <text:p>time10</text:p>
          </table:table-cell>
          <table:table-cell office:value-type="string" calcext:value-type="string">
            <text:p>eta10</text:p>
          </table:table-cell>
          <table:table-cell office:value-type="string" calcext:value-type="string">
            <text:p>time11</text:p>
          </table:table-cell>
          <table:table-cell office:value-type="string" calcext:value-type="string">
            <text:p>eta11</text:p>
          </table:table-cell>
          <table:table-cell office:value-type="string" calcext:value-type="string">
            <text:p>time12</text:p>
          </table:table-cell>
          <table:table-cell office:value-type="string" calcext:value-type="string">
            <text:p>eta12</text:p>
          </table:table-cell>
          <table:table-cell office:value-type="string" calcext:value-type="string">
            <text:p>time13</text:p>
          </table:table-cell>
          <table:table-cell office:value-type="string" calcext:value-type="string">
            <text:p>eta13</text:p>
          </table:table-cell>
          <table:table-cell office:value-type="string" calcext:value-type="string">
            <text:p>time14</text:p>
          </table:table-cell>
          <table:table-cell office:value-type="string" calcext:value-type="string">
            <text:p>eta14</text:p>
          </table:table-cell>
          <table:table-cell office:value-type="string" calcext:value-type="string">
            <text:p>time15</text:p>
          </table:table-cell>
          <table:table-cell office:value-type="string" calcext:value-type="string">
            <text:p>eta15</text:p>
          </table:table-cell>
          <table:table-cell office:value-type="string" calcext:value-type="string">
            <text:p>time16</text:p>
          </table:table-cell>
          <table:table-cell office:value-type="string" calcext:value-type="string">
            <text:p>eta16</text:p>
          </table:table-cell>
          <table:table-cell office:value-type="string" calcext:value-type="string">
            <text:p>time17</text:p>
          </table:table-cell>
          <table:table-cell office:value-type="string" calcext:value-type="string">
            <text:p>eta17</text:p>
          </table:table-cell>
          <table:table-cell office:value-type="string" calcext:value-type="string">
            <text:p>time18</text:p>
          </table:table-cell>
          <table:table-cell office:value-type="string" calcext:value-type="string">
            <text:p>eta18</text:p>
          </table:table-cell>
          <table:table-cell office:value-type="string" calcext:value-type="string">
            <text:p>time19</text:p>
          </table:table-cell>
          <table:table-cell office:value-type="string" calcext:value-type="string">
            <text:p>eta19</text:p>
          </table:table-cell>
          <table:table-cell office:value-type="string" calcext:value-type="string">
            <text:p>time20</text:p>
          </table:table-cell>
          <table:table-cell office:value-type="string" calcext:value-type="string">
            <text:p>eta20</text:p>
          </table:table-cell>
          <table:table-cell office:value-type="string" calcext:value-type="string">
            <text:p>time21</text:p>
          </table:table-cell>
          <table:table-cell office:value-type="string" calcext:value-type="string">
            <text:p>eta21</text:p>
          </table:table-cell>
          <table:table-cell office:value-type="string" calcext:value-type="string">
            <text:p>time22</text:p>
          </table:table-cell>
          <table:table-cell office:value-type="string" calcext:value-type="string">
            <text:p>eta22</text:p>
          </table:table-cell>
          <table:table-cell office:value-type="string" calcext:value-type="string">
            <text:p>time23</text:p>
          </table:table-cell>
          <table:table-cell office:value-type="string" calcext:value-type="string">
            <text:p>eta23</text:p>
          </table:table-cell>
          <table:table-cell office:value-type="string" calcext:value-type="string">
            <text:p>time24</text:p>
          </table:table-cell>
          <table:table-cell office:value-type="string" calcext:value-type="string">
            <text:p>eta24</text:p>
          </table:table-cell>
          <table:table-cell office:value-type="string" calcext:value-type="string">
            <text:p>time25</text:p>
          </table:table-cell>
          <table:table-cell office:value-type="string" calcext:value-type="string">
            <text:p>eta25</text:p>
          </table:table-cell>
          <table:table-cell office:value-type="string" calcext:value-type="string">
            <text:p>time26</text:p>
          </table:table-cell>
          <table:table-cell office:value-type="string" calcext:value-type="string">
            <text:p>eta26</text:p>
          </table:table-cell>
          <table:table-cell office:value-type="string" calcext:value-type="string">
            <text:p>time27</text:p>
          </table:table-cell>
          <table:table-cell office:value-type="string" calcext:value-type="string">
            <text:p>eta27</text:p>
          </table:table-cell>
          <table:table-cell office:value-type="string" calcext:value-type="string">
            <text:p>time28</text:p>
          </table:table-cell>
          <table:table-cell office:value-type="string" calcext:value-type="string">
            <text:p>eta28</text:p>
          </table:table-cell>
          <table:table-cell office:value-type="string" calcext:value-type="string">
            <text:p>time29</text:p>
          </table:table-cell>
          <table:table-cell office:value-type="string" calcext:value-type="string">
            <text:p>eta29</text:p>
          </table:table-cell>
          <table:table-cell office:value-type="string" calcext:value-type="string">
            <text:p>time30</text:p>
          </table:table-cell>
          <table:table-cell office:value-type="string" calcext:value-type="string">
            <text:p>eta30</text:p>
          </table:table-cell>
          <table:table-cell office:value-type="string" calcext:value-type="string">
            <text:p>time31</text:p>
          </table:table-cell>
          <table:table-cell office:value-type="string" calcext:value-type="string">
            <text:p>eta31</text:p>
          </table:table-cell>
          <table:table-cell office:value-type="string" calcext:value-type="string">
            <text:p>time32</text:p>
          </table:table-cell>
          <table:table-cell office:value-type="string" calcext:value-type="string">
            <text:p>eta32</text:p>
          </table:table-cell>
          <table:table-cell office:value-type="string" calcext:value-type="string">
            <text:p>time33</text:p>
          </table:table-cell>
          <table:table-cell office:value-type="string" calcext:value-type="string">
            <text:p>eta33</text:p>
          </table:table-cell>
          <table:table-cell office:value-type="string" calcext:value-type="string">
            <text:p>time34</text:p>
          </table:table-cell>
          <table:table-cell office:value-type="string" calcext:value-type="string">
            <text:p>eta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</table:table-row>
        <table:table-row table:style-name="ro1"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65.6" calcext:value-type="float">
            <text:p>165.6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87.2" calcext:value-type="float">
            <text:p>187.2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.14166666666666" calcext:value-type="float">
            <text:p>6.1416666666666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6" calcext:value-type="float">
            <text:p>6</text:p>
          </table:table-cell>
          <table:table-cell office:value-type="float" office:value="187.2" calcext:value-type="float">
            <text:p>187.2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65.6" calcext:value-type="float">
            <text:p>165.6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54.8" calcext:value-type="float">
            <text:p>154.8</text:p>
          </table:table-cell>
          <table:table-cell office:value-type="float" office:value="10.4333333333333" calcext:value-type="float">
            <text:p>10.4333333333333</text:p>
          </table:table-cell>
          <table:table-cell office:value-type="float" office:value="187.2" calcext:value-type="float">
            <text:p>187.2</text:p>
          </table:table-cell>
          <table:table-cell office:value-type="float" office:value="11.35" calcext:value-type="float">
            <text:p>11.35</text:p>
          </table:table-cell>
          <table:table-cell office:value-type="float" office:value="176.4" calcext:value-type="float">
            <text:p>176.4</text:p>
          </table:table-cell>
          <table:table-cell office:value-type="float" office:value="11.35" calcext:value-type="float">
            <text:p>11.35</text:p>
          </table:table-cell>
          <table:table-cell office:value-type="float" office:value="165.6" calcext:value-type="float">
            <text:p>165.6</text:p>
          </table:table-cell>
          <table:table-cell office:value-type="float" office:value="12.8416666666667" calcext:value-type="float">
            <text:p>12.8416666666667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87.2" calcext:value-type="float">
            <text:p>187.2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86.4" calcext:value-type="float">
            <text:p>186.4</text:p>
          </table:table-cell>
          <table:table-cell office:value-type="float" office:value="6.55" calcext:value-type="float">
            <text:p>6.55</text:p>
          </table:table-cell>
          <table:table-cell office:value-type="float" office:value="175.1" calcext:value-type="float">
            <text:p>175.1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87.2" calcext:value-type="float">
            <text:p>187.2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76.4" calcext:value-type="float">
            <text:p>176.4</text:p>
          </table:table-cell>
          <table:table-cell office:value-type="float" office:value="6" calcext:value-type="float">
            <text:p>6</text:p>
          </table:table-cell>
          <table:table-cell office:value-type="float" office:value="175.6" calcext:value-type="float">
            <text:p>175.6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57.55" calcext:value-type="float">
            <text:p>157.55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6.14166666666666" calcext:value-type="float">
            <text:p>6.14166666666666</text:p>
          </table:table-cell>
          <table:table-cell office:value-type="float" office:value="191.45" calcext:value-type="float">
            <text:p>191.45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65.6" calcext:value-type="float">
            <text:p>165.6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54.8" calcext:value-type="float">
            <text:p>154.8</text:p>
          </table:table-cell>
          <table:table-cell office:value-type="float" office:value="10.4333333333333" calcext:value-type="float">
            <text:p>10.4333333333333</text:p>
          </table:table-cell>
          <table:table-cell office:value-type="float" office:value="187.2" calcext:value-type="float">
            <text:p>187.2</text:p>
          </table:table-cell>
          <table:table-cell office:value-type="float" office:value="11.35" calcext:value-type="float">
            <text:p>11.35</text:p>
          </table:table-cell>
          <table:table-cell office:value-type="float" office:value="176.4" calcext:value-type="float">
            <text:p>176.4</text:p>
          </table:table-cell>
          <table:table-cell office:value-type="float" office:value="11.35" calcext:value-type="float">
            <text:p>11.35</text:p>
          </table:table-cell>
          <table:table-cell office:value-type="float" office:value="165.6" calcext:value-type="float">
            <text:p>165.6</text:p>
          </table:table-cell>
          <table:table-cell office:value-type="float" office:value="12.8416666666667" calcext:value-type="float">
            <text:p>12.8416666666667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6.23333333333333" calcext:value-type="float">
            <text:p>6.23333333333333</text:p>
          </table:table-cell>
          <table:table-cell office:value-type="float" office:value="154.26" calcext:value-type="float">
            <text:p>154.26</text:p>
          </table:table-cell>
          <table:table-cell office:value-type="float" office:value="7.38878388278023" calcext:value-type="float">
            <text:p>7.38878388278023</text:p>
          </table:table-cell>
          <table:table-cell office:value-type="float" office:value="143.46" calcext:value-type="float">
            <text:p>143.46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32.66" calcext:value-type="float">
            <text:p>132.66</text:p>
          </table:table-cell>
          <table:table-cell office:value-type="float" office:value="6.11394139194156" calcext:value-type="float">
            <text:p>6.11394139194156</text:p>
          </table:table-cell>
          <table:table-cell office:value-type="float" office:value="176.94" calcext:value-type="float">
            <text:p>176.94</text:p>
          </table:table-cell>
          <table:table-cell office:value-type="float" office:value="6.67363736263741" calcext:value-type="float">
            <text:p>6.67363736263741</text:p>
          </table:table-cell>
          <table:table-cell office:value-type="float" office:value="166.14" calcext:value-type="float">
            <text:p>166.14</text:p>
          </table:table-cell>
          <table:table-cell office:value-type="float" office:value="7.35833333333332" calcext:value-type="float">
            <text:p>7.35833333333332</text:p>
          </table:table-cell>
          <table:table-cell office:value-type="float" office:value="155.34" calcext:value-type="float">
            <text:p>155.34</text:p>
          </table:table-cell>
          <table:table-cell office:value-type="float" office:value="6.34030402930408" calcext:value-type="float">
            <text:p>6.34030402930408</text:p>
          </table:table-cell>
          <table:table-cell office:value-type="float" office:value="144.54" calcext:value-type="float">
            <text:p>144.54</text:p>
          </table:table-cell>
          <table:table-cell office:value-type="float" office:value="11.7333333333333" calcext:value-type="float">
            <text:p>11.7333333333333</text:p>
          </table:table-cell>
          <table:table-cell office:value-type="float" office:value="171.81" calcext:value-type="float">
            <text:p>171.81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171.010000000033" calcext:value-type="float">
            <text:p>171.010000000033</text:p>
          </table:table-cell>
          <table:table-cell office:value-type="float" office:value="11.7333333333333" calcext:value-type="float">
            <text:p>11.7333333333333</text:p>
          </table:table-cell>
          <table:table-cell office:value-type="float" office:value="159.71" calcext:value-type="float">
            <text:p>159.71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139.41" calcext:value-type="float">
            <text:p>139.41</text:p>
          </table:table-cell>
          <table:table-cell office:value-type="float" office:value="6.80833333333332" calcext:value-type="float">
            <text:p>6.80833333333332</text:p>
          </table:table-cell>
          <table:table-cell office:value-type="float" office:value="133.47" calcext:value-type="float">
            <text:p>133.47</text:p>
          </table:table-cell>
          <table:table-cell office:value-type="float" office:value="8.38333333333333" calcext:value-type="float">
            <text:p>8.38333333333333</text:p>
          </table:table-cell>
          <table:table-cell office:value-type="float" office:value="122.67" calcext:value-type="float">
            <text:p>122.67</text:p>
          </table:table-cell>
          <table:table-cell office:value-type="float" office:value="7.325" calcext:value-type="float">
            <text:p>7.325</text:p>
          </table:table-cell>
          <table:table-cell office:value-type="float" office:value="111.87" calcext:value-type="float">
            <text:p>111.87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01.07" calcext:value-type="float">
            <text:p>101.07</text:p>
          </table:table-cell>
          <table:table-cell office:value-type="float" office:value="6" calcext:value-type="float">
            <text:p>6</text:p>
          </table:table-cell>
          <table:table-cell office:value-type="float" office:value="173.16" calcext:value-type="float">
            <text:p>173.16</text:p>
          </table:table-cell>
          <table:table-cell office:value-type="float" office:value="6.14166666666666" calcext:value-type="float">
            <text:p>6.14166666666666</text:p>
          </table:table-cell>
          <table:table-cell office:value-type="float" office:value="162.36" calcext:value-type="float">
            <text:p>162.36</text:p>
          </table:table-cell>
          <table:table-cell office:value-type="float" office:value="6.55" calcext:value-type="float">
            <text:p>6.55</text:p>
          </table:table-cell>
          <table:table-cell office:value-type="float" office:value="161.560000000015" calcext:value-type="float">
            <text:p>161.560000000015</text:p>
          </table:table-cell>
          <table:table-cell office:value-type="float" office:value="6.82233333332575" calcext:value-type="float">
            <text:p>6.82233333332575</text:p>
          </table:table-cell>
          <table:table-cell office:value-type="float" office:value="143.51" calcext:value-type="float">
            <text:p>143.51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9.91" calcext:value-type="float">
            <text:p>179.91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9.11" calcext:value-type="float">
            <text:p>169.11</text:p>
          </table:table-cell>
          <table:table-cell office:value-type="float" office:value="6" calcext:value-type="float">
            <text:p>6</text:p>
          </table:table-cell>
          <table:table-cell office:value-type="float" office:value="158.31" calcext:value-type="float">
            <text:p>158.31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47.51" calcext:value-type="float">
            <text:p>147.51</text:p>
          </table:table-cell>
          <table:table-cell office:value-type="float" office:value="10.1858827838846" calcext:value-type="float">
            <text:p>10.1858827838846</text:p>
          </table:table-cell>
          <table:table-cell office:value-type="float" office:value="175.79" calcext:value-type="float">
            <text:p>175.79</text:p>
          </table:table-cell>
          <table:table-cell office:value-type="float" office:value="10.6916666666667" calcext:value-type="float">
            <text:p>10.6916666666667</text:p>
          </table:table-cell>
          <table:table-cell office:value-type="float" office:value="160.74" calcext:value-type="float">
            <text:p>160.74</text:p>
          </table:table-cell>
          <table:table-cell office:value-type="float" office:value="11.35" calcext:value-type="float">
            <text:p>11.35</text:p>
          </table:table-cell>
          <table:table-cell office:value-type="float" office:value="149.94" calcext:value-type="float">
            <text:p>149.94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139.14" calcext:value-type="float">
            <text:p>139.14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36.98" calcext:value-type="float">
            <text:p>136.98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26.18" calcext:value-type="float">
            <text:p>126.18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15.38" calcext:value-type="float">
            <text:p>115.38</text:p>
          </table:table-cell>
          <table:table-cell office:value-type="float" office:value="7.54999999999999" calcext:value-type="float">
            <text:p>7.54999999999999</text:p>
          </table:table-cell>
          <table:table-cell office:value-type="float" office:value="104.58" calcext:value-type="float">
            <text:p>104.58</text:p>
          </table:table-cell>
        </table:table-row>
        <table:table-row table:style-name="ro1">
          <table:table-cell office:value-type="float" office:value="7.31611721611356" calcext:value-type="float">
            <text:p>7.31611721611356</text:p>
          </table:table-cell>
          <table:table-cell office:value-type="float" office:value="186.743516483407" calcext:value-type="float">
            <text:p>186.743516483407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63.046483516593" calcext:value-type="float">
            <text:p>163.046483516593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32.66" calcext:value-type="float">
            <text:p>132.66</text:p>
          </table:table-cell>
          <table:table-cell office:value-type="float" office:value="6.34030402930408" calcext:value-type="float">
            <text:p>6.34030402930408</text:p>
          </table:table-cell>
          <table:table-cell office:value-type="float" office:value="382.929999999893" calcext:value-type="float">
            <text:p>382.929999999893</text:p>
          </table:table-cell>
          <table:table-cell office:value-type="float" office:value="6.89999999999999" calcext:value-type="float">
            <text:p>6.89999999999999</text:p>
          </table:table-cell>
          <table:table-cell office:value-type="float" office:value="372.12999999995" calcext:value-type="float">
            <text:p>372.12999999995</text:p>
          </table:table-cell>
          <table:table-cell office:value-type="float" office:value="7.5846959706959" calcext:value-type="float">
            <text:p>7.5846959706959</text:p>
          </table:table-cell>
          <table:table-cell office:value-type="float" office:value="361.329999999945" calcext:value-type="float">
            <text:p>361.329999999945</text:p>
          </table:table-cell>
          <table:table-cell office:value-type="float" office:value="6.56666666666658" calcext:value-type="float">
            <text:p>6.56666666666658</text:p>
          </table:table-cell>
          <table:table-cell office:value-type="float" office:value="350.52999999988" calcext:value-type="float">
            <text:p>350.52999999988</text:p>
          </table:table-cell>
          <table:table-cell office:value-type="float" office:value="11.7333333333333" calcext:value-type="float">
            <text:p>11.7333333333333</text:p>
          </table:table-cell>
          <table:table-cell office:value-type="float" office:value="171.81" calcext:value-type="float">
            <text:p>171.81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183.140000000084" calcext:value-type="float">
            <text:p>183.140000000084</text:p>
          </table:table-cell>
          <table:table-cell office:value-type="float" office:value="11.9429999999982" calcext:value-type="float">
            <text:p>11.9429999999982</text:p>
          </table:table-cell>
          <table:table-cell office:value-type="float" office:value="165.999999999946" calcext:value-type="float">
            <text:p>165.999999999946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139.41" calcext:value-type="float">
            <text:p>139.41</text:p>
          </table:table-cell>
          <table:table-cell office:value-type="float" office:value="6.82233333332575" calcext:value-type="float">
            <text:p>6.82233333332575</text:p>
          </table:table-cell>
          <table:table-cell office:value-type="float" office:value="133.889999999773" calcext:value-type="float">
            <text:p>133.889999999773</text:p>
          </table:table-cell>
          <table:table-cell office:value-type="float" office:value="8.38333333333333" calcext:value-type="float">
            <text:p>8.38333333333333</text:p>
          </table:table-cell>
          <table:table-cell office:value-type="float" office:value="122.67" calcext:value-type="float">
            <text:p>122.67</text:p>
          </table:table-cell>
          <table:table-cell office:value-type="float" office:value="9.48333333333336" calcext:value-type="float">
            <text:p>9.48333333333336</text:p>
          </table:table-cell>
          <table:table-cell office:value-type="float" office:value="176.620000000001" calcext:value-type="float">
            <text:p>176.620000000001</text:p>
          </table:table-cell>
          <table:table-cell office:value-type="float" office:value="8.98088278388457" calcext:value-type="float">
            <text:p>8.98088278388457</text:p>
          </table:table-cell>
          <table:table-cell office:value-type="float" office:value="129.246483516537" calcext:value-type="float">
            <text:p>129.246483516537</text:p>
          </table:table-cell>
          <table:table-cell office:value-type="float" office:value="6" calcext:value-type="float">
            <text:p>6</text:p>
          </table:table-cell>
          <table:table-cell office:value-type="float" office:value="173.16" calcext:value-type="float">
            <text:p>173.16</text:p>
          </table:table-cell>
          <table:table-cell office:value-type="float" office:value="6.14166666666666" calcext:value-type="float">
            <text:p>6.14166666666666</text:p>
          </table:table-cell>
          <table:table-cell office:value-type="float" office:value="162.36" calcext:value-type="float">
            <text:p>162.36</text:p>
          </table:table-cell>
          <table:table-cell office:value-type="float" office:value="6.80833333333332" calcext:value-type="float">
            <text:p>6.80833333333332</text:p>
          </table:table-cell>
          <table:table-cell office:value-type="float" office:value="169.310000000014" calcext:value-type="float">
            <text:p>169.310000000014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58.323516483635" calcext:value-type="float">
            <text:p>158.323516483635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9.91" calcext:value-type="float">
            <text:p>179.91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9.11" calcext:value-type="float">
            <text:p>169.11</text:p>
          </table:table-cell>
          <table:table-cell office:value-type="float" office:value="6" calcext:value-type="float">
            <text:p>6</text:p>
          </table:table-cell>
          <table:table-cell office:value-type="float" office:value="158.31" calcext:value-type="float">
            <text:p>158.31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47.51" calcext:value-type="float">
            <text:p>147.51</text:p>
          </table:table-cell>
          <table:table-cell office:value-type="float" office:value="10.4333333333333" calcext:value-type="float">
            <text:p>10.4333333333333</text:p>
          </table:table-cell>
          <table:table-cell office:value-type="float" office:value="183.213516483461" calcext:value-type="float">
            <text:p>183.213516483461</text:p>
          </table:table-cell>
          <table:table-cell office:value-type="float" office:value="11.35" calcext:value-type="float">
            <text:p>11.35</text:p>
          </table:table-cell>
          <table:table-cell office:value-type="float" office:value="180.49" calcext:value-type="float">
            <text:p>180.49</text:p>
          </table:table-cell>
          <table:table-cell office:value-type="float" office:value="11.35" calcext:value-type="float">
            <text:p>11.35</text:p>
          </table:table-cell>
          <table:table-cell office:value-type="float" office:value="149.94" calcext:value-type="float">
            <text:p>149.94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139.14" calcext:value-type="float">
            <text:p>139.14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36.98" calcext:value-type="float">
            <text:p>136.98</text:p>
          </table:table-cell>
          <table:table-cell office:value-type="float" office:value="7.55100732600361" calcext:value-type="float">
            <text:p>7.55100732600361</text:p>
          </table:table-cell>
          <table:table-cell office:value-type="float" office:value="339.929999999944" calcext:value-type="float">
            <text:p>339.929999999944</text:p>
          </table:table-cell>
          <table:table-cell office:value-type="float" office:value="7.38878388278023" calcext:value-type="float">
            <text:p>7.38878388278023</text:p>
          </table:table-cell>
          <table:table-cell office:value-type="float" office:value="117.56" calcext:value-type="float">
            <text:p>117.56</text:p>
          </table:table-cell>
          <table:table-cell office:value-type="float" office:value="8.38333333333333" calcext:value-type="float">
            <text:p>8.38333333333333</text:p>
          </table:table-cell>
          <table:table-cell office:value-type="float" office:value="129.58" calcext:value-type="float">
            <text:p>129.58</text:p>
          </table:table-cell>
        </table:table-row>
        <table:table-row table:style-name="ro1">
          <table:table-cell office:value-type="float" office:value="9.48333333333334" calcext:value-type="float">
            <text:p>9.48333333333334</text:p>
          </table:table-cell>
          <table:table-cell office:value-type="float" office:value="172.703516483407" calcext:value-type="float">
            <text:p>172.703516483407</text:p>
          </table:table-cell>
          <table:table-cell office:value-type="float" office:value="8.98088278388455" calcext:value-type="float">
            <text:p>8.98088278388455</text:p>
          </table:table-cell>
          <table:table-cell office:value-type="float" office:value="149.006483516593" calcext:value-type="float">
            <text:p>149.006483516593</text:p>
          </table:table-cell>
          <table:table-cell office:value-type="float" office:value="10.3033406593374" calcext:value-type="float">
            <text:p>10.3033406593374</text:p>
          </table:table-cell>
          <table:table-cell office:value-type="float" office:value="118.62" calcext:value-type="float">
            <text:p>118.62</text:p>
          </table:table-cell>
          <table:table-cell office:value-type="float" office:value="18.0453333333441" calcext:value-type="float">
            <text:p>18.0453333333441</text:p>
          </table:table-cell>
          <table:table-cell office:value-type="float" office:value="196.899999999909" calcext:value-type="float">
            <text:p>196.899999999909</text:p>
          </table:table-cell>
          <table:table-cell office:value-type="float" office:value="17.25" calcext:value-type="float">
            <text:p>17.25</text:p>
          </table:table-cell>
          <table:table-cell office:value-type="float" office:value="186.09999999995" calcext:value-type="float">
            <text:p>186.09999999995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75.299999999945" calcext:value-type="float">
            <text:p>175.299999999945</text:p>
          </table:table-cell>
          <table:table-cell office:value-type="float" office:value="17.25" calcext:value-type="float">
            <text:p>17.25</text:p>
          </table:table-cell>
          <table:table-cell office:value-type="float" office:value="164.49999999989" calcext:value-type="float">
            <text:p>164.49999999989</text:p>
          </table:table-cell>
          <table:table-cell office:value-type="float" office:value="13.275" calcext:value-type="float">
            <text:p>13.275</text:p>
          </table:table-cell>
          <table:table-cell office:value-type="float" office:value="155.88" calcext:value-type="float">
            <text:p>155.88</text:p>
          </table:table-cell>
          <table:table-cell office:value-type="float" office:value="15.2263333333365" calcext:value-type="float">
            <text:p>15.2263333333365</text:p>
          </table:table-cell>
          <table:table-cell office:value-type="float" office:value="167.210000000084" calcext:value-type="float">
            <text:p>167.210000000084</text:p>
          </table:table-cell>
          <table:table-cell office:value-type="float" office:value="14.0916666666667" calcext:value-type="float">
            <text:p>14.0916666666667</text:p>
          </table:table-cell>
          <table:table-cell office:value-type="float" office:value="150.069999999946" calcext:value-type="float">
            <text:p>150.069999999946</text:p>
          </table:table-cell>
          <table:table-cell office:value-type="float" office:value="14.275" calcext:value-type="float">
            <text:p>14.275</text:p>
          </table:table-cell>
          <table:table-cell office:value-type="float" office:value="123.48" calcext:value-type="float">
            <text:p>123.48</text:p>
          </table:table-cell>
          <table:table-cell office:value-type="float" office:value="10.6399999999962" calcext:value-type="float">
            <text:p>10.6399999999962</text:p>
          </table:table-cell>
          <table:table-cell office:value-type="float" office:value="116.069999999795" calcext:value-type="float">
            <text:p>116.069999999795</text:p>
          </table:table-cell>
          <table:table-cell office:value-type="float" office:value="12.412" calcext:value-type="float">
            <text:p>12.412</text:p>
          </table:table-cell>
          <table:table-cell office:value-type="float" office:value="104.85" calcext:value-type="float">
            <text:p>104.85</text:p>
          </table:table-cell>
          <table:table-cell office:value-type="float" office:value="11.7333333333333" calcext:value-type="float">
            <text:p>11.7333333333333</text:p>
          </table:table-cell>
          <table:table-cell office:value-type="float" office:value="158.800000000001" calcext:value-type="float">
            <text:p>158.800000000001</text:p>
          </table:table-cell>
          <table:table-cell office:value-type="float" office:value="16.6830000000071" calcext:value-type="float">
            <text:p>16.6830000000071</text:p>
          </table:table-cell>
          <table:table-cell office:value-type="float" office:value="111.426483516558" calcext:value-type="float">
            <text:p>111.426483516558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59.12" calcext:value-type="float">
            <text:p>159.12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48.32" calcext:value-type="float">
            <text:p>148.32</text:p>
          </table:table-cell>
          <table:table-cell office:value-type="float" office:value="7.45833333333333" calcext:value-type="float">
            <text:p>7.45833333333333</text:p>
          </table:table-cell>
          <table:table-cell office:value-type="float" office:value="155.270000000056" calcext:value-type="float">
            <text:p>155.270000000056</text:p>
          </table:table-cell>
          <table:table-cell office:value-type="float" office:value="8.06666666666654" calcext:value-type="float">
            <text:p>8.06666666666654</text:p>
          </table:table-cell>
          <table:table-cell office:value-type="float" office:value="144.283516483727" calcext:value-type="float">
            <text:p>144.283516483727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63.98" calcext:value-type="float">
            <text:p>163.98</text:p>
          </table:table-cell>
          <table:table-cell office:value-type="float" office:value="6.80833333333332" calcext:value-type="float">
            <text:p>6.80833333333332</text:p>
          </table:table-cell>
          <table:table-cell office:value-type="float" office:value="153.18" calcext:value-type="float">
            <text:p>153.18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42.38" calcext:value-type="float">
            <text:p>142.38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31.58" calcext:value-type="float">
            <text:p>131.58</text:p>
          </table:table-cell>
          <table:table-cell office:value-type="float" office:value="12.2416666666667" calcext:value-type="float">
            <text:p>12.2416666666667</text:p>
          </table:table-cell>
          <table:table-cell office:value-type="float" office:value="167.283516483461" calcext:value-type="float">
            <text:p>167.283516483461</text:p>
          </table:table-cell>
          <table:table-cell office:value-type="float" office:value="12.8416666666667" calcext:value-type="float">
            <text:p>12.8416666666667</text:p>
          </table:table-cell>
          <table:table-cell office:value-type="float" office:value="164.56" calcext:value-type="float">
            <text:p>164.56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.9416666666666" calcext:value-type="float">
            <text:p>13.9416666666666</text:p>
          </table:table-cell>
          <table:table-cell office:value-type="float" office:value="123.21" calcext:value-type="float">
            <text:p>123.2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8.06666666666654" calcext:value-type="float">
            <text:p>8.06666666666654</text:p>
          </table:table-cell>
          <table:table-cell office:value-type="float" office:value="131.04" calcext:value-type="float">
            <text:p>131.04</text:p>
          </table:table-cell>
          <table:table-cell office:value-type="float" office:value="8.38333333333333" calcext:value-type="float">
            <text:p>8.38333333333333</text:p>
          </table:table-cell>
          <table:table-cell office:value-type="float" office:value="333.989999999968" calcext:value-type="float">
            <text:p>333.989999999968</text:p>
          </table:table-cell>
          <table:table-cell office:value-type="float" office:value="8.38333333333459" calcext:value-type="float">
            <text:p>8.38333333333459</text:p>
          </table:table-cell>
          <table:table-cell office:value-type="float" office:value="111.62" calcext:value-type="float">
            <text:p>111.62</text:p>
          </table:table-cell>
          <table:table-cell office:value-type="float" office:value="8.6245494505513" calcext:value-type="float">
            <text:p>8.6245494505513</text:p>
          </table:table-cell>
          <table:table-cell office:value-type="float" office:value="123.640000000017" calcext:value-type="float">
            <text:p>123.640000000017</text:p>
          </table:table-cell>
        </table:table-row>
        <table:table-row table:style-name="ro1">
          <table:table-cell office:value-type="float" office:value="9.48333333333334" calcext:value-type="float">
            <text:p>9.48333333333334</text:p>
          </table:table-cell>
          <table:table-cell office:value-type="float" office:value="172.703516483407" calcext:value-type="float">
            <text:p>172.703516483407</text:p>
          </table:table-cell>
          <table:table-cell office:value-type="float" office:value="10.6399999999962" calcext:value-type="float">
            <text:p>10.6399999999962</text:p>
          </table:table-cell>
          <table:table-cell office:value-type="float" office:value="198.779999999942" calcext:value-type="float">
            <text:p>198.779999999942</text:p>
          </table:table-cell>
          <table:table-cell office:value-type="float" office:value="10.4139890109857" calcext:value-type="float">
            <text:p>10.4139890109857</text:p>
          </table:table-cell>
          <table:table-cell office:value-type="float" office:value="219.309999999947" calcext:value-type="float">
            <text:p>219.309999999947</text:p>
          </table:table-cell>
          <table:table-cell office:value-type="float" office:value="18.0453333333441" calcext:value-type="float">
            <text:p>18.0453333333441</text:p>
          </table:table-cell>
          <table:table-cell office:value-type="float" office:value="196.899999999909" calcext:value-type="float">
            <text:p>196.899999999909</text:p>
          </table:table-cell>
          <table:table-cell office:value-type="float" office:value="17.25" calcext:value-type="float">
            <text:p>17.25</text:p>
          </table:table-cell>
          <table:table-cell office:value-type="float" office:value="186.09999999995" calcext:value-type="float">
            <text:p>186.09999999995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75.299999999945" calcext:value-type="float">
            <text:p>175.299999999945</text:p>
          </table:table-cell>
          <table:table-cell office:value-type="float" office:value="17.25" calcext:value-type="float">
            <text:p>17.25</text:p>
          </table:table-cell>
          <table:table-cell office:value-type="float" office:value="164.49999999989" calcext:value-type="float">
            <text:p>164.49999999989</text:p>
          </table:table-cell>
          <table:table-cell office:value-type="float" office:value="15.3263333333315" calcext:value-type="float">
            <text:p>15.3263333333315</text:p>
          </table:table-cell>
          <table:table-cell office:value-type="float" office:value="217.419999999946" calcext:value-type="float">
            <text:p>217.419999999946</text:p>
          </table:table-cell>
          <table:table-cell office:value-type="float" office:value="15.3263333333315" calcext:value-type="float">
            <text:p>15.3263333333315</text:p>
          </table:table-cell>
          <table:table-cell office:value-type="float" office:value="170.209999999934" calcext:value-type="float">
            <text:p>170.209999999934</text:p>
          </table:table-cell>
          <table:table-cell office:value-type="float" office:value="15.1083333333288" calcext:value-type="float">
            <text:p>15.1083333333288</text:p>
          </table:table-cell>
          <table:table-cell office:value-type="float" office:value="180.569999999811" calcext:value-type="float">
            <text:p>180.569999999811</text:p>
          </table:table-cell>
          <table:table-cell office:value-type="float" office:value="16.3263333333315" calcext:value-type="float">
            <text:p>16.3263333333315</text:p>
          </table:table-cell>
          <table:table-cell office:value-type="float" office:value="185.019999999946" calcext:value-type="float">
            <text:p>185.019999999946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161.739999999858" calcext:value-type="float">
            <text:p>161.739999999858</text:p>
          </table:table-cell>
          <table:table-cell office:value-type="float" office:value="13.9416666666667" calcext:value-type="float">
            <text:p>13.9416666666667</text:p>
          </table:table-cell>
          <table:table-cell office:value-type="float" office:value="150.74" calcext:value-type="float">
            <text:p>150.74</text:p>
          </table:table-cell>
          <table:table-cell office:value-type="float" office:value="11.7333333333333" calcext:value-type="float">
            <text:p>11.7333333333333</text:p>
          </table:table-cell>
          <table:table-cell office:value-type="float" office:value="158.800000000001" calcext:value-type="float">
            <text:p>158.800000000001</text:p>
          </table:table-cell>
          <table:table-cell office:value-type="float" office:value="18.0453333333442" calcext:value-type="float">
            <text:p>18.0453333333442</text:p>
          </table:table-cell>
          <table:table-cell office:value-type="float" office:value="152.29648351667" calcext:value-type="float">
            <text:p>152.29648351667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59.12" calcext:value-type="float">
            <text:p>159.12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48.32" calcext:value-type="float">
            <text:p>148.32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72.770000000056" calcext:value-type="float">
            <text:p>172.770000000056</text:p>
          </table:table-cell>
          <table:table-cell office:value-type="float" office:value="8.34221611721582" calcext:value-type="float">
            <text:p>8.34221611721582</text:p>
          </table:table-cell>
          <table:table-cell office:value-type="float" office:value="152.550000000206" calcext:value-type="float">
            <text:p>152.550000000206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63.98" calcext:value-type="float">
            <text:p>163.98</text:p>
          </table:table-cell>
          <table:table-cell office:value-type="float" office:value="6.80833333333332" calcext:value-type="float">
            <text:p>6.80833333333332</text:p>
          </table:table-cell>
          <table:table-cell office:value-type="float" office:value="153.18" calcext:value-type="float">
            <text:p>153.18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42.38" calcext:value-type="float">
            <text:p>142.38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31.58" calcext:value-type="float">
            <text:p>131.58</text:p>
          </table:table-cell>
          <table:table-cell office:value-type="float" office:value="12.412" calcext:value-type="float">
            <text:p>12.412</text:p>
          </table:table-cell>
          <table:table-cell office:value-type="float" office:value="172.393516483462" calcext:value-type="float">
            <text:p>172.393516483462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194.56" calcext:value-type="float">
            <text:p>194.56</text:p>
          </table:table-cell>
          <table:table-cell office:value-type="float" office:value="13.9485494505513" calcext:value-type="float">
            <text:p>13.9485494505513</text:p>
          </table:table-cell>
          <table:table-cell office:value-type="float" office:value="137.216483516539" calcext:value-type="float">
            <text:p>137.216483516539</text:p>
          </table:table-cell>
          <table:table-cell office:value-type="float" office:value="15.2087838827802" calcext:value-type="float">
            <text:p>15.2087838827802</text:p>
          </table:table-cell>
          <table:table-cell office:value-type="float" office:value="161.223516483407" calcext:value-type="float">
            <text:p>161.22351648340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8.06666666666654" calcext:value-type="float">
            <text:p>8.06666666666654</text:p>
          </table:table-cell>
          <table:table-cell office:value-type="float" office:value="131.04" calcext:value-type="float">
            <text:p>131.04</text:p>
          </table:table-cell>
          <table:table-cell office:value-type="float" office:value="8.38333333333333" calcext:value-type="float">
            <text:p>8.38333333333333</text:p>
          </table:table-cell>
          <table:table-cell office:value-type="float" office:value="333.989999999968" calcext:value-type="float">
            <text:p>333.989999999968</text:p>
          </table:table-cell>
          <table:table-cell office:value-type="float" office:value="8.4" calcext:value-type="float">
            <text:p>8.4</text:p>
          </table:table-cell>
          <table:table-cell office:value-type="float" office:value="112.119999999962" calcext:value-type="float">
            <text:p>112.119999999962</text:p>
          </table:table-cell>
          <table:table-cell office:value-type="float" office:value="8.73333333333333" calcext:value-type="float">
            <text:p>8.73333333333333</text:p>
          </table:table-cell>
          <table:table-cell office:value-type="float" office:value="126.903516483478" calcext:value-type="float">
            <text:p>126.903516483478</text:p>
          </table:table-cell>
        </table:table-row>
        <table:table-row table:style-name="ro1">
          <table:table-cell office:value-type="float" office:value="11.35" calcext:value-type="float">
            <text:p>11.35</text:p>
          </table:table-cell>
          <table:table-cell office:value-type="float" office:value="160.283516483407" calcext:value-type="float">
            <text:p>160.283516483407</text:p>
          </table:table-cell>
          <table:table-cell office:value-type="float" office:value="11.9429999999982" calcext:value-type="float">
            <text:p>11.9429999999982</text:p>
          </table:table-cell>
          <table:table-cell office:value-type="float" office:value="186.359999999893" calcext:value-type="float">
            <text:p>186.359999999893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206.889999999947" calcext:value-type="float">
            <text:p>206.889999999947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16.85" calcext:value-type="float">
            <text:p>16.85</text:p>
          </table:table-cell>
          <table:table-cell office:value-type="float" office:value="205.269999999946" calcext:value-type="float">
            <text:p>205.269999999946</text:p>
          </table:table-cell>
          <table:table-cell office:value-type="float" office:value="16.6830000000071" calcext:value-type="float">
            <text:p>16.6830000000071</text:p>
          </table:table-cell>
          <table:table-cell office:value-type="float" office:value="158.059999999934" calcext:value-type="float">
            <text:p>158.059999999934</text:p>
          </table:table-cell>
          <table:table-cell office:value-type="float" office:value="16.85" calcext:value-type="float">
            <text:p>16.85</text:p>
          </table:table-cell>
          <table:table-cell office:value-type="float" office:value="168.419999999859" calcext:value-type="float">
            <text:p>168.419999999859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72.869999999946" calcext:value-type="float">
            <text:p>172.869999999946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42.56999999986" calcext:value-type="float">
            <text:p>142.56999999986</text:p>
          </table:table-cell>
          <table:table-cell office:value-type="float" office:value="19.1583333333358" calcext:value-type="float">
            <text:p>19.1583333333358</text:p>
          </table:table-cell>
          <table:table-cell office:value-type="float" office:value="131.57" calcext:value-type="float">
            <text:p>131.57</text:p>
          </table:table-cell>
          <table:table-cell office:value-type="float" office:value="19.7996666666667" calcext:value-type="float">
            <text:p>19.7996666666667</text:p>
          </table:table-cell>
          <table:table-cell office:value-type="float" office:value="139.63" calcext:value-type="float">
            <text:p>139.63</text:p>
          </table:table-cell>
          <table:table-cell office:value-type="float" office:value="20.0666666666667" calcext:value-type="float">
            <text:p>20.0666666666667</text:p>
          </table:table-cell>
          <table:table-cell office:value-type="float" office:value="133.12648351667" calcext:value-type="float">
            <text:p>133.12648351667</text:p>
          </table:table-cell>
          <table:table-cell office:value-type="float" office:value="8.34221611721582" calcext:value-type="float">
            <text:p>8.34221611721582</text:p>
          </table:table-cell>
          <table:table-cell office:value-type="float" office:value="147.51" calcext:value-type="float">
            <text:p>147.51</text:p>
          </table:table-cell>
          <table:table-cell office:value-type="float" office:value="8.34221611721582" calcext:value-type="float">
            <text:p>8.34221611721582</text:p>
          </table:table-cell>
          <table:table-cell office:value-type="float" office:value="136.71" calcext:value-type="float">
            <text:p>136.71</text:p>
          </table:table-cell>
          <table:table-cell office:value-type="float" office:value="8.39999999999999" calcext:value-type="float">
            <text:p>8.39999999999999</text:p>
          </table:table-cell>
          <table:table-cell office:value-type="float" office:value="161.160000000056" calcext:value-type="float">
            <text:p>161.160000000056</text:p>
          </table:table-cell>
          <table:table-cell office:value-type="float" office:value="8.73333333333333" calcext:value-type="float">
            <text:p>8.73333333333333</text:p>
          </table:table-cell>
          <table:table-cell office:value-type="float" office:value="140.940000000206" calcext:value-type="float">
            <text:p>140.940000000206</text:p>
          </table:table-cell>
          <table:table-cell office:value-type="float" office:value="7.31611721611355" calcext:value-type="float">
            <text:p>7.31611721611355</text:p>
          </table:table-cell>
          <table:table-cell office:value-type="float" office:value="152.37" calcext:value-type="float">
            <text:p>152.37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41.57" calcext:value-type="float">
            <text:p>141.57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30.77" calcext:value-type="float">
            <text:p>130.77</text:p>
          </table:table-cell>
          <table:table-cell office:value-type="float" office:value="8.4" calcext:value-type="float">
            <text:p>8.4</text:p>
          </table:table-cell>
          <table:table-cell office:value-type="float" office:value="119.97" calcext:value-type="float">
            <text:p>119.97</text:p>
          </table:table-cell>
          <table:table-cell office:value-type="float" office:value="15.3263333333315" calcext:value-type="float">
            <text:p>15.3263333333315</text:p>
          </table:table-cell>
          <table:table-cell office:value-type="float" office:value="158.623516483462" calcext:value-type="float">
            <text:p>158.623516483462</text:p>
          </table:table-cell>
          <table:table-cell office:value-type="float" office:value="16.8152161172181" calcext:value-type="float">
            <text:p>16.8152161172181</text:p>
          </table:table-cell>
          <table:table-cell office:value-type="float" office:value="180.79" calcext:value-type="float">
            <text:p>180.79</text:p>
          </table:table-cell>
          <table:table-cell office:value-type="float" office:value="15.4426666666685" calcext:value-type="float">
            <text:p>15.4426666666685</text:p>
          </table:table-cell>
          <table:table-cell office:value-type="float" office:value="123.446483516539" calcext:value-type="float">
            <text:p>123.446483516539</text:p>
          </table:table-cell>
          <table:table-cell office:value-type="float" office:value="15.7" calcext:value-type="float">
            <text:p>15.7</text:p>
          </table:table-cell>
          <table:table-cell office:value-type="float" office:value="147.453516483407" calcext:value-type="float">
            <text:p>147.45351648340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48333333333336" calcext:value-type="float">
            <text:p>9.48333333333336</text:p>
          </table:table-cell>
          <table:table-cell office:value-type="float" office:value="115.92" calcext:value-type="float">
            <text:p>115.92</text:p>
          </table:table-cell>
          <table:table-cell office:value-type="float" office:value="9.48333333333333" calcext:value-type="float">
            <text:p>9.48333333333333</text:p>
          </table:table-cell>
          <table:table-cell office:value-type="float" office:value="318.869999999968" calcext:value-type="float">
            <text:p>318.869999999968</text:p>
          </table:table-cell>
          <table:table-cell office:value-type="float" office:value="9.48333333333333" calcext:value-type="float">
            <text:p>9.48333333333333</text:p>
          </table:table-cell>
          <table:table-cell office:value-type="float" office:value="97" calcext:value-type="float">
            <text:p>97</text:p>
          </table:table-cell>
          <table:table-cell office:value-type="float" office:value="10.0000000000011" calcext:value-type="float">
            <text:p>10.0000000000011</text:p>
          </table:table-cell>
          <table:table-cell office:value-type="float" office:value="111.783516483478" calcext:value-type="float">
            <text:p>111.783516483478</text:p>
          </table:table-cell>
        </table:table-row>
        <table:table-row table:style-name="ro1">
          <table:table-cell office:value-type="float" office:value="11.35" calcext:value-type="float">
            <text:p>11.35</text:p>
          </table:table-cell>
          <table:table-cell office:value-type="float" office:value="160.283516483407" calcext:value-type="float">
            <text:p>160.283516483407</text:p>
          </table:table-cell>
          <table:table-cell office:value-type="float" office:value="12.1623333333317" calcext:value-type="float">
            <text:p>12.1623333333317</text:p>
          </table:table-cell>
          <table:table-cell office:value-type="float" office:value="192.939999999896" calcext:value-type="float">
            <text:p>192.939999999896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206.889999999947" calcext:value-type="float">
            <text:p>206.889999999947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16.85" calcext:value-type="float">
            <text:p>16.85</text:p>
          </table:table-cell>
          <table:table-cell office:value-type="float" office:value="205.269999999946" calcext:value-type="float">
            <text:p>205.269999999946</text:p>
          </table:table-cell>
          <table:table-cell office:value-type="float" office:value="17.8966666666703" calcext:value-type="float">
            <text:p>17.8966666666703</text:p>
          </table:table-cell>
          <table:table-cell office:value-type="float" office:value="194.469999999829" calcext:value-type="float">
            <text:p>194.469999999829</text:p>
          </table:table-cell>
          <table:table-cell office:value-type="float" office:value="17.25" calcext:value-type="float">
            <text:p>17.25</text:p>
          </table:table-cell>
          <table:table-cell office:value-type="float" office:value="180.419999999858" calcext:value-type="float">
            <text:p>180.419999999858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72.869999999946" calcext:value-type="float">
            <text:p>172.869999999946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42.56999999986" calcext:value-type="float">
            <text:p>142.56999999986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48.319999999928" calcext:value-type="float">
            <text:p>148.319999999928</text:p>
          </table:table-cell>
          <table:table-cell office:value-type="float" office:value="20.0476666666667" calcext:value-type="float">
            <text:p>20.0476666666667</text:p>
          </table:table-cell>
          <table:table-cell office:value-type="float" office:value="147.069999999999" calcext:value-type="float">
            <text:p>147.069999999999</text:p>
          </table:table-cell>
          <table:table-cell office:value-type="float" office:value="20.0706666666629" calcext:value-type="float">
            <text:p>20.0706666666629</text:p>
          </table:table-cell>
          <table:table-cell office:value-type="float" office:value="133.246483516558" calcext:value-type="float">
            <text:p>133.246483516558</text:p>
          </table:table-cell>
          <table:table-cell office:value-type="float" office:value="8.34221611721582" calcext:value-type="float">
            <text:p>8.34221611721582</text:p>
          </table:table-cell>
          <table:table-cell office:value-type="float" office:value="147.51" calcext:value-type="float">
            <text:p>147.51</text:p>
          </table:table-cell>
          <table:table-cell office:value-type="float" office:value="8.38333333333333" calcext:value-type="float">
            <text:p>8.38333333333333</text:p>
          </table:table-cell>
          <table:table-cell office:value-type="float" office:value="137.943516483525" calcext:value-type="float">
            <text:p>137.943516483525</text:p>
          </table:table-cell>
          <table:table-cell office:value-type="float" office:value="8.6245494505513" calcext:value-type="float">
            <text:p>8.6245494505513</text:p>
          </table:table-cell>
          <table:table-cell office:value-type="float" office:value="167.896483516596" calcext:value-type="float">
            <text:p>167.896483516596</text:p>
          </table:table-cell>
          <table:table-cell office:value-type="float" office:value="9.48333333333336" calcext:value-type="float">
            <text:p>9.48333333333336</text:p>
          </table:table-cell>
          <table:table-cell office:value-type="float" office:value="163.440000000206" calcext:value-type="float">
            <text:p>163.440000000206</text:p>
          </table:table-cell>
          <table:table-cell office:value-type="float" office:value="7.31611721611355" calcext:value-type="float">
            <text:p>7.31611721611355</text:p>
          </table:table-cell>
          <table:table-cell office:value-type="float" office:value="152.37" calcext:value-type="float">
            <text:p>152.37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41.57" calcext:value-type="float">
            <text:p>141.57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30.77" calcext:value-type="float">
            <text:p>130.77</text:p>
          </table:table-cell>
          <table:table-cell office:value-type="float" office:value="8.4" calcext:value-type="float">
            <text:p>8.4</text:p>
          </table:table-cell>
          <table:table-cell office:value-type="float" office:value="119.97" calcext:value-type="float">
            <text:p>119.97</text:p>
          </table:table-cell>
          <table:table-cell office:value-type="float" office:value="15.7" calcext:value-type="float">
            <text:p>15.7</text:p>
          </table:table-cell>
          <table:table-cell office:value-type="float" office:value="169.833516483516" calcext:value-type="float">
            <text:p>169.833516483516</text:p>
          </table:table-cell>
          <table:table-cell office:value-type="float" office:value="16.8152161172181" calcext:value-type="float">
            <text:p>16.8152161172181</text:p>
          </table:table-cell>
          <table:table-cell office:value-type="float" office:value="180.79" calcext:value-type="float">
            <text:p>180.79</text:p>
          </table:table-cell>
          <table:table-cell office:value-type="float" office:value="16.25" calcext:value-type="float">
            <text:p>16.25</text:p>
          </table:table-cell>
          <table:table-cell office:value-type="float" office:value="147.666483516486" calcext:value-type="float">
            <text:p>147.666483516486</text:p>
          </table:table-cell>
          <table:table-cell office:value-type="float" office:value="16.8152161172181" calcext:value-type="float">
            <text:p>16.8152161172181</text:p>
          </table:table-cell>
          <table:table-cell office:value-type="float" office:value="180.90999999995" calcext:value-type="float">
            <text:p>180.9099999999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48333333333336" calcext:value-type="float">
            <text:p>9.48333333333336</text:p>
          </table:table-cell>
          <table:table-cell office:value-type="float" office:value="115.92" calcext:value-type="float">
            <text:p>115.92</text:p>
          </table:table-cell>
          <table:table-cell office:value-type="float" office:value="9.48333333333333" calcext:value-type="float">
            <text:p>9.48333333333333</text:p>
          </table:table-cell>
          <table:table-cell office:value-type="float" office:value="318.869999999968" calcext:value-type="float">
            <text:p>318.869999999968</text:p>
          </table:table-cell>
          <table:table-cell office:value-type="float" office:value="9.72114652014609" calcext:value-type="float">
            <text:p>9.72114652014609</text:p>
          </table:table-cell>
          <table:table-cell office:value-type="float" office:value="313.409999999611" calcext:value-type="float">
            <text:p>313.409999999611</text:p>
          </table:table-cell>
          <table:table-cell office:value-type="float" office:value="10.1858827838846" calcext:value-type="float">
            <text:p>10.1858827838846</text:p>
          </table:table-cell>
          <table:table-cell office:value-type="float" office:value="117.359999999985" calcext:value-type="float">
            <text:p>117.359999999985</text:p>
          </table:table-cell>
        </table:table-row>
        <table:table-row table:style-name="ro1">
          <table:table-cell office:value-type="float" office:value="15.1083333333288" calcext:value-type="float">
            <text:p>15.1083333333288</text:p>
          </table:table-cell>
          <table:table-cell office:value-type="float" office:value="146.513516483407" calcext:value-type="float">
            <text:p>146.513516483407</text:p>
          </table:table-cell>
          <table:table-cell office:value-type="float" office:value="15.2087838827802" calcext:value-type="float">
            <text:p>15.2087838827802</text:p>
          </table:table-cell>
          <table:table-cell office:value-type="float" office:value="179.169999999946" calcext:value-type="float">
            <text:p>179.169999999946</text:p>
          </table:table-cell>
          <table:table-cell office:value-type="float" office:value="15.7" calcext:value-type="float">
            <text:p>15.7</text:p>
          </table:table-cell>
          <table:table-cell office:value-type="float" office:value="193.119999999947" calcext:value-type="float">
            <text:p>193.11999999994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91.499999999946" calcext:value-type="float">
            <text:p>191.499999999946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80.699999999829" calcext:value-type="float">
            <text:p>180.699999999829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66.649999999858" calcext:value-type="float">
            <text:p>166.649999999858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59.099999999946" calcext:value-type="float">
            <text:p>159.099999999946</text:p>
          </table:table-cell>
          <table:table-cell office:value-type="float" office:value="21.1916666666667" calcext:value-type="float">
            <text:p>21.1916666666667</text:p>
          </table:table-cell>
          <table:table-cell office:value-type="float" office:value="123.129999999881" calcext:value-type="float">
            <text:p>123.129999999881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28.879999999928" calcext:value-type="float">
            <text:p>128.879999999928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27.629999999999" calcext:value-type="float">
            <text:p>127.629999999999</text:p>
          </table:table-cell>
          <table:table-cell office:value-type="float" office:value="22.4583333333333" calcext:value-type="float">
            <text:p>22.4583333333333</text:p>
          </table:table-cell>
          <table:table-cell office:value-type="float" office:value="113.806483516558" calcext:value-type="float">
            <text:p>113.806483516558</text:p>
          </table:table-cell>
          <table:table-cell office:value-type="float" office:value="9.48333333333333" calcext:value-type="float">
            <text:p>9.48333333333333</text:p>
          </table:table-cell>
          <table:table-cell office:value-type="float" office:value="131.85" calcext:value-type="float">
            <text:p>131.85</text:p>
          </table:table-cell>
          <table:table-cell office:value-type="float" office:value="9.66666666666694" calcext:value-type="float">
            <text:p>9.66666666666694</text:p>
          </table:table-cell>
          <table:table-cell office:value-type="float" office:value="122.283516483525" calcext:value-type="float">
            <text:p>122.283516483525</text:p>
          </table:table-cell>
          <table:table-cell office:value-type="float" office:value="9.66666666666666" calcext:value-type="float">
            <text:p>9.66666666666666</text:p>
          </table:table-cell>
          <table:table-cell office:value-type="float" office:value="152.236483516633" calcext:value-type="float">
            <text:p>152.236483516633</text:p>
          </table:table-cell>
          <table:table-cell office:value-type="float" office:value="10.4333333333333" calcext:value-type="float">
            <text:p>10.4333333333333</text:p>
          </table:table-cell>
          <table:table-cell office:value-type="float" office:value="147.780000000113" calcext:value-type="float">
            <text:p>147.780000000113</text:p>
          </table:table-cell>
          <table:table-cell office:value-type="float" office:value="8.48333333333333" calcext:value-type="float">
            <text:p>8.48333333333333</text:p>
          </table:table-cell>
          <table:table-cell office:value-type="float" office:value="136.17" calcext:value-type="float">
            <text:p>136.17</text:p>
          </table:table-cell>
          <table:table-cell office:value-type="float" office:value="9.48333333333334" calcext:value-type="float">
            <text:p>9.48333333333334</text:p>
          </table:table-cell>
          <table:table-cell office:value-type="float" office:value="125.37" calcext:value-type="float">
            <text:p>125.37</text:p>
          </table:table-cell>
          <table:table-cell office:value-type="float" office:value="9.48333333333336" calcext:value-type="float">
            <text:p>9.48333333333336</text:p>
          </table:table-cell>
          <table:table-cell office:value-type="float" office:value="114.57" calcext:value-type="float">
            <text:p>114.57</text:p>
          </table:table-cell>
          <table:table-cell office:value-type="float" office:value="9.72114652014609" calcext:value-type="float">
            <text:p>9.72114652014609</text:p>
          </table:table-cell>
          <table:table-cell office:value-type="float" office:value="103.77" calcext:value-type="float">
            <text:p>103.77</text:p>
          </table:table-cell>
          <table:table-cell office:value-type="float" office:value="17.8966666666703" calcext:value-type="float">
            <text:p>17.8966666666703</text:p>
          </table:table-cell>
          <table:table-cell office:value-type="float" office:value="153.633516483516" calcext:value-type="float">
            <text:p>153.633516483516</text:p>
          </table:table-cell>
          <table:table-cell office:value-type="float" office:value="18.8903333333351" calcext:value-type="float">
            <text:p>18.8903333333351</text:p>
          </table:table-cell>
          <table:table-cell office:value-type="float" office:value="164.590000000001" calcext:value-type="float">
            <text:p>164.590000000001</text:p>
          </table:table-cell>
          <table:table-cell office:value-type="float" office:value="18.4166666666667" calcext:value-type="float">
            <text:p>18.4166666666667</text:p>
          </table:table-cell>
          <table:table-cell office:value-type="float" office:value="131.466483516486" calcext:value-type="float">
            <text:p>131.466483516486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64.70999999995" calcext:value-type="float">
            <text:p>164.7099999999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4139890109857" calcext:value-type="float">
            <text:p>10.4139890109857</text:p>
          </table:table-cell>
          <table:table-cell office:value-type="float" office:value="102.15" calcext:value-type="float">
            <text:p>102.15</text:p>
          </table:table-cell>
          <table:table-cell office:value-type="float" office:value="10.6916666666667" calcext:value-type="float">
            <text:p>10.6916666666667</text:p>
          </table:table-cell>
          <table:table-cell office:value-type="float" office:value="305.099999999968" calcext:value-type="float">
            <text:p>305.099999999968</text:p>
          </table:table-cell>
          <table:table-cell office:value-type="float" office:value="10.6916666666667" calcext:value-type="float">
            <text:p>10.6916666666667</text:p>
          </table:table-cell>
          <table:table-cell office:value-type="float" office:value="299.63999999961" calcext:value-type="float">
            <text:p>299.63999999961</text:p>
          </table:table-cell>
          <table:table-cell office:value-type="float" office:value="11.35" calcext:value-type="float">
            <text:p>11.35</text:p>
          </table:table-cell>
          <table:table-cell office:value-type="float" office:value="103.59" calcext:value-type="float">
            <text:p>103.59</text:p>
          </table:table-cell>
        </table:table-row>
        <table:table-row table:style-name="ro1">
          <table:table-cell office:value-type="float" office:value="15.2152161172135" calcext:value-type="float">
            <text:p>15.2152161172135</text:p>
          </table:table-cell>
          <table:table-cell office:value-type="float" office:value="149.719999999946" calcext:value-type="float">
            <text:p>149.719999999946</text:p>
          </table:table-cell>
          <table:table-cell office:value-type="float" office:value="15.2087838827802" calcext:value-type="float">
            <text:p>15.2087838827802</text:p>
          </table:table-cell>
          <table:table-cell office:value-type="float" office:value="179.169999999946" calcext:value-type="float">
            <text:p>179.169999999946</text:p>
          </table:table-cell>
          <table:table-cell office:value-type="float" office:value="15.7" calcext:value-type="float">
            <text:p>15.7</text:p>
          </table:table-cell>
          <table:table-cell office:value-type="float" office:value="193.119999999947" calcext:value-type="float">
            <text:p>193.11999999994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91.499999999946" calcext:value-type="float">
            <text:p>191.499999999946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80.699999999829" calcext:value-type="float">
            <text:p>180.699999999829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66.649999999858" calcext:value-type="float">
            <text:p>166.649999999858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59.099999999946" calcext:value-type="float">
            <text:p>159.099999999946</text:p>
          </table:table-cell>
          <table:table-cell office:value-type="float" office:value="21.3916666666667" calcext:value-type="float">
            <text:p>21.3916666666667</text:p>
          </table:table-cell>
          <table:table-cell office:value-type="float" office:value="129.129999999881" calcext:value-type="float">
            <text:p>129.129999999881</text:p>
          </table:table-cell>
          <table:table-cell office:value-type="float" office:value="21.0666666666667" calcext:value-type="float">
            <text:p>21.0666666666667</text:p>
          </table:table-cell>
          <table:table-cell office:value-type="float" office:value="129.129999999928" calcext:value-type="float">
            <text:p>129.129999999928</text:p>
          </table:table-cell>
          <table:table-cell office:value-type="float" office:value="22.0416666666667" calcext:value-type="float">
            <text:p>22.0416666666667</text:p>
          </table:table-cell>
          <table:table-cell office:value-type="float" office:value="129.129999999999" calcext:value-type="float">
            <text:p>129.129999999999</text:p>
          </table:table-cell>
          <table:table-cell office:value-type="float" office:value="22.9691172161154" calcext:value-type="float">
            <text:p>22.9691172161154</text:p>
          </table:table-cell>
          <table:table-cell office:value-type="float" office:value="129.130000000021" calcext:value-type="float">
            <text:p>129.130000000021</text:p>
          </table:table-cell>
          <table:table-cell office:value-type="float" office:value="9.48333333333333" calcext:value-type="float">
            <text:p>9.48333333333333</text:p>
          </table:table-cell>
          <table:table-cell office:value-type="float" office:value="131.85" calcext:value-type="float">
            <text:p>131.85</text:p>
          </table:table-cell>
          <table:table-cell office:value-type="float" office:value="10" calcext:value-type="float">
            <text:p>10</text:p>
          </table:table-cell>
          <table:table-cell office:value-type="float" office:value="132.283516483517" calcext:value-type="float">
            <text:p>132.283516483517</text:p>
          </table:table-cell>
          <table:table-cell office:value-type="float" office:value="9.66666666666666" calcext:value-type="float">
            <text:p>9.66666666666666</text:p>
          </table:table-cell>
          <table:table-cell office:value-type="float" office:value="152.236483516633" calcext:value-type="float">
            <text:p>152.236483516633</text:p>
          </table:table-cell>
          <table:table-cell office:value-type="float" office:value="10.5146666666591" calcext:value-type="float">
            <text:p>10.5146666666591</text:p>
          </table:table-cell>
          <table:table-cell office:value-type="float" office:value="150.219999999886" calcext:value-type="float">
            <text:p>150.219999999886</text:p>
          </table:table-cell>
          <table:table-cell office:value-type="float" office:value="8.75975091575095" calcext:value-type="float">
            <text:p>8.75975091575095</text:p>
          </table:table-cell>
          <table:table-cell office:value-type="float" office:value="387.710000000035" calcext:value-type="float">
            <text:p>387.710000000035</text:p>
          </table:table-cell>
          <table:table-cell office:value-type="float" office:value="9.48333333333334" calcext:value-type="float">
            <text:p>9.48333333333334</text:p>
          </table:table-cell>
          <table:table-cell office:value-type="float" office:value="125.37" calcext:value-type="float">
            <text:p>125.37</text:p>
          </table:table-cell>
          <table:table-cell office:value-type="float" office:value="9.48333333333336" calcext:value-type="float">
            <text:p>9.48333333333336</text:p>
          </table:table-cell>
          <table:table-cell office:value-type="float" office:value="114.57" calcext:value-type="float">
            <text:p>114.57</text:p>
          </table:table-cell>
          <table:table-cell office:value-type="float" office:value="10.0334871794867" calcext:value-type="float">
            <text:p>10.0334871794867</text:p>
          </table:table-cell>
          <table:table-cell office:value-type="float" office:value="388" calcext:value-type="float">
            <text:p>388</text:p>
          </table:table-cell>
          <table:table-cell office:value-type="float" office:value="18.8903333333352" calcext:value-type="float">
            <text:p>18.8903333333352</text:p>
          </table:table-cell>
          <table:table-cell office:value-type="float" office:value="183.443516483462" calcext:value-type="float">
            <text:p>183.443516483462</text:p>
          </table:table-cell>
          <table:table-cell office:value-type="float" office:value="19.8143333333333" calcext:value-type="float">
            <text:p>19.8143333333333</text:p>
          </table:table-cell>
          <table:table-cell office:value-type="float" office:value="192.309999999946" calcext:value-type="float">
            <text:p>192.309999999946</text:p>
          </table:table-cell>
          <table:table-cell office:value-type="float" office:value="20.0847838827794" calcext:value-type="float">
            <text:p>20.0847838827794</text:p>
          </table:table-cell>
          <table:table-cell office:value-type="float" office:value="181.509999999867" calcext:value-type="float">
            <text:p>181.509999999867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64.70999999995" calcext:value-type="float">
            <text:p>164.7099999999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6399999999962" calcext:value-type="float">
            <text:p>10.6399999999962</text:p>
          </table:table-cell>
          <table:table-cell office:value-type="float" office:value="307.819999999565" calcext:value-type="float">
            <text:p>307.819999999565</text:p>
          </table:table-cell>
          <table:table-cell office:value-type="float" office:value="10.6916666666667" calcext:value-type="float">
            <text:p>10.6916666666667</text:p>
          </table:table-cell>
          <table:table-cell office:value-type="float" office:value="305.099999999968" calcext:value-type="float">
            <text:p>305.099999999968</text:p>
          </table:table-cell>
          <table:table-cell office:value-type="float" office:value="10.6916666666667" calcext:value-type="float">
            <text:p>10.6916666666667</text:p>
          </table:table-cell>
          <table:table-cell office:value-type="float" office:value="299.63999999961" calcext:value-type="float">
            <text:p>299.63999999961</text:p>
          </table:table-cell>
          <table:table-cell office:value-type="float" office:value="11.7333333333333" calcext:value-type="float">
            <text:p>11.7333333333333</text:p>
          </table:table-cell>
          <table:table-cell office:value-type="float" office:value="115.09" calcext:value-type="float">
            <text:p>115.09</text:p>
          </table:table-cell>
        </table:table-row>
        <table:table-row table:style-name="ro1">
          <table:table-cell office:value-type="float" office:value="16.5083333333333" calcext:value-type="float">
            <text:p>16.5083333333333</text:p>
          </table:table-cell>
          <table:table-cell office:value-type="float" office:value="135.949999999946" calcext:value-type="float">
            <text:p>135.949999999946</text:p>
          </table:table-cell>
          <table:table-cell office:value-type="float" office:value="17.25" calcext:value-type="float">
            <text:p>17.25</text:p>
          </table:table-cell>
          <table:table-cell office:value-type="float" office:value="165.399999999946" calcext:value-type="float">
            <text:p>165.399999999946</text:p>
          </table:table-cell>
          <table:table-cell office:value-type="float" office:value="18.0453333333441" calcext:value-type="float">
            <text:p>18.0453333333441</text:p>
          </table:table-cell>
          <table:table-cell office:value-type="float" office:value="179.349999999947" calcext:value-type="float">
            <text:p>179.34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1916666666667" calcext:value-type="float">
            <text:p>21.1916666666667</text:p>
          </table:table-cell>
          <table:table-cell office:value-type="float" office:value="183.129999999946" calcext:value-type="float">
            <text:p>183.129999999946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72.329999999877" calcext:value-type="float">
            <text:p>172.329999999877</text:p>
          </table:table-cell>
          <table:table-cell office:value-type="float" office:value="21.8833333333333" calcext:value-type="float">
            <text:p>21.8833333333333</text:p>
          </table:table-cell>
          <table:table-cell office:value-type="float" office:value="158.279999999859" calcext:value-type="float">
            <text:p>158.279999999859</text:p>
          </table:table-cell>
          <table:table-cell office:value-type="float" office:value="22.0416666666667" calcext:value-type="float">
            <text:p>22.0416666666667</text:p>
          </table:table-cell>
          <table:table-cell office:value-type="float" office:value="150.729999999946" calcext:value-type="float">
            <text:p>150.72999999994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11.557967032967" calcext:value-type="float">
            <text:p>11.557967032967</text:p>
          </table:table-cell>
          <table:table-cell office:value-type="float" office:value="115.919999999999" calcext:value-type="float">
            <text:p>115.919999999999</text:p>
          </table:table-cell>
          <table:table-cell office:value-type="float" office:value="15.2087838827802" calcext:value-type="float">
            <text:p>15.2087838827802</text:p>
          </table:table-cell>
          <table:table-cell office:value-type="float" office:value="116.353516483517" calcext:value-type="float">
            <text:p>116.353516483517</text:p>
          </table:table-cell>
          <table:table-cell office:value-type="float" office:value="13.9485494505513" calcext:value-type="float">
            <text:p>13.9485494505513</text:p>
          </table:table-cell>
          <table:table-cell office:value-type="float" office:value="136.306483516519" calcext:value-type="float">
            <text:p>136.306483516519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134.289999999886" calcext:value-type="float">
            <text:p>134.289999999886</text:p>
          </table:table-cell>
          <table:table-cell office:value-type="float" office:value="10" calcext:value-type="float">
            <text:p>10</text:p>
          </table:table-cell>
          <table:table-cell office:value-type="float" office:value="371.240000000035" calcext:value-type="float">
            <text:p>371.240000000035</text:p>
          </table:table-cell>
          <table:table-cell office:value-type="float" office:value="10.0583333333333" calcext:value-type="float">
            <text:p>10.0583333333333</text:p>
          </table:table-cell>
          <table:table-cell office:value-type="float" office:value="108.9" calcext:value-type="float">
            <text:p>108.9</text:p>
          </table:table-cell>
          <table:table-cell office:value-type="float" office:value="10.7801245421245" calcext:value-type="float">
            <text:p>10.7801245421245</text:p>
          </table:table-cell>
          <table:table-cell office:value-type="float" office:value="98.0999999999996" calcext:value-type="float">
            <text:p>98.0999999999996</text:p>
          </table:table-cell>
          <table:table-cell office:value-type="float" office:value="11.35" calcext:value-type="float">
            <text:p>11.35</text:p>
          </table:table-cell>
          <table:table-cell office:value-type="float" office:value="371.53" calcext:value-type="float">
            <text:p>371.53</text:p>
          </table:table-cell>
          <table:table-cell office:value-type="float" office:value="20.1916666666667" calcext:value-type="float">
            <text:p>20.1916666666667</text:p>
          </table:table-cell>
          <table:table-cell office:value-type="float" office:value="169.133516483462" calcext:value-type="float">
            <text:p>169.133516483462</text:p>
          </table:table-cell>
          <table:table-cell office:value-type="float" office:value="21.3916666666667" calcext:value-type="float">
            <text:p>21.3916666666667</text:p>
          </table:table-cell>
          <table:table-cell office:value-type="float" office:value="177.999999999946" calcext:value-type="float">
            <text:p>177.999999999946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67.199999999902" calcext:value-type="float">
            <text:p>167.199999999902</text:p>
          </table:table-cell>
          <table:table-cell office:value-type="float" office:value="21.2333333333334" calcext:value-type="float">
            <text:p>21.2333333333334</text:p>
          </table:table-cell>
          <table:table-cell office:value-type="float" office:value="150.39999999995" calcext:value-type="float">
            <text:p>150.3999999999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35" calcext:value-type="float">
            <text:p>11.35</text:p>
          </table:table-cell>
          <table:table-cell office:value-type="float" office:value="289.729999999565" calcext:value-type="float">
            <text:p>289.729999999565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287.009999999968" calcext:value-type="float">
            <text:p>287.009999999968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281.54999999961" calcext:value-type="float">
            <text:p>281.54999999961</text:p>
          </table:table-cell>
          <table:table-cell office:value-type="float" office:value="12.6337692307676" calcext:value-type="float">
            <text:p>12.633769230767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8.675" calcext:value-type="float">
            <text:p>18.675</text:p>
          </table:table-cell>
          <table:table-cell office:value-type="float" office:value="200.949999999946" calcext:value-type="float">
            <text:p>200.949999999946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78.649999999946" calcext:value-type="float">
            <text:p>178.649999999946</text:p>
          </table:table-cell>
          <table:table-cell office:value-type="float" office:value="18.0453333333441" calcext:value-type="float">
            <text:p>18.0453333333441</text:p>
          </table:table-cell>
          <table:table-cell office:value-type="float" office:value="179.349999999947" calcext:value-type="float">
            <text:p>179.34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1916666666667" calcext:value-type="float">
            <text:p>21.1916666666667</text:p>
          </table:table-cell>
          <table:table-cell office:value-type="float" office:value="183.129999999946" calcext:value-type="float">
            <text:p>183.129999999946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72.329999999877" calcext:value-type="float">
            <text:p>172.329999999877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61.529999999858" calcext:value-type="float">
            <text:p>161.529999999858</text:p>
          </table:table-cell>
          <table:table-cell office:value-type="float" office:value="22.0416666666667" calcext:value-type="float">
            <text:p>22.0416666666667</text:p>
          </table:table-cell>
          <table:table-cell office:value-type="float" office:value="150.729999999946" calcext:value-type="float">
            <text:p>150.72999999994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11.625" calcext:value-type="float">
            <text:p>11.625</text:p>
          </table:table-cell>
          <table:table-cell office:value-type="float" office:value="176.919999999997" calcext:value-type="float">
            <text:p>176.919999999997</text:p>
          </table:table-cell>
          <table:table-cell office:value-type="float" office:value="16.6830000000071" calcext:value-type="float">
            <text:p>16.6830000000071</text:p>
          </table:table-cell>
          <table:table-cell office:value-type="float" office:value="160.580000000324" calcext:value-type="float">
            <text:p>160.580000000324</text:p>
          </table:table-cell>
          <table:table-cell office:value-type="float" office:value="14.0916666666667" calcext:value-type="float">
            <text:p>14.0916666666667</text:p>
          </table:table-cell>
          <table:table-cell office:value-type="float" office:value="140.59999999998" calcext:value-type="float">
            <text:p>140.59999999998</text:p>
          </table:table-cell>
          <table:table-cell office:value-type="float" office:value="12.8416666666667" calcext:value-type="float">
            <text:p>12.8416666666667</text:p>
          </table:table-cell>
          <table:table-cell office:value-type="float" office:value="142.539999999886" calcext:value-type="float">
            <text:p>142.539999999886</text:p>
          </table:table-cell>
          <table:table-cell office:value-type="float" office:value="10" calcext:value-type="float">
            <text:p>10</text:p>
          </table:table-cell>
          <table:table-cell office:value-type="float" office:value="371.240000000035" calcext:value-type="float">
            <text:p>371.240000000035</text:p>
          </table:table-cell>
          <table:table-cell office:value-type="float" office:value="10.349673992674" calcext:value-type="float">
            <text:p>10.349673992674</text:p>
          </table:table-cell>
          <table:table-cell office:value-type="float" office:value="374.019999999965" calcext:value-type="float">
            <text:p>374.019999999965</text:p>
          </table:table-cell>
          <table:table-cell office:value-type="float" office:value="11.0833333333333" calcext:value-type="float">
            <text:p>11.0833333333333</text:p>
          </table:table-cell>
          <table:table-cell office:value-type="float" office:value="374.020000000003" calcext:value-type="float">
            <text:p>374.020000000003</text:p>
          </table:table-cell>
          <table:table-cell office:value-type="float" office:value="11.35" calcext:value-type="float">
            <text:p>11.35</text:p>
          </table:table-cell>
          <table:table-cell office:value-type="float" office:value="371.53" calcext:value-type="float">
            <text:p>371.53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77.883516483463" calcext:value-type="float">
            <text:p>177.883516483463</text:p>
          </table:table-cell>
          <table:table-cell office:value-type="float" office:value="21.3916666666667" calcext:value-type="float">
            <text:p>21.3916666666667</text:p>
          </table:table-cell>
          <table:table-cell office:value-type="float" office:value="177.999999999946" calcext:value-type="float">
            <text:p>177.999999999946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67.199999999902" calcext:value-type="float">
            <text:p>167.199999999902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56.399999999946" calcext:value-type="float">
            <text:p>156.39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35" calcext:value-type="float">
            <text:p>11.35</text:p>
          </table:table-cell>
          <table:table-cell office:value-type="float" office:value="289.729999999565" calcext:value-type="float">
            <text:p>289.729999999565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287.009999999968" calcext:value-type="float">
            <text:p>287.009999999968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281.54999999961" calcext:value-type="float">
            <text:p>281.54999999961</text:p>
          </table:table-cell>
          <table:table-cell office:value-type="float" office:value="12.828999999998" calcext:value-type="float">
            <text:p>12.828999999998</text:p>
          </table:table-cell>
          <table:table-cell office:value-type="float" office:value="274.6599999997" calcext:value-type="float">
            <text:p>274.6599999997</text:p>
          </table:table-cell>
        </table:table-row>
        <table:table-row table:style-name="ro1">
          <table:table-cell office:value-type="float" office:value="19.7996666666667" calcext:value-type="float">
            <text:p>19.7996666666667</text:p>
          </table:table-cell>
          <table:table-cell office:value-type="float" office:value="189.879999999946" calcext:value-type="float">
            <text:p>189.879999999946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67.579999999946" calcext:value-type="float">
            <text:p>167.579999999946</text:p>
          </table:table-cell>
          <table:table-cell office:value-type="float" office:value="20.0706666666629" calcext:value-type="float">
            <text:p>20.0706666666629</text:p>
          </table:table-cell>
          <table:table-cell office:value-type="float" office:value="168.279999999947" calcext:value-type="float">
            <text:p>168.27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0453333333442" calcext:value-type="float">
            <text:p>18.0453333333442</text:p>
          </table:table-cell>
          <table:table-cell office:value-type="float" office:value="160.989999999997" calcext:value-type="float">
            <text:p>160.989999999997</text:p>
          </table:table-cell>
          <table:table-cell office:value-type="float" office:value="18.3220000000108" calcext:value-type="float">
            <text:p>18.3220000000108</text:p>
          </table:table-cell>
          <table:table-cell office:value-type="float" office:value="144.650000000324" calcext:value-type="float">
            <text:p>144.650000000324</text:p>
          </table:table-cell>
          <table:table-cell office:value-type="float" office:value="19.1583333333333" calcext:value-type="float">
            <text:p>19.1583333333333</text:p>
          </table:table-cell>
          <table:table-cell office:value-type="float" office:value="124.66999999998" calcext:value-type="float">
            <text:p>124.66999999998</text:p>
          </table:table-cell>
          <table:table-cell office:value-type="float" office:value="18.825" calcext:value-type="float">
            <text:p>18.825</text:p>
          </table:table-cell>
          <table:table-cell office:value-type="float" office:value="126.609999999885" calcext:value-type="float">
            <text:p>126.609999999885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48.220000000035" calcext:value-type="float">
            <text:p>148.220000000035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50.999999999966" calcext:value-type="float">
            <text:p>150.999999999966</text:p>
          </table:table-cell>
          <table:table-cell office:value-type="float" office:value="18.0453333333441" calcext:value-type="float">
            <text:p>18.0453333333441</text:p>
          </table:table-cell>
          <table:table-cell office:value-type="float" office:value="151.000000000003" calcext:value-type="float">
            <text:p>151.000000000003</text:p>
          </table:table-cell>
          <table:table-cell office:value-type="float" office:value="18.825" calcext:value-type="float">
            <text:p>18.825</text:p>
          </table:table-cell>
          <table:table-cell office:value-type="float" office:value="148.51" calcext:value-type="float">
            <text:p>148.51</text:p>
          </table:table-cell>
          <table:table-cell office:value-type="float" office:value="22.9691172161154" calcext:value-type="float">
            <text:p>22.9691172161154</text:p>
          </table:table-cell>
          <table:table-cell office:value-type="float" office:value="128.203516483463" calcext:value-type="float">
            <text:p>128.203516483463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270.019999999565" calcext:value-type="float">
            <text:p>270.019999999565</text:p>
          </table:table-cell>
          <table:table-cell office:value-type="float" office:value="12.8416666666667" calcext:value-type="float">
            <text:p>12.8416666666667</text:p>
          </table:table-cell>
          <table:table-cell office:value-type="float" office:value="267.299999999968" calcext:value-type="float">
            <text:p>267.299999999968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61.839999999609" calcext:value-type="float">
            <text:p>261.839999999609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54.9499999997" calcext:value-type="float">
            <text:p>254.9499999997</text:p>
          </table:table-cell>
        </table:table-row>
        <table:table-row table:style-name="ro1">
          <table:table-cell office:value-type="float" office:value="19.7996666666667" calcext:value-type="float">
            <text:p>19.7996666666667</text:p>
          </table:table-cell>
          <table:table-cell office:value-type="float" office:value="189.879999999946" calcext:value-type="float">
            <text:p>189.879999999946</text:p>
          </table:table-cell>
          <table:table-cell office:value-type="float" office:value="20.8666666666667" calcext:value-type="float">
            <text:p>20.8666666666667</text:p>
          </table:table-cell>
          <table:table-cell office:value-type="float" office:value="179.079999999946" calcext:value-type="float">
            <text:p>179.079999999946</text:p>
          </table:table-cell>
          <table:table-cell office:value-type="float" office:value="20.0706666666629" calcext:value-type="float">
            <text:p>20.0706666666629</text:p>
          </table:table-cell>
          <table:table-cell office:value-type="float" office:value="168.279999999947" calcext:value-type="float">
            <text:p>168.27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0453333333442" calcext:value-type="float">
            <text:p>18.0453333333442</text:p>
          </table:table-cell>
          <table:table-cell office:value-type="float" office:value="160.989999999997" calcext:value-type="float">
            <text:p>160.989999999997</text:p>
          </table:table-cell>
          <table:table-cell office:value-type="float" office:value="18.825" calcext:value-type="float">
            <text:p>18.825</text:p>
          </table:table-cell>
          <table:table-cell office:value-type="float" office:value="159.74" calcext:value-type="float">
            <text:p>159.74</text:p>
          </table:table-cell>
          <table:table-cell office:value-type="float" office:value="19.1583333333333" calcext:value-type="float">
            <text:p>19.1583333333333</text:p>
          </table:table-cell>
          <table:table-cell office:value-type="float" office:value="124.66999999998" calcext:value-type="float">
            <text:p>124.66999999998</text:p>
          </table:table-cell>
          <table:table-cell office:value-type="float" office:value="19.1" calcext:value-type="float">
            <text:p>19.1</text:p>
          </table:table-cell>
          <table:table-cell office:value-type="float" office:value="134.859999999885" calcext:value-type="float">
            <text:p>134.859999999885</text:p>
          </table:table-cell>
          <table:table-cell office:value-type="float" office:value="17.7843333333316" calcext:value-type="float">
            <text:p>17.7843333333316</text:p>
          </table:table-cell>
          <table:table-cell office:value-type="float" office:value="150.999999999982" calcext:value-type="float">
            <text:p>150.999999999982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50.999999999966" calcext:value-type="float">
            <text:p>150.999999999966</text:p>
          </table:table-cell>
          <table:table-cell office:value-type="float" office:value="18.0453333333441" calcext:value-type="float">
            <text:p>18.0453333333441</text:p>
          </table:table-cell>
          <table:table-cell office:value-type="float" office:value="151.000000000003" calcext:value-type="float">
            <text:p>151.000000000003</text:p>
          </table:table-cell>
          <table:table-cell office:value-type="float" office:value="18.825" calcext:value-type="float">
            <text:p>18.825</text:p>
          </table:table-cell>
          <table:table-cell office:value-type="float" office:value="148.51" calcext:value-type="float">
            <text:p>148.51</text:p>
          </table:table-cell>
          <table:table-cell office:value-type="float" office:value="23" calcext:value-type="float">
            <text:p>2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270.019999999565" calcext:value-type="float">
            <text:p>270.019999999565</text:p>
          </table:table-cell>
          <table:table-cell office:value-type="float" office:value="12.8416666666667" calcext:value-type="float">
            <text:p>12.8416666666667</text:p>
          </table:table-cell>
          <table:table-cell office:value-type="float" office:value="267.299999999968" calcext:value-type="float">
            <text:p>267.299999999968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61.839999999609" calcext:value-type="float">
            <text:p>261.839999999609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54.9499999997" calcext:value-type="float">
            <text:p>254.949999999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7" calcext:value-type="float">
            <text:p>129.12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42.359999999997" calcext:value-type="float">
            <text:p>142.359999999997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41.11" calcext:value-type="float">
            <text:p>141.11</text:p>
          </table:table-cell>
          <table:table-cell office:value-type="float" office:value="19.8143333333333" calcext:value-type="float">
            <text:p>19.8143333333333</text:p>
          </table:table-cell>
          <table:table-cell office:value-type="float" office:value="106.04" calcext:value-type="float">
            <text:p>106.04</text:p>
          </table:table-cell>
          <table:table-cell office:value-type="float" office:value="20.0706666666629" calcext:value-type="float">
            <text:p>20.0706666666629</text:p>
          </table:table-cell>
          <table:table-cell office:value-type="float" office:value="116.229999999885" calcext:value-type="float">
            <text:p>116.229999999885</text:p>
          </table:table-cell>
          <table:table-cell office:value-type="float" office:value="19.1" calcext:value-type="float">
            <text:p>19.1</text:p>
          </table:table-cell>
          <table:table-cell office:value-type="float" office:value="136.689999999999" calcext:value-type="float">
            <text:p>136.689999999999</text:p>
          </table:table-cell>
          <table:table-cell office:value-type="float" office:value="19.1583333333334" calcext:value-type="float">
            <text:p>19.1583333333334</text:p>
          </table:table-cell>
          <table:table-cell office:value-type="float" office:value="136.689999999982" calcext:value-type="float">
            <text:p>136.689999999982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36.690000000003" calcext:value-type="float">
            <text:p>136.690000000003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34.2" calcext:value-type="float">
            <text:p>134.2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01" calcext:value-type="float">
            <text:p>97.000000000000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51.119999999564" calcext:value-type="float">
            <text:p>251.119999999564</text:p>
          </table:table-cell>
          <table:table-cell office:value-type="float" office:value="14.0916666666667" calcext:value-type="float">
            <text:p>14.0916666666667</text:p>
          </table:table-cell>
          <table:table-cell office:value-type="float" office:value="248.399999999968" calcext:value-type="float">
            <text:p>248.399999999968</text:p>
          </table:table-cell>
          <table:table-cell office:value-type="float" office:value="15.1083333333333" calcext:value-type="float">
            <text:p>15.1083333333333</text:p>
          </table:table-cell>
          <table:table-cell office:value-type="float" office:value="242.939999999609" calcext:value-type="float">
            <text:p>242.939999999609</text:p>
          </table:table-cell>
          <table:table-cell office:value-type="float" office:value="15.3263333333315" calcext:value-type="float">
            <text:p>15.3263333333315</text:p>
          </table:table-cell>
          <table:table-cell office:value-type="float" office:value="236.0499999997" calcext:value-type="float">
            <text:p>236.049999999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7" calcext:value-type="float">
            <text:p>129.12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42.359999999997" calcext:value-type="float">
            <text:p>142.359999999997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41.11" calcext:value-type="float">
            <text:p>141.11</text:p>
          </table:table-cell>
          <table:table-cell office:value-type="float" office:value="20.3833333333333" calcext:value-type="float">
            <text:p>20.3833333333333</text:p>
          </table:table-cell>
          <table:table-cell office:value-type="float" office:value="123.110000000001" calcext:value-type="float">
            <text:p>123.110000000001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28.609999999998" calcext:value-type="float">
            <text:p>128.609999999998</text:p>
          </table:table-cell>
          <table:table-cell office:value-type="float" office:value="19.1" calcext:value-type="float">
            <text:p>19.1</text:p>
          </table:table-cell>
          <table:table-cell office:value-type="float" office:value="136.689999999999" calcext:value-type="float">
            <text:p>136.689999999999</text:p>
          </table:table-cell>
          <table:table-cell office:value-type="float" office:value="19.1583333333334" calcext:value-type="float">
            <text:p>19.1583333333334</text:p>
          </table:table-cell>
          <table:table-cell office:value-type="float" office:value="136.689999999982" calcext:value-type="float">
            <text:p>136.689999999982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36.690000000003" calcext:value-type="float">
            <text:p>136.690000000003</text:p>
          </table:table-cell>
          <table:table-cell office:value-type="float" office:value="19.7996666666667" calcext:value-type="float">
            <text:p>19.7996666666667</text:p>
          </table:table-cell>
          <table:table-cell office:value-type="float" office:value="136.69" calcext:value-type="float">
            <text:p>136.6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01" calcext:value-type="float">
            <text:p>97.000000000000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51.119999999564" calcext:value-type="float">
            <text:p>251.119999999564</text:p>
          </table:table-cell>
          <table:table-cell office:value-type="float" office:value="14.0916666666667" calcext:value-type="float">
            <text:p>14.0916666666667</text:p>
          </table:table-cell>
          <table:table-cell office:value-type="float" office:value="248.399999999968" calcext:value-type="float">
            <text:p>248.399999999968</text:p>
          </table:table-cell>
          <table:table-cell office:value-type="float" office:value="15.1083333333333" calcext:value-type="float">
            <text:p>15.1083333333333</text:p>
          </table:table-cell>
          <table:table-cell office:value-type="float" office:value="242.939999999609" calcext:value-type="float">
            <text:p>242.939999999609</text:p>
          </table:table-cell>
          <table:table-cell office:value-type="float" office:value="15.3263333333315" calcext:value-type="float">
            <text:p>15.3263333333315</text:p>
          </table:table-cell>
          <table:table-cell office:value-type="float" office:value="236.0499999997" calcext:value-type="float">
            <text:p>236.0499999997</text:p>
          </table:table-cell>
        </table:table-row>
        <table:table-row table:style-name="ro1"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6" calcext:value-type="float">
            <text:p>96.9999999999466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0666666666667" calcext:value-type="float">
            <text:p>20.0666666666667</text:p>
          </table:table-cell>
          <table:table-cell office:value-type="float" office:value="131.019999999997" calcext:value-type="float">
            <text:p>131.019999999997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29.77" calcext:value-type="float">
            <text:p>129.77</text:p>
          </table:table-cell>
          <table:table-cell office:value-type="float" office:value="20.8666666666667" calcext:value-type="float">
            <text:p>20.8666666666667</text:p>
          </table:table-cell>
          <table:table-cell office:value-type="float" office:value="111.770000000001" calcext:value-type="float">
            <text:p>111.770000000001</text:p>
          </table:table-cell>
          <table:table-cell office:value-type="float" office:value="21.0666666666667" calcext:value-type="float">
            <text:p>21.0666666666667</text:p>
          </table:table-cell>
          <table:table-cell office:value-type="float" office:value="117.269999999997" calcext:value-type="float">
            <text:p>117.269999999997</text:p>
          </table:table-cell>
          <table:table-cell office:value-type="float" office:value="19.7996666666667" calcext:value-type="float">
            <text:p>19.7996666666667</text:p>
          </table:table-cell>
          <table:table-cell office:value-type="float" office:value="130.749999999999" calcext:value-type="float">
            <text:p>130.749999999999</text:p>
          </table:table-cell>
          <table:table-cell office:value-type="float" office:value="20.0476666666667" calcext:value-type="float">
            <text:p>20.0476666666667</text:p>
          </table:table-cell>
          <table:table-cell office:value-type="float" office:value="130.749999999982" calcext:value-type="float">
            <text:p>130.749999999982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30.750000000003" calcext:value-type="float">
            <text:p>130.750000000003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30.75" calcext:value-type="float">
            <text:p>130.7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3263333333315" calcext:value-type="float">
            <text:p>15.3263333333315</text:p>
          </table:table-cell>
          <table:table-cell office:value-type="float" office:value="231.949999999564" calcext:value-type="float">
            <text:p>231.949999999564</text:p>
          </table:table-cell>
          <table:table-cell office:value-type="float" office:value="15.7" calcext:value-type="float">
            <text:p>15.7</text:p>
          </table:table-cell>
          <table:table-cell office:value-type="float" office:value="229.229999999967" calcext:value-type="float">
            <text:p>229.229999999967</text:p>
          </table:table-cell>
          <table:table-cell office:value-type="float" office:value="15.7" calcext:value-type="float">
            <text:p>15.7</text:p>
          </table:table-cell>
          <table:table-cell office:value-type="float" office:value="223.769999999607" calcext:value-type="float">
            <text:p>223.769999999607</text:p>
          </table:table-cell>
          <table:table-cell office:value-type="float" office:value="16.6830000000071" calcext:value-type="float">
            <text:p>16.6830000000071</text:p>
          </table:table-cell>
          <table:table-cell office:value-type="float" office:value="216.8799999997" calcext:value-type="float">
            <text:p>216.8799999997</text:p>
          </table:table-cell>
        </table:table-row>
        <table:table-row table:style-name="ro1"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6" calcext:value-type="float">
            <text:p>96.9999999999466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0666666666667" calcext:value-type="float">
            <text:p>20.0666666666667</text:p>
          </table:table-cell>
          <table:table-cell office:value-type="float" office:value="131.019999999997" calcext:value-type="float">
            <text:p>131.019999999997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29.77" calcext:value-type="float">
            <text:p>129.77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17.52" calcext:value-type="float">
            <text:p>117.52</text:p>
          </table:table-cell>
          <table:table-cell office:value-type="float" office:value="21.1916666666667" calcext:value-type="float">
            <text:p>21.1916666666667</text:p>
          </table:table-cell>
          <table:table-cell office:value-type="float" office:value="121.019999999998" calcext:value-type="float">
            <text:p>121.019999999998</text:p>
          </table:table-cell>
          <table:table-cell office:value-type="float" office:value="19.7996666666667" calcext:value-type="float">
            <text:p>19.7996666666667</text:p>
          </table:table-cell>
          <table:table-cell office:value-type="float" office:value="130.749999999999" calcext:value-type="float">
            <text:p>130.749999999999</text:p>
          </table:table-cell>
          <table:table-cell office:value-type="float" office:value="20.0476666666667" calcext:value-type="float">
            <text:p>20.0476666666667</text:p>
          </table:table-cell>
          <table:table-cell office:value-type="float" office:value="130.749999999982" calcext:value-type="float">
            <text:p>130.749999999982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30.750000000003" calcext:value-type="float">
            <text:p>130.750000000003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30.75" calcext:value-type="float">
            <text:p>130.7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3263333333315" calcext:value-type="float">
            <text:p>15.3263333333315</text:p>
          </table:table-cell>
          <table:table-cell office:value-type="float" office:value="231.949999999564" calcext:value-type="float">
            <text:p>231.949999999564</text:p>
          </table:table-cell>
          <table:table-cell office:value-type="float" office:value="15.7" calcext:value-type="float">
            <text:p>15.7</text:p>
          </table:table-cell>
          <table:table-cell office:value-type="float" office:value="229.229999999967" calcext:value-type="float">
            <text:p>229.229999999967</text:p>
          </table:table-cell>
          <table:table-cell office:value-type="float" office:value="15.7" calcext:value-type="float">
            <text:p>15.7</text:p>
          </table:table-cell>
          <table:table-cell office:value-type="float" office:value="223.769999999607" calcext:value-type="float">
            <text:p>223.769999999607</text:p>
          </table:table-cell>
          <table:table-cell office:value-type="float" office:value="16.6830000000071" calcext:value-type="float">
            <text:p>16.6830000000071</text:p>
          </table:table-cell>
          <table:table-cell office:value-type="float" office:value="216.8799999997" calcext:value-type="float">
            <text:p>216.8799999997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29.129999999997" calcext:value-type="float">
            <text:p>129.129999999997</text:p>
          </table:table-cell>
          <table:table-cell office:value-type="float" office:value="21.3916666666667" calcext:value-type="float">
            <text:p>21.3916666666667</text:p>
          </table:table-cell>
          <table:table-cell office:value-type="float" office:value="127.88" calcext:value-type="float">
            <text:p>127.88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15.63" calcext:value-type="float">
            <text:p>115.63</text:p>
          </table:table-cell>
          <table:table-cell office:value-type="float" office:value="22.125" calcext:value-type="float">
            <text:p>22.125</text:p>
          </table:table-cell>
          <table:table-cell office:value-type="float" office:value="119.129999999998" calcext:value-type="float">
            <text:p>119.129999999998</text:p>
          </table:table-cell>
          <table:table-cell office:value-type="float" office:value="21.1916666666667" calcext:value-type="float">
            <text:p>21.1916666666667</text:p>
          </table:table-cell>
          <table:table-cell office:value-type="float" office:value="129.129999999999" calcext:value-type="float">
            <text:p>129.129999999999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29.130000000003" calcext:value-type="float">
            <text:p>129.130000000003</text:p>
          </table:table-cell>
          <table:table-cell office:value-type="float" office:value="20.8666666666667" calcext:value-type="float">
            <text:p>20.8666666666667</text:p>
          </table:table-cell>
          <table:table-cell office:value-type="float" office:value="129.13" calcext:value-type="float">
            <text:p>129.13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25" calcext:value-type="float">
            <text:p>16.25</text:p>
          </table:table-cell>
          <table:table-cell office:value-type="float" office:value="213.859999999564" calcext:value-type="float">
            <text:p>213.859999999564</text:p>
          </table:table-cell>
          <table:table-cell office:value-type="float" office:value="16.8152161172181" calcext:value-type="float">
            <text:p>16.8152161172181</text:p>
          </table:table-cell>
          <table:table-cell office:value-type="float" office:value="211.139999999967" calcext:value-type="float">
            <text:p>211.139999999967</text:p>
          </table:table-cell>
          <table:table-cell office:value-type="float" office:value="17.25" calcext:value-type="float">
            <text:p>17.25</text:p>
          </table:table-cell>
          <table:table-cell office:value-type="float" office:value="205.679999999605" calcext:value-type="float">
            <text:p>205.679999999605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98.7899999997" calcext:value-type="float">
            <text:p>198.7899999997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29.129999999997" calcext:value-type="float">
            <text:p>129.129999999997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8833333333333" calcext:value-type="float">
            <text:p>21.883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2.4583333333333" calcext:value-type="float">
            <text:p>22.4583333333333</text:p>
          </table:table-cell>
          <table:table-cell office:value-type="float" office:value="129.129999999998" calcext:value-type="float">
            <text:p>129.129999999998</text:p>
          </table:table-cell>
          <table:table-cell office:value-type="float" office:value="21.1916666666667" calcext:value-type="float">
            <text:p>21.1916666666667</text:p>
          </table:table-cell>
          <table:table-cell office:value-type="float" office:value="129.129999999999" calcext:value-type="float">
            <text:p>129.129999999999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29.130000000003" calcext:value-type="float">
            <text:p>129.130000000003</text:p>
          </table:table-cell>
          <table:table-cell office:value-type="float" office:value="20.8666666666667" calcext:value-type="float">
            <text:p>20.8666666666667</text:p>
          </table:table-cell>
          <table:table-cell office:value-type="float" office:value="129.13" calcext:value-type="float">
            <text:p>129.13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5083333333334" calcext:value-type="float">
            <text:p>16.5083333333334</text:p>
          </table:table-cell>
          <table:table-cell office:value-type="float" office:value="221.609999999565" calcext:value-type="float">
            <text:p>221.609999999565</text:p>
          </table:table-cell>
          <table:table-cell office:value-type="float" office:value="16.8152161172181" calcext:value-type="float">
            <text:p>16.8152161172181</text:p>
          </table:table-cell>
          <table:table-cell office:value-type="float" office:value="211.139999999967" calcext:value-type="float">
            <text:p>211.139999999967</text:p>
          </table:table-cell>
          <table:table-cell office:value-type="float" office:value="17.25" calcext:value-type="float">
            <text:p>17.25</text:p>
          </table:table-cell>
          <table:table-cell office:value-type="float" office:value="205.679999999605" calcext:value-type="float">
            <text:p>205.679999999605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98.7899999997" calcext:value-type="float">
            <text:p>198.7899999997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26" calcext:value-type="float">
            <text:p>97.000000000002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01" calcext:value-type="float">
            <text:p>97.0000000000001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7843333333316" calcext:value-type="float">
            <text:p>17.7843333333316</text:p>
          </table:table-cell>
          <table:table-cell office:value-type="float" office:value="205.409999999622" calcext:value-type="float">
            <text:p>205.409999999622</text:p>
          </table:table-cell>
          <table:table-cell office:value-type="float" office:value="18.0453333333442" calcext:value-type="float">
            <text:p>18.0453333333442</text:p>
          </table:table-cell>
          <table:table-cell office:value-type="float" office:value="194.939999999967" calcext:value-type="float">
            <text:p>194.939999999967</text:p>
          </table:table-cell>
          <table:table-cell office:value-type="float" office:value="18.1916666666667" calcext:value-type="float">
            <text:p>18.1916666666667</text:p>
          </table:table-cell>
          <table:table-cell office:value-type="float" office:value="189.479999999603" calcext:value-type="float">
            <text:p>189.479999999603</text:p>
          </table:table-cell>
          <table:table-cell office:value-type="float" office:value="18.825" calcext:value-type="float">
            <text:p>18.825</text:p>
          </table:table-cell>
          <table:table-cell office:value-type="float" office:value="182.589999999946" calcext:value-type="float">
            <text:p>182.589999999946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26" calcext:value-type="float">
            <text:p>97.000000000002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01" calcext:value-type="float">
            <text:p>97.0000000000001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0453333333441" calcext:value-type="float">
            <text:p>18.0453333333441</text:p>
          </table:table-cell>
          <table:table-cell office:value-type="float" office:value="213.24" calcext:value-type="float">
            <text:p>213.24</text:p>
          </table:table-cell>
          <table:table-cell office:value-type="float" office:value="18.0453333333442" calcext:value-type="float">
            <text:p>18.0453333333442</text:p>
          </table:table-cell>
          <table:table-cell office:value-type="float" office:value="194.939999999967" calcext:value-type="float">
            <text:p>194.939999999967</text:p>
          </table:table-cell>
          <table:table-cell office:value-type="float" office:value="18.3220000000108" calcext:value-type="float">
            <text:p>18.3220000000108</text:p>
          </table:table-cell>
          <table:table-cell office:value-type="float" office:value="193.389999999928" calcext:value-type="float">
            <text:p>193.389999999928</text:p>
          </table:table-cell>
          <table:table-cell office:value-type="float" office:value="18.825" calcext:value-type="float">
            <text:p>18.825</text:p>
          </table:table-cell>
          <table:table-cell office:value-type="float" office:value="182.589999999946" calcext:value-type="float">
            <text:p>182.58999999994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1" calcext:value-type="float">
            <text:p>19.1</text:p>
          </table:table-cell>
          <table:table-cell office:value-type="float" office:value="197.04" calcext:value-type="float">
            <text:p>197.04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78.739999999967" calcext:value-type="float">
            <text:p>178.739999999967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77.189999999926" calcext:value-type="float">
            <text:p>177.189999999926</text:p>
          </table:table-cell>
          <table:table-cell office:value-type="float" office:value="20.0476666666667" calcext:value-type="float">
            <text:p>20.0476666666667</text:p>
          </table:table-cell>
          <table:table-cell office:value-type="float" office:value="166.389999999898" calcext:value-type="float">
            <text:p>166.389999999898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1583333333334" calcext:value-type="float">
            <text:p>19.1583333333334</text:p>
          </table:table-cell>
          <table:table-cell office:value-type="float" office:value="198.790000000002" calcext:value-type="float">
            <text:p>198.790000000002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78.739999999967" calcext:value-type="float">
            <text:p>178.739999999967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77.189999999926" calcext:value-type="float">
            <text:p>177.189999999926</text:p>
          </table:table-cell>
          <table:table-cell office:value-type="float" office:value="20.0476666666667" calcext:value-type="float">
            <text:p>20.0476666666667</text:p>
          </table:table-cell>
          <table:table-cell office:value-type="float" office:value="166.389999999898" calcext:value-type="float">
            <text:p>166.389999999898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0476666666667" calcext:value-type="float">
            <text:p>20.0476666666667</text:p>
          </table:table-cell>
          <table:table-cell office:value-type="float" office:value="189.879999999946" calcext:value-type="float">
            <text:p>189.879999999946</text:p>
          </table:table-cell>
          <table:table-cell office:value-type="float" office:value="20.4166666666667" calcext:value-type="float">
            <text:p>20.4166666666667</text:p>
          </table:table-cell>
          <table:table-cell office:value-type="float" office:value="169.829999999967" calcext:value-type="float">
            <text:p>169.829999999967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68.279999999926" calcext:value-type="float">
            <text:p>168.279999999926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57.479999999927" calcext:value-type="float">
            <text:p>157.47999999992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0476666666667" calcext:value-type="float">
            <text:p>20.0476666666667</text:p>
          </table:table-cell>
          <table:table-cell office:value-type="float" office:value="189.879999999946" calcext:value-type="float">
            <text:p>189.879999999946</text:p>
          </table:table-cell>
          <table:table-cell office:value-type="float" office:value="20.725" calcext:value-type="float">
            <text:p>20.725</text:p>
          </table:table-cell>
          <table:table-cell office:value-type="float" office:value="179.079999999967" calcext:value-type="float">
            <text:p>179.079999999967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68.279999999926" calcext:value-type="float">
            <text:p>168.279999999926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57.479999999927" calcext:value-type="float">
            <text:p>157.47999999992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77.729999999946" calcext:value-type="float">
            <text:p>177.729999999946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66.929999999967" calcext:value-type="float">
            <text:p>166.929999999967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56.129999999926" calcext:value-type="float">
            <text:p>156.129999999926</text:p>
          </table:table-cell>
          <table:table-cell office:value-type="float" office:value="22.0416666666667" calcext:value-type="float">
            <text:p>22.0416666666667</text:p>
          </table:table-cell>
          <table:table-cell office:value-type="float" office:value="145.329999999927" calcext:value-type="float">
            <text:p>145.32999999992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77.729999999946" calcext:value-type="float">
            <text:p>177.729999999946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66.929999999967" calcext:value-type="float">
            <text:p>166.929999999967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56.129999999926" calcext:value-type="float">
            <text:p>156.129999999926</text:p>
          </table:table-cell>
          <table:table-cell office:value-type="float" office:value="22.0416666666667" calcext:value-type="float">
            <text:p>22.0416666666667</text:p>
          </table:table-cell>
          <table:table-cell office:value-type="float" office:value="145.329999999927" calcext:value-type="float">
            <text:p>145.32999999992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61.799999999946" calcext:value-type="float">
            <text:p>161.799999999946</text:p>
          </table:table-cell>
          <table:table-cell office:value-type="float" office:value="22.125" calcext:value-type="float">
            <text:p>22.125</text:p>
          </table:table-cell>
          <table:table-cell office:value-type="float" office:value="150.999999999967" calcext:value-type="float">
            <text:p>150.999999999967</text:p>
          </table:table-cell>
          <table:table-cell office:value-type="float" office:value="22.4583333333333" calcext:value-type="float">
            <text:p>22.4583333333333</text:p>
          </table:table-cell>
          <table:table-cell office:value-type="float" office:value="140.199999999936" calcext:value-type="float">
            <text:p>140.199999999936</text:p>
          </table:table-cell>
          <table:table-cell office:value-type="float" office:value="22.9691172161154" calcext:value-type="float">
            <text:p>22.9691172161154</text:p>
          </table:table-cell>
          <table:table-cell office:value-type="float" office:value="129.399999999927" calcext:value-type="float">
            <text:p>129.39999999992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61.799999999946" calcext:value-type="float">
            <text:p>161.799999999946</text:p>
          </table:table-cell>
          <table:table-cell office:value-type="float" office:value="22.125" calcext:value-type="float">
            <text:p>22.125</text:p>
          </table:table-cell>
          <table:table-cell office:value-type="float" office:value="150.999999999967" calcext:value-type="float">
            <text:p>150.999999999967</text:p>
          </table:table-cell>
          <table:table-cell office:value-type="float" office:value="22.4583333333333" calcext:value-type="float">
            <text:p>22.4583333333333</text:p>
          </table:table-cell>
          <table:table-cell office:value-type="float" office:value="140.199999999936" calcext:value-type="float">
            <text:p>140.199999999936</text:p>
          </table:table-cell>
          <table:table-cell office:value-type="float" office:value="22.9691172161154" calcext:value-type="float">
            <text:p>22.9691172161154</text:p>
          </table:table-cell>
          <table:table-cell office:value-type="float" office:value="129.399999999927" calcext:value-type="float">
            <text:p>129.39999999992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67" calcext:value-type="float">
            <text:p>129.129999999967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67" calcext:value-type="float">
            <text:p>129.129999999967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672" calcext:value-type="float">
            <text:p>96.9999999999672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672" calcext:value-type="float">
            <text:p>96.9999999999672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</table:table>
      <table:table table:name="qm-charge" table:style-name="ta1"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0</text:p>
          </table:table-cell>
          <table:table-cell office:value-type="string" calcext:value-type="string">
            <text:p>eta0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eta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eta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eta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eta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eta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eta8</text:p>
          </table:table-cell>
          <table:table-cell office:value-type="string" calcext:value-type="string">
            <text:p>time9</text:p>
          </table:table-cell>
          <table:table-cell office:value-type="string" calcext:value-type="string">
            <text:p>eta9</text:p>
          </table:table-cell>
          <table:table-cell office:value-type="string" calcext:value-type="string">
            <text:p>time10</text:p>
          </table:table-cell>
          <table:table-cell office:value-type="string" calcext:value-type="string">
            <text:p>eta10</text:p>
          </table:table-cell>
          <table:table-cell office:value-type="string" calcext:value-type="string">
            <text:p>time11</text:p>
          </table:table-cell>
          <table:table-cell office:value-type="string" calcext:value-type="string">
            <text:p>eta11</text:p>
          </table:table-cell>
          <table:table-cell office:value-type="string" calcext:value-type="string">
            <text:p>time12</text:p>
          </table:table-cell>
          <table:table-cell office:value-type="string" calcext:value-type="string">
            <text:p>eta12</text:p>
          </table:table-cell>
          <table:table-cell office:value-type="string" calcext:value-type="string">
            <text:p>time13</text:p>
          </table:table-cell>
          <table:table-cell office:value-type="string" calcext:value-type="string">
            <text:p>eta13</text:p>
          </table:table-cell>
          <table:table-cell office:value-type="string" calcext:value-type="string">
            <text:p>time14</text:p>
          </table:table-cell>
          <table:table-cell office:value-type="string" calcext:value-type="string">
            <text:p>eta14</text:p>
          </table:table-cell>
          <table:table-cell office:value-type="string" calcext:value-type="string">
            <text:p>time15</text:p>
          </table:table-cell>
          <table:table-cell office:value-type="string" calcext:value-type="string">
            <text:p>eta15</text:p>
          </table:table-cell>
          <table:table-cell office:value-type="string" calcext:value-type="string">
            <text:p>time16</text:p>
          </table:table-cell>
          <table:table-cell office:value-type="string" calcext:value-type="string">
            <text:p>eta16</text:p>
          </table:table-cell>
          <table:table-cell office:value-type="string" calcext:value-type="string">
            <text:p>time17</text:p>
          </table:table-cell>
          <table:table-cell office:value-type="string" calcext:value-type="string">
            <text:p>eta17</text:p>
          </table:table-cell>
          <table:table-cell office:value-type="string" calcext:value-type="string">
            <text:p>time18</text:p>
          </table:table-cell>
          <table:table-cell office:value-type="string" calcext:value-type="string">
            <text:p>eta18</text:p>
          </table:table-cell>
          <table:table-cell office:value-type="string" calcext:value-type="string">
            <text:p>time19</text:p>
          </table:table-cell>
          <table:table-cell office:value-type="string" calcext:value-type="string">
            <text:p>eta19</text:p>
          </table:table-cell>
          <table:table-cell office:value-type="string" calcext:value-type="string">
            <text:p>time20</text:p>
          </table:table-cell>
          <table:table-cell office:value-type="string" calcext:value-type="string">
            <text:p>eta20</text:p>
          </table:table-cell>
          <table:table-cell office:value-type="string" calcext:value-type="string">
            <text:p>time21</text:p>
          </table:table-cell>
          <table:table-cell office:value-type="string" calcext:value-type="string">
            <text:p>eta21</text:p>
          </table:table-cell>
          <table:table-cell office:value-type="string" calcext:value-type="string">
            <text:p>time22</text:p>
          </table:table-cell>
          <table:table-cell office:value-type="string" calcext:value-type="string">
            <text:p>eta22</text:p>
          </table:table-cell>
          <table:table-cell office:value-type="string" calcext:value-type="string">
            <text:p>time23</text:p>
          </table:table-cell>
          <table:table-cell office:value-type="string" calcext:value-type="string">
            <text:p>eta23</text:p>
          </table:table-cell>
          <table:table-cell office:value-type="string" calcext:value-type="string">
            <text:p>time24</text:p>
          </table:table-cell>
          <table:table-cell office:value-type="string" calcext:value-type="string">
            <text:p>eta24</text:p>
          </table:table-cell>
          <table:table-cell office:value-type="string" calcext:value-type="string">
            <text:p>time25</text:p>
          </table:table-cell>
          <table:table-cell office:value-type="string" calcext:value-type="string">
            <text:p>eta25</text:p>
          </table:table-cell>
          <table:table-cell office:value-type="string" calcext:value-type="string">
            <text:p>time26</text:p>
          </table:table-cell>
          <table:table-cell office:value-type="string" calcext:value-type="string">
            <text:p>eta26</text:p>
          </table:table-cell>
          <table:table-cell office:value-type="string" calcext:value-type="string">
            <text:p>time27</text:p>
          </table:table-cell>
          <table:table-cell office:value-type="string" calcext:value-type="string">
            <text:p>eta27</text:p>
          </table:table-cell>
          <table:table-cell office:value-type="string" calcext:value-type="string">
            <text:p>time28</text:p>
          </table:table-cell>
          <table:table-cell office:value-type="string" calcext:value-type="string">
            <text:p>eta28</text:p>
          </table:table-cell>
          <table:table-cell office:value-type="string" calcext:value-type="string">
            <text:p>time29</text:p>
          </table:table-cell>
          <table:table-cell office:value-type="string" calcext:value-type="string">
            <text:p>eta29</text:p>
          </table:table-cell>
          <table:table-cell office:value-type="string" calcext:value-type="string">
            <text:p>time30</text:p>
          </table:table-cell>
          <table:table-cell office:value-type="string" calcext:value-type="string">
            <text:p>eta30</text:p>
          </table:table-cell>
          <table:table-cell office:value-type="string" calcext:value-type="string">
            <text:p>time31</text:p>
          </table:table-cell>
          <table:table-cell office:value-type="string" calcext:value-type="string">
            <text:p>eta31</text:p>
          </table:table-cell>
          <table:table-cell office:value-type="string" calcext:value-type="string">
            <text:p>time32</text:p>
          </table:table-cell>
          <table:table-cell office:value-type="string" calcext:value-type="string">
            <text:p>eta32</text:p>
          </table:table-cell>
          <table:table-cell office:value-type="string" calcext:value-type="string">
            <text:p>time33</text:p>
          </table:table-cell>
          <table:table-cell office:value-type="string" calcext:value-type="string">
            <text:p>eta33</text:p>
          </table:table-cell>
          <table:table-cell office:value-type="string" calcext:value-type="string">
            <text:p>time34</text:p>
          </table:table-cell>
          <table:table-cell office:value-type="string" calcext:value-type="string">
            <text:p>eta34</text:p>
          </table:table-cell>
        </table:table-row>
        <table:table-row table:style-name="ro1">
          <table:table-cell office:value-type="float" office:value="0.000039204777" calcext:value-type="float">
            <text:p>0.00003920477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293258" calcext:value-type="float">
            <text:p>0.000729325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117452" calcext:value-type="float">
            <text:p>0.000311745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1614906" calcext:value-type="float">
            <text:p>0.0008161490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9198416" calcext:value-type="float">
            <text:p>0.0000919841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76349" calcext:value-type="float">
            <text:p>0.000876349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9315593" calcext:value-type="float">
            <text:p>0.0002931559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21707414" calcext:value-type="float">
            <text:p>0.00002170741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542153" calcext:value-type="float">
            <text:p>0.000354215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6565543" calcext:value-type="float">
            <text:p>0.0003656554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97902" calcext:value-type="float">
            <text:p>0.00029790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170693" calcext:value-type="float">
            <text:p>0.000817069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5947925" calcext:value-type="float">
            <text:p>0.0008594792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670786" calcext:value-type="float">
            <text:p>0.000467078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2480184" calcext:value-type="float">
            <text:p>0.0004248018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3618231" calcext:value-type="float">
            <text:p>0.0001361823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8401895" calcext:value-type="float">
            <text:p>0.0000840189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3312474" calcext:value-type="float">
            <text:p>0.0002331247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8579494" calcext:value-type="float">
            <text:p>0.0004857949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5675896" calcext:value-type="float">
            <text:p>0.0007567589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9674754" calcext:value-type="float">
            <text:p>0.0002967475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004557" calcext:value-type="float">
            <text:p>0.000700455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6236276" calcext:value-type="float">
            <text:p>0.0001623627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159969" calcext:value-type="float">
            <text:p>0.0003159969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38410464" calcext:value-type="float">
            <text:p>0.00003841046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5146545" calcext:value-type="float">
            <text:p>0.0002514654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23191515" calcext:value-type="float">
            <text:p>0.00002319151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909506" calcext:value-type="float">
            <text:p>0.000090950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92848175" calcext:value-type="float">
            <text:p>0.00009284817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648479" calcext:value-type="float">
            <text:p>0.0008648479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4262445" calcext:value-type="float">
            <text:p>0.0006426244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309397" calcext:value-type="float">
            <text:p>0.000730939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16343865" calcext:value-type="float">
            <text:p>0.00011634386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7105172" calcext:value-type="float">
            <text:p>0.0000710517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45498" calcext:value-type="float">
            <text:p>0.000845498</text:p>
          </table:table-cell>
          <table:table-cell office:value-type="float" office:value="349.19998" calcext:value-type="float">
            <text:p>349.19998</text:p>
          </table:table-cell>
        </table:table-row>
        <table:table-row table:style-name="ro1">
          <table:table-cell office:value-type="float" office:value="0.00016175964" calcext:value-type="float">
            <text:p>0.00016175964</text:p>
          </table:table-cell>
          <table:table-cell office:value-type="float" office:value="349.20364" calcext:value-type="float">
            <text:p>349.20364</text:p>
          </table:table-cell>
          <table:table-cell office:value-type="float" office:value="0.0008974982" calcext:value-type="float">
            <text:p>0.0008974982</text:p>
          </table:table-cell>
          <table:table-cell office:value-type="float" office:value="349.20502" calcext:value-type="float">
            <text:p>349.20502</text:p>
          </table:table-cell>
          <table:table-cell office:value-type="float" office:value="0.00044115723" calcext:value-type="float">
            <text:p>0.00044115723</text:p>
          </table:table-cell>
          <table:table-cell office:value-type="float" office:value="349.20386" calcext:value-type="float">
            <text:p>349.20386</text:p>
          </table:table-cell>
          <table:table-cell office:value-type="float" office:value="0.0009843205" calcext:value-type="float">
            <text:p>0.0009843205</text:p>
          </table:table-cell>
          <table:table-cell office:value-type="float" office:value="349.20502" calcext:value-type="float">
            <text:p>349.20502</text:p>
          </table:table-cell>
          <table:table-cell office:value-type="float" office:value="0.00031732162" calcext:value-type="float">
            <text:p>0.00031732162</text:p>
          </table:table-cell>
          <table:table-cell office:value-type="float" office:value="349.20676" calcext:value-type="float">
            <text:p>349.20676</text:p>
          </table:table-cell>
          <table:table-cell office:value-type="float" office:value="0.000997466" calcext:value-type="float">
            <text:p>0.000997466</text:p>
          </table:table-cell>
          <table:table-cell office:value-type="float" office:value="349.2036" calcext:value-type="float">
            <text:p>349.2036</text:p>
          </table:table-cell>
          <table:table-cell office:value-type="float" office:value="0.00084156427" calcext:value-type="float">
            <text:p>0.00084156427</text:p>
          </table:table-cell>
          <table:table-cell office:value-type="float" office:value="349.21643" calcext:value-type="float">
            <text:p>349.21643</text:p>
          </table:table-cell>
          <table:table-cell office:value-type="float" office:value="0.00015931528" calcext:value-type="float">
            <text:p>0.00015931528</text:p>
          </table:table-cell>
          <table:table-cell office:value-type="float" office:value="349.2041" calcext:value-type="float">
            <text:p>349.2041</text:p>
          </table:table-cell>
          <table:table-cell office:value-type="float" office:value="0.0006182875" calcext:value-type="float">
            <text:p>0.0006182875</text:p>
          </table:table-cell>
          <table:table-cell office:value-type="float" office:value="349.20792" calcext:value-type="float">
            <text:p>349.20792</text:p>
          </table:table-cell>
          <table:table-cell office:value-type="float" office:value="0.0006195181" calcext:value-type="float">
            <text:p>0.0006195181</text:p>
          </table:table-cell>
          <table:table-cell office:value-type="float" office:value="349.43124" calcext:value-type="float">
            <text:p>349.43124</text:p>
          </table:table-cell>
          <table:table-cell office:value-type="float" office:value="0.00084069534" calcext:value-type="float">
            <text:p>0.00084069534</text:p>
          </table:table-cell>
          <table:table-cell office:value-type="float" office:value="349.21628" calcext:value-type="float">
            <text:p>349.21628</text:p>
          </table:table-cell>
          <table:table-cell office:value-type="float" office:value="0.0009494451" calcext:value-type="float">
            <text:p>0.0009494451</text:p>
          </table:table-cell>
          <table:table-cell office:value-type="float" office:value="349.20395" calcext:value-type="float">
            <text:p>349.20395</text:p>
          </table:table-cell>
          <table:table-cell office:value-type="float" office:value="0.0009974537" calcext:value-type="float">
            <text:p>0.0009974537</text:p>
          </table:table-cell>
          <table:table-cell office:value-type="float" office:value="349.20413" calcext:value-type="float">
            <text:p>349.20413</text:p>
          </table:table-cell>
          <table:table-cell office:value-type="float" office:value="0.0006713744" calcext:value-type="float">
            <text:p>0.0006713744</text:p>
          </table:table-cell>
          <table:table-cell office:value-type="float" office:value="349.20612" calcext:value-type="float">
            <text:p>349.20612</text:p>
          </table:table-cell>
          <table:table-cell office:value-type="float" office:value="0.00096554484" calcext:value-type="float">
            <text:p>0.00096554484</text:p>
          </table:table-cell>
          <table:table-cell office:value-type="float" office:value="349.21622" calcext:value-type="float">
            <text:p>349.21622</text:p>
          </table:table-cell>
          <table:table-cell office:value-type="float" office:value="0.0008673201" calcext:value-type="float">
            <text:p>0.0008673201</text:p>
          </table:table-cell>
          <table:table-cell office:value-type="float" office:value="349.22192" calcext:value-type="float">
            <text:p>349.22192</text:p>
          </table:table-cell>
          <table:table-cell office:value-type="float" office:value="0.0005771627" calcext:value-type="float">
            <text:p>0.0005771627</text:p>
          </table:table-cell>
          <table:table-cell office:value-type="float" office:value="349.6492" calcext:value-type="float">
            <text:p>349.6492</text:p>
          </table:table-cell>
          <table:table-cell office:value-type="float" office:value="0.00080022286" calcext:value-type="float">
            <text:p>0.00080022286</text:p>
          </table:table-cell>
          <table:table-cell office:value-type="float" office:value="349.21698" calcext:value-type="float">
            <text:p>349.21698</text:p>
          </table:table-cell>
          <table:table-cell office:value-type="float" office:value="0.00074553385" calcext:value-type="float">
            <text:p>0.00074553385</text:p>
          </table:table-cell>
          <table:table-cell office:value-type="float" office:value="349.20776" calcext:value-type="float">
            <text:p>349.20776</text:p>
          </table:table-cell>
          <table:table-cell office:value-type="float" office:value="0.0009786135" calcext:value-type="float">
            <text:p>0.0009786135</text:p>
          </table:table-cell>
          <table:table-cell office:value-type="float" office:value="349.40207" calcext:value-type="float">
            <text:p>349.40207</text:p>
          </table:table-cell>
          <table:table-cell office:value-type="float" office:value="0.00041290867" calcext:value-type="float">
            <text:p>0.00041290867</text:p>
          </table:table-cell>
          <table:table-cell office:value-type="float" office:value="349.20346" calcext:value-type="float">
            <text:p>349.20346</text:p>
          </table:table-cell>
          <table:table-cell office:value-type="float" office:value="0.0008699431" calcext:value-type="float">
            <text:p>0.0008699431</text:p>
          </table:table-cell>
          <table:table-cell office:value-type="float" office:value="349.20508" calcext:value-type="float">
            <text:p>349.20508</text:p>
          </table:table-cell>
          <table:table-cell office:value-type="float" office:value="0.00028402422" calcext:value-type="float">
            <text:p>0.00028402422</text:p>
          </table:table-cell>
          <table:table-cell office:value-type="float" office:value="349.20364" calcext:value-type="float">
            <text:p>349.20364</text:p>
          </table:table-cell>
          <table:table-cell office:value-type="float" office:value="0.000911971" calcext:value-type="float">
            <text:p>0.000911971</text:p>
          </table:table-cell>
          <table:table-cell office:value-type="float" office:value="349.21786" calcext:value-type="float">
            <text:p>349.21786</text:p>
          </table:table-cell>
          <table:table-cell office:value-type="float" office:value="0.00018318457" calcext:value-type="float">
            <text:p>0.00018318457</text:p>
          </table:table-cell>
          <table:table-cell office:value-type="float" office:value="349.2043" calcext:value-type="float">
            <text:p>349.2043</text:p>
          </table:table-cell>
          <table:table-cell office:value-type="float" office:value="0.000568453" calcext:value-type="float">
            <text:p>0.000568453</text:p>
          </table:table-cell>
          <table:table-cell office:value-type="float" office:value="349.2095" calcext:value-type="float">
            <text:p>349.2095</text:p>
          </table:table-cell>
          <table:table-cell office:value-type="float" office:value="0.00014959411" calcext:value-type="float">
            <text:p>0.00014959411</text:p>
          </table:table-cell>
          <table:table-cell office:value-type="float" office:value="349.20377" calcext:value-type="float">
            <text:p>349.20377</text:p>
          </table:table-cell>
          <table:table-cell office:value-type="float" office:value="0.00026170726" calcext:value-type="float">
            <text:p>0.00026170726</text:p>
          </table:table-cell>
          <table:table-cell office:value-type="float" office:value="349.2051" calcext:value-type="float">
            <text:p>349.2051</text:p>
          </table:table-cell>
          <table:table-cell office:value-type="float" office:value="0.00024542402" calcext:value-type="float">
            <text:p>0.00024542402</text:p>
          </table:table-cell>
          <table:table-cell office:value-type="float" office:value="349.20456" calcext:value-type="float">
            <text:p>349.20456</text:p>
          </table:table-cell>
          <table:table-cell office:value-type="float" office:value="0.0009778894" calcext:value-type="float">
            <text:p>0.0009778894</text:p>
          </table:table-cell>
          <table:table-cell office:value-type="float" office:value="349.20337" calcext:value-type="float">
            <text:p>349.20337</text:p>
          </table:table-cell>
          <table:table-cell office:value-type="float" office:value="0.00078297843" calcext:value-type="float">
            <text:p>0.00078297843</text:p>
          </table:table-cell>
          <table:table-cell office:value-type="float" office:value="349.32785" calcext:value-type="float">
            <text:p>349.32785</text:p>
          </table:table-cell>
          <table:table-cell office:value-type="float" office:value="0.0008519428" calcext:value-type="float">
            <text:p>0.0008519428</text:p>
          </table:table-cell>
          <table:table-cell office:value-type="float" office:value="349.2036" calcext:value-type="float">
            <text:p>349.2036</text:p>
          </table:table-cell>
          <table:table-cell office:value-type="float" office:value="0.00072852196" calcext:value-type="float">
            <text:p>0.00072852196</text:p>
          </table:table-cell>
          <table:table-cell office:value-type="float" office:value="349.21835" calcext:value-type="float">
            <text:p>349.21835</text:p>
          </table:table-cell>
          <table:table-cell office:value-type="float" office:value="0.00022509591" calcext:value-type="float">
            <text:p>0.00022509591</text:p>
          </table:table-cell>
          <table:table-cell office:value-type="float" office:value="349.2046" calcext:value-type="float">
            <text:p>349.2046</text:p>
          </table:table-cell>
          <table:table-cell office:value-type="float" office:value="0.0009822801" calcext:value-type="float">
            <text:p>0.0009822801</text:p>
          </table:table-cell>
          <table:table-cell office:value-type="float" office:value="349.20407" calcext:value-type="float">
            <text:p>349.20407</text:p>
          </table:table-cell>
        </table:table-row>
        <table:table-row table:style-name="ro1">
          <table:table-cell office:value-type="float" office:value="5.3333335" calcext:value-type="float">
            <text:p>5.3333335</text:p>
          </table:table-cell>
          <table:table-cell office:value-type="float" office:value="176.40363" calcext:value-type="float">
            <text:p>176.40363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501" calcext:value-type="float">
            <text:p>165.60501</text:p>
          </table:table-cell>
          <table:table-cell office:value-type="float" office:value="6" calcext:value-type="float">
            <text:p>6</text:p>
          </table:table-cell>
          <table:table-cell office:value-type="float" office:value="154.80385" calcext:value-type="float">
            <text:p>154.80385</text:p>
          </table:table-cell>
          <table:table-cell office:value-type="float" office:value="5" calcext:value-type="float">
            <text:p>5</text:p>
          </table:table-cell>
          <table:table-cell office:value-type="float" office:value="187.20502" calcext:value-type="float">
            <text:p>187.20502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674" calcext:value-type="float">
            <text:p>176.40674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36" calcext:value-type="float">
            <text:p>165.6036</text:p>
          </table:table-cell>
          <table:table-cell office:value-type="float" office:value="6" calcext:value-type="float">
            <text:p>6</text:p>
          </table:table-cell>
          <table:table-cell office:value-type="float" office:value="154.81642" calcext:value-type="float">
            <text:p>154.81642</text:p>
          </table:table-cell>
          <table:table-cell office:value-type="float" office:value="5" calcext:value-type="float">
            <text:p>5</text:p>
          </table:table-cell>
          <table:table-cell office:value-type="float" office:value="187.2041" calcext:value-type="float">
            <text:p>187.2041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79" calcext:value-type="float">
            <text:p>176.4079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83124" calcext:value-type="float">
            <text:p>165.83124</text:p>
          </table:table-cell>
          <table:table-cell office:value-type="float" office:value="6" calcext:value-type="float">
            <text:p>6</text:p>
          </table:table-cell>
          <table:table-cell office:value-type="float" office:value="154.81627" calcext:value-type="float">
            <text:p>154.81627</text:p>
          </table:table-cell>
          <table:table-cell office:value-type="float" office:value="5" calcext:value-type="float">
            <text:p>5</text:p>
          </table:table-cell>
          <table:table-cell office:value-type="float" office:value="187.20395" calcext:value-type="float">
            <text:p>187.20395</text:p>
          </table:table-cell>
          <table:table-cell office:value-type="float" office:value="5.3337083" calcext:value-type="float">
            <text:p>5.3337083</text:p>
          </table:table-cell>
          <table:table-cell office:value-type="float" office:value="176.40411" calcext:value-type="float">
            <text:p>176.40411</text:p>
          </table:table-cell>
          <table:table-cell office:value-type="float" office:value="5.6669483" calcext:value-type="float">
            <text:p>5.6669483</text:p>
          </table:table-cell>
          <table:table-cell office:value-type="float" office:value="165.60611" calcext:value-type="float">
            <text:p>165.60611</text:p>
          </table:table-cell>
          <table:table-cell office:value-type="float" office:value="6.000662" calcext:value-type="float">
            <text:p>6.000662</text:p>
          </table:table-cell>
          <table:table-cell office:value-type="float" office:value="154.81621" calcext:value-type="float">
            <text:p>154.81621</text:p>
          </table:table-cell>
          <table:table-cell office:value-type="float" office:value="5" calcext:value-type="float">
            <text:p>5</text:p>
          </table:table-cell>
          <table:table-cell office:value-type="float" office:value="187.22192" calcext:value-type="float">
            <text:p>187.22192</text:p>
          </table:table-cell>
          <table:table-cell office:value-type="float" office:value="5.6302633" calcext:value-type="float">
            <text:p>5.6302633</text:p>
          </table:table-cell>
          <table:table-cell office:value-type="float" office:value="176.84918" calcext:value-type="float">
            <text:p>176.84918</text:p>
          </table:table-cell>
          <table:table-cell office:value-type="float" office:value="5.856849" calcext:value-type="float">
            <text:p>5.856849</text:p>
          </table:table-cell>
          <table:table-cell office:value-type="float" office:value="165.61697" calcext:value-type="float">
            <text:p>165.61697</text:p>
          </table:table-cell>
          <table:table-cell office:value-type="float" office:value="6.1467543" calcext:value-type="float">
            <text:p>6.1467543</text:p>
          </table:table-cell>
          <table:table-cell office:value-type="float" office:value="154.80775" calcext:value-type="float">
            <text:p>154.80775</text:p>
          </table:table-cell>
          <table:table-cell office:value-type="float" office:value="5.0007067" calcext:value-type="float">
            <text:p>5.0007067</text:p>
          </table:table-cell>
          <table:table-cell office:value-type="float" office:value="187.40207" calcext:value-type="float">
            <text:p>187.40207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344" calcext:value-type="float">
            <text:p>176.40344</text:p>
          </table:table-cell>
          <table:table-cell office:value-type="float" office:value="5.6668663" calcext:value-type="float">
            <text:p>5.6668663</text:p>
          </table:table-cell>
          <table:table-cell office:value-type="float" office:value="165.60507" calcext:value-type="float">
            <text:p>165.60507</text:p>
          </table:table-cell>
          <table:table-cell office:value-type="float" office:value="6" calcext:value-type="float">
            <text:p>6</text:p>
          </table:table-cell>
          <table:table-cell office:value-type="float" office:value="154.80363" calcext:value-type="float">
            <text:p>154.80363</text:p>
          </table:table-cell>
          <table:table-cell office:value-type="float" office:value="7.9780235" calcext:value-type="float">
            <text:p>7.9780235</text:p>
          </table:table-cell>
          <table:table-cell office:value-type="float" office:value="187.21786" calcext:value-type="float">
            <text:p>187.21786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43" calcext:value-type="float">
            <text:p>176.4043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95" calcext:value-type="float">
            <text:p>165.6095</text:p>
          </table:table-cell>
          <table:table-cell office:value-type="float" office:value="6.7191215" calcext:value-type="float">
            <text:p>6.7191215</text:p>
          </table:table-cell>
          <table:table-cell office:value-type="float" office:value="154.80376" calcext:value-type="float">
            <text:p>154.80376</text:p>
          </table:table-cell>
          <table:table-cell office:value-type="float" office:value="5" calcext:value-type="float">
            <text:p>5</text:p>
          </table:table-cell>
          <table:table-cell office:value-type="float" office:value="187.20511" calcext:value-type="float">
            <text:p>187.20511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454" calcext:value-type="float">
            <text:p>176.40454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336" calcext:value-type="float">
            <text:p>165.60336</text:p>
          </table:table-cell>
          <table:table-cell office:value-type="float" office:value="18.427402" calcext:value-type="float">
            <text:p>18.427402</text:p>
          </table:table-cell>
          <table:table-cell office:value-type="float" office:value="154.92784" calcext:value-type="float">
            <text:p>154.92784</text:p>
          </table:table-cell>
          <table:table-cell office:value-type="float" office:value="5" calcext:value-type="float">
            <text:p>5</text:p>
          </table:table-cell>
          <table:table-cell office:value-type="float" office:value="187.20361" calcext:value-type="float">
            <text:p>187.20361</text:p>
          </table:table-cell>
          <table:table-cell office:value-type="float" office:value="5.333488" calcext:value-type="float">
            <text:p>5.333488</text:p>
          </table:table-cell>
          <table:table-cell office:value-type="float" office:value="176.41833" calcext:value-type="float">
            <text:p>176.41833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458" calcext:value-type="float">
            <text:p>165.60458</text:p>
          </table:table-cell>
          <table:table-cell office:value-type="float" office:value="6.0001564" calcext:value-type="float">
            <text:p>6.0001564</text:p>
          </table:table-cell>
          <table:table-cell office:value-type="float" office:value="154.80406" calcext:value-type="float">
            <text:p>154.80406</text:p>
          </table:table-cell>
        </table:table-row>
        <table:table-row table:style-name="ro1">
          <table:table-cell office:value-type="float" office:value="5.3343334" calcext:value-type="float">
            <text:p>5.3343334</text:p>
          </table:table-cell>
          <table:table-cell office:value-type="float" office:value="176.40363" calcext:value-type="float">
            <text:p>176.40363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0501" calcext:value-type="float">
            <text:p>165.60501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80385" calcext:value-type="float">
            <text:p>154.80385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20502" calcext:value-type="float">
            <text:p>187.20502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40674" calcext:value-type="float">
            <text:p>176.40674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036" calcext:value-type="float">
            <text:p>165.6036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81642" calcext:value-type="float">
            <text:p>154.81642</text:p>
          </table:table-cell>
          <table:table-cell office:value-type="float" office:value="10.208333" calcext:value-type="float">
            <text:p>10.208333</text:p>
          </table:table-cell>
          <table:table-cell office:value-type="float" office:value="187.2041" calcext:value-type="float">
            <text:p>187.2041</text:p>
          </table:table-cell>
          <table:table-cell office:value-type="float" office:value="10.541667" calcext:value-type="float">
            <text:p>10.541667</text:p>
          </table:table-cell>
          <table:table-cell office:value-type="float" office:value="176.4079" calcext:value-type="float">
            <text:p>176.4079</text:p>
          </table:table-cell>
          <table:table-cell office:value-type="float" office:value="10.875" calcext:value-type="float">
            <text:p>10.875</text:p>
          </table:table-cell>
          <table:table-cell office:value-type="float" office:value="165.83124" calcext:value-type="float">
            <text:p>165.83124</text:p>
          </table:table-cell>
          <table:table-cell office:value-type="float" office:value="11.208333" calcext:value-type="float">
            <text:p>11.208333</text:p>
          </table:table-cell>
          <table:table-cell office:value-type="float" office:value="154.81627" calcext:value-type="float">
            <text:p>154.81627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20395" calcext:value-type="float">
            <text:p>187.20395</text:p>
          </table:table-cell>
          <table:table-cell office:value-type="float" office:value="5.3340735" calcext:value-type="float">
            <text:p>5.3340735</text:p>
          </table:table-cell>
          <table:table-cell office:value-type="float" office:value="176.40411" calcext:value-type="float">
            <text:p>176.40411</text:p>
          </table:table-cell>
          <table:table-cell office:value-type="float" office:value="5.667632" calcext:value-type="float">
            <text:p>5.667632</text:p>
          </table:table-cell>
          <table:table-cell office:value-type="float" office:value="165.60611" calcext:value-type="float">
            <text:p>165.60611</text:p>
          </table:table-cell>
          <table:table-cell office:value-type="float" office:value="6.0008183" calcext:value-type="float">
            <text:p>6.0008183</text:p>
          </table:table-cell>
          <table:table-cell office:value-type="float" office:value="154.81621" calcext:value-type="float">
            <text:p>154.81621</text:p>
          </table:table-cell>
          <table:table-cell office:value-type="float" office:value="5.375" calcext:value-type="float">
            <text:p>5.375</text:p>
          </table:table-cell>
          <table:table-cell office:value-type="float" office:value="187.22192" calcext:value-type="float">
            <text:p>187.22192</text:p>
          </table:table-cell>
          <table:table-cell office:value-type="float" office:value="5.6572666" calcext:value-type="float">
            <text:p>5.6572666</text:p>
          </table:table-cell>
          <table:table-cell office:value-type="float" office:value="176.84918" calcext:value-type="float">
            <text:p>176.84918</text:p>
          </table:table-cell>
          <table:table-cell office:value-type="float" office:value="5.980477" calcext:value-type="float">
            <text:p>5.980477</text:p>
          </table:table-cell>
          <table:table-cell office:value-type="float" office:value="165.61697" calcext:value-type="float">
            <text:p>165.61697</text:p>
          </table:table-cell>
          <table:table-cell office:value-type="float" office:value="6.28876" calcext:value-type="float">
            <text:p>6.28876</text:p>
          </table:table-cell>
          <table:table-cell office:value-type="float" office:value="154.80775" calcext:value-type="float">
            <text:p>154.80775</text:p>
          </table:table-cell>
          <table:table-cell office:value-type="float" office:value="5.000952" calcext:value-type="float">
            <text:p>5.000952</text:p>
          </table:table-cell>
          <table:table-cell office:value-type="float" office:value="187.40207" calcext:value-type="float">
            <text:p>187.40207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40344" calcext:value-type="float">
            <text:p>176.40344</text:p>
          </table:table-cell>
          <table:table-cell office:value-type="float" office:value="5.667533" calcext:value-type="float">
            <text:p>5.667533</text:p>
          </table:table-cell>
          <table:table-cell office:value-type="float" office:value="165.60507" calcext:value-type="float">
            <text:p>165.60507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80363" calcext:value-type="float">
            <text:p>154.80363</text:p>
          </table:table-cell>
          <table:table-cell office:value-type="float" office:value="8.691701" calcext:value-type="float">
            <text:p>8.691701</text:p>
          </table:table-cell>
          <table:table-cell office:value-type="float" office:value="187.21786" calcext:value-type="float">
            <text:p>187.21786</text:p>
          </table:table-cell>
          <table:table-cell office:value-type="float" office:value="9.583333" calcext:value-type="float">
            <text:p>9.583333</text:p>
          </table:table-cell>
          <table:table-cell office:value-type="float" office:value="176.4043" calcext:value-type="float">
            <text:p>176.4043</text:p>
          </table:table-cell>
          <table:table-cell office:value-type="float" office:value="9.916667" calcext:value-type="float">
            <text:p>9.916667</text:p>
          </table:table-cell>
          <table:table-cell office:value-type="float" office:value="165.6095" calcext:value-type="float">
            <text:p>165.6095</text:p>
          </table:table-cell>
          <table:table-cell office:value-type="float" office:value="8.877022" calcext:value-type="float">
            <text:p>8.877022</text:p>
          </table:table-cell>
          <table:table-cell office:value-type="float" office:value="219.54077" calcext:value-type="float">
            <text:p>219.54077</text:p>
          </table:table-cell>
          <table:table-cell office:value-type="float" office:value="21.991667" calcext:value-type="float">
            <text:p>21.991667</text:p>
          </table:table-cell>
          <table:table-cell office:value-type="float" office:value="187.20511" calcext:value-type="float">
            <text:p>187.20511</text:p>
          </table:table-cell>
          <table:table-cell office:value-type="float" office:value="22.325" calcext:value-type="float">
            <text:p>22.325</text:p>
          </table:table-cell>
          <table:table-cell office:value-type="float" office:value="176.40454" calcext:value-type="float">
            <text:p>176.40454</text:p>
          </table:table-cell>
          <table:table-cell office:value-type="float" office:value="22.658333" calcext:value-type="float">
            <text:p>22.658333</text:p>
          </table:table-cell>
          <table:table-cell office:value-type="float" office:value="165.60336" calcext:value-type="float">
            <text:p>165.60336</text:p>
          </table:table-cell>
          <table:table-cell office:value-type="float" office:value="18.662825" calcext:value-type="float">
            <text:p>18.662825</text:p>
          </table:table-cell>
          <table:table-cell office:value-type="float" office:value="154.92784" calcext:value-type="float">
            <text:p>154.92784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20361" calcext:value-type="float">
            <text:p>187.20361</text:p>
          </table:table-cell>
          <table:table-cell office:value-type="float" office:value="5.333725" calcext:value-type="float">
            <text:p>5.333725</text:p>
          </table:table-cell>
          <table:table-cell office:value-type="float" office:value="176.41833" calcext:value-type="float">
            <text:p>176.41833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0458" calcext:value-type="float">
            <text:p>165.60458</text:p>
          </table:table-cell>
          <table:table-cell office:value-type="float" office:value="6.0003695" calcext:value-type="float">
            <text:p>6.0003695</text:p>
          </table:table-cell>
          <table:table-cell office:value-type="float" office:value="154.80406" calcext:value-type="float">
            <text:p>154.80406</text:p>
          </table:table-cell>
        </table:table-row>
        <table:table-row table:style-name="ro1">
          <table:table-cell office:value-type="float" office:value="6.9830003" calcext:value-type="float">
            <text:p>6.9830003</text:p>
          </table:table-cell>
          <table:table-cell office:value-type="float" office:value="154.26363" calcext:value-type="float">
            <text:p>154.26363</text:p>
          </table:table-cell>
          <table:table-cell office:value-type="float" office:value="6.35" calcext:value-type="float">
            <text:p>6.35</text:p>
          </table:table-cell>
          <table:table-cell office:value-type="float" office:value="143.46501" calcext:value-type="float">
            <text:p>143.46501</text:p>
          </table:table-cell>
          <table:table-cell office:value-type="float" office:value="6.6833334" calcext:value-type="float">
            <text:p>6.6833334</text:p>
          </table:table-cell>
          <table:table-cell office:value-type="float" office:value="132.66385" calcext:value-type="float">
            <text:p>132.66385</text:p>
          </table:table-cell>
          <table:table-cell office:value-type="float" office:value="6.1008167" calcext:value-type="float">
            <text:p>6.1008167</text:p>
          </table:table-cell>
          <table:table-cell office:value-type="float" office:value="176.94502" calcext:value-type="float">
            <text:p>176.94502</text:p>
          </table:table-cell>
          <table:table-cell office:value-type="float" office:value="5.7046" calcext:value-type="float">
            <text:p>5.7046</text:p>
          </table:table-cell>
          <table:table-cell office:value-type="float" office:value="166.14674" calcext:value-type="float">
            <text:p>166.14674</text:p>
          </table:table-cell>
          <table:table-cell office:value-type="float" office:value="5.983333" calcext:value-type="float">
            <text:p>5.983333</text:p>
          </table:table-cell>
          <table:table-cell office:value-type="float" office:value="155.34361" calcext:value-type="float">
            <text:p>155.34361</text:p>
          </table:table-cell>
          <table:table-cell office:value-type="float" office:value="6.3429246" calcext:value-type="float">
            <text:p>6.3429246</text:p>
          </table:table-cell>
          <table:table-cell office:value-type="float" office:value="144.55643" calcext:value-type="float">
            <text:p>144.55643</text:p>
          </table:table-cell>
          <table:table-cell office:value-type="float" office:value="11.07422" calcext:value-type="float">
            <text:p>11.07422</text:p>
          </table:table-cell>
          <table:table-cell office:value-type="float" office:value="171.81409" calcext:value-type="float">
            <text:p>171.81409</text:p>
          </table:table-cell>
          <table:table-cell office:value-type="float" office:value="11.884905" calcext:value-type="float">
            <text:p>11.884905</text:p>
          </table:table-cell>
          <table:table-cell office:value-type="float" office:value="161.01791" calcext:value-type="float">
            <text:p>161.01791</text:p>
          </table:table-cell>
          <table:table-cell office:value-type="float" office:value="12.414559" calcext:value-type="float">
            <text:p>12.414559</text:p>
          </table:table-cell>
          <table:table-cell office:value-type="float" office:value="150.44122" calcext:value-type="float">
            <text:p>150.44122</text:p>
          </table:table-cell>
          <table:table-cell office:value-type="float" office:value="11.683333" calcext:value-type="float">
            <text:p>11.683333</text:p>
          </table:table-cell>
          <table:table-cell office:value-type="float" office:value="139.42625" calcext:value-type="float">
            <text:p>139.42625</text:p>
          </table:table-cell>
          <table:table-cell office:value-type="float" office:value="6.6583333" calcext:value-type="float">
            <text:p>6.6583333</text:p>
          </table:table-cell>
          <table:table-cell office:value-type="float" office:value="133.47394" calcext:value-type="float">
            <text:p>133.47394</text:p>
          </table:table-cell>
          <table:table-cell office:value-type="float" office:value="6.991667" calcext:value-type="float">
            <text:p>6.991667</text:p>
          </table:table-cell>
          <table:table-cell office:value-type="float" office:value="122.67411" calcext:value-type="float">
            <text:p>122.67411</text:p>
          </table:table-cell>
          <table:table-cell office:value-type="float" office:value="7.325" calcext:value-type="float">
            <text:p>7.325</text:p>
          </table:table-cell>
          <table:table-cell office:value-type="float" office:value="111.87611" calcext:value-type="float">
            <text:p>111.87611</text:p>
          </table:table-cell>
          <table:table-cell office:value-type="float" office:value="7.7550335" calcext:value-type="float">
            <text:p>7.7550335</text:p>
          </table:table-cell>
          <table:table-cell office:value-type="float" office:value="101.086205" calcext:value-type="float">
            <text:p>101.086205</text:p>
          </table:table-cell>
          <table:table-cell office:value-type="float" office:value="6.354267" calcext:value-type="float">
            <text:p>6.354267</text:p>
          </table:table-cell>
          <table:table-cell office:value-type="float" office:value="173.18192" calcext:value-type="float">
            <text:p>173.18192</text:p>
          </table:table-cell>
          <table:table-cell office:value-type="float" office:value="6.618883" calcext:value-type="float">
            <text:p>6.618883</text:p>
          </table:table-cell>
          <table:table-cell office:value-type="float" office:value="162.80917" calcext:value-type="float">
            <text:p>162.80917</text:p>
          </table:table-cell>
          <table:table-cell office:value-type="float" office:value="6.475" calcext:value-type="float">
            <text:p>6.475</text:p>
          </table:table-cell>
          <table:table-cell office:value-type="float" office:value="151.57697" calcext:value-type="float">
            <text:p>151.57697</text:p>
          </table:table-cell>
          <table:table-cell office:value-type="float" office:value="6.8083334" calcext:value-type="float">
            <text:p>6.8083334</text:p>
          </table:table-cell>
          <table:table-cell office:value-type="float" office:value="140.76775" calcext:value-type="float">
            <text:p>140.76775</text:p>
          </table:table-cell>
          <table:table-cell office:value-type="float" office:value="5.3821554" calcext:value-type="float">
            <text:p>5.3821554</text:p>
          </table:table-cell>
          <table:table-cell office:value-type="float" office:value="180.11208" calcext:value-type="float">
            <text:p>180.11208</text:p>
          </table:table-cell>
          <table:table-cell office:value-type="float" office:value="6.0033717" calcext:value-type="float">
            <text:p>6.0033717</text:p>
          </table:table-cell>
          <table:table-cell office:value-type="float" office:value="169.11345" calcext:value-type="float">
            <text:p>169.11345</text:p>
          </table:table-cell>
          <table:table-cell office:value-type="float" office:value="6.0178356" calcext:value-type="float">
            <text:p>6.0178356</text:p>
          </table:table-cell>
          <table:table-cell office:value-type="float" office:value="158.31506" calcext:value-type="float">
            <text:p>158.31506</text:p>
          </table:table-cell>
          <table:table-cell office:value-type="float" office:value="6.225" calcext:value-type="float">
            <text:p>6.225</text:p>
          </table:table-cell>
          <table:table-cell office:value-type="float" office:value="147.51364" calcext:value-type="float">
            <text:p>147.51364</text:p>
          </table:table-cell>
          <table:table-cell office:value-type="float" office:value="9.733334" calcext:value-type="float">
            <text:p>9.733334</text:p>
          </table:table-cell>
          <table:table-cell office:value-type="float" office:value="171.55786" calcext:value-type="float">
            <text:p>171.55786</text:p>
          </table:table-cell>
          <table:table-cell office:value-type="float" office:value="10.066667" calcext:value-type="float">
            <text:p>10.066667</text:p>
          </table:table-cell>
          <table:table-cell office:value-type="float" office:value="160.7443" calcext:value-type="float">
            <text:p>160.7443</text:p>
          </table:table-cell>
          <table:table-cell office:value-type="float" office:value="10.4" calcext:value-type="float">
            <text:p>10.4</text:p>
          </table:table-cell>
          <table:table-cell office:value-type="float" office:value="149.94952" calcext:value-type="float">
            <text:p>149.94952</text:p>
          </table:table-cell>
          <table:table-cell office:value-type="float" office:value="12.242996" calcext:value-type="float">
            <text:p>12.242996</text:p>
          </table:table-cell>
          <table:table-cell office:value-type="float" office:value="203.88077" calcext:value-type="float">
            <text:p>203.88077</text:p>
          </table:table-cell>
          <table:table-cell office:value-type="float" office:value="23.000572" calcext:value-type="float">
            <text:p>23.000572</text:p>
          </table:table-cell>
          <table:table-cell office:value-type="float" office:value="154.53511" calcext:value-type="float">
            <text:p>154.53511</text:p>
          </table:table-cell>
          <table:table-cell office:value-type="float" office:value="23" calcext:value-type="float">
            <text:p>23</text:p>
          </table:table-cell>
          <table:table-cell office:value-type="float" office:value="154.53456" calcext:value-type="float">
            <text:p>154.53456</text:p>
          </table:table-cell>
          <table:table-cell office:value-type="float" office:value="23.000862" calcext:value-type="float">
            <text:p>23.000862</text:p>
          </table:table-cell>
          <table:table-cell office:value-type="float" office:value="154.53334" calcext:value-type="float">
            <text:p>154.53334</text:p>
          </table:table-cell>
          <table:table-cell office:value-type="float" office:value="23" calcext:value-type="float">
            <text:p>23</text:p>
          </table:table-cell>
          <table:table-cell office:value-type="float" office:value="154.65785" calcext:value-type="float">
            <text:p>154.65785</text:p>
          </table:table-cell>
          <table:table-cell office:value-type="float" office:value="6.55" calcext:value-type="float">
            <text:p>6.55</text:p>
          </table:table-cell>
          <table:table-cell office:value-type="float" office:value="136.98361" calcext:value-type="float">
            <text:p>136.98361</text:p>
          </table:table-cell>
          <table:table-cell office:value-type="float" office:value="6.883333" calcext:value-type="float">
            <text:p>6.883333</text:p>
          </table:table-cell>
          <table:table-cell office:value-type="float" office:value="126.19834" calcext:value-type="float">
            <text:p>126.19834</text:p>
          </table:table-cell>
          <table:table-cell office:value-type="float" office:value="7.2166667" calcext:value-type="float">
            <text:p>7.2166667</text:p>
          </table:table-cell>
          <table:table-cell office:value-type="float" office:value="115.384575" calcext:value-type="float">
            <text:p>115.384575</text:p>
          </table:table-cell>
          <table:table-cell office:value-type="float" office:value="7.55" calcext:value-type="float">
            <text:p>7.55</text:p>
          </table:table-cell>
          <table:table-cell office:value-type="float" office:value="104.58405" calcext:value-type="float">
            <text:p>104.58405</text:p>
          </table:table-cell>
        </table:table-row>
        <table:table-row table:style-name="ro1">
          <table:table-cell office:value-type="float" office:value="7.208251" calcext:value-type="float">
            <text:p>7.208251</text:p>
          </table:table-cell>
          <table:table-cell office:value-type="float" office:value="154.26363" calcext:value-type="float">
            <text:p>154.26363</text:p>
          </table:table-cell>
          <table:table-cell office:value-type="float" office:value="8.408334" calcext:value-type="float">
            <text:p>8.408334</text:p>
          </table:table-cell>
          <table:table-cell office:value-type="float" office:value="143.46501" calcext:value-type="float">
            <text:p>143.46501</text:p>
          </table:table-cell>
          <table:table-cell office:value-type="float" office:value="8.741667" calcext:value-type="float">
            <text:p>8.741667</text:p>
          </table:table-cell>
          <table:table-cell office:value-type="float" office:value="132.66385" calcext:value-type="float">
            <text:p>132.66385</text:p>
          </table:table-cell>
          <table:table-cell office:value-type="float" office:value="6.3324895" calcext:value-type="float">
            <text:p>6.3324895</text:p>
          </table:table-cell>
          <table:table-cell office:value-type="float" office:value="387.98752" calcext:value-type="float">
            <text:p>387.98752</text:p>
          </table:table-cell>
          <table:table-cell office:value-type="float" office:value="8.996906" calcext:value-type="float">
            <text:p>8.996906</text:p>
          </table:table-cell>
          <table:table-cell office:value-type="float" office:value="264.91595" calcext:value-type="float">
            <text:p>264.91595</text:p>
          </table:table-cell>
          <table:table-cell office:value-type="float" office:value="10.408334" calcext:value-type="float">
            <text:p>10.408334</text:p>
          </table:table-cell>
          <table:table-cell office:value-type="float" office:value="288.09363" calcext:value-type="float">
            <text:p>288.09363</text:p>
          </table:table-cell>
          <table:table-cell office:value-type="float" office:value="10.392279" calcext:value-type="float">
            <text:p>10.392279</text:p>
          </table:table-cell>
          <table:table-cell office:value-type="float" office:value="266.03705" calcext:value-type="float">
            <text:p>266.03705</text:p>
          </table:table-cell>
          <table:table-cell office:value-type="float" office:value="12.521017" calcext:value-type="float">
            <text:p>12.521017</text:p>
          </table:table-cell>
          <table:table-cell office:value-type="float" office:value="215.21802" calcext:value-type="float">
            <text:p>215.21802</text:p>
          </table:table-cell>
          <table:table-cell office:value-type="float" office:value="12.711382" calcext:value-type="float">
            <text:p>12.711382</text:p>
          </table:table-cell>
          <table:table-cell office:value-type="float" office:value="161.01791" calcext:value-type="float">
            <text:p>161.01791</text:p>
          </table:table-cell>
          <table:table-cell office:value-type="float" office:value="13.083815" calcext:value-type="float">
            <text:p>13.083815</text:p>
          </table:table-cell>
          <table:table-cell office:value-type="float" office:value="150.44122" calcext:value-type="float">
            <text:p>150.44122</text:p>
          </table:table-cell>
          <table:table-cell office:value-type="float" office:value="13.783334" calcext:value-type="float">
            <text:p>13.783334</text:p>
          </table:table-cell>
          <table:table-cell office:value-type="float" office:value="202.42627" calcext:value-type="float">
            <text:p>202.42627</text:p>
          </table:table-cell>
          <table:table-cell office:value-type="float" office:value="9.116667" calcext:value-type="float">
            <text:p>9.116667</text:p>
          </table:table-cell>
          <table:table-cell office:value-type="float" office:value="133.47394" calcext:value-type="float">
            <text:p>133.47394</text:p>
          </table:table-cell>
          <table:table-cell office:value-type="float" office:value="9.45" calcext:value-type="float">
            <text:p>9.45</text:p>
          </table:table-cell>
          <table:table-cell office:value-type="float" office:value="196.4241" calcext:value-type="float">
            <text:p>196.4241</text:p>
          </table:table-cell>
          <table:table-cell office:value-type="float" office:value="9.783334" calcext:value-type="float">
            <text:p>9.783334</text:p>
          </table:table-cell>
          <table:table-cell office:value-type="float" office:value="111.87611" calcext:value-type="float">
            <text:p>111.87611</text:p>
          </table:table-cell>
          <table:table-cell office:value-type="float" office:value="10.078058" calcext:value-type="float">
            <text:p>10.078058</text:p>
          </table:table-cell>
          <table:table-cell office:value-type="float" office:value="170.77695" calcext:value-type="float">
            <text:p>170.77695</text:p>
          </table:table-cell>
          <table:table-cell office:value-type="float" office:value="6.3566446" calcext:value-type="float">
            <text:p>6.3566446</text:p>
          </table:table-cell>
          <table:table-cell office:value-type="float" office:value="173.18192" calcext:value-type="float">
            <text:p>173.18192</text:p>
          </table:table-cell>
          <table:table-cell office:value-type="float" office:value="6.6556864" calcext:value-type="float">
            <text:p>6.6556864</text:p>
          </table:table-cell>
          <table:table-cell office:value-type="float" office:value="162.80917" calcext:value-type="float">
            <text:p>162.80917</text:p>
          </table:table-cell>
          <table:table-cell office:value-type="float" office:value="7.025" calcext:value-type="float">
            <text:p>7.025</text:p>
          </table:table-cell>
          <table:table-cell office:value-type="float" office:value="151.57697" calcext:value-type="float">
            <text:p>151.57697</text:p>
          </table:table-cell>
          <table:table-cell office:value-type="float" office:value="7.358333" calcext:value-type="float">
            <text:p>7.358333</text:p>
          </table:table-cell>
          <table:table-cell office:value-type="float" office:value="140.76775" calcext:value-type="float">
            <text:p>140.76775</text:p>
          </table:table-cell>
          <table:table-cell office:value-type="float" office:value="5.545146" calcext:value-type="float">
            <text:p>5.545146</text:p>
          </table:table-cell>
          <table:table-cell office:value-type="float" office:value="185.0018" calcext:value-type="float">
            <text:p>185.0018</text:p>
          </table:table-cell>
          <table:table-cell office:value-type="float" office:value="6.0296407" calcext:value-type="float">
            <text:p>6.0296407</text:p>
          </table:table-cell>
          <table:table-cell office:value-type="float" office:value="169.11345" calcext:value-type="float">
            <text:p>169.11345</text:p>
          </table:table-cell>
          <table:table-cell office:value-type="float" office:value="6.322559" calcext:value-type="float">
            <text:p>6.322559</text:p>
          </table:table-cell>
          <table:table-cell office:value-type="float" office:value="158.31506" calcext:value-type="float">
            <text:p>158.31506</text:p>
          </table:table-cell>
          <table:table-cell office:value-type="float" office:value="6.741667" calcext:value-type="float">
            <text:p>6.741667</text:p>
          </table:table-cell>
          <table:table-cell office:value-type="float" office:value="147.51364" calcext:value-type="float">
            <text:p>147.51364</text:p>
          </table:table-cell>
          <table:table-cell office:value-type="float" office:value="11.75" calcext:value-type="float">
            <text:p>11.75</text:p>
          </table:table-cell>
          <table:table-cell office:value-type="float" office:value="232.05786" calcext:value-type="float">
            <text:p>232.05786</text:p>
          </table:table-cell>
          <table:table-cell office:value-type="float" office:value="12.083333" calcext:value-type="float">
            <text:p>12.083333</text:p>
          </table:table-cell>
          <table:table-cell office:value-type="float" office:value="160.7443" calcext:value-type="float">
            <text:p>160.7443</text:p>
          </table:table-cell>
          <table:table-cell office:value-type="float" office:value="12.416667" calcext:value-type="float">
            <text:p>12.416667</text:p>
          </table:table-cell>
          <table:table-cell office:value-type="float" office:value="149.94952" calcext:value-type="float">
            <text:p>149.94952</text:p>
          </table:table-cell>
          <table:table-cell office:value-type="float" office:value="12.581889" calcext:value-type="float">
            <text:p>12.581889</text:p>
          </table:table-cell>
          <table:table-cell office:value-type="float" office:value="203.88077" calcext:value-type="float">
            <text:p>203.88077</text:p>
          </table:table-cell>
          <table:table-cell office:value-type="float" office:value="23.000822" calcext:value-type="float">
            <text:p>23.000822</text:p>
          </table:table-cell>
          <table:table-cell office:value-type="float" office:value="154.53511" calcext:value-type="float">
            <text:p>154.53511</text:p>
          </table:table-cell>
          <table:table-cell office:value-type="float" office:value="23.001" calcext:value-type="float">
            <text:p>23.001</text:p>
          </table:table-cell>
          <table:table-cell office:value-type="float" office:value="154.53456" calcext:value-type="float">
            <text:p>154.53456</text:p>
          </table:table-cell>
          <table:table-cell office:value-type="float" office:value="23.000963" calcext:value-type="float">
            <text:p>23.000963</text:p>
          </table:table-cell>
          <table:table-cell office:value-type="float" office:value="154.53334" calcext:value-type="float">
            <text:p>154.53334</text:p>
          </table:table-cell>
          <table:table-cell office:value-type="float" office:value="23.001" calcext:value-type="float">
            <text:p>23.001</text:p>
          </table:table-cell>
          <table:table-cell office:value-type="float" office:value="154.65785" calcext:value-type="float">
            <text:p>154.65785</text:p>
          </table:table-cell>
          <table:table-cell office:value-type="float" office:value="7.383333" calcext:value-type="float">
            <text:p>7.383333</text:p>
          </table:table-cell>
          <table:table-cell office:value-type="float" office:value="136.98361" calcext:value-type="float">
            <text:p>136.98361</text:p>
          </table:table-cell>
          <table:table-cell office:value-type="float" office:value="7.7166667" calcext:value-type="float">
            <text:p>7.7166667</text:p>
          </table:table-cell>
          <table:table-cell office:value-type="float" office:value="126.19834" calcext:value-type="float">
            <text:p>126.19834</text:p>
          </table:table-cell>
          <table:table-cell office:value-type="float" office:value="8.05" calcext:value-type="float">
            <text:p>8.05</text:p>
          </table:table-cell>
          <table:table-cell office:value-type="float" office:value="115.384575" calcext:value-type="float">
            <text:p>115.384575</text:p>
          </table:table-cell>
          <table:table-cell office:value-type="float" office:value="8.383333" calcext:value-type="float">
            <text:p>8.383333</text:p>
          </table:table-cell>
          <table:table-cell office:value-type="float" office:value="104.58405" calcext:value-type="float">
            <text:p>104.58405</text:p>
          </table:table-cell>
        </table:table-row>
        <table:table-row table:style-name="ro1">
          <table:table-cell office:value-type="float" office:value="8.73811" calcext:value-type="float">
            <text:p>8.73811</text:p>
          </table:table-cell>
          <table:table-cell office:value-type="float" office:value="140.22362" calcext:value-type="float">
            <text:p>140.22362</text:p>
          </table:table-cell>
          <table:table-cell office:value-type="float" office:value="8.841666" calcext:value-type="float">
            <text:p>8.841666</text:p>
          </table:table-cell>
          <table:table-cell office:value-type="float" office:value="129.42503" calcext:value-type="float">
            <text:p>129.42503</text:p>
          </table:table-cell>
          <table:table-cell office:value-type="float" office:value="9.801676" calcext:value-type="float">
            <text:p>9.801676</text:p>
          </table:table-cell>
          <table:table-cell office:value-type="float" office:value="118.62385" calcext:value-type="float">
            <text:p>118.62385</text:p>
          </table:table-cell>
          <table:table-cell office:value-type="float" office:value="15.60148" calcext:value-type="float">
            <text:p>15.60148</text:p>
          </table:table-cell>
          <table:table-cell office:value-type="float" office:value="201.9575" calcext:value-type="float">
            <text:p>201.9575</text:p>
          </table:table-cell>
          <table:table-cell office:value-type="float" office:value="15.816667" calcext:value-type="float">
            <text:p>15.816667</text:p>
          </table:table-cell>
          <table:table-cell office:value-type="float" office:value="78.88594" calcext:value-type="float">
            <text:p>78.88594</text:p>
          </table:table-cell>
          <table:table-cell office:value-type="float" office:value="19.393856" calcext:value-type="float">
            <text:p>19.393856</text:p>
          </table:table-cell>
          <table:table-cell office:value-type="float" office:value="102.063644" calcext:value-type="float">
            <text:p>102.063644</text:p>
          </table:table-cell>
          <table:table-cell office:value-type="float" office:value="17.7364" calcext:value-type="float">
            <text:p>17.7364</text:p>
          </table:table-cell>
          <table:table-cell office:value-type="float" office:value="80.007034" calcext:value-type="float">
            <text:p>80.007034</text:p>
          </table:table-cell>
          <table:table-cell office:value-type="float" office:value="13.275" calcext:value-type="float">
            <text:p>13.275</text:p>
          </table:table-cell>
          <table:table-cell office:value-type="float" office:value="199.28804" calcext:value-type="float">
            <text:p>199.28804</text:p>
          </table:table-cell>
          <table:table-cell office:value-type="float" office:value="14.282407" calcext:value-type="float">
            <text:p>14.282407</text:p>
          </table:table-cell>
          <table:table-cell office:value-type="float" office:value="145.0879" calcext:value-type="float">
            <text:p>145.0879</text:p>
          </table:table-cell>
          <table:table-cell office:value-type="float" office:value="13.941667" calcext:value-type="float">
            <text:p>13.941667</text:p>
          </table:table-cell>
          <table:table-cell office:value-type="float" office:value="134.51122" calcext:value-type="float">
            <text:p>134.51122</text:p>
          </table:table-cell>
          <table:table-cell office:value-type="float" office:value="14.275" calcext:value-type="float">
            <text:p>14.275</text:p>
          </table:table-cell>
          <table:table-cell office:value-type="float" office:value="186.49629" calcext:value-type="float">
            <text:p>186.49629</text:p>
          </table:table-cell>
          <table:table-cell office:value-type="float" office:value="10.848953" calcext:value-type="float">
            <text:p>10.848953</text:p>
          </table:table-cell>
          <table:table-cell office:value-type="float" office:value="115.65393" calcext:value-type="float">
            <text:p>115.65393</text:p>
          </table:table-cell>
          <table:table-cell office:value-type="float" office:value="10" calcext:value-type="float">
            <text:p>10</text:p>
          </table:table-cell>
          <table:table-cell office:value-type="float" office:value="178.6041" calcext:value-type="float">
            <text:p>178.6041</text:p>
          </table:table-cell>
          <table:table-cell office:value-type="float" office:value="14.186073" calcext:value-type="float">
            <text:p>14.186073</text:p>
          </table:table-cell>
          <table:table-cell office:value-type="float" office:value="94.05613" calcext:value-type="float">
            <text:p>94.05613</text:p>
          </table:table-cell>
          <table:table-cell office:value-type="float" office:value="13.999385" calcext:value-type="float">
            <text:p>13.999385</text:p>
          </table:table-cell>
          <table:table-cell office:value-type="float" office:value="152.95694" calcext:value-type="float">
            <text:p>152.95694</text:p>
          </table:table-cell>
          <table:table-cell office:value-type="float" office:value="6.7916665" calcext:value-type="float">
            <text:p>6.7916665</text:p>
          </table:table-cell>
          <table:table-cell office:value-type="float" office:value="159.1419" calcext:value-type="float">
            <text:p>159.1419</text:p>
          </table:table-cell>
          <table:table-cell office:value-type="float" office:value="7.1607113" calcext:value-type="float">
            <text:p>7.1607113</text:p>
          </table:table-cell>
          <table:table-cell office:value-type="float" office:value="148.76917" calcext:value-type="float">
            <text:p>148.76917</text:p>
          </table:table-cell>
          <table:table-cell office:value-type="float" office:value="7.4583335" calcext:value-type="float">
            <text:p>7.4583335</text:p>
          </table:table-cell>
          <table:table-cell office:value-type="float" office:value="137.53696" calcext:value-type="float">
            <text:p>137.53696</text:p>
          </table:table-cell>
          <table:table-cell office:value-type="float" office:value="8.083107" calcext:value-type="float">
            <text:p>8.083107</text:p>
          </table:table-cell>
          <table:table-cell office:value-type="float" office:value="126.727745" calcext:value-type="float">
            <text:p>126.727745</text:p>
          </table:table-cell>
          <table:table-cell office:value-type="float" office:value="6.451981" calcext:value-type="float">
            <text:p>6.451981</text:p>
          </table:table-cell>
          <table:table-cell office:value-type="float" office:value="169.07181" calcext:value-type="float">
            <text:p>169.07181</text:p>
          </table:table-cell>
          <table:table-cell office:value-type="float" office:value="6.5666666" calcext:value-type="float">
            <text:p>6.5666666</text:p>
          </table:table-cell>
          <table:table-cell office:value-type="float" office:value="153.18344" calcext:value-type="float">
            <text:p>153.18344</text:p>
          </table:table-cell>
          <table:table-cell office:value-type="float" office:value="6.9" calcext:value-type="float">
            <text:p>6.9</text:p>
          </table:table-cell>
          <table:table-cell office:value-type="float" office:value="142.38506" calcext:value-type="float">
            <text:p>142.38506</text:p>
          </table:table-cell>
          <table:table-cell office:value-type="float" office:value="7.2898026" calcext:value-type="float">
            <text:p>7.2898026</text:p>
          </table:table-cell>
          <table:table-cell office:value-type="float" office:value="131.58365" calcext:value-type="float">
            <text:p>131.58365</text:p>
          </table:table-cell>
          <table:table-cell office:value-type="float" office:value="12.241667" calcext:value-type="float">
            <text:p>12.241667</text:p>
          </table:table-cell>
          <table:table-cell office:value-type="float" office:value="216.12785" calcext:value-type="float">
            <text:p>216.12785</text:p>
          </table:table-cell>
          <table:table-cell office:value-type="float" office:value="12.575" calcext:value-type="float">
            <text:p>12.575</text:p>
          </table:table-cell>
          <table:table-cell office:value-type="float" office:value="144.81429" calcext:value-type="float">
            <text:p>144.81429</text:p>
          </table:table-cell>
          <table:table-cell office:value-type="float" office:value="12.908334" calcext:value-type="float">
            <text:p>12.908334</text:p>
          </table:table-cell>
          <table:table-cell office:value-type="float" office:value="134.01952" calcext:value-type="float">
            <text:p>134.01952</text:p>
          </table:table-cell>
          <table:table-cell office:value-type="float" office:value="13.241667" calcext:value-type="float">
            <text:p>13.241667</text:p>
          </table:table-cell>
          <table:table-cell office:value-type="float" office:value="187.95076" calcext:value-type="float">
            <text:p>187.9507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2.405106" calcext:value-type="float">
            <text:p>122.405106</text:p>
          </table:table-cell>
          <table:table-cell office:value-type="float" office:value="23.999678" calcext:value-type="float">
            <text:p>23.999678</text:p>
          </table:table-cell>
          <table:table-cell office:value-type="float" office:value="122.40456" calcext:value-type="float">
            <text:p>122.4045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2.403336" calcext:value-type="float">
            <text:p>122.40333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2.52785" calcext:value-type="float">
            <text:p>122.52785</text:p>
          </table:table-cell>
          <table:table-cell office:value-type="float" office:value="7.5666666" calcext:value-type="float">
            <text:p>7.5666666</text:p>
          </table:table-cell>
          <table:table-cell office:value-type="float" office:value="131.04361" calcext:value-type="float">
            <text:p>131.04361</text:p>
          </table:table-cell>
          <table:table-cell office:value-type="float" office:value="7.9" calcext:value-type="float">
            <text:p>7.9</text:p>
          </table:table-cell>
          <table:table-cell office:value-type="float" office:value="120.25834" calcext:value-type="float">
            <text:p>120.25834</text:p>
          </table:table-cell>
          <table:table-cell office:value-type="float" office:value="8.233334" calcext:value-type="float">
            <text:p>8.233334</text:p>
          </table:table-cell>
          <table:table-cell office:value-type="float" office:value="109.44457" calcext:value-type="float">
            <text:p>109.44457</text:p>
          </table:table-cell>
          <table:table-cell office:value-type="float" office:value="8.795957" calcext:value-type="float">
            <text:p>8.795957</text:p>
          </table:table-cell>
          <table:table-cell office:value-type="float" office:value="98.64405" calcext:value-type="float">
            <text:p>98.64405</text:p>
          </table:table-cell>
        </table:table-row>
        <table:table-row table:style-name="ro1">
          <table:table-cell office:value-type="float" office:value="9.08535" calcext:value-type="float">
            <text:p>9.08535</text:p>
          </table:table-cell>
          <table:table-cell office:value-type="float" office:value="140.22362" calcext:value-type="float">
            <text:p>140.22362</text:p>
          </table:table-cell>
          <table:table-cell office:value-type="float" office:value="10.95" calcext:value-type="float">
            <text:p>10.95</text:p>
          </table:table-cell>
          <table:table-cell office:value-type="float" office:value="129.42503" calcext:value-type="float">
            <text:p>129.42503</text:p>
          </table:table-cell>
          <table:table-cell office:value-type="float" office:value="10.752996" calcext:value-type="float">
            <text:p>10.752996</text:p>
          </table:table-cell>
          <table:table-cell office:value-type="float" office:value="118.62385" calcext:value-type="float">
            <text:p>118.62385</text:p>
          </table:table-cell>
          <table:table-cell office:value-type="float" office:value="17.007818" calcext:value-type="float">
            <text:p>17.007818</text:p>
          </table:table-cell>
          <table:table-cell office:value-type="float" office:value="201.9575" calcext:value-type="float">
            <text:p>201.9575</text:p>
          </table:table-cell>
          <table:table-cell office:value-type="float" office:value="21.241667" calcext:value-type="float">
            <text:p>21.241667</text:p>
          </table:table-cell>
          <table:table-cell office:value-type="float" office:value="241.63594" calcext:value-type="float">
            <text:p>241.63594</text:p>
          </table:table-cell>
          <table:table-cell office:value-type="float" office:value="21.348932" calcext:value-type="float">
            <text:p>21.348932</text:p>
          </table:table-cell>
          <table:table-cell office:value-type="float" office:value="160.71593" calcext:value-type="float">
            <text:p>160.71593</text:p>
          </table:table-cell>
          <table:table-cell office:value-type="float" office:value="20.592857" calcext:value-type="float">
            <text:p>20.592857</text:p>
          </table:table-cell>
          <table:table-cell office:value-type="float" office:value="165.70074" calcext:value-type="float">
            <text:p>165.70074</text:p>
          </table:table-cell>
          <table:table-cell office:value-type="float" office:value="15.808333" calcext:value-type="float">
            <text:p>15.808333</text:p>
          </table:table-cell>
          <table:table-cell office:value-type="float" office:value="199.28804" calcext:value-type="float">
            <text:p>199.28804</text:p>
          </table:table-cell>
          <table:table-cell office:value-type="float" office:value="15.715179" calcext:value-type="float">
            <text:p>15.715179</text:p>
          </table:table-cell>
          <table:table-cell office:value-type="float" office:value="188.07108" calcext:value-type="float">
            <text:p>188.07108</text:p>
          </table:table-cell>
          <table:table-cell office:value-type="float" office:value="16.475" calcext:value-type="float">
            <text:p>16.475</text:p>
          </table:table-cell>
          <table:table-cell office:value-type="float" office:value="134.51122" calcext:value-type="float">
            <text:p>134.51122</text:p>
          </table:table-cell>
          <table:table-cell office:value-type="float" office:value="16.808332" calcext:value-type="float">
            <text:p>16.808332</text:p>
          </table:table-cell>
          <table:table-cell office:value-type="float" office:value="186.49629" calcext:value-type="float">
            <text:p>186.49629</text:p>
          </table:table-cell>
          <table:table-cell office:value-type="float" office:value="12.390184" calcext:value-type="float">
            <text:p>12.390184</text:p>
          </table:table-cell>
          <table:table-cell office:value-type="float" office:value="161.89087" calcext:value-type="float">
            <text:p>161.89087</text:p>
          </table:table-cell>
          <table:table-cell office:value-type="float" office:value="18.35" calcext:value-type="float">
            <text:p>18.35</text:p>
          </table:table-cell>
          <table:table-cell office:value-type="float" office:value="178.6041" calcext:value-type="float">
            <text:p>178.6041</text:p>
          </table:table-cell>
          <table:table-cell office:value-type="float" office:value="14.968921" calcext:value-type="float">
            <text:p>14.968921</text:p>
          </table:table-cell>
          <table:table-cell office:value-type="float" office:value="117.54155" calcext:value-type="float">
            <text:p>117.54155</text:p>
          </table:table-cell>
          <table:table-cell office:value-type="float" office:value="18.427979" calcext:value-type="float">
            <text:p>18.427979</text:p>
          </table:table-cell>
          <table:table-cell office:value-type="float" office:value="152.95694" calcext:value-type="float">
            <text:p>152.95694</text:p>
          </table:table-cell>
          <table:table-cell office:value-type="float" office:value="7.375" calcext:value-type="float">
            <text:p>7.375</text:p>
          </table:table-cell>
          <table:table-cell office:value-type="float" office:value="176.6419" calcext:value-type="float">
            <text:p>176.6419</text:p>
          </table:table-cell>
          <table:table-cell office:value-type="float" office:value="7.6779423" calcext:value-type="float">
            <text:p>7.6779423</text:p>
          </table:table-cell>
          <table:table-cell office:value-type="float" office:value="148.76917" calcext:value-type="float">
            <text:p>148.76917</text:p>
          </table:table-cell>
          <table:table-cell office:value-type="float" office:value="8.041667" calcext:value-type="float">
            <text:p>8.041667</text:p>
          </table:table-cell>
          <table:table-cell office:value-type="float" office:value="137.53696" calcext:value-type="float">
            <text:p>137.53696</text:p>
          </table:table-cell>
          <table:table-cell office:value-type="float" office:value="8.135707" calcext:value-type="float">
            <text:p>8.135707</text:p>
          </table:table-cell>
          <table:table-cell office:value-type="float" office:value="126.727745" calcext:value-type="float">
            <text:p>126.727745</text:p>
          </table:table-cell>
          <table:table-cell office:value-type="float" office:value="6.692311" calcext:value-type="float">
            <text:p>6.692311</text:p>
          </table:table-cell>
          <table:table-cell office:value-type="float" office:value="388" calcext:value-type="float">
            <text:p>388</text:p>
          </table:table-cell>
          <table:table-cell office:value-type="float" office:value="7.1916666" calcext:value-type="float">
            <text:p>7.1916666</text:p>
          </table:table-cell>
          <table:table-cell office:value-type="float" office:value="153.18344" calcext:value-type="float">
            <text:p>153.18344</text:p>
          </table:table-cell>
          <table:table-cell office:value-type="float" office:value="7.525" calcext:value-type="float">
            <text:p>7.525</text:p>
          </table:table-cell>
          <table:table-cell office:value-type="float" office:value="142.38506" calcext:value-type="float">
            <text:p>142.38506</text:p>
          </table:table-cell>
          <table:table-cell office:value-type="float" office:value="7.5874386" calcext:value-type="float">
            <text:p>7.5874386</text:p>
          </table:table-cell>
          <table:table-cell office:value-type="float" office:value="131.58365" calcext:value-type="float">
            <text:p>131.58365</text:p>
          </table:table-cell>
          <table:table-cell office:value-type="float" office:value="14.258333" calcext:value-type="float">
            <text:p>14.258333</text:p>
          </table:table-cell>
          <table:table-cell office:value-type="float" office:value="216.12785" calcext:value-type="float">
            <text:p>216.12785</text:p>
          </table:table-cell>
          <table:table-cell office:value-type="float" office:value="14.591666" calcext:value-type="float">
            <text:p>14.591666</text:p>
          </table:table-cell>
          <table:table-cell office:value-type="float" office:value="205.31427" calcext:value-type="float">
            <text:p>205.31427</text:p>
          </table:table-cell>
          <table:table-cell office:value-type="float" office:value="14.925" calcext:value-type="float">
            <text:p>14.925</text:p>
          </table:table-cell>
          <table:table-cell office:value-type="float" office:value="134.01952" calcext:value-type="float">
            <text:p>134.01952</text:p>
          </table:table-cell>
          <table:table-cell office:value-type="float" office:value="15.258333" calcext:value-type="float">
            <text:p>15.258333</text:p>
          </table:table-cell>
          <table:table-cell office:value-type="float" office:value="187.95076" calcext:value-type="float">
            <text:p>187.95076</text:p>
          </table:table-cell>
          <table:table-cell office:value-type="float" office:value="24" calcext:value-type="float">
            <text:p>24</text:p>
          </table:table-cell>
          <table:table-cell office:value-type="float" office:value="122.405106" calcext:value-type="float">
            <text:p>122.405106</text:p>
          </table:table-cell>
          <table:table-cell office:value-type="float" office:value="23.99988" calcext:value-type="float">
            <text:p>23.99988</text:p>
          </table:table-cell>
          <table:table-cell office:value-type="float" office:value="122.40456" calcext:value-type="float">
            <text:p>122.40456</text:p>
          </table:table-cell>
          <table:table-cell office:value-type="float" office:value="24" calcext:value-type="float">
            <text:p>24</text:p>
          </table:table-cell>
          <table:table-cell office:value-type="float" office:value="122.403336" calcext:value-type="float">
            <text:p>122.403336</text:p>
          </table:table-cell>
          <table:table-cell office:value-type="float" office:value="24" calcext:value-type="float">
            <text:p>24</text:p>
          </table:table-cell>
          <table:table-cell office:value-type="float" office:value="122.52785" calcext:value-type="float">
            <text:p>122.52785</text:p>
          </table:table-cell>
          <table:table-cell office:value-type="float" office:value="8.35" calcext:value-type="float">
            <text:p>8.35</text:p>
          </table:table-cell>
          <table:table-cell office:value-type="float" office:value="131.04361" calcext:value-type="float">
            <text:p>131.04361</text:p>
          </table:table-cell>
          <table:table-cell office:value-type="float" office:value="8.683333" calcext:value-type="float">
            <text:p>8.683333</text:p>
          </table:table-cell>
          <table:table-cell office:value-type="float" office:value="120.25834" calcext:value-type="float">
            <text:p>120.25834</text:p>
          </table:table-cell>
          <table:table-cell office:value-type="float" office:value="9.016666" calcext:value-type="float">
            <text:p>9.016666</text:p>
          </table:table-cell>
          <table:table-cell office:value-type="float" office:value="109.44457" calcext:value-type="float">
            <text:p>109.44457</text:p>
          </table:table-cell>
          <table:table-cell office:value-type="float" office:value="9.064076" calcext:value-type="float">
            <text:p>9.064076</text:p>
          </table:table-cell>
          <table:table-cell office:value-type="float" office:value="342.8878" calcext:value-type="float">
            <text:p>342.8878</text:p>
          </table:table-cell>
        </table:table-row>
        <table:table-row table:style-name="ro1">
          <table:table-cell office:value-type="float" office:value="12.125066" calcext:value-type="float">
            <text:p>12.125066</text:p>
          </table:table-cell>
          <table:table-cell office:value-type="float" office:value="127.80362" calcext:value-type="float">
            <text:p>127.80362</text:p>
          </table:table-cell>
          <table:table-cell office:value-type="float" office:value="12.028464" calcext:value-type="float">
            <text:p>12.028464</text:p>
          </table:table-cell>
          <table:table-cell office:value-type="float" office:value="117.005035" calcext:value-type="float">
            <text:p>117.005035</text:p>
          </table:table-cell>
          <table:table-cell office:value-type="float" office:value="13.163049" calcext:value-type="float">
            <text:p>13.163049</text:p>
          </table:table-cell>
          <table:table-cell office:value-type="float" office:value="106.20385" calcext:value-type="float">
            <text:p>106.20385</text:p>
          </table:table-cell>
          <table:table-cell office:value-type="float" office:value="23.000444" calcext:value-type="float">
            <text:p>23.000444</text:p>
          </table:table-cell>
          <table:table-cell office:value-type="float" office:value="134.18748" calcext:value-type="float">
            <text:p>134.18748</text:p>
          </table:table-cell>
          <table:table-cell office:value-type="float" office:value="23" calcext:value-type="float">
            <text:p>23</text:p>
          </table:table-cell>
          <table:table-cell office:value-type="float" office:value="184.66594" calcext:value-type="float">
            <text:p>184.66594</text:p>
          </table:table-cell>
          <table:table-cell office:value-type="float" office:value="23.000418" calcext:value-type="float">
            <text:p>23.000418</text:p>
          </table:table-cell>
          <table:table-cell office:value-type="float" office:value="114.545944" calcext:value-type="float">
            <text:p>114.545944</text:p>
          </table:table-cell>
          <table:table-cell office:value-type="float" office:value="23" calcext:value-type="float">
            <text:p>23</text:p>
          </table:table-cell>
          <table:table-cell office:value-type="float" office:value="130.33072" calcext:value-type="float">
            <text:p>130.33072</text:p>
          </table:table-cell>
          <table:table-cell office:value-type="float" office:value="16.183332" calcext:value-type="float">
            <text:p>16.183332</text:p>
          </table:table-cell>
          <table:table-cell office:value-type="float" office:value="187.13808" calcext:value-type="float">
            <text:p>187.13808</text:p>
          </table:table-cell>
          <table:table-cell office:value-type="float" office:value="16.516666" calcext:value-type="float">
            <text:p>16.516666</text:p>
          </table:table-cell>
          <table:table-cell office:value-type="float" office:value="175.92108" calcext:value-type="float">
            <text:p>175.92108</text:p>
          </table:table-cell>
          <table:table-cell office:value-type="float" office:value="16.85" calcext:value-type="float">
            <text:p>16.85</text:p>
          </table:table-cell>
          <table:table-cell office:value-type="float" office:value="122.36121" calcext:value-type="float">
            <text:p>122.36121</text:p>
          </table:table-cell>
          <table:table-cell office:value-type="float" office:value="17.183332" calcext:value-type="float">
            <text:p>17.183332</text:p>
          </table:table-cell>
          <table:table-cell office:value-type="float" office:value="174.3463" calcext:value-type="float">
            <text:p>174.3463</text:p>
          </table:table-cell>
          <table:table-cell office:value-type="float" office:value="18.608334" calcext:value-type="float">
            <text:p>18.608334</text:p>
          </table:table-cell>
          <table:table-cell office:value-type="float" office:value="142.72086" calcext:value-type="float">
            <text:p>142.72086</text:p>
          </table:table-cell>
          <table:table-cell office:value-type="float" office:value="18.941668" calcext:value-type="float">
            <text:p>18.941668</text:p>
          </table:table-cell>
          <table:table-cell office:value-type="float" office:value="159.43408" calcext:value-type="float">
            <text:p>159.43408</text:p>
          </table:table-cell>
          <table:table-cell office:value-type="float" office:value="20.630976" calcext:value-type="float">
            <text:p>20.630976</text:p>
          </table:table-cell>
          <table:table-cell office:value-type="float" office:value="98.37154" calcext:value-type="float">
            <text:p>98.37154</text:p>
          </table:table-cell>
          <table:table-cell office:value-type="float" office:value="19.608334" calcext:value-type="float">
            <text:p>19.608334</text:p>
          </table:table-cell>
          <table:table-cell office:value-type="float" office:value="133.78693" calcext:value-type="float">
            <text:p>133.78693</text:p>
          </table:table-cell>
          <table:table-cell office:value-type="float" office:value="7.733333" calcext:value-type="float">
            <text:p>7.733333</text:p>
          </table:table-cell>
          <table:table-cell office:value-type="float" office:value="165.03192" calcext:value-type="float">
            <text:p>165.03192</text:p>
          </table:table-cell>
          <table:table-cell office:value-type="float" office:value="8.066667" calcext:value-type="float">
            <text:p>8.066667</text:p>
          </table:table-cell>
          <table:table-cell office:value-type="float" office:value="137.15918" calcext:value-type="float">
            <text:p>137.15918</text:p>
          </table:table-cell>
          <table:table-cell office:value-type="float" office:value="8.563597" calcext:value-type="float">
            <text:p>8.563597</text:p>
          </table:table-cell>
          <table:table-cell office:value-type="float" office:value="125.92698" calcext:value-type="float">
            <text:p>125.92698</text:p>
          </table:table-cell>
          <table:table-cell office:value-type="float" office:value="8.936999" calcext:value-type="float">
            <text:p>8.936999</text:p>
          </table:table-cell>
          <table:table-cell office:value-type="float" office:value="115.11774" calcext:value-type="float">
            <text:p>115.11774</text:p>
          </table:table-cell>
          <table:table-cell office:value-type="float" office:value="7.6305456" calcext:value-type="float">
            <text:p>7.6305456</text:p>
          </table:table-cell>
          <table:table-cell office:value-type="float" office:value="376.38998" calcext:value-type="float">
            <text:p>376.38998</text:p>
          </table:table-cell>
          <table:table-cell office:value-type="float" office:value="7.55" calcext:value-type="float">
            <text:p>7.55</text:p>
          </table:table-cell>
          <table:table-cell office:value-type="float" office:value="141.57343" calcext:value-type="float">
            <text:p>141.57343</text:p>
          </table:table-cell>
          <table:table-cell office:value-type="float" office:value="7.883333" calcext:value-type="float">
            <text:p>7.883333</text:p>
          </table:table-cell>
          <table:table-cell office:value-type="float" office:value="130.77505" calcext:value-type="float">
            <text:p>130.77505</text:p>
          </table:table-cell>
          <table:table-cell office:value-type="float" office:value="8.73112" calcext:value-type="float">
            <text:p>8.73112</text:p>
          </table:table-cell>
          <table:table-cell office:value-type="float" office:value="119.973656" calcext:value-type="float">
            <text:p>119.973656</text:p>
          </table:table-cell>
          <table:table-cell office:value-type="float" office:value="14.683333" calcext:value-type="float">
            <text:p>14.683333</text:p>
          </table:table-cell>
          <table:table-cell office:value-type="float" office:value="202.35785" calcext:value-type="float">
            <text:p>202.35785</text:p>
          </table:table-cell>
          <table:table-cell office:value-type="float" office:value="15.016666" calcext:value-type="float">
            <text:p>15.016666</text:p>
          </table:table-cell>
          <table:table-cell office:value-type="float" office:value="191.54427" calcext:value-type="float">
            <text:p>191.54427</text:p>
          </table:table-cell>
          <table:table-cell office:value-type="float" office:value="15.35" calcext:value-type="float">
            <text:p>15.35</text:p>
          </table:table-cell>
          <table:table-cell office:value-type="float" office:value="120.24951" calcext:value-type="float">
            <text:p>120.24951</text:p>
          </table:table-cell>
          <table:table-cell office:value-type="float" office:value="15.683333" calcext:value-type="float">
            <text:p>15.683333</text:p>
          </table:table-cell>
          <table:table-cell office:value-type="float" office:value="174.18076" calcext:value-type="float">
            <text:p>174.1807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447912" calcext:value-type="float">
            <text:p>9.447912</text:p>
          </table:table-cell>
          <table:table-cell office:value-type="float" office:value="115.92362" calcext:value-type="float">
            <text:p>115.92362</text:p>
          </table:table-cell>
          <table:table-cell office:value-type="float" office:value="9.679895" calcext:value-type="float">
            <text:p>9.679895</text:p>
          </table:table-cell>
          <table:table-cell office:value-type="float" office:value="105.13835" calcext:value-type="float">
            <text:p>105.13835</text:p>
          </table:table-cell>
          <table:table-cell office:value-type="float" office:value="9.483334" calcext:value-type="float">
            <text:p>9.483334</text:p>
          </table:table-cell>
          <table:table-cell office:value-type="float" office:value="94.324554" calcext:value-type="float">
            <text:p>94.324554</text:p>
          </table:table-cell>
          <table:table-cell office:value-type="float" office:value="9.816667" calcext:value-type="float">
            <text:p>9.816667</text:p>
          </table:table-cell>
          <table:table-cell office:value-type="float" office:value="327.7678" calcext:value-type="float">
            <text:p>327.7678</text:p>
          </table:table-cell>
        </table:table-row>
        <table:table-row table:style-name="ro1">
          <table:table-cell office:value-type="float" office:value="12.189662" calcext:value-type="float">
            <text:p>12.189662</text:p>
          </table:table-cell>
          <table:table-cell office:value-type="float" office:value="127.80362" calcext:value-type="float">
            <text:p>127.80362</text:p>
          </table:table-cell>
          <table:table-cell office:value-type="float" office:value="12.675671" calcext:value-type="float">
            <text:p>12.675671</text:p>
          </table:table-cell>
          <table:table-cell office:value-type="float" office:value="117.005035" calcext:value-type="float">
            <text:p>117.005035</text:p>
          </table:table-cell>
          <table:table-cell office:value-type="float" office:value="13.554591" calcext:value-type="float">
            <text:p>13.554591</text:p>
          </table:table-cell>
          <table:table-cell office:value-type="float" office:value="117.95012" calcext:value-type="float">
            <text:p>117.95012</text:p>
          </table:table-cell>
          <table:table-cell office:value-type="float" office:value="23.000725" calcext:value-type="float">
            <text:p>23.000725</text:p>
          </table:table-cell>
          <table:table-cell office:value-type="float" office:value="134.18748" calcext:value-type="float">
            <text:p>134.18748</text:p>
          </table:table-cell>
          <table:table-cell office:value-type="float" office:value="23.001" calcext:value-type="float">
            <text:p>23.001</text:p>
          </table:table-cell>
          <table:table-cell office:value-type="float" office:value="184.66594" calcext:value-type="float">
            <text:p>184.66594</text:p>
          </table:table-cell>
          <table:table-cell office:value-type="float" office:value="23.000658" calcext:value-type="float">
            <text:p>23.000658</text:p>
          </table:table-cell>
          <table:table-cell office:value-type="float" office:value="114.545944" calcext:value-type="float">
            <text:p>114.545944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0.33072" calcext:value-type="float">
            <text:p>130.33072</text:p>
          </table:table-cell>
          <table:table-cell office:value-type="float" office:value="18.291666" calcext:value-type="float">
            <text:p>18.291666</text:p>
          </table:table-cell>
          <table:table-cell office:value-type="float" office:value="187.13808" calcext:value-type="float">
            <text:p>187.13808</text:p>
          </table:table-cell>
          <table:table-cell office:value-type="float" office:value="18.625" calcext:value-type="float">
            <text:p>18.625</text:p>
          </table:table-cell>
          <table:table-cell office:value-type="float" office:value="175.92108" calcext:value-type="float">
            <text:p>175.92108</text:p>
          </table:table-cell>
          <table:table-cell office:value-type="float" office:value="18.958334" calcext:value-type="float">
            <text:p>18.958334</text:p>
          </table:table-cell>
          <table:table-cell office:value-type="float" office:value="185.61122" calcext:value-type="float">
            <text:p>185.61122</text:p>
          </table:table-cell>
          <table:table-cell office:value-type="float" office:value="19.291666" calcext:value-type="float">
            <text:p>19.291666</text:p>
          </table:table-cell>
          <table:table-cell office:value-type="float" office:value="174.3463" calcext:value-type="float">
            <text:p>174.3463</text:p>
          </table:table-cell>
          <table:table-cell office:value-type="float" office:value="20.125" calcext:value-type="float">
            <text:p>20.125</text:p>
          </table:table-cell>
          <table:table-cell office:value-type="float" office:value="142.72086" calcext:value-type="float">
            <text:p>142.72086</text:p>
          </table:table-cell>
          <table:table-cell office:value-type="float" office:value="20.458334" calcext:value-type="float">
            <text:p>20.458334</text:p>
          </table:table-cell>
          <table:table-cell office:value-type="float" office:value="159.43408" calcext:value-type="float">
            <text:p>159.43408</text:p>
          </table:table-cell>
          <table:table-cell office:value-type="float" office:value="20.680073" calcext:value-type="float">
            <text:p>20.680073</text:p>
          </table:table-cell>
          <table:table-cell office:value-type="float" office:value="98.37154" calcext:value-type="float">
            <text:p>98.37154</text:p>
          </table:table-cell>
          <table:table-cell office:value-type="float" office:value="21.125" calcext:value-type="float">
            <text:p>21.125</text:p>
          </table:table-cell>
          <table:table-cell office:value-type="float" office:value="133.78693" calcext:value-type="float">
            <text:p>133.78693</text:p>
          </table:table-cell>
          <table:table-cell office:value-type="float" office:value="8.516666" calcext:value-type="float">
            <text:p>8.516666</text:p>
          </table:table-cell>
          <table:table-cell office:value-type="float" office:value="165.03192" calcext:value-type="float">
            <text:p>165.03192</text:p>
          </table:table-cell>
          <table:table-cell office:value-type="float" office:value="8.85" calcext:value-type="float">
            <text:p>8.85</text:p>
          </table:table-cell>
          <table:table-cell office:value-type="float" office:value="137.15918" calcext:value-type="float">
            <text:p>137.15918</text:p>
          </table:table-cell>
          <table:table-cell office:value-type="float" office:value="9.076608" calcext:value-type="float">
            <text:p>9.076608</text:p>
          </table:table-cell>
          <table:table-cell office:value-type="float" office:value="125.92698" calcext:value-type="float">
            <text:p>125.92698</text:p>
          </table:table-cell>
          <table:table-cell office:value-type="float" office:value="9.329786" calcext:value-type="float">
            <text:p>9.329786</text:p>
          </table:table-cell>
          <table:table-cell office:value-type="float" office:value="115.11774" calcext:value-type="float">
            <text:p>115.11774</text:p>
          </table:table-cell>
          <table:table-cell office:value-type="float" office:value="7.750276" calcext:value-type="float">
            <text:p>7.750276</text:p>
          </table:table-cell>
          <table:table-cell office:value-type="float" office:value="376.38998" calcext:value-type="float">
            <text:p>376.38998</text:p>
          </table:table-cell>
          <table:table-cell office:value-type="float" office:value="8.316667" calcext:value-type="float">
            <text:p>8.316667</text:p>
          </table:table-cell>
          <table:table-cell office:value-type="float" office:value="141.57343" calcext:value-type="float">
            <text:p>141.57343</text:p>
          </table:table-cell>
          <table:table-cell office:value-type="float" office:value="8.65" calcext:value-type="float">
            <text:p>8.65</text:p>
          </table:table-cell>
          <table:table-cell office:value-type="float" office:value="130.77505" calcext:value-type="float">
            <text:p>130.77505</text:p>
          </table:table-cell>
          <table:table-cell office:value-type="float" office:value="8.979417" calcext:value-type="float">
            <text:p>8.979417</text:p>
          </table:table-cell>
          <table:table-cell office:value-type="float" office:value="119.973656" calcext:value-type="float">
            <text:p>119.973656</text:p>
          </table:table-cell>
          <table:table-cell office:value-type="float" office:value="17.25" calcext:value-type="float">
            <text:p>17.25</text:p>
          </table:table-cell>
          <table:table-cell office:value-type="float" office:value="202.35785" calcext:value-type="float">
            <text:p>202.35785</text:p>
          </table:table-cell>
          <table:table-cell office:value-type="float" office:value="17.583334" calcext:value-type="float">
            <text:p>17.583334</text:p>
          </table:table-cell>
          <table:table-cell office:value-type="float" office:value="191.54427" calcext:value-type="float">
            <text:p>191.54427</text:p>
          </table:table-cell>
          <table:table-cell office:value-type="float" office:value="17.916666" calcext:value-type="float">
            <text:p>17.916666</text:p>
          </table:table-cell>
          <table:table-cell office:value-type="float" office:value="120.24951" calcext:value-type="float">
            <text:p>120.24951</text:p>
          </table:table-cell>
          <table:table-cell office:value-type="float" office:value="18.25" calcext:value-type="float">
            <text:p>18.25</text:p>
          </table:table-cell>
          <table:table-cell office:value-type="float" office:value="174.18076" calcext:value-type="float">
            <text:p>174.1807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551948" calcext:value-type="float">
            <text:p>9.551948</text:p>
          </table:table-cell>
          <table:table-cell office:value-type="float" office:value="115.92362" calcext:value-type="float">
            <text:p>115.92362</text:p>
          </table:table-cell>
          <table:table-cell office:value-type="float" office:value="9.903699" calcext:value-type="float">
            <text:p>9.903699</text:p>
          </table:table-cell>
          <table:table-cell office:value-type="float" office:value="309.01218" calcext:value-type="float">
            <text:p>309.01218</text:p>
          </table:table-cell>
          <table:table-cell office:value-type="float" office:value="10.266666" calcext:value-type="float">
            <text:p>10.266666</text:p>
          </table:table-cell>
          <table:table-cell office:value-type="float" office:value="94.324554" calcext:value-type="float">
            <text:p>94.324554</text:p>
          </table:table-cell>
          <table:table-cell office:value-type="float" office:value="10.6" calcext:value-type="float">
            <text:p>10.6</text:p>
          </table:table-cell>
          <table:table-cell office:value-type="float" office:value="327.7678" calcext:value-type="float">
            <text:p>327.7678</text:p>
          </table:table-cell>
        </table:table-row>
        <table:table-row table:style-name="ro1">
          <table:table-cell office:value-type="float" office:value="13.541667" calcext:value-type="float">
            <text:p>13.541667</text:p>
          </table:table-cell>
          <table:table-cell office:value-type="float" office:value="114.033615" calcext:value-type="float">
            <text:p>114.033615</text:p>
          </table:table-cell>
          <table:table-cell office:value-type="float" office:value="13.875" calcext:value-type="float">
            <text:p>13.875</text:p>
          </table:table-cell>
          <table:table-cell office:value-type="float" office:value="103.23503" calcext:value-type="float">
            <text:p>103.23503</text:p>
          </table:table-cell>
          <table:table-cell office:value-type="float" office:value="15.561133" calcext:value-type="float">
            <text:p>15.561133</text:p>
          </table:table-cell>
          <table:table-cell office:value-type="float" office:value="104.180145" calcext:value-type="float">
            <text:p>104.18014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2.05748" calcext:value-type="float">
            <text:p>102.05748</text:p>
          </table:table-cell>
          <table:table-cell office:value-type="float" office:value="23.998043" calcext:value-type="float">
            <text:p>23.998043</text:p>
          </table:table-cell>
          <table:table-cell office:value-type="float" office:value="152.53593" calcext:value-type="float">
            <text:p>152.53593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82.41594" calcext:value-type="float">
            <text:p>82.4159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8.200714" calcext:value-type="float">
            <text:p>98.200714</text:p>
          </table:table-cell>
          <table:table-cell office:value-type="float" office:value="18.850588" calcext:value-type="float">
            <text:p>18.850588</text:p>
          </table:table-cell>
          <table:table-cell office:value-type="float" office:value="173.36804" calcext:value-type="float">
            <text:p>173.36804</text:p>
          </table:table-cell>
          <table:table-cell office:value-type="float" office:value="19.05" calcext:value-type="float">
            <text:p>19.05</text:p>
          </table:table-cell>
          <table:table-cell office:value-type="float" office:value="162.15111" calcext:value-type="float">
            <text:p>162.15111</text:p>
          </table:table-cell>
          <table:table-cell office:value-type="float" office:value="21.44534" calcext:value-type="float">
            <text:p>21.44534</text:p>
          </table:table-cell>
          <table:table-cell office:value-type="float" office:value="171.84125" calcext:value-type="float">
            <text:p>171.84125</text:p>
          </table:table-cell>
          <table:table-cell office:value-type="float" office:value="19.716667" calcext:value-type="float">
            <text:p>19.716667</text:p>
          </table:table-cell>
          <table:table-cell office:value-type="float" office:value="160.57626" calcext:value-type="float">
            <text:p>160.57626</text:p>
          </table:table-cell>
          <table:table-cell office:value-type="float" office:value="20.725" calcext:value-type="float">
            <text:p>20.725</text:p>
          </table:table-cell>
          <table:table-cell office:value-type="float" office:value="123.28084" calcext:value-type="float">
            <text:p>123.28084</text:p>
          </table:table-cell>
          <table:table-cell office:value-type="float" office:value="21.058332" calcext:value-type="float">
            <text:p>21.058332</text:p>
          </table:table-cell>
          <table:table-cell office:value-type="float" office:value="139.99413" calcext:value-type="float">
            <text:p>139.99413</text:p>
          </table:table-cell>
          <table:table-cell office:value-type="float" office:value="21.725712" calcext:value-type="float">
            <text:p>21.725712</text:p>
          </table:table-cell>
          <table:table-cell office:value-type="float" office:value="78.93152" calcext:value-type="float">
            <text:p>78.93152</text:p>
          </table:table-cell>
          <table:table-cell office:value-type="float" office:value="22.27137" calcext:value-type="float">
            <text:p>22.27137</text:p>
          </table:table-cell>
          <table:table-cell office:value-type="float" office:value="114.34691" calcext:value-type="float">
            <text:p>114.34691</text:p>
          </table:table-cell>
          <table:table-cell office:value-type="float" office:value="9.19613" calcext:value-type="float">
            <text:p>9.19613</text:p>
          </table:table-cell>
          <table:table-cell office:value-type="float" office:value="149.37192" calcext:value-type="float">
            <text:p>149.37192</text:p>
          </table:table-cell>
          <table:table-cell office:value-type="float" office:value="9.333333" calcext:value-type="float">
            <text:p>9.333333</text:p>
          </table:table-cell>
          <table:table-cell office:value-type="float" office:value="121.4992" calcext:value-type="float">
            <text:p>121.4992</text:p>
          </table:table-cell>
          <table:table-cell office:value-type="float" office:value="9.666667" calcext:value-type="float">
            <text:p>9.666667</text:p>
          </table:table-cell>
          <table:table-cell office:value-type="float" office:value="110.26697" calcext:value-type="float">
            <text:p>110.26697</text:p>
          </table:table-cell>
          <table:table-cell office:value-type="float" office:value="10" calcext:value-type="float">
            <text:p>10</text:p>
          </table:table-cell>
          <table:table-cell office:value-type="float" office:value="99.457726" calcext:value-type="float">
            <text:p>99.457726</text:p>
          </table:table-cell>
          <table:table-cell office:value-type="float" office:value="8.880392" calcext:value-type="float">
            <text:p>8.880392</text:p>
          </table:table-cell>
          <table:table-cell office:value-type="float" office:value="360.18997" calcext:value-type="float">
            <text:p>360.18997</text:p>
          </table:table-cell>
          <table:table-cell office:value-type="float" office:value="9.120822" calcext:value-type="float">
            <text:p>9.120822</text:p>
          </table:table-cell>
          <table:table-cell office:value-type="float" office:value="125.37343" calcext:value-type="float">
            <text:p>125.37343</text:p>
          </table:table-cell>
          <table:table-cell office:value-type="float" office:value="9.310814" calcext:value-type="float">
            <text:p>9.310814</text:p>
          </table:table-cell>
          <table:table-cell office:value-type="float" office:value="114.57506" calcext:value-type="float">
            <text:p>114.57506</text:p>
          </table:table-cell>
          <table:table-cell office:value-type="float" office:value="9.8523" calcext:value-type="float">
            <text:p>9.8523</text:p>
          </table:table-cell>
          <table:table-cell office:value-type="float" office:value="103.77365" calcext:value-type="float">
            <text:p>103.77365</text:p>
          </table:table-cell>
          <table:table-cell office:value-type="float" office:value="17.75" calcext:value-type="float">
            <text:p>17.75</text:p>
          </table:table-cell>
          <table:table-cell office:value-type="float" office:value="186.15785" calcext:value-type="float">
            <text:p>186.15785</text:p>
          </table:table-cell>
          <table:table-cell office:value-type="float" office:value="18.083334" calcext:value-type="float">
            <text:p>18.083334</text:p>
          </table:table-cell>
          <table:table-cell office:value-type="float" office:value="175.34427" calcext:value-type="float">
            <text:p>175.34427</text:p>
          </table:table-cell>
          <table:table-cell office:value-type="float" office:value="18.416666" calcext:value-type="float">
            <text:p>18.416666</text:p>
          </table:table-cell>
          <table:table-cell office:value-type="float" office:value="104.049515" calcext:value-type="float">
            <text:p>104.049515</text:p>
          </table:table-cell>
          <table:table-cell office:value-type="float" office:value="20.120714" calcext:value-type="float">
            <text:p>20.120714</text:p>
          </table:table-cell>
          <table:table-cell office:value-type="float" office:value="157.98076" calcext:value-type="float">
            <text:p>157.9807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230543" calcext:value-type="float">
            <text:p>10.230543</text:p>
          </table:table-cell>
          <table:table-cell office:value-type="float" office:value="102.15365" calcext:value-type="float">
            <text:p>102.15365</text:p>
          </table:table-cell>
          <table:table-cell office:value-type="float" office:value="10.358334" calcext:value-type="float">
            <text:p>10.358334</text:p>
          </table:table-cell>
          <table:table-cell office:value-type="float" office:value="295.24216" calcext:value-type="float">
            <text:p>295.24216</text:p>
          </table:table-cell>
          <table:table-cell office:value-type="float" office:value="11.0497265" calcext:value-type="float">
            <text:p>11.0497265</text:p>
          </table:table-cell>
          <table:table-cell office:value-type="float" office:value="80.55455" calcext:value-type="float">
            <text:p>80.55455</text:p>
          </table:table-cell>
          <table:table-cell office:value-type="float" office:value="11.025" calcext:value-type="float">
            <text:p>11.025</text:p>
          </table:table-cell>
          <table:table-cell office:value-type="float" office:value="313.9978" calcext:value-type="float">
            <text:p>313.9978</text:p>
          </table:table-cell>
        </table:table-row>
        <table:table-row table:style-name="ro1">
          <table:table-cell office:value-type="float" office:value="16.083334" calcext:value-type="float">
            <text:p>16.083334</text:p>
          </table:table-cell>
          <table:table-cell office:value-type="float" office:value="114.033615" calcext:value-type="float">
            <text:p>114.033615</text:p>
          </table:table-cell>
          <table:table-cell office:value-type="float" office:value="16.416666" calcext:value-type="float">
            <text:p>16.416666</text:p>
          </table:table-cell>
          <table:table-cell office:value-type="float" office:value="179.48502" calcext:value-type="float">
            <text:p>179.48502</text:p>
          </table:table-cell>
          <table:table-cell office:value-type="float" office:value="15.723277" calcext:value-type="float">
            <text:p>15.723277</text:p>
          </table:table-cell>
          <table:table-cell office:value-type="float" office:value="104.180145" calcext:value-type="float">
            <text:p>104.180145</text:p>
          </table:table-cell>
          <table:table-cell office:value-type="float" office:value="24" calcext:value-type="float">
            <text:p>24</text:p>
          </table:table-cell>
          <table:table-cell office:value-type="float" office:value="102.05748" calcext:value-type="float">
            <text:p>102.05748</text:p>
          </table:table-cell>
          <table:table-cell office:value-type="float" office:value="23.999784" calcext:value-type="float">
            <text:p>23.999784</text:p>
          </table:table-cell>
          <table:table-cell office:value-type="float" office:value="152.53593" calcext:value-type="float">
            <text:p>152.53593</text:p>
          </table:table-cell>
          <table:table-cell office:value-type="float" office:value="24" calcext:value-type="float">
            <text:p>24</text:p>
          </table:table-cell>
          <table:table-cell office:value-type="float" office:value="82.41594" calcext:value-type="float">
            <text:p>82.41594</text:p>
          </table:table-cell>
          <table:table-cell office:value-type="float" office:value="24" calcext:value-type="float">
            <text:p>24</text:p>
          </table:table-cell>
          <table:table-cell office:value-type="float" office:value="98.200714" calcext:value-type="float">
            <text:p>98.200714</text:p>
          </table:table-cell>
          <table:table-cell office:value-type="float" office:value="19.912354" calcext:value-type="float">
            <text:p>19.912354</text:p>
          </table:table-cell>
          <table:table-cell office:value-type="float" office:value="173.36804" calcext:value-type="float">
            <text:p>173.36804</text:p>
          </table:table-cell>
          <table:table-cell office:value-type="float" office:value="21.116667" calcext:value-type="float">
            <text:p>21.116667</text:p>
          </table:table-cell>
          <table:table-cell office:value-type="float" office:value="162.15111" calcext:value-type="float">
            <text:p>162.15111</text:p>
          </table:table-cell>
          <table:table-cell office:value-type="float" office:value="21.446323" calcext:value-type="float">
            <text:p>21.446323</text:p>
          </table:table-cell>
          <table:table-cell office:value-type="float" office:value="171.84125" calcext:value-type="float">
            <text:p>171.84125</text:p>
          </table:table-cell>
          <table:table-cell office:value-type="float" office:value="21.783333" calcext:value-type="float">
            <text:p>21.783333</text:p>
          </table:table-cell>
          <table:table-cell office:value-type="float" office:value="160.57626" calcext:value-type="float">
            <text:p>160.57626</text:p>
          </table:table-cell>
          <table:table-cell office:value-type="float" office:value="23" calcext:value-type="float">
            <text:p>23</text:p>
          </table:table-cell>
          <table:table-cell office:value-type="float" office:value="123.28084" calcext:value-type="float">
            <text:p>123.28084</text:p>
          </table:table-cell>
          <table:table-cell office:value-type="float" office:value="23" calcext:value-type="float">
            <text:p>23</text:p>
          </table:table-cell>
          <table:table-cell office:value-type="float" office:value="139.99413" calcext:value-type="float">
            <text:p>139.99413</text:p>
          </table:table-cell>
          <table:table-cell office:value-type="float" office:value="22.901999" calcext:value-type="float">
            <text:p>22.901999</text:p>
          </table:table-cell>
          <table:table-cell office:value-type="float" office:value="114.22012" calcext:value-type="float">
            <text:p>114.22012</text:p>
          </table:table-cell>
          <table:table-cell office:value-type="float" office:value="22.376736" calcext:value-type="float">
            <text:p>22.376736</text:p>
          </table:table-cell>
          <table:table-cell office:value-type="float" office:value="114.34691" calcext:value-type="float">
            <text:p>114.34691</text:p>
          </table:table-cell>
          <table:table-cell office:value-type="float" office:value="9.39312" calcext:value-type="float">
            <text:p>9.39312</text:p>
          </table:table-cell>
          <table:table-cell office:value-type="float" office:value="155.28162" calcext:value-type="float">
            <text:p>155.28162</text:p>
          </table:table-cell>
          <table:table-cell office:value-type="float" office:value="10.1" calcext:value-type="float">
            <text:p>10.1</text:p>
          </table:table-cell>
          <table:table-cell office:value-type="float" office:value="121.4992" calcext:value-type="float">
            <text:p>121.4992</text:p>
          </table:table-cell>
          <table:table-cell office:value-type="float" office:value="10.433333" calcext:value-type="float">
            <text:p>10.433333</text:p>
          </table:table-cell>
          <table:table-cell office:value-type="float" office:value="133.26697" calcext:value-type="float">
            <text:p>133.26697</text:p>
          </table:table-cell>
          <table:table-cell office:value-type="float" office:value="10.766666" calcext:value-type="float">
            <text:p>10.766666</text:p>
          </table:table-cell>
          <table:table-cell office:value-type="float" office:value="122.45772" calcext:value-type="float">
            <text:p>122.45772</text:p>
          </table:table-cell>
          <table:table-cell office:value-type="float" office:value="9.0749035" calcext:value-type="float">
            <text:p>9.0749035</text:p>
          </table:table-cell>
          <table:table-cell office:value-type="float" office:value="366.02533" calcext:value-type="float">
            <text:p>366.02533</text:p>
          </table:table-cell>
          <table:table-cell office:value-type="float" office:value="9.336115" calcext:value-type="float">
            <text:p>9.336115</text:p>
          </table:table-cell>
          <table:table-cell office:value-type="float" office:value="125.37343" calcext:value-type="float">
            <text:p>125.37343</text:p>
          </table:table-cell>
          <table:table-cell office:value-type="float" office:value="9.595343" calcext:value-type="float">
            <text:p>9.595343</text:p>
          </table:table-cell>
          <table:table-cell office:value-type="float" office:value="373.76703" calcext:value-type="float">
            <text:p>373.76703</text:p>
          </table:table-cell>
          <table:table-cell office:value-type="float" office:value="9.998818" calcext:value-type="float">
            <text:p>9.998818</text:p>
          </table:table-cell>
          <table:table-cell office:value-type="float" office:value="103.77365" calcext:value-type="float">
            <text:p>103.77365</text:p>
          </table:table-cell>
          <table:table-cell office:value-type="float" office:value="19.75" calcext:value-type="float">
            <text:p>19.75</text:p>
          </table:table-cell>
          <table:table-cell office:value-type="float" office:value="186.15785" calcext:value-type="float">
            <text:p>186.15785</text:p>
          </table:table-cell>
          <table:table-cell office:value-type="float" office:value="20.083334" calcext:value-type="float">
            <text:p>20.083334</text:p>
          </table:table-cell>
          <table:table-cell office:value-type="float" office:value="175.34427" calcext:value-type="float">
            <text:p>175.34427</text:p>
          </table:table-cell>
          <table:table-cell office:value-type="float" office:value="20.416666" calcext:value-type="float">
            <text:p>20.416666</text:p>
          </table:table-cell>
          <table:table-cell office:value-type="float" office:value="164.04951" calcext:value-type="float">
            <text:p>164.04951</text:p>
          </table:table-cell>
          <table:table-cell office:value-type="float" office:value="20.6585" calcext:value-type="float">
            <text:p>20.6585</text:p>
          </table:table-cell>
          <table:table-cell office:value-type="float" office:value="157.98076" calcext:value-type="float">
            <text:p>157.9807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401553" calcext:value-type="float">
            <text:p>10.401553</text:p>
          </table:table-cell>
          <table:table-cell office:value-type="float" office:value="102.15365" calcext:value-type="float">
            <text:p>102.15365</text:p>
          </table:table-cell>
          <table:table-cell office:value-type="float" office:value="11.066667" calcext:value-type="float">
            <text:p>11.066667</text:p>
          </table:table-cell>
          <table:table-cell office:value-type="float" office:value="295.24216" calcext:value-type="float">
            <text:p>295.24216</text:p>
          </table:table-cell>
          <table:table-cell office:value-type="float" office:value="11.360442" calcext:value-type="float">
            <text:p>11.360442</text:p>
          </table:table-cell>
          <table:table-cell office:value-type="float" office:value="363.601" calcext:value-type="float">
            <text:p>363.601</text:p>
          </table:table-cell>
          <table:table-cell office:value-type="float" office:value="11.733334" calcext:value-type="float">
            <text:p>11.733334</text:p>
          </table:table-cell>
          <table:table-cell office:value-type="float" office:value="313.9978" calcext:value-type="float">
            <text:p>313.9978</text:p>
          </table:table-cell>
        </table:table-row>
        <table:table-row table:style-name="ro1">
          <table:table-cell office:value-type="float" office:value="17.553751" calcext:value-type="float">
            <text:p>17.553751</text:p>
          </table:table-cell>
          <table:table-cell office:value-type="float" office:value="100.26364" calcext:value-type="float">
            <text:p>100.26364</text:p>
          </table:table-cell>
          <table:table-cell office:value-type="float" office:value="16.841667" calcext:value-type="float">
            <text:p>16.841667</text:p>
          </table:table-cell>
          <table:table-cell office:value-type="float" office:value="165.71498" calcext:value-type="float">
            <text:p>165.71498</text:p>
          </table:table-cell>
          <table:table-cell office:value-type="float" office:value="17.175" calcext:value-type="float">
            <text:p>17.175</text:p>
          </table:table-cell>
          <table:table-cell office:value-type="float" office:value="90.41017" calcext:value-type="float">
            <text:p>90.4101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041666" calcext:value-type="float">
            <text:p>21.041666</text:p>
          </table:table-cell>
          <table:table-cell office:value-type="float" office:value="164.99805" calcext:value-type="float">
            <text:p>164.99805</text:p>
          </table:table-cell>
          <table:table-cell office:value-type="float" office:value="21.375" calcext:value-type="float">
            <text:p>21.375</text:p>
          </table:table-cell>
          <table:table-cell office:value-type="float" office:value="153.78111" calcext:value-type="float">
            <text:p>153.78111</text:p>
          </table:table-cell>
          <table:table-cell office:value-type="float" office:value="21.708334" calcext:value-type="float">
            <text:p>21.708334</text:p>
          </table:table-cell>
          <table:table-cell office:value-type="float" office:value="163.47125" calcext:value-type="float">
            <text:p>163.47125</text:p>
          </table:table-cell>
          <table:table-cell office:value-type="float" office:value="22.041666" calcext:value-type="float">
            <text:p>22.041666</text:p>
          </table:table-cell>
          <table:table-cell office:value-type="float" office:value="152.20627" calcext:value-type="float">
            <text:p>152.20627</text:p>
          </table:table-cell>
          <table:table-cell office:value-type="float" office:value="23.993399" calcext:value-type="float">
            <text:p>23.993399</text:p>
          </table:table-cell>
          <table:table-cell office:value-type="float" office:value="91.15083" calcext:value-type="float">
            <text:p>91.15083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7.86412" calcext:value-type="float">
            <text:p>107.86412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82.09012" calcext:value-type="float">
            <text:p>82.09012</text:p>
          </table:table-cell>
          <table:table-cell office:value-type="float" office:value="23.997927" calcext:value-type="float">
            <text:p>23.997927</text:p>
          </table:table-cell>
          <table:table-cell office:value-type="float" office:value="82.2169" calcext:value-type="float">
            <text:p>82.2169</text:p>
          </table:table-cell>
          <table:table-cell office:value-type="float" office:value="10.258333" calcext:value-type="float">
            <text:p>10.258333</text:p>
          </table:table-cell>
          <table:table-cell office:value-type="float" office:value="139.35161" calcext:value-type="float">
            <text:p>139.35161</text:p>
          </table:table-cell>
          <table:table-cell office:value-type="float" office:value="10.591666" calcext:value-type="float">
            <text:p>10.591666</text:p>
          </table:table-cell>
          <table:table-cell office:value-type="float" office:value="105.56923" calcext:value-type="float">
            <text:p>105.56923</text:p>
          </table:table-cell>
          <table:table-cell office:value-type="float" office:value="11.829202" calcext:value-type="float">
            <text:p>11.829202</text:p>
          </table:table-cell>
          <table:table-cell office:value-type="float" office:value="117.33696" calcext:value-type="float">
            <text:p>117.33696</text:p>
          </table:table-cell>
          <table:table-cell office:value-type="float" office:value="11.258333" calcext:value-type="float">
            <text:p>11.258333</text:p>
          </table:table-cell>
          <table:table-cell office:value-type="float" office:value="106.52771" calcext:value-type="float">
            <text:p>106.52771</text:p>
          </table:table-cell>
          <table:table-cell office:value-type="float" office:value="9.725" calcext:value-type="float">
            <text:p>9.725</text:p>
          </table:table-cell>
          <table:table-cell office:value-type="float" office:value="349.5553" calcext:value-type="float">
            <text:p>349.5553</text:p>
          </table:table-cell>
          <table:table-cell office:value-type="float" office:value="10.249833" calcext:value-type="float">
            <text:p>10.249833</text:p>
          </table:table-cell>
          <table:table-cell office:value-type="float" office:value="108.90343" calcext:value-type="float">
            <text:p>108.90343</text:p>
          </table:table-cell>
          <table:table-cell office:value-type="float" office:value="10.391666" calcext:value-type="float">
            <text:p>10.391666</text:p>
          </table:table-cell>
          <table:table-cell office:value-type="float" office:value="357.29703" calcext:value-type="float">
            <text:p>357.29703</text:p>
          </table:table-cell>
          <table:table-cell office:value-type="float" office:value="10.909336" calcext:value-type="float">
            <text:p>10.909336</text:p>
          </table:table-cell>
          <table:table-cell office:value-type="float" office:value="87.30362" calcext:value-type="float">
            <text:p>87.30362</text:p>
          </table:table-cell>
          <table:table-cell office:value-type="float" office:value="20.61231" calcext:value-type="float">
            <text:p>20.61231</text:p>
          </table:table-cell>
          <table:table-cell office:value-type="float" office:value="171.84782" calcext:value-type="float">
            <text:p>171.84782</text:p>
          </table:table-cell>
          <table:table-cell office:value-type="float" office:value="21.33372" calcext:value-type="float">
            <text:p>21.33372</text:p>
          </table:table-cell>
          <table:table-cell office:value-type="float" office:value="161.0343" calcext:value-type="float">
            <text:p>161.0343</text:p>
          </table:table-cell>
          <table:table-cell office:value-type="float" office:value="20.858334" calcext:value-type="float">
            <text:p>20.858334</text:p>
          </table:table-cell>
          <table:table-cell office:value-type="float" office:value="149.73949" calcext:value-type="float">
            <text:p>149.73949</text:p>
          </table:table-cell>
          <table:table-cell office:value-type="float" office:value="21.191668" calcext:value-type="float">
            <text:p>21.191668</text:p>
          </table:table-cell>
          <table:table-cell office:value-type="float" office:value="143.67073" calcext:value-type="float">
            <text:p>143.6707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669817" calcext:value-type="float">
            <text:p>11.669817</text:p>
          </table:table-cell>
          <table:table-cell office:value-type="float" office:value="84.063644" calcext:value-type="float">
            <text:p>84.063644</text:p>
          </table:table-cell>
          <table:table-cell office:value-type="float" office:value="11.625" calcext:value-type="float">
            <text:p>11.625</text:p>
          </table:table-cell>
          <table:table-cell office:value-type="float" office:value="277.15216" calcext:value-type="float">
            <text:p>277.15216</text:p>
          </table:table-cell>
          <table:table-cell office:value-type="float" office:value="11.958333" calcext:value-type="float">
            <text:p>11.958333</text:p>
          </table:table-cell>
          <table:table-cell office:value-type="float" office:value="345.51102" calcext:value-type="float">
            <text:p>345.51102</text:p>
          </table:table-cell>
          <table:table-cell office:value-type="float" office:value="12.291667" calcext:value-type="float">
            <text:p>12.291667</text:p>
          </table:table-cell>
          <table:table-cell office:value-type="float" office:value="295.9078" calcext:value-type="float">
            <text:p>295.9078</text:p>
          </table:table-cell>
        </table:table-row>
        <table:table-row table:style-name="ro1">
          <table:table-cell office:value-type="float" office:value="18.230808" calcext:value-type="float">
            <text:p>18.230808</text:p>
          </table:table-cell>
          <table:table-cell office:value-type="float" office:value="120.57536" calcext:value-type="float">
            <text:p>120.57536</text:p>
          </table:table-cell>
          <table:table-cell office:value-type="float" office:value="19.008333" calcext:value-type="float">
            <text:p>19.008333</text:p>
          </table:table-cell>
          <table:table-cell office:value-type="float" office:value="165.71498" calcext:value-type="float">
            <text:p>165.71498</text:p>
          </table:table-cell>
          <table:table-cell office:value-type="float" office:value="19.341667" calcext:value-type="float">
            <text:p>19.341667</text:p>
          </table:table-cell>
          <table:table-cell office:value-type="float" office:value="155.41022" calcext:value-type="float">
            <text:p>155.4102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333334" calcext:value-type="float">
            <text:p>21.333334</text:p>
          </table:table-cell>
          <table:table-cell office:value-type="float" office:value="164.99805" calcext:value-type="float">
            <text:p>164.99805</text:p>
          </table:table-cell>
          <table:table-cell office:value-type="float" office:value="21.666666" calcext:value-type="float">
            <text:p>21.666666</text:p>
          </table:table-cell>
          <table:table-cell office:value-type="float" office:value="153.78111" calcext:value-type="float">
            <text:p>153.78111</text:p>
          </table:table-cell>
          <table:table-cell office:value-type="float" office:value="22" calcext:value-type="float">
            <text:p>22</text:p>
          </table:table-cell>
          <table:table-cell office:value-type="float" office:value="163.47125" calcext:value-type="float">
            <text:p>163.47125</text:p>
          </table:table-cell>
          <table:table-cell office:value-type="float" office:value="22.333334" calcext:value-type="float">
            <text:p>22.333334</text:p>
          </table:table-cell>
          <table:table-cell office:value-type="float" office:value="152.20627" calcext:value-type="float">
            <text:p>152.20627</text:p>
          </table:table-cell>
          <table:table-cell office:value-type="float" office:value="23.999125" calcext:value-type="float">
            <text:p>23.999125</text:p>
          </table:table-cell>
          <table:table-cell office:value-type="float" office:value="91.15083" calcext:value-type="float">
            <text:p>91.15083</text:p>
          </table:table-cell>
          <table:table-cell office:value-type="float" office:value="24" calcext:value-type="float">
            <text:p>24</text:p>
          </table:table-cell>
          <table:table-cell office:value-type="float" office:value="107.86412" calcext:value-type="float">
            <text:p>107.86412</text:p>
          </table:table-cell>
          <table:table-cell office:value-type="float" office:value="24" calcext:value-type="float">
            <text:p>24</text:p>
          </table:table-cell>
          <table:table-cell office:value-type="float" office:value="82.09012" calcext:value-type="float">
            <text:p>82.09012</text:p>
          </table:table-cell>
          <table:table-cell office:value-type="float" office:value="23.998882" calcext:value-type="float">
            <text:p>23.998882</text:p>
          </table:table-cell>
          <table:table-cell office:value-type="float" office:value="82.2169" calcext:value-type="float">
            <text:p>82.2169</text:p>
          </table:table-cell>
          <table:table-cell office:value-type="float" office:value="17.333334" calcext:value-type="float">
            <text:p>17.333334</text:p>
          </table:table-cell>
          <table:table-cell office:value-type="float" office:value="139.35161" calcext:value-type="float">
            <text:p>139.35161</text:p>
          </table:table-cell>
          <table:table-cell office:value-type="float" office:value="17.666666" calcext:value-type="float">
            <text:p>17.666666</text:p>
          </table:table-cell>
          <table:table-cell office:value-type="float" office:value="317.8192" calcext:value-type="float">
            <text:p>317.8192</text:p>
          </table:table-cell>
          <table:table-cell office:value-type="float" office:value="13.42169" calcext:value-type="float">
            <text:p>13.42169</text:p>
          </table:table-cell>
          <table:table-cell office:value-type="float" office:value="165.1116" calcext:value-type="float">
            <text:p>165.1116</text:p>
          </table:table-cell>
          <table:table-cell office:value-type="float" office:value="18.333334" calcext:value-type="float">
            <text:p>18.333334</text:p>
          </table:table-cell>
          <table:table-cell office:value-type="float" office:value="106.52771" calcext:value-type="float">
            <text:p>106.52771</text:p>
          </table:table-cell>
          <table:table-cell office:value-type="float" office:value="10.416667" calcext:value-type="float">
            <text:p>10.416667</text:p>
          </table:table-cell>
          <table:table-cell office:value-type="float" office:value="349.5553" calcext:value-type="float">
            <text:p>349.5553</text:p>
          </table:table-cell>
          <table:table-cell office:value-type="float" office:value="10.556212" calcext:value-type="float">
            <text:p>10.556212</text:p>
          </table:table-cell>
          <table:table-cell office:value-type="float" office:value="388" calcext:value-type="float">
            <text:p>388</text:p>
          </table:table-cell>
          <table:table-cell office:value-type="float" office:value="11.083333" calcext:value-type="float">
            <text:p>11.083333</text:p>
          </table:table-cell>
          <table:table-cell office:value-type="float" office:value="357.29703" calcext:value-type="float">
            <text:p>357.29703</text:p>
          </table:table-cell>
          <table:table-cell office:value-type="float" office:value="11.232331" calcext:value-type="float">
            <text:p>11.232331</text:p>
          </table:table-cell>
          <table:table-cell office:value-type="float" office:value="381.53775" calcext:value-type="float">
            <text:p>381.53775</text:p>
          </table:table-cell>
          <table:table-cell office:value-type="float" office:value="20.620178" calcext:value-type="float">
            <text:p>20.620178</text:p>
          </table:table-cell>
          <table:table-cell office:value-type="float" office:value="171.84782" calcext:value-type="float">
            <text:p>171.84782</text:p>
          </table:table-cell>
          <table:table-cell office:value-type="float" office:value="21.481554" calcext:value-type="float">
            <text:p>21.481554</text:p>
          </table:table-cell>
          <table:table-cell office:value-type="float" office:value="161.0343" calcext:value-type="float">
            <text:p>161.0343</text:p>
          </table:table-cell>
          <table:table-cell office:value-type="float" office:value="21.825" calcext:value-type="float">
            <text:p>21.825</text:p>
          </table:table-cell>
          <table:table-cell office:value-type="float" office:value="149.73949" calcext:value-type="float">
            <text:p>149.73949</text:p>
          </table:table-cell>
          <table:table-cell office:value-type="float" office:value="22.158333" calcext:value-type="float">
            <text:p>22.158333</text:p>
          </table:table-cell>
          <table:table-cell office:value-type="float" office:value="143.67073" calcext:value-type="float">
            <text:p>143.6707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873071" calcext:value-type="float">
            <text:p>11.873071</text:p>
          </table:table-cell>
          <table:table-cell office:value-type="float" office:value="269.21765" calcext:value-type="float">
            <text:p>269.21765</text:p>
          </table:table-cell>
          <table:table-cell office:value-type="float" office:value="12.233334" calcext:value-type="float">
            <text:p>12.233334</text:p>
          </table:table-cell>
          <table:table-cell office:value-type="float" office:value="277.15216" calcext:value-type="float">
            <text:p>277.15216</text:p>
          </table:table-cell>
          <table:table-cell office:value-type="float" office:value="12.566667" calcext:value-type="float">
            <text:p>12.566667</text:p>
          </table:table-cell>
          <table:table-cell office:value-type="float" office:value="345.51102" calcext:value-type="float">
            <text:p>345.51102</text:p>
          </table:table-cell>
          <table:table-cell office:value-type="float" office:value="12.9" calcext:value-type="float">
            <text:p>12.9</text:p>
          </table:table-cell>
          <table:table-cell office:value-type="float" office:value="295.9078" calcext:value-type="float">
            <text:p>295.9078</text:p>
          </table:table-cell>
        </table:table-row>
        <table:table-row table:style-name="ro1">
          <table:table-cell office:value-type="float" office:value="19.016666" calcext:value-type="float">
            <text:p>19.016666</text:p>
          </table:table-cell>
          <table:table-cell office:value-type="float" office:value="109.50535" calcext:value-type="float">
            <text:p>109.50535</text:p>
          </table:table-cell>
          <table:table-cell office:value-type="float" office:value="19.55948" calcext:value-type="float">
            <text:p>19.55948</text:p>
          </table:table-cell>
          <table:table-cell office:value-type="float" office:value="154.64496" calcext:value-type="float">
            <text:p>154.64496</text:p>
          </table:table-cell>
          <table:table-cell office:value-type="float" office:value="20.326061" calcext:value-type="float">
            <text:p>20.326061</text:p>
          </table:table-cell>
          <table:table-cell office:value-type="float" office:value="144.34026" calcext:value-type="float">
            <text:p>144.3402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10.99806" calcext:value-type="float">
            <text:p>110.99806</text:p>
          </table:table-cell>
          <table:table-cell office:value-type="float" office:value="23" calcext:value-type="float">
            <text:p>23</text:p>
          </table:table-cell>
          <table:table-cell office:value-type="float" office:value="110.581085" calcext:value-type="float">
            <text:p>110.581085</text:p>
          </table:table-cell>
          <table:table-cell office:value-type="float" office:value="23.000751" calcext:value-type="float">
            <text:p>23.000751</text:p>
          </table:table-cell>
          <table:table-cell office:value-type="float" office:value="131.07126" calcext:value-type="float">
            <text:p>131.07126</text:p>
          </table:table-cell>
          <table:table-cell office:value-type="float" office:value="23" calcext:value-type="float">
            <text:p>23</text:p>
          </table:table-cell>
          <table:table-cell office:value-type="float" office:value="130.6063" calcext:value-type="float">
            <text:p>130.606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7.825" calcext:value-type="float">
            <text:p>17.825</text:p>
          </table:table-cell>
          <table:table-cell office:value-type="float" office:value="123.4216" calcext:value-type="float">
            <text:p>123.4216</text:p>
          </table:table-cell>
          <table:table-cell office:value-type="float" office:value="18.158333" calcext:value-type="float">
            <text:p>18.158333</text:p>
          </table:table-cell>
          <table:table-cell office:value-type="float" office:value="301.88922" calcext:value-type="float">
            <text:p>301.88922</text:p>
          </table:table-cell>
          <table:table-cell office:value-type="float" office:value="18.824455" calcext:value-type="float">
            <text:p>18.824455</text:p>
          </table:table-cell>
          <table:table-cell office:value-type="float" office:value="149.1816" calcext:value-type="float">
            <text:p>149.1816</text:p>
          </table:table-cell>
          <table:table-cell office:value-type="float" office:value="18.825" calcext:value-type="float">
            <text:p>18.825</text:p>
          </table:table-cell>
          <table:table-cell office:value-type="float" office:value="90.5977" calcext:value-type="float">
            <text:p>90.5977</text:p>
          </table:table-cell>
          <table:table-cell office:value-type="float" office:value="17.3" calcext:value-type="float">
            <text:p>17.3</text:p>
          </table:table-cell>
          <table:table-cell office:value-type="float" office:value="126.535324" calcext:value-type="float">
            <text:p>126.535324</text:p>
          </table:table-cell>
          <table:table-cell office:value-type="float" office:value="17.633333" calcext:value-type="float">
            <text:p>17.633333</text:p>
          </table:table-cell>
          <table:table-cell office:value-type="float" office:value="164.98" calcext:value-type="float">
            <text:p>164.98</text:p>
          </table:table-cell>
          <table:table-cell office:value-type="float" office:value="18.002495" calcext:value-type="float">
            <text:p>18.002495</text:p>
          </table:table-cell>
          <table:table-cell office:value-type="float" office:value="134.277" calcext:value-type="float">
            <text:p>134.277</text:p>
          </table:table-cell>
          <table:table-cell office:value-type="float" office:value="18.3" calcext:value-type="float">
            <text:p>18.3</text:p>
          </table:table-cell>
          <table:table-cell office:value-type="float" office:value="158.51778" calcext:value-type="float">
            <text:p>158.51778</text:p>
          </table:table-cell>
          <table:table-cell office:value-type="float" office:value="22.691668" calcext:value-type="float">
            <text:p>22.691668</text:p>
          </table:table-cell>
          <table:table-cell office:value-type="float" office:value="122.16778" calcext:value-type="float">
            <text:p>122.16778</text:p>
          </table:table-cell>
          <table:table-cell office:value-type="float" office:value="23.00055" calcext:value-type="float">
            <text:p>23.00055</text:p>
          </table:table-cell>
          <table:table-cell office:value-type="float" office:value="112.16431" calcext:value-type="float">
            <text:p>112.16431</text:p>
          </table:table-cell>
          <table:table-cell office:value-type="float" office:value="23" calcext:value-type="float">
            <text:p>23</text:p>
          </table:table-cell>
          <table:table-cell office:value-type="float" office:value="111.66951" calcext:value-type="float">
            <text:p>111.66951</text:p>
          </table:table-cell>
          <table:table-cell office:value-type="float" office:value="23" calcext:value-type="float">
            <text:p>23</text:p>
          </table:table-cell>
          <table:table-cell office:value-type="float" office:value="116.40071" calcext:value-type="float">
            <text:p>116.40071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2.508333" calcext:value-type="float">
            <text:p>12.508333</text:p>
          </table:table-cell>
          <table:table-cell office:value-type="float" office:value="249.50764" calcext:value-type="float">
            <text:p>249.50764</text:p>
          </table:table-cell>
          <table:table-cell office:value-type="float" office:value="12.841666" calcext:value-type="float">
            <text:p>12.841666</text:p>
          </table:table-cell>
          <table:table-cell office:value-type="float" office:value="257.44217" calcext:value-type="float">
            <text:p>257.44217</text:p>
          </table:table-cell>
          <table:table-cell office:value-type="float" office:value="13.66075" calcext:value-type="float">
            <text:p>13.66075</text:p>
          </table:table-cell>
          <table:table-cell office:value-type="float" office:value="325.801" calcext:value-type="float">
            <text:p>325.801</text:p>
          </table:table-cell>
          <table:table-cell office:value-type="float" office:value="13.508333" calcext:value-type="float">
            <text:p>13.508333</text:p>
          </table:table-cell>
          <table:table-cell office:value-type="float" office:value="276.19778" calcext:value-type="float">
            <text:p>276.19778</text:p>
          </table:table-cell>
        </table:table-row>
        <table:table-row table:style-name="ro1">
          <table:table-cell office:value-type="float" office:value="21.125" calcext:value-type="float">
            <text:p>21.125</text:p>
          </table:table-cell>
          <table:table-cell office:value-type="float" office:value="172.75536" calcext:value-type="float">
            <text:p>172.75536</text:p>
          </table:table-cell>
          <table:table-cell office:value-type="float" office:value="19.846264" calcext:value-type="float">
            <text:p>19.846264</text:p>
          </table:table-cell>
          <table:table-cell office:value-type="float" office:value="163.24846" calcext:value-type="float">
            <text:p>163.24846</text:p>
          </table:table-cell>
          <table:table-cell office:value-type="float" office:value="20.518112" calcext:value-type="float">
            <text:p>20.518112</text:p>
          </table:table-cell>
          <table:table-cell office:value-type="float" office:value="150.10178" calcext:value-type="float">
            <text:p>150.1017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001" calcext:value-type="float">
            <text:p>23.001</text:p>
          </table:table-cell>
          <table:table-cell office:value-type="float" office:value="110.99806" calcext:value-type="float">
            <text:p>110.99806</text:p>
          </table:table-cell>
          <table:table-cell office:value-type="float" office:value="23.001" calcext:value-type="float">
            <text:p>23.001</text:p>
          </table:table-cell>
          <table:table-cell office:value-type="float" office:value="110.581085" calcext:value-type="float">
            <text:p>110.581085</text:p>
          </table:table-cell>
          <table:table-cell office:value-type="float" office:value="23.000988" calcext:value-type="float">
            <text:p>23.000988</text:p>
          </table:table-cell>
          <table:table-cell office:value-type="float" office:value="131.07126" calcext:value-type="float">
            <text:p>131.07126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0.6063" calcext:value-type="float">
            <text:p>130.606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491667" calcext:value-type="float">
            <text:p>18.491667</text:p>
          </table:table-cell>
          <table:table-cell office:value-type="float" office:value="123.4216" calcext:value-type="float">
            <text:p>123.4216</text:p>
          </table:table-cell>
          <table:table-cell office:value-type="float" office:value="18.825" calcext:value-type="float">
            <text:p>18.825</text:p>
          </table:table-cell>
          <table:table-cell office:value-type="float" office:value="301.88922" calcext:value-type="float">
            <text:p>301.88922</text:p>
          </table:table-cell>
          <table:table-cell office:value-type="float" office:value="19.018038" calcext:value-type="float">
            <text:p>19.018038</text:p>
          </table:table-cell>
          <table:table-cell office:value-type="float" office:value="149.1816" calcext:value-type="float">
            <text:p>149.1816</text:p>
          </table:table-cell>
          <table:table-cell office:value-type="float" office:value="19.491667" calcext:value-type="float">
            <text:p>19.491667</text:p>
          </table:table-cell>
          <table:table-cell office:value-type="float" office:value="110.59769" calcext:value-type="float">
            <text:p>110.59769</text:p>
          </table:table-cell>
          <table:table-cell office:value-type="float" office:value="18.1" calcext:value-type="float">
            <text:p>18.1</text:p>
          </table:table-cell>
          <table:table-cell office:value-type="float" office:value="126.535324" calcext:value-type="float">
            <text:p>126.535324</text:p>
          </table:table-cell>
          <table:table-cell office:value-type="float" office:value="18.433332" calcext:value-type="float">
            <text:p>18.433332</text:p>
          </table:table-cell>
          <table:table-cell office:value-type="float" office:value="164.98" calcext:value-type="float">
            <text:p>164.98</text:p>
          </table:table-cell>
          <table:table-cell office:value-type="float" office:value="18.064638" calcext:value-type="float">
            <text:p>18.064638</text:p>
          </table:table-cell>
          <table:table-cell office:value-type="float" office:value="134.277" calcext:value-type="float">
            <text:p>134.277</text:p>
          </table:table-cell>
          <table:table-cell office:value-type="float" office:value="19.1" calcext:value-type="float">
            <text:p>19.1</text:p>
          </table:table-cell>
          <table:table-cell office:value-type="float" office:value="158.51778" calcext:value-type="float">
            <text:p>158.51778</text:p>
          </table:table-cell>
          <table:table-cell office:value-type="float" office:value="23" calcext:value-type="float">
            <text:p>23</text:p>
          </table:table-cell>
          <table:table-cell office:value-type="float" office:value="122.16778" calcext:value-type="float">
            <text:p>122.16778</text:p>
          </table:table-cell>
          <table:table-cell office:value-type="float" office:value="23.000788" calcext:value-type="float">
            <text:p>23.000788</text:p>
          </table:table-cell>
          <table:table-cell office:value-type="float" office:value="112.16431" calcext:value-type="float">
            <text:p>112.16431</text:p>
          </table:table-cell>
          <table:table-cell office:value-type="float" office:value="23.001" calcext:value-type="float">
            <text:p>23.001</text:p>
          </table:table-cell>
          <table:table-cell office:value-type="float" office:value="111.66951" calcext:value-type="float">
            <text:p>111.66951</text:p>
          </table:table-cell>
          <table:table-cell office:value-type="float" office:value="23.001" calcext:value-type="float">
            <text:p>23.001</text:p>
          </table:table-cell>
          <table:table-cell office:value-type="float" office:value="116.40071" calcext:value-type="float">
            <text:p>116.40071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175" calcext:value-type="float">
            <text:p>13.175</text:p>
          </table:table-cell>
          <table:table-cell office:value-type="float" office:value="249.50764" calcext:value-type="float">
            <text:p>249.50764</text:p>
          </table:table-cell>
          <table:table-cell office:value-type="float" office:value="13.508333" calcext:value-type="float">
            <text:p>13.508333</text:p>
          </table:table-cell>
          <table:table-cell office:value-type="float" office:value="257.44217" calcext:value-type="float">
            <text:p>257.44217</text:p>
          </table:table-cell>
          <table:table-cell office:value-type="float" office:value="13.787638" calcext:value-type="float">
            <text:p>13.787638</text:p>
          </table:table-cell>
          <table:table-cell office:value-type="float" office:value="325.801" calcext:value-type="float">
            <text:p>325.801</text:p>
          </table:table-cell>
          <table:table-cell office:value-type="float" office:value="14.175" calcext:value-type="float">
            <text:p>14.175</text:p>
          </table:table-cell>
          <table:table-cell office:value-type="float" office:value="276.19778" calcext:value-type="float">
            <text:p>276.19778</text:p>
          </table:table-cell>
        </table:table-row>
        <table:table-row table:style-name="ro1">
          <table:table-cell office:value-type="float" office:value="23.000437" calcext:value-type="float">
            <text:p>23.000437</text:p>
          </table:table-cell>
          <table:table-cell office:value-type="float" office:value="112.005356" calcext:value-type="float">
            <text:p>112.005356</text:p>
          </table:table-cell>
          <table:table-cell office:value-type="float" office:value="23" calcext:value-type="float">
            <text:p>23</text:p>
          </table:table-cell>
          <table:table-cell office:value-type="float" office:value="113.29848" calcext:value-type="float">
            <text:p>113.29848</text:p>
          </table:table-cell>
          <table:table-cell office:value-type="float" office:value="23.000174" calcext:value-type="float">
            <text:p>23.000174</text:p>
          </table:table-cell>
          <table:table-cell office:value-type="float" office:value="110.95175" calcext:value-type="float">
            <text:p>110.9517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78.86806" calcext:value-type="float">
            <text:p>78.8680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78.45108" calcext:value-type="float">
            <text:p>78.45108</text:p>
          </table:table-cell>
          <table:table-cell office:value-type="float" office:value="23.992651" calcext:value-type="float">
            <text:p>23.992651</text:p>
          </table:table-cell>
          <table:table-cell office:value-type="float" office:value="98.94125" calcext:value-type="float">
            <text:p>98.9412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8.47629" calcext:value-type="float">
            <text:p>98.4762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066668" calcext:value-type="float">
            <text:p>19.066668</text:p>
          </table:table-cell>
          <table:table-cell office:value-type="float" office:value="104.79157" calcext:value-type="float">
            <text:p>104.79157</text:p>
          </table:table-cell>
          <table:table-cell office:value-type="float" office:value="19.43368" calcext:value-type="float">
            <text:p>19.43368</text:p>
          </table:table-cell>
          <table:table-cell office:value-type="float" office:value="283.25925" calcext:value-type="float">
            <text:p>283.25925</text:p>
          </table:table-cell>
          <table:table-cell office:value-type="float" office:value="19.733334" calcext:value-type="float">
            <text:p>19.733334</text:p>
          </table:table-cell>
          <table:table-cell office:value-type="float" office:value="130.55157" calcext:value-type="float">
            <text:p>130.55157</text:p>
          </table:table-cell>
          <table:table-cell office:value-type="float" office:value="20.066668" calcext:value-type="float">
            <text:p>20.066668</text:p>
          </table:table-cell>
          <table:table-cell office:value-type="float" office:value="91.96766" calcext:value-type="float">
            <text:p>91.96766</text:p>
          </table:table-cell>
          <table:table-cell office:value-type="float" office:value="18.541666" calcext:value-type="float">
            <text:p>18.541666</text:p>
          </table:table-cell>
          <table:table-cell office:value-type="float" office:value="112.22536" calcext:value-type="float">
            <text:p>112.22536</text:p>
          </table:table-cell>
          <table:table-cell office:value-type="float" office:value="18.875" calcext:value-type="float">
            <text:p>18.875</text:p>
          </table:table-cell>
          <table:table-cell office:value-type="float" office:value="150.66997" calcext:value-type="float">
            <text:p>150.66997</text:p>
          </table:table-cell>
          <table:table-cell office:value-type="float" office:value="19.208334" calcext:value-type="float">
            <text:p>19.208334</text:p>
          </table:table-cell>
          <table:table-cell office:value-type="float" office:value="119.966965" calcext:value-type="float">
            <text:p>119.966965</text:p>
          </table:table-cell>
          <table:table-cell office:value-type="float" office:value="19.541666" calcext:value-type="float">
            <text:p>19.541666</text:p>
          </table:table-cell>
          <table:table-cell office:value-type="float" office:value="144.20781" calcext:value-type="float">
            <text:p>144.20781</text:p>
          </table:table-cell>
          <table:table-cell office:value-type="float" office:value="23.999023" calcext:value-type="float">
            <text:p>23.999023</text:p>
          </table:table-cell>
          <table:table-cell office:value-type="float" office:value="90.03777" calcext:value-type="float">
            <text:p>90.03777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80.0343" calcext:value-type="float">
            <text:p>80.0343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79.539505" calcext:value-type="float">
            <text:p>79.53950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84.270706" calcext:value-type="float">
            <text:p>84.27070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758333" calcext:value-type="float">
            <text:p>13.758333</text:p>
          </table:table-cell>
          <table:table-cell office:value-type="float" office:value="230.60765" calcext:value-type="float">
            <text:p>230.60765</text:p>
          </table:table-cell>
          <table:table-cell office:value-type="float" office:value="14.091666" calcext:value-type="float">
            <text:p>14.091666</text:p>
          </table:table-cell>
          <table:table-cell office:value-type="float" office:value="238.54218" calcext:value-type="float">
            <text:p>238.54218</text:p>
          </table:table-cell>
          <table:table-cell office:value-type="float" office:value="14.425" calcext:value-type="float">
            <text:p>14.425</text:p>
          </table:table-cell>
          <table:table-cell office:value-type="float" office:value="306.90097" calcext:value-type="float">
            <text:p>306.90097</text:p>
          </table:table-cell>
          <table:table-cell office:value-type="float" office:value="15.002047" calcext:value-type="float">
            <text:p>15.002047</text:p>
          </table:table-cell>
          <table:table-cell office:value-type="float" office:value="257.2978" calcext:value-type="float">
            <text:p>257.2978</text:p>
          </table:table-cell>
        </table:table-row>
        <table:table-row table:style-name="ro1">
          <table:table-cell office:value-type="float" office:value="23.000572" calcext:value-type="float">
            <text:p>23.000572</text:p>
          </table:table-cell>
          <table:table-cell office:value-type="float" office:value="112.005356" calcext:value-type="float">
            <text:p>112.005356</text:p>
          </table:table-cell>
          <table:table-cell office:value-type="float" office:value="23.001" calcext:value-type="float">
            <text:p>23.001</text:p>
          </table:table-cell>
          <table:table-cell office:value-type="float" office:value="113.29848" calcext:value-type="float">
            <text:p>113.29848</text:p>
          </table:table-cell>
          <table:table-cell office:value-type="float" office:value="23.000896" calcext:value-type="float">
            <text:p>23.000896</text:p>
          </table:table-cell>
          <table:table-cell office:value-type="float" office:value="110.95175" calcext:value-type="float">
            <text:p>110.9517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78.86806" calcext:value-type="float">
            <text:p>78.86806</text:p>
          </table:table-cell>
          <table:table-cell office:value-type="float" office:value="24" calcext:value-type="float">
            <text:p>24</text:p>
          </table:table-cell>
          <table:table-cell office:value-type="float" office:value="78.45108" calcext:value-type="float">
            <text:p>78.45108</text:p>
          </table:table-cell>
          <table:table-cell office:value-type="float" office:value="23.99683" calcext:value-type="float">
            <text:p>23.99683</text:p>
          </table:table-cell>
          <table:table-cell office:value-type="float" office:value="98.94125" calcext:value-type="float">
            <text:p>98.94125</text:p>
          </table:table-cell>
          <table:table-cell office:value-type="float" office:value="24" calcext:value-type="float">
            <text:p>24</text:p>
          </table:table-cell>
          <table:table-cell office:value-type="float" office:value="98.47629" calcext:value-type="float">
            <text:p>98.4762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716667" calcext:value-type="float">
            <text:p>19.716667</text:p>
          </table:table-cell>
          <table:table-cell office:value-type="float" office:value="124.291565" calcext:value-type="float">
            <text:p>124.291565</text:p>
          </table:table-cell>
          <table:table-cell office:value-type="float" office:value="19.444593" calcext:value-type="float">
            <text:p>19.444593</text:p>
          </table:table-cell>
          <table:table-cell office:value-type="float" office:value="283.25925" calcext:value-type="float">
            <text:p>283.25925</text:p>
          </table:table-cell>
          <table:table-cell office:value-type="float" office:value="20.383333" calcext:value-type="float">
            <text:p>20.383333</text:p>
          </table:table-cell>
          <table:table-cell office:value-type="float" office:value="130.55157" calcext:value-type="float">
            <text:p>130.55157</text:p>
          </table:table-cell>
          <table:table-cell office:value-type="float" office:value="20.716667" calcext:value-type="float">
            <text:p>20.716667</text:p>
          </table:table-cell>
          <table:table-cell office:value-type="float" office:value="91.96766" calcext:value-type="float">
            <text:p>91.96766</text:p>
          </table:table-cell>
          <table:table-cell office:value-type="float" office:value="19.258333" calcext:value-type="float">
            <text:p>19.258333</text:p>
          </table:table-cell>
          <table:table-cell office:value-type="float" office:value="112.22536" calcext:value-type="float">
            <text:p>112.22536</text:p>
          </table:table-cell>
          <table:table-cell office:value-type="float" office:value="19.591667" calcext:value-type="float">
            <text:p>19.591667</text:p>
          </table:table-cell>
          <table:table-cell office:value-type="float" office:value="150.66997" calcext:value-type="float">
            <text:p>150.66997</text:p>
          </table:table-cell>
          <table:table-cell office:value-type="float" office:value="19.925" calcext:value-type="float">
            <text:p>19.925</text:p>
          </table:table-cell>
          <table:table-cell office:value-type="float" office:value="119.966965" calcext:value-type="float">
            <text:p>119.966965</text:p>
          </table:table-cell>
          <table:table-cell office:value-type="float" office:value="20.258333" calcext:value-type="float">
            <text:p>20.258333</text:p>
          </table:table-cell>
          <table:table-cell office:value-type="float" office:value="144.20781" calcext:value-type="float">
            <text:p>144.20781</text:p>
          </table:table-cell>
          <table:table-cell office:value-type="float" office:value="23.999908" calcext:value-type="float">
            <text:p>23.999908</text:p>
          </table:table-cell>
          <table:table-cell office:value-type="float" office:value="90.03777" calcext:value-type="float">
            <text:p>90.03777</text:p>
          </table:table-cell>
          <table:table-cell office:value-type="float" office:value="24" calcext:value-type="float">
            <text:p>24</text:p>
          </table:table-cell>
          <table:table-cell office:value-type="float" office:value="80.0343" calcext:value-type="float">
            <text:p>80.0343</text:p>
          </table:table-cell>
          <table:table-cell office:value-type="float" office:value="24" calcext:value-type="float">
            <text:p>24</text:p>
          </table:table-cell>
          <table:table-cell office:value-type="float" office:value="79.539505" calcext:value-type="float">
            <text:p>79.539505</text:p>
          </table:table-cell>
          <table:table-cell office:value-type="float" office:value="24" calcext:value-type="float">
            <text:p>24</text:p>
          </table:table-cell>
          <table:table-cell office:value-type="float" office:value="84.270706" calcext:value-type="float">
            <text:p>84.27070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441667" calcext:value-type="float">
            <text:p>14.441667</text:p>
          </table:table-cell>
          <table:table-cell office:value-type="float" office:value="230.60765" calcext:value-type="float">
            <text:p>230.60765</text:p>
          </table:table-cell>
          <table:table-cell office:value-type="float" office:value="14.775" calcext:value-type="float">
            <text:p>14.775</text:p>
          </table:table-cell>
          <table:table-cell office:value-type="float" office:value="238.54218" calcext:value-type="float">
            <text:p>238.54218</text:p>
          </table:table-cell>
          <table:table-cell office:value-type="float" office:value="15.108334" calcext:value-type="float">
            <text:p>15.108334</text:p>
          </table:table-cell>
          <table:table-cell office:value-type="float" office:value="306.90097" calcext:value-type="float">
            <text:p>306.90097</text:p>
          </table:table-cell>
          <table:table-cell office:value-type="float" office:value="15.035596" calcext:value-type="float">
            <text:p>15.035596</text:p>
          </table:table-cell>
          <table:table-cell office:value-type="float" office:value="257.2978" calcext:value-type="float">
            <text:p>257.2978</text:p>
          </table:table-cell>
        </table:table-row>
        <table:table-row table:style-name="ro1">
          <table:table-cell office:value-type="float" office:value="23.999166" calcext:value-type="float">
            <text:p>23.999166</text:p>
          </table:table-cell>
          <table:table-cell office:value-type="float" office:value="79.87535" calcext:value-type="float">
            <text:p>79.8753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81.16847" calcext:value-type="float">
            <text:p>81.16847</text:p>
          </table:table-cell>
          <table:table-cell office:value-type="float" office:value="23.993502" calcext:value-type="float">
            <text:p>23.993502</text:p>
          </table:table-cell>
          <table:table-cell office:value-type="float" office:value="78.82175" calcext:value-type="float">
            <text:p>78.82175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12145" calcext:value-type="float">
            <text:p>20.12145</text:p>
          </table:table-cell>
          <table:table-cell office:value-type="float" office:value="112.95155" calcext:value-type="float">
            <text:p>112.95155</text:p>
          </table:table-cell>
          <table:table-cell office:value-type="float" office:value="20.475452" calcext:value-type="float">
            <text:p>20.475452</text:p>
          </table:table-cell>
          <table:table-cell office:value-type="float" office:value="271.91922" calcext:value-type="float">
            <text:p>271.91922</text:p>
          </table:table-cell>
          <table:table-cell office:value-type="float" office:value="21.11876" calcext:value-type="float">
            <text:p>21.11876</text:p>
          </table:table-cell>
          <table:table-cell office:value-type="float" office:value="119.21156" calcext:value-type="float">
            <text:p>119.21156</text:p>
          </table:table-cell>
          <table:table-cell office:value-type="float" office:value="21.066668" calcext:value-type="float">
            <text:p>21.066668</text:p>
          </table:table-cell>
          <table:table-cell office:value-type="float" office:value="80.62765" calcext:value-type="float">
            <text:p>80.62765</text:p>
          </table:table-cell>
          <table:table-cell office:value-type="float" office:value="19.726433" calcext:value-type="float">
            <text:p>19.726433</text:p>
          </table:table-cell>
          <table:table-cell office:value-type="float" office:value="106.285324" calcext:value-type="float">
            <text:p>106.285324</text:p>
          </table:table-cell>
          <table:table-cell office:value-type="float" office:value="19.882414" calcext:value-type="float">
            <text:p>19.882414</text:p>
          </table:table-cell>
          <table:table-cell office:value-type="float" office:value="144.73" calcext:value-type="float">
            <text:p>144.73</text:p>
          </table:table-cell>
          <table:table-cell office:value-type="float" office:value="20.108334" calcext:value-type="float">
            <text:p>20.108334</text:p>
          </table:table-cell>
          <table:table-cell office:value-type="float" office:value="114.02693" calcext:value-type="float">
            <text:p>114.02693</text:p>
          </table:table-cell>
          <table:table-cell office:value-type="float" office:value="20.441668" calcext:value-type="float">
            <text:p>20.441668</text:p>
          </table:table-cell>
          <table:table-cell office:value-type="float" office:value="138.26778" calcext:value-type="float">
            <text:p>138.26778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033334" calcext:value-type="float">
            <text:p>15.033334</text:p>
          </table:table-cell>
          <table:table-cell office:value-type="float" office:value="211.43764" calcext:value-type="float">
            <text:p>211.43764</text:p>
          </table:table-cell>
          <table:table-cell office:value-type="float" office:value="15.366667" calcext:value-type="float">
            <text:p>15.366667</text:p>
          </table:table-cell>
          <table:table-cell office:value-type="float" office:value="219.37216" calcext:value-type="float">
            <text:p>219.37216</text:p>
          </table:table-cell>
          <table:table-cell office:value-type="float" office:value="15.7" calcext:value-type="float">
            <text:p>15.7</text:p>
          </table:table-cell>
          <table:table-cell office:value-type="float" office:value="287.731" calcext:value-type="float">
            <text:p>287.731</text:p>
          </table:table-cell>
          <table:table-cell office:value-type="float" office:value="16.033333" calcext:value-type="float">
            <text:p>16.033333</text:p>
          </table:table-cell>
          <table:table-cell office:value-type="float" office:value="238.1278" calcext:value-type="float">
            <text:p>238.1278</text:p>
          </table:table-cell>
        </table:table-row>
        <table:table-row table:style-name="ro1">
          <table:table-cell office:value-type="float" office:value="23.99935" calcext:value-type="float">
            <text:p>23.99935</text:p>
          </table:table-cell>
          <table:table-cell office:value-type="float" office:value="79.87535" calcext:value-type="float">
            <text:p>79.87535</text:p>
          </table:table-cell>
          <table:table-cell office:value-type="float" office:value="24" calcext:value-type="float">
            <text:p>24</text:p>
          </table:table-cell>
          <table:table-cell office:value-type="float" office:value="81.16847" calcext:value-type="float">
            <text:p>81.16847</text:p>
          </table:table-cell>
          <table:table-cell office:value-type="float" office:value="23.997452" calcext:value-type="float">
            <text:p>23.997452</text:p>
          </table:table-cell>
          <table:table-cell office:value-type="float" office:value="78.82175" calcext:value-type="float">
            <text:p>78.82175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264555" calcext:value-type="float">
            <text:p>20.264555</text:p>
          </table:table-cell>
          <table:table-cell office:value-type="float" office:value="112.95155" calcext:value-type="float">
            <text:p>112.95155</text:p>
          </table:table-cell>
          <table:table-cell office:value-type="float" office:value="20.675701" calcext:value-type="float">
            <text:p>20.675701</text:p>
          </table:table-cell>
          <table:table-cell office:value-type="float" office:value="271.91922" calcext:value-type="float">
            <text:p>271.91922</text:p>
          </table:table-cell>
          <table:table-cell office:value-type="float" office:value="21.120975" calcext:value-type="float">
            <text:p>21.120975</text:p>
          </table:table-cell>
          <table:table-cell office:value-type="float" office:value="119.21156" calcext:value-type="float">
            <text:p>119.21156</text:p>
          </table:table-cell>
          <table:table-cell office:value-type="float" office:value="21.466667" calcext:value-type="float">
            <text:p>21.466667</text:p>
          </table:table-cell>
          <table:table-cell office:value-type="float" office:value="80.62765" calcext:value-type="float">
            <text:p>80.62765</text:p>
          </table:table-cell>
          <table:table-cell office:value-type="float" office:value="19.741623" calcext:value-type="float">
            <text:p>19.741623</text:p>
          </table:table-cell>
          <table:table-cell office:value-type="float" office:value="106.285324" calcext:value-type="float">
            <text:p>106.285324</text:p>
          </table:table-cell>
          <table:table-cell office:value-type="float" office:value="20.096489" calcext:value-type="float">
            <text:p>20.096489</text:p>
          </table:table-cell>
          <table:table-cell office:value-type="float" office:value="144.73" calcext:value-type="float">
            <text:p>144.73</text:p>
          </table:table-cell>
          <table:table-cell office:value-type="float" office:value="20.483334" calcext:value-type="float">
            <text:p>20.483334</text:p>
          </table:table-cell>
          <table:table-cell office:value-type="float" office:value="114.02693" calcext:value-type="float">
            <text:p>114.02693</text:p>
          </table:table-cell>
          <table:table-cell office:value-type="float" office:value="20.816668" calcext:value-type="float">
            <text:p>20.816668</text:p>
          </table:table-cell>
          <table:table-cell office:value-type="float" office:value="138.26778" calcext:value-type="float">
            <text:p>138.26778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691667" calcext:value-type="float">
            <text:p>15.691667</text:p>
          </table:table-cell>
          <table:table-cell office:value-type="float" office:value="231.18762" calcext:value-type="float">
            <text:p>231.18762</text:p>
          </table:table-cell>
          <table:table-cell office:value-type="float" office:value="16.025" calcext:value-type="float">
            <text:p>16.025</text:p>
          </table:table-cell>
          <table:table-cell office:value-type="float" office:value="219.37216" calcext:value-type="float">
            <text:p>219.37216</text:p>
          </table:table-cell>
          <table:table-cell office:value-type="float" office:value="16.358334" calcext:value-type="float">
            <text:p>16.358334</text:p>
          </table:table-cell>
          <table:table-cell office:value-type="float" office:value="287.731" calcext:value-type="float">
            <text:p>287.731</text:p>
          </table:table-cell>
          <table:table-cell office:value-type="float" office:value="16.691668" calcext:value-type="float">
            <text:p>16.691668</text:p>
          </table:table-cell>
          <table:table-cell office:value-type="float" office:value="238.1278" calcext:value-type="float">
            <text:p>238.1278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2.348085" calcext:value-type="float">
            <text:p>22.348085</text:p>
          </table:table-cell>
          <table:table-cell office:value-type="float" office:value="111.061584" calcext:value-type="float">
            <text:p>111.061584</text:p>
          </table:table-cell>
          <table:table-cell office:value-type="float" office:value="20.858334" calcext:value-type="float">
            <text:p>20.858334</text:p>
          </table:table-cell>
          <table:table-cell office:value-type="float" office:value="270.02917" calcext:value-type="float">
            <text:p>270.02917</text:p>
          </table:table-cell>
          <table:table-cell office:value-type="float" office:value="21.191668" calcext:value-type="float">
            <text:p>21.191668</text:p>
          </table:table-cell>
          <table:table-cell office:value-type="float" office:value="117.32153" calcext:value-type="float">
            <text:p>117.32153</text:p>
          </table:table-cell>
          <table:table-cell office:value-type="float" office:value="21.525" calcext:value-type="float">
            <text:p>21.525</text:p>
          </table:table-cell>
          <table:table-cell office:value-type="float" office:value="78.73768" calcext:value-type="float">
            <text:p>78.73768</text:p>
          </table:table-cell>
          <table:table-cell office:value-type="float" office:value="20.661196" calcext:value-type="float">
            <text:p>20.661196</text:p>
          </table:table-cell>
          <table:table-cell office:value-type="float" office:value="104.66535" calcext:value-type="float">
            <text:p>104.66535</text:p>
          </table:table-cell>
          <table:table-cell office:value-type="float" office:value="20.2" calcext:value-type="float">
            <text:p>20.2</text:p>
          </table:table-cell>
          <table:table-cell office:value-type="float" office:value="143.10995" calcext:value-type="float">
            <text:p>143.10995</text:p>
          </table:table-cell>
          <table:table-cell office:value-type="float" office:value="22.207558" calcext:value-type="float">
            <text:p>22.207558</text:p>
          </table:table-cell>
          <table:table-cell office:value-type="float" office:value="112.40696" calcext:value-type="float">
            <text:p>112.40696</text:p>
          </table:table-cell>
          <table:table-cell office:value-type="float" office:value="20.866667" calcext:value-type="float">
            <text:p>20.866667</text:p>
          </table:table-cell>
          <table:table-cell office:value-type="float" office:value="136.6478" calcext:value-type="float">
            <text:p>136.6478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25" calcext:value-type="float">
            <text:p>16.25</text:p>
          </table:table-cell>
          <table:table-cell office:value-type="float" office:value="213.09763" calcext:value-type="float">
            <text:p>213.09763</text:p>
          </table:table-cell>
          <table:table-cell office:value-type="float" office:value="16.583334" calcext:value-type="float">
            <text:p>16.583334</text:p>
          </table:table-cell>
          <table:table-cell office:value-type="float" office:value="201.28214" calcext:value-type="float">
            <text:p>201.28214</text:p>
          </table:table-cell>
          <table:table-cell office:value-type="float" office:value="16.916666" calcext:value-type="float">
            <text:p>16.916666</text:p>
          </table:table-cell>
          <table:table-cell office:value-type="float" office:value="269.64102" calcext:value-type="float">
            <text:p>269.64102</text:p>
          </table:table-cell>
          <table:table-cell office:value-type="float" office:value="17.480446" calcext:value-type="float">
            <text:p>17.480446</text:p>
          </table:table-cell>
          <table:table-cell office:value-type="float" office:value="220.03784" calcext:value-type="float">
            <text:p>220.03784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2.977291" calcext:value-type="float">
            <text:p>22.977291</text:p>
          </table:table-cell>
          <table:table-cell office:value-type="float" office:value="111.061584" calcext:value-type="float">
            <text:p>111.061584</text:p>
          </table:table-cell>
          <table:table-cell office:value-type="float" office:value="23" calcext:value-type="float">
            <text:p>23</text:p>
          </table:table-cell>
          <table:table-cell office:value-type="float" office:value="270.02917" calcext:value-type="float">
            <text:p>270.02917</text:p>
          </table:table-cell>
          <table:table-cell office:value-type="float" office:value="23" calcext:value-type="float">
            <text:p>23</text:p>
          </table:table-cell>
          <table:table-cell office:value-type="float" office:value="117.32153" calcext:value-type="float">
            <text:p>117.32153</text:p>
          </table:table-cell>
          <table:table-cell office:value-type="float" office:value="23" calcext:value-type="float">
            <text:p>23</text:p>
          </table:table-cell>
          <table:table-cell office:value-type="float" office:value="122.987686" calcext:value-type="float">
            <text:p>122.987686</text:p>
          </table:table-cell>
          <table:table-cell office:value-type="float" office:value="20.846796" calcext:value-type="float">
            <text:p>20.846796</text:p>
          </table:table-cell>
          <table:table-cell office:value-type="float" office:value="110.23336" calcext:value-type="float">
            <text:p>110.23336</text:p>
          </table:table-cell>
          <table:table-cell office:value-type="float" office:value="23" calcext:value-type="float">
            <text:p>23</text:p>
          </table:table-cell>
          <table:table-cell office:value-type="float" office:value="143.10995" calcext:value-type="float">
            <text:p>143.10995</text:p>
          </table:table-cell>
          <table:table-cell office:value-type="float" office:value="22.529074" calcext:value-type="float">
            <text:p>22.529074</text:p>
          </table:table-cell>
          <table:table-cell office:value-type="float" office:value="112.40696" calcext:value-type="float">
            <text:p>112.40696</text:p>
          </table:table-cell>
          <table:table-cell office:value-type="float" office:value="23" calcext:value-type="float">
            <text:p>23</text:p>
          </table:table-cell>
          <table:table-cell office:value-type="float" office:value="136.6478" calcext:value-type="float">
            <text:p>136.6478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025" calcext:value-type="float">
            <text:p>17.025</text:p>
          </table:table-cell>
          <table:table-cell office:value-type="float" office:value="213.09763" calcext:value-type="float">
            <text:p>213.09763</text:p>
          </table:table-cell>
          <table:table-cell office:value-type="float" office:value="17.358334" calcext:value-type="float">
            <text:p>17.358334</text:p>
          </table:table-cell>
          <table:table-cell office:value-type="float" office:value="201.28214" calcext:value-type="float">
            <text:p>201.28214</text:p>
          </table:table-cell>
          <table:table-cell office:value-type="float" office:value="17.691668" calcext:value-type="float">
            <text:p>17.691668</text:p>
          </table:table-cell>
          <table:table-cell office:value-type="float" office:value="269.64102" calcext:value-type="float">
            <text:p>269.64102</text:p>
          </table:table-cell>
          <table:table-cell office:value-type="float" office:value="17.521261" calcext:value-type="float">
            <text:p>17.521261</text:p>
          </table:table-cell>
          <table:table-cell office:value-type="float" office:value="220.03784" calcext:value-type="float">
            <text:p>220.03784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78.93158" calcext:value-type="float">
            <text:p>78.93158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237.89917" calcext:value-type="float">
            <text:p>237.89917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85.19153" calcext:value-type="float">
            <text:p>85.19153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90.85768" calcext:value-type="float">
            <text:p>90.85768</text:p>
          </table:table-cell>
          <table:table-cell office:value-type="float" office:value="23.998026" calcext:value-type="float">
            <text:p>23.998026</text:p>
          </table:table-cell>
          <table:table-cell office:value-type="float" office:value="78.103355" calcext:value-type="float">
            <text:p>78.10335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10.97995" calcext:value-type="float">
            <text:p>110.97995</text:p>
          </table:table-cell>
          <table:table-cell office:value-type="float" office:value="23.998352" calcext:value-type="float">
            <text:p>23.998352</text:p>
          </table:table-cell>
          <table:table-cell office:value-type="float" office:value="80.276955" calcext:value-type="float">
            <text:p>80.27695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4.51779" calcext:value-type="float">
            <text:p>104.51779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525" calcext:value-type="float">
            <text:p>17.525</text:p>
          </table:table-cell>
          <table:table-cell office:value-type="float" office:value="196.89763" calcext:value-type="float">
            <text:p>196.89763</text:p>
          </table:table-cell>
          <table:table-cell office:value-type="float" office:value="17.858334" calcext:value-type="float">
            <text:p>17.858334</text:p>
          </table:table-cell>
          <table:table-cell office:value-type="float" office:value="185.08214" calcext:value-type="float">
            <text:p>185.08214</text:p>
          </table:table-cell>
          <table:table-cell office:value-type="float" office:value="18.191668" calcext:value-type="float">
            <text:p>18.191668</text:p>
          </table:table-cell>
          <table:table-cell office:value-type="float" office:value="253.44102" calcext:value-type="float">
            <text:p>253.44102</text:p>
          </table:table-cell>
          <table:table-cell office:value-type="float" office:value="18.525" calcext:value-type="float">
            <text:p>18.525</text:p>
          </table:table-cell>
          <table:table-cell office:value-type="float" office:value="203.83784" calcext:value-type="float">
            <text:p>203.83784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78.93158" calcext:value-type="float">
            <text:p>78.93158</text:p>
          </table:table-cell>
          <table:table-cell office:value-type="float" office:value="24" calcext:value-type="float">
            <text:p>24</text:p>
          </table:table-cell>
          <table:table-cell office:value-type="float" office:value="237.89917" calcext:value-type="float">
            <text:p>237.89917</text:p>
          </table:table-cell>
          <table:table-cell office:value-type="float" office:value="24" calcext:value-type="float">
            <text:p>24</text:p>
          </table:table-cell>
          <table:table-cell office:value-type="float" office:value="85.19153" calcext:value-type="float">
            <text:p>85.19153</text:p>
          </table:table-cell>
          <table:table-cell office:value-type="float" office:value="24" calcext:value-type="float">
            <text:p>24</text:p>
          </table:table-cell>
          <table:table-cell office:value-type="float" office:value="90.85768" calcext:value-type="float">
            <text:p>90.85768</text:p>
          </table:table-cell>
          <table:table-cell office:value-type="float" office:value="23.998495" calcext:value-type="float">
            <text:p>23.998495</text:p>
          </table:table-cell>
          <table:table-cell office:value-type="float" office:value="78.103355" calcext:value-type="float">
            <text:p>78.103355</text:p>
          </table:table-cell>
          <table:table-cell office:value-type="float" office:value="24" calcext:value-type="float">
            <text:p>24</text:p>
          </table:table-cell>
          <table:table-cell office:value-type="float" office:value="110.97995" calcext:value-type="float">
            <text:p>110.97995</text:p>
          </table:table-cell>
          <table:table-cell office:value-type="float" office:value="23.999107" calcext:value-type="float">
            <text:p>23.999107</text:p>
          </table:table-cell>
          <table:table-cell office:value-type="float" office:value="80.276955" calcext:value-type="float">
            <text:p>80.276955</text:p>
          </table:table-cell>
          <table:table-cell office:value-type="float" office:value="24" calcext:value-type="float">
            <text:p>24</text:p>
          </table:table-cell>
          <table:table-cell office:value-type="float" office:value="104.51779" calcext:value-type="float">
            <text:p>104.51779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3" calcext:value-type="float">
            <text:p>18.3</text:p>
          </table:table-cell>
          <table:table-cell office:value-type="float" office:value="196.89763" calcext:value-type="float">
            <text:p>196.89763</text:p>
          </table:table-cell>
          <table:table-cell office:value-type="float" office:value="18.633333" calcext:value-type="float">
            <text:p>18.633333</text:p>
          </table:table-cell>
          <table:table-cell office:value-type="float" office:value="185.08214" calcext:value-type="float">
            <text:p>185.08214</text:p>
          </table:table-cell>
          <table:table-cell office:value-type="float" office:value="18.966667" calcext:value-type="float">
            <text:p>18.966667</text:p>
          </table:table-cell>
          <table:table-cell office:value-type="float" office:value="253.44102" calcext:value-type="float">
            <text:p>253.44102</text:p>
          </table:table-cell>
          <table:table-cell office:value-type="float" office:value="19.3" calcext:value-type="float">
            <text:p>19.3</text:p>
          </table:table-cell>
          <table:table-cell office:value-type="float" office:value="203.83784" calcext:value-type="float">
            <text:p>203.8378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8.8" calcext:value-type="float">
            <text:p>18.8</text:p>
          </table:table-cell>
          <table:table-cell office:value-type="float" office:value="180.69763" calcext:value-type="float">
            <text:p>180.69763</text:p>
          </table:table-cell>
          <table:table-cell office:value-type="float" office:value="19.133333" calcext:value-type="float">
            <text:p>19.133333</text:p>
          </table:table-cell>
          <table:table-cell office:value-type="float" office:value="168.88214" calcext:value-type="float">
            <text:p>168.88214</text:p>
          </table:table-cell>
          <table:table-cell office:value-type="float" office:value="20.012302" calcext:value-type="float">
            <text:p>20.012302</text:p>
          </table:table-cell>
          <table:table-cell office:value-type="float" office:value="237.24103" calcext:value-type="float">
            <text:p>237.24103</text:p>
          </table:table-cell>
          <table:table-cell office:value-type="float" office:value="19.8" calcext:value-type="float">
            <text:p>19.8</text:p>
          </table:table-cell>
          <table:table-cell office:value-type="float" office:value="187.63785" calcext:value-type="float">
            <text:p>187.63785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475" calcext:value-type="float">
            <text:p>19.475</text:p>
          </table:table-cell>
          <table:table-cell office:value-type="float" office:value="180.69763" calcext:value-type="float">
            <text:p>180.69763</text:p>
          </table:table-cell>
          <table:table-cell office:value-type="float" office:value="19.808332" calcext:value-type="float">
            <text:p>19.808332</text:p>
          </table:table-cell>
          <table:table-cell office:value-type="float" office:value="168.88214" calcext:value-type="float">
            <text:p>168.88214</text:p>
          </table:table-cell>
          <table:table-cell office:value-type="float" office:value="20.084114" calcext:value-type="float">
            <text:p>20.084114</text:p>
          </table:table-cell>
          <table:table-cell office:value-type="float" office:value="237.24103" calcext:value-type="float">
            <text:p>237.24103</text:p>
          </table:table-cell>
          <table:table-cell office:value-type="float" office:value="20.475" calcext:value-type="float">
            <text:p>20.475</text:p>
          </table:table-cell>
          <table:table-cell office:value-type="float" office:value="187.63785" calcext:value-type="float">
            <text:p>187.63785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364843" calcext:value-type="float">
            <text:p>20.364843</text:p>
          </table:table-cell>
          <table:table-cell office:value-type="float" office:value="171.78764" calcext:value-type="float">
            <text:p>171.78764</text:p>
          </table:table-cell>
          <table:table-cell office:value-type="float" office:value="20.083334" calcext:value-type="float">
            <text:p>20.083334</text:p>
          </table:table-cell>
          <table:table-cell office:value-type="float" office:value="159.97209" calcext:value-type="float">
            <text:p>159.97209</text:p>
          </table:table-cell>
          <table:table-cell office:value-type="float" office:value="20.416666" calcext:value-type="float">
            <text:p>20.416666</text:p>
          </table:table-cell>
          <table:table-cell office:value-type="float" office:value="228.33104" calcext:value-type="float">
            <text:p>228.33104</text:p>
          </table:table-cell>
          <table:table-cell office:value-type="float" office:value="20.97169" calcext:value-type="float">
            <text:p>20.97169</text:p>
          </table:table-cell>
          <table:table-cell office:value-type="float" office:value="178.72786" calcext:value-type="float">
            <text:p>178.7278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373074" calcext:value-type="float">
            <text:p>20.373074</text:p>
          </table:table-cell>
          <table:table-cell office:value-type="float" office:value="171.78764" calcext:value-type="float">
            <text:p>171.78764</text:p>
          </table:table-cell>
          <table:table-cell office:value-type="float" office:value="20.725" calcext:value-type="float">
            <text:p>20.725</text:p>
          </table:table-cell>
          <table:table-cell office:value-type="float" office:value="159.97209" calcext:value-type="float">
            <text:p>159.97209</text:p>
          </table:table-cell>
          <table:table-cell office:value-type="float" office:value="21.058332" calcext:value-type="float">
            <text:p>21.058332</text:p>
          </table:table-cell>
          <table:table-cell office:value-type="float" office:value="228.33104" calcext:value-type="float">
            <text:p>228.33104</text:p>
          </table:table-cell>
          <table:table-cell office:value-type="float" office:value="21.275242" calcext:value-type="float">
            <text:p>21.275242</text:p>
          </table:table-cell>
          <table:table-cell office:value-type="float" office:value="178.72786" calcext:value-type="float">
            <text:p>178.7278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766666" calcext:value-type="float">
            <text:p>20.766666</text:p>
          </table:table-cell>
          <table:table-cell office:value-type="float" office:value="159.63765" calcext:value-type="float">
            <text:p>159.63765</text:p>
          </table:table-cell>
          <table:table-cell office:value-type="float" office:value="21.1" calcext:value-type="float">
            <text:p>21.1</text:p>
          </table:table-cell>
          <table:table-cell office:value-type="float" office:value="147.8221" calcext:value-type="float">
            <text:p>147.8221</text:p>
          </table:table-cell>
          <table:table-cell office:value-type="float" office:value="21.433332" calcext:value-type="float">
            <text:p>21.433332</text:p>
          </table:table-cell>
          <table:table-cell office:value-type="float" office:value="216.18105" calcext:value-type="float">
            <text:p>216.18105</text:p>
          </table:table-cell>
          <table:table-cell office:value-type="float" office:value="21.766666" calcext:value-type="float">
            <text:p>21.766666</text:p>
          </table:table-cell>
          <table:table-cell office:value-type="float" office:value="166.57787" calcext:value-type="float">
            <text:p>166.5778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3" calcext:value-type="float">
            <text:p>21.3</text:p>
          </table:table-cell>
          <table:table-cell office:value-type="float" office:value="159.63765" calcext:value-type="float">
            <text:p>159.63765</text:p>
          </table:table-cell>
          <table:table-cell office:value-type="float" office:value="21.633333" calcext:value-type="float">
            <text:p>21.633333</text:p>
          </table:table-cell>
          <table:table-cell office:value-type="float" office:value="147.8221" calcext:value-type="float">
            <text:p>147.8221</text:p>
          </table:table-cell>
          <table:table-cell office:value-type="float" office:value="21.966667" calcext:value-type="float">
            <text:p>21.966667</text:p>
          </table:table-cell>
          <table:table-cell office:value-type="float" office:value="216.18105" calcext:value-type="float">
            <text:p>216.18105</text:p>
          </table:table-cell>
          <table:table-cell office:value-type="float" office:value="22.3" calcext:value-type="float">
            <text:p>22.3</text:p>
          </table:table-cell>
          <table:table-cell office:value-type="float" office:value="166.57787" calcext:value-type="float">
            <text:p>166.5778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889664" calcext:value-type="float">
            <text:p>21.889664</text:p>
          </table:table-cell>
          <table:table-cell office:value-type="float" office:value="143.70764" calcext:value-type="float">
            <text:p>143.70764</text:p>
          </table:table-cell>
          <table:table-cell office:value-type="float" office:value="22.125" calcext:value-type="float">
            <text:p>22.125</text:p>
          </table:table-cell>
          <table:table-cell office:value-type="float" office:value="131.89209" calcext:value-type="float">
            <text:p>131.89209</text:p>
          </table:table-cell>
          <table:table-cell office:value-type="float" office:value="22.509037" calcext:value-type="float">
            <text:p>22.509037</text:p>
          </table:table-cell>
          <table:table-cell office:value-type="float" office:value="200.25104" calcext:value-type="float">
            <text:p>200.25104</text:p>
          </table:table-cell>
          <table:table-cell office:value-type="float" office:value="22.791666" calcext:value-type="float">
            <text:p>22.791666</text:p>
          </table:table-cell>
          <table:table-cell office:value-type="float" office:value="150.64786" calcext:value-type="float">
            <text:p>150.6478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079" calcext:value-type="float">
            <text:p>21.9079</text:p>
          </table:table-cell>
          <table:table-cell office:value-type="float" office:value="143.70764" calcext:value-type="float">
            <text:p>143.70764</text:p>
          </table:table-cell>
          <table:table-cell office:value-type="float" office:value="22.325" calcext:value-type="float">
            <text:p>22.325</text:p>
          </table:table-cell>
          <table:table-cell office:value-type="float" office:value="131.89209" calcext:value-type="float">
            <text:p>131.89209</text:p>
          </table:table-cell>
          <table:table-cell office:value-type="float" office:value="22.562868" calcext:value-type="float">
            <text:p>22.562868</text:p>
          </table:table-cell>
          <table:table-cell office:value-type="float" office:value="200.25104" calcext:value-type="float">
            <text:p>200.25104</text:p>
          </table:table-cell>
          <table:table-cell office:value-type="float" office:value="22.991667" calcext:value-type="float">
            <text:p>22.991667</text:p>
          </table:table-cell>
          <table:table-cell office:value-type="float" office:value="150.64786" calcext:value-type="float">
            <text:p>150.6478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11.03764" calcext:value-type="float">
            <text:p>111.03764</text:p>
          </table:table-cell>
          <table:table-cell office:value-type="float" office:value="23" calcext:value-type="float">
            <text:p>23</text:p>
          </table:table-cell>
          <table:table-cell office:value-type="float" office:value="110.02211" calcext:value-type="float">
            <text:p>110.02211</text:p>
          </table:table-cell>
          <table:table-cell office:value-type="float" office:value="23" calcext:value-type="float">
            <text:p>23</text:p>
          </table:table-cell>
          <table:table-cell office:value-type="float" office:value="189.18102" calcext:value-type="float">
            <text:p>189.18102</text:p>
          </table:table-cell>
          <table:table-cell office:value-type="float" office:value="23.000223" calcext:value-type="float">
            <text:p>23.000223</text:p>
          </table:table-cell>
          <table:table-cell office:value-type="float" office:value="150.37787" calcext:value-type="float">
            <text:p>150.3778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001" calcext:value-type="float">
            <text:p>23.001</text:p>
          </table:table-cell>
          <table:table-cell office:value-type="float" office:value="111.03764" calcext:value-type="float">
            <text:p>111.03764</text:p>
          </table:table-cell>
          <table:table-cell office:value-type="float" office:value="23.001" calcext:value-type="float">
            <text:p>23.001</text:p>
          </table:table-cell>
          <table:table-cell office:value-type="float" office:value="110.02211" calcext:value-type="float">
            <text:p>110.02211</text:p>
          </table:table-cell>
          <table:table-cell office:value-type="float" office:value="23.001" calcext:value-type="float">
            <text:p>23.001</text:p>
          </table:table-cell>
          <table:table-cell office:value-type="float" office:value="189.18102" calcext:value-type="float">
            <text:p>189.18102</text:p>
          </table:table-cell>
          <table:table-cell office:value-type="float" office:value="23.000397" calcext:value-type="float">
            <text:p>23.000397</text:p>
          </table:table-cell>
          <table:table-cell office:value-type="float" office:value="150.37787" calcext:value-type="float">
            <text:p>150.3778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555" calcext:value-type="float">
            <text:p>23.99555</text:p>
          </table:table-cell>
          <table:table-cell office:value-type="float" office:value="78.90764" calcext:value-type="float">
            <text:p>78.9076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77.892105" calcext:value-type="float">
            <text:p>77.89210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57.05101" calcext:value-type="float">
            <text:p>157.05101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18.24786" calcext:value-type="float">
            <text:p>118.2478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677" calcext:value-type="float">
            <text:p>23.99677</text:p>
          </table:table-cell>
          <table:table-cell office:value-type="float" office:value="78.90764" calcext:value-type="float">
            <text:p>78.90764</text:p>
          </table:table-cell>
          <table:table-cell office:value-type="float" office:value="24" calcext:value-type="float">
            <text:p>24</text:p>
          </table:table-cell>
          <table:table-cell office:value-type="float" office:value="77.892105" calcext:value-type="float">
            <text:p>77.892105</text:p>
          </table:table-cell>
          <table:table-cell office:value-type="float" office:value="24" calcext:value-type="float">
            <text:p>24</text:p>
          </table:table-cell>
          <table:table-cell office:value-type="float" office:value="157.05101" calcext:value-type="float">
            <text:p>157.05101</text:p>
          </table:table-cell>
          <table:table-cell office:value-type="float" office:value="24" calcext:value-type="float">
            <text:p>24</text:p>
          </table:table-cell>
          <table:table-cell office:value-type="float" office:value="118.24786" calcext:value-type="float">
            <text:p>118.24786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</table:table>
      <table:table table:name="sa-quick-charge" table:style-name="ta1"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0</text:p>
          </table:table-cell>
          <table:table-cell office:value-type="string" calcext:value-type="string">
            <text:p>eta0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eta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eta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eta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eta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eta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eta8</text:p>
          </table:table-cell>
          <table:table-cell office:value-type="string" calcext:value-type="string">
            <text:p>time9</text:p>
          </table:table-cell>
          <table:table-cell office:value-type="string" calcext:value-type="string">
            <text:p>eta9</text:p>
          </table:table-cell>
          <table:table-cell office:value-type="string" calcext:value-type="string">
            <text:p>time10</text:p>
          </table:table-cell>
          <table:table-cell office:value-type="string" calcext:value-type="string">
            <text:p>eta10</text:p>
          </table:table-cell>
          <table:table-cell office:value-type="string" calcext:value-type="string">
            <text:p>time11</text:p>
          </table:table-cell>
          <table:table-cell office:value-type="string" calcext:value-type="string">
            <text:p>eta11</text:p>
          </table:table-cell>
          <table:table-cell office:value-type="string" calcext:value-type="string">
            <text:p>time12</text:p>
          </table:table-cell>
          <table:table-cell office:value-type="string" calcext:value-type="string">
            <text:p>eta12</text:p>
          </table:table-cell>
          <table:table-cell office:value-type="string" calcext:value-type="string">
            <text:p>time13</text:p>
          </table:table-cell>
          <table:table-cell office:value-type="string" calcext:value-type="string">
            <text:p>eta13</text:p>
          </table:table-cell>
          <table:table-cell office:value-type="string" calcext:value-type="string">
            <text:p>time14</text:p>
          </table:table-cell>
          <table:table-cell office:value-type="string" calcext:value-type="string">
            <text:p>eta14</text:p>
          </table:table-cell>
          <table:table-cell office:value-type="string" calcext:value-type="string">
            <text:p>time15</text:p>
          </table:table-cell>
          <table:table-cell office:value-type="string" calcext:value-type="string">
            <text:p>eta15</text:p>
          </table:table-cell>
          <table:table-cell office:value-type="string" calcext:value-type="string">
            <text:p>time16</text:p>
          </table:table-cell>
          <table:table-cell office:value-type="string" calcext:value-type="string">
            <text:p>eta16</text:p>
          </table:table-cell>
          <table:table-cell office:value-type="string" calcext:value-type="string">
            <text:p>time17</text:p>
          </table:table-cell>
          <table:table-cell office:value-type="string" calcext:value-type="string">
            <text:p>eta17</text:p>
          </table:table-cell>
          <table:table-cell office:value-type="string" calcext:value-type="string">
            <text:p>time18</text:p>
          </table:table-cell>
          <table:table-cell office:value-type="string" calcext:value-type="string">
            <text:p>eta18</text:p>
          </table:table-cell>
          <table:table-cell office:value-type="string" calcext:value-type="string">
            <text:p>time19</text:p>
          </table:table-cell>
          <table:table-cell office:value-type="string" calcext:value-type="string">
            <text:p>eta19</text:p>
          </table:table-cell>
          <table:table-cell office:value-type="string" calcext:value-type="string">
            <text:p>time20</text:p>
          </table:table-cell>
          <table:table-cell office:value-type="string" calcext:value-type="string">
            <text:p>eta20</text:p>
          </table:table-cell>
          <table:table-cell office:value-type="string" calcext:value-type="string">
            <text:p>time21</text:p>
          </table:table-cell>
          <table:table-cell office:value-type="string" calcext:value-type="string">
            <text:p>eta21</text:p>
          </table:table-cell>
          <table:table-cell office:value-type="string" calcext:value-type="string">
            <text:p>time22</text:p>
          </table:table-cell>
          <table:table-cell office:value-type="string" calcext:value-type="string">
            <text:p>eta22</text:p>
          </table:table-cell>
          <table:table-cell office:value-type="string" calcext:value-type="string">
            <text:p>time23</text:p>
          </table:table-cell>
          <table:table-cell office:value-type="string" calcext:value-type="string">
            <text:p>eta23</text:p>
          </table:table-cell>
          <table:table-cell office:value-type="string" calcext:value-type="string">
            <text:p>time24</text:p>
          </table:table-cell>
          <table:table-cell office:value-type="string" calcext:value-type="string">
            <text:p>eta24</text:p>
          </table:table-cell>
          <table:table-cell office:value-type="string" calcext:value-type="string">
            <text:p>time25</text:p>
          </table:table-cell>
          <table:table-cell office:value-type="string" calcext:value-type="string">
            <text:p>eta25</text:p>
          </table:table-cell>
          <table:table-cell office:value-type="string" calcext:value-type="string">
            <text:p>time26</text:p>
          </table:table-cell>
          <table:table-cell office:value-type="string" calcext:value-type="string">
            <text:p>eta26</text:p>
          </table:table-cell>
          <table:table-cell office:value-type="string" calcext:value-type="string">
            <text:p>time27</text:p>
          </table:table-cell>
          <table:table-cell office:value-type="string" calcext:value-type="string">
            <text:p>eta27</text:p>
          </table:table-cell>
          <table:table-cell office:value-type="string" calcext:value-type="string">
            <text:p>time28</text:p>
          </table:table-cell>
          <table:table-cell office:value-type="string" calcext:value-type="string">
            <text:p>eta28</text:p>
          </table:table-cell>
          <table:table-cell office:value-type="string" calcext:value-type="string">
            <text:p>time29</text:p>
          </table:table-cell>
          <table:table-cell office:value-type="string" calcext:value-type="string">
            <text:p>eta29</text:p>
          </table:table-cell>
          <table:table-cell office:value-type="string" calcext:value-type="string">
            <text:p>time30</text:p>
          </table:table-cell>
          <table:table-cell office:value-type="string" calcext:value-type="string">
            <text:p>eta30</text:p>
          </table:table-cell>
          <table:table-cell office:value-type="string" calcext:value-type="string">
            <text:p>time31</text:p>
          </table:table-cell>
          <table:table-cell office:value-type="string" calcext:value-type="string">
            <text:p>eta31</text:p>
          </table:table-cell>
          <table:table-cell office:value-type="string" calcext:value-type="string">
            <text:p>time32</text:p>
          </table:table-cell>
          <table:table-cell office:value-type="string" calcext:value-type="string">
            <text:p>eta32</text:p>
          </table:table-cell>
          <table:table-cell office:value-type="string" calcext:value-type="string">
            <text:p>time33</text:p>
          </table:table-cell>
          <table:table-cell office:value-type="string" calcext:value-type="string">
            <text:p>eta33</text:p>
          </table:table-cell>
          <table:table-cell office:value-type="string" calcext:value-type="string">
            <text:p>time34</text:p>
          </table:table-cell>
          <table:table-cell office:value-type="string" calcext:value-type="string">
            <text:p>eta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6459152" calcext:value-type="float">
            <text:p>0.0004645915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606379" calcext:value-type="float">
            <text:p>0.0002606379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4842864" calcext:value-type="float">
            <text:p>0.0008484286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4151192" calcext:value-type="float">
            <text:p>0.0001415119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9425096" calcext:value-type="float">
            <text:p>0.0001942509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791041" calcext:value-type="float">
            <text:p>0.000579104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0368754" calcext:value-type="float">
            <text:p>0.00060368754</text:p>
          </table:table-cell>
          <table:table-cell office:value-type="float" office:value="349.20416" calcext:value-type="float">
            <text:p>349.20416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0562794" calcext:value-type="float">
            <text:p>0.0004056279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50.11093" calcext:value-type="float">
            <text:p>350.11093</text:p>
          </table:table-cell>
          <table:table-cell office:value-type="float" office:value="0.00096351904" calcext:value-type="float">
            <text:p>0.00096351904</text:p>
          </table:table-cell>
          <table:table-cell office:value-type="float" office:value="349.20343" calcext:value-type="float">
            <text:p>349.20343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50.11093" calcext:value-type="float">
            <text:p>350.11093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620285" calcext:value-type="float">
            <text:p>0.0007620285</text:p>
          </table:table-cell>
          <table:table-cell office:value-type="float" office:value="349.76523" calcext:value-type="float">
            <text:p>349.76523</text:p>
          </table:table-cell>
          <table:table-cell office:value-type="float" office:value="0.001" calcext:value-type="float">
            <text:p>0.001</text:p>
          </table:table-cell>
          <table:table-cell office:value-type="float" office:value="350.11093" calcext:value-type="float">
            <text:p>350.11093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0157833" calcext:value-type="float">
            <text:p>0.00060157833</text:p>
          </table:table-cell>
          <table:table-cell office:value-type="float" office:value="349.2122" calcext:value-type="float">
            <text:p>349.2122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50.11093" calcext:value-type="float">
            <text:p>350.11093</text:p>
          </table:table-cell>
          <table:table-cell office:value-type="float" office:value="0.001" calcext:value-type="float">
            <text:p>0.001</text:p>
          </table:table-cell>
          <table:table-cell office:value-type="float" office:value="350.11093" calcext:value-type="float">
            <text:p>350.11093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5189485" calcext:value-type="float">
            <text:p>0.0008518948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</table:table-row>
        <table:table-row table:style-name="ro1">
          <table:table-cell office:value-type="float" office:value="5.3333335" calcext:value-type="float">
            <text:p>5.3333335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0416" calcext:value-type="float">
            <text:p>165.60416</text:p>
          </table:table-cell>
          <table:table-cell office:value-type="float" office:value="6" calcext:value-type="float">
            <text:p>6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5" calcext:value-type="float">
            <text:p>5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37092" calcext:value-type="float">
            <text:p>5.3337092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67337" calcext:value-type="float">
            <text:p>5.6667337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6.000162" calcext:value-type="float">
            <text:p>6.000162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10.14481" calcext:value-type="float">
            <text:p>10.14481</text:p>
          </table:table-cell>
          <table:table-cell office:value-type="float" office:value="188.11093" calcext:value-type="float">
            <text:p>188.11093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341" calcext:value-type="float">
            <text:p>176.40341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6" calcext:value-type="float">
            <text:p>6</text:p>
          </table:table-cell>
          <table:table-cell office:value-type="float" office:value="154.82997" calcext:value-type="float">
            <text:p>154.82997</text:p>
          </table:table-cell>
          <table:table-cell office:value-type="float" office:value="5" calcext:value-type="float">
            <text:p>5</text:p>
          </table:table-cell>
          <table:table-cell office:value-type="float" office:value="188.11093" calcext:value-type="float">
            <text:p>188.11093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2997" calcext:value-type="float">
            <text:p>165.62997</text:p>
          </table:table-cell>
          <table:table-cell office:value-type="float" office:value="6" calcext:value-type="float">
            <text:p>6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5.2365894" calcext:value-type="float">
            <text:p>5.2365894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2996" calcext:value-type="float">
            <text:p>176.42996</text:p>
          </table:table-cell>
          <table:table-cell office:value-type="float" office:value="5.979537" calcext:value-type="float">
            <text:p>5.979537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6" calcext:value-type="float">
            <text:p>6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5" calcext:value-type="float">
            <text:p>5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6.16522" calcext:value-type="float">
            <text:p>166.16522</text:p>
          </table:table-cell>
          <table:table-cell office:value-type="float" office:value="6.000618" calcext:value-type="float">
            <text:p>6.000618</text:p>
          </table:table-cell>
          <table:table-cell office:value-type="float" office:value="155.71092" calcext:value-type="float">
            <text:p>155.71092</text:p>
          </table:table-cell>
          <table:table-cell office:value-type="float" office:value="8.162396" calcext:value-type="float">
            <text:p>8.162396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6.5802455" calcext:value-type="float">
            <text:p>6.5802455</text:p>
          </table:table-cell>
          <table:table-cell office:value-type="float" office:value="176.41217" calcext:value-type="float">
            <text:p>176.41217</text:p>
          </table:table-cell>
          <table:table-cell office:value-type="float" office:value="8.320608" calcext:value-type="float">
            <text:p>8.320608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6" calcext:value-type="float">
            <text:p>6</text:p>
          </table:table-cell>
          <table:table-cell office:value-type="float" office:value="155.71092" calcext:value-type="float">
            <text:p>155.71092</text:p>
          </table:table-cell>
          <table:table-cell office:value-type="float" office:value="5" calcext:value-type="float">
            <text:p>5</text:p>
          </table:table-cell>
          <table:table-cell office:value-type="float" office:value="188.11093" calcext:value-type="float">
            <text:p>188.11093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20.967852" calcext:value-type="float">
            <text:p>20.967852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6" calcext:value-type="float">
            <text:p>6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5.0001626" calcext:value-type="float">
            <text:p>5.0001626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35648" calcext:value-type="float">
            <text:p>5.3335648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6.00053" calcext:value-type="float">
            <text:p>6.00053</text:p>
          </table:table-cell>
          <table:table-cell office:value-type="float" office:value="154.79997" calcext:value-type="float">
            <text:p>154.79997</text:p>
          </table:table-cell>
        </table:table-row>
        <table:table-row table:style-name="ro1">
          <table:table-cell office:value-type="float" office:value="5.3343334" calcext:value-type="float">
            <text:p>5.3343334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0416" calcext:value-type="float">
            <text:p>165.60416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82997" calcext:value-type="float">
            <text:p>154.82997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40044" calcext:value-type="float">
            <text:p>5.3340044</text:p>
          </table:table-cell>
          <table:table-cell office:value-type="float" office:value="176.66884" calcext:value-type="float">
            <text:p>176.66884</text:p>
          </table:table-cell>
          <table:table-cell office:value-type="float" office:value="5.6671762" calcext:value-type="float">
            <text:p>5.6671762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6.000592" calcext:value-type="float">
            <text:p>6.000592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10.189602" calcext:value-type="float">
            <text:p>10.189602</text:p>
          </table:table-cell>
          <table:table-cell office:value-type="float" office:value="228.91437" calcext:value-type="float">
            <text:p>228.91437</text:p>
          </table:table-cell>
          <table:table-cell office:value-type="float" office:value="10.541667" calcext:value-type="float">
            <text:p>10.541667</text:p>
          </table:table-cell>
          <table:table-cell office:value-type="float" office:value="176.40341" calcext:value-type="float">
            <text:p>176.40341</text:p>
          </table:table-cell>
          <table:table-cell office:value-type="float" office:value="10.875" calcext:value-type="float">
            <text:p>10.875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11.208333" calcext:value-type="float">
            <text:p>11.208333</text:p>
          </table:table-cell>
          <table:table-cell office:value-type="float" office:value="311.07996" calcext:value-type="float">
            <text:p>311.07996</text:p>
          </table:table-cell>
          <table:table-cell office:value-type="float" office:value="5.001" calcext:value-type="float">
            <text:p>5.001</text:p>
          </table:table-cell>
          <table:table-cell office:value-type="float" office:value="188.11093" calcext:value-type="float">
            <text:p>188.11093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2997" calcext:value-type="float">
            <text:p>165.62997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5.338067" calcext:value-type="float">
            <text:p>5.338067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7083335" calcext:value-type="float">
            <text:p>5.7083335</text:p>
          </table:table-cell>
          <table:table-cell office:value-type="float" office:value="176.42996" calcext:value-type="float">
            <text:p>176.42996</text:p>
          </table:table-cell>
          <table:table-cell office:value-type="float" office:value="5.995064" calcext:value-type="float">
            <text:p>5.995064</text:p>
          </table:table-cell>
          <table:table-cell office:value-type="float" office:value="179.7441" calcext:value-type="float">
            <text:p>179.7441</text:p>
          </table:table-cell>
          <table:table-cell office:value-type="float" office:value="6.375" calcext:value-type="float">
            <text:p>6.375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6.16522" calcext:value-type="float">
            <text:p>166.16522</text:p>
          </table:table-cell>
          <table:table-cell office:value-type="float" office:value="6.0007343" calcext:value-type="float">
            <text:p>6.0007343</text:p>
          </table:table-cell>
          <table:table-cell office:value-type="float" office:value="155.71092" calcext:value-type="float">
            <text:p>155.71092</text:p>
          </table:table-cell>
          <table:table-cell office:value-type="float" office:value="8.382825" calcext:value-type="float">
            <text:p>8.382825</text:p>
          </table:table-cell>
          <table:table-cell office:value-type="float" office:value="388" calcext:value-type="float">
            <text:p>388</text:p>
          </table:table-cell>
          <table:table-cell office:value-type="float" office:value="8.052809" calcext:value-type="float">
            <text:p>8.052809</text:p>
          </table:table-cell>
          <table:table-cell office:value-type="float" office:value="176.41217" calcext:value-type="float">
            <text:p>176.41217</text:p>
          </table:table-cell>
          <table:table-cell office:value-type="float" office:value="8.564749" calcext:value-type="float">
            <text:p>8.564749</text:p>
          </table:table-cell>
          <table:table-cell office:value-type="float" office:value="172.9242" calcext:value-type="float">
            <text:p>172.9242</text:p>
          </table:table-cell>
          <table:table-cell office:value-type="float" office:value="10.25" calcext:value-type="float">
            <text:p>10.25</text:p>
          </table:table-cell>
          <table:table-cell office:value-type="float" office:value="155.71092" calcext:value-type="float">
            <text:p>155.71092</text:p>
          </table:table-cell>
          <table:table-cell office:value-type="float" office:value="21.991667" calcext:value-type="float">
            <text:p>21.991667</text:p>
          </table:table-cell>
          <table:table-cell office:value-type="float" office:value="188.11093" calcext:value-type="float">
            <text:p>188.11093</text:p>
          </table:table-cell>
          <table:table-cell office:value-type="float" office:value="22.325" calcext:value-type="float">
            <text:p>22.325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20.981638" calcext:value-type="float">
            <text:p>20.981638</text:p>
          </table:table-cell>
          <table:table-cell office:value-type="float" office:value="166.01357" calcext:value-type="float">
            <text:p>166.01357</text:p>
          </table:table-cell>
          <table:table-cell office:value-type="float" office:value="22.991667" calcext:value-type="float">
            <text:p>22.991667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5.000454" calcext:value-type="float">
            <text:p>5.000454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3724" calcext:value-type="float">
            <text:p>5.333724</text:p>
          </table:table-cell>
          <table:table-cell office:value-type="float" office:value="176.40474" calcext:value-type="float">
            <text:p>176.40474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6.0006733" calcext:value-type="float">
            <text:p>6.0006733</text:p>
          </table:table-cell>
          <table:table-cell office:value-type="float" office:value="154.79997" calcext:value-type="float">
            <text:p>154.79997</text:p>
          </table:table-cell>
        </table:table-row>
        <table:table-row table:style-name="ro1">
          <table:table-cell office:value-type="float" office:value="6.016667" calcext:value-type="float">
            <text:p>6.016667</text:p>
          </table:table-cell>
          <table:table-cell office:value-type="float" office:value="154.25996" calcext:value-type="float">
            <text:p>154.25996</text:p>
          </table:table-cell>
          <table:table-cell office:value-type="float" office:value="6.521659" calcext:value-type="float">
            <text:p>6.521659</text:p>
          </table:table-cell>
          <table:table-cell office:value-type="float" office:value="143.46416" calcext:value-type="float">
            <text:p>143.46416</text:p>
          </table:table-cell>
          <table:table-cell office:value-type="float" office:value="6.6833334" calcext:value-type="float">
            <text:p>6.6833334</text:p>
          </table:table-cell>
          <table:table-cell office:value-type="float" office:value="132.68997" calcext:value-type="float">
            <text:p>132.68997</text:p>
          </table:table-cell>
          <table:table-cell office:value-type="float" office:value="6.606016" calcext:value-type="float">
            <text:p>6.606016</text:p>
          </table:table-cell>
          <table:table-cell office:value-type="float" office:value="176.93999" calcext:value-type="float">
            <text:p>176.93999</text:p>
          </table:table-cell>
          <table:table-cell office:value-type="float" office:value="7.756918" calcext:value-type="float">
            <text:p>7.756918</text:p>
          </table:table-cell>
          <table:table-cell office:value-type="float" office:value="166.40884" calcext:value-type="float">
            <text:p>166.40884</text:p>
          </table:table-cell>
          <table:table-cell office:value-type="float" office:value="5.983333" calcext:value-type="float">
            <text:p>5.983333</text:p>
          </table:table-cell>
          <table:table-cell office:value-type="float" office:value="155.33998" calcext:value-type="float">
            <text:p>155.33998</text:p>
          </table:table-cell>
          <table:table-cell office:value-type="float" office:value="7.511523" calcext:value-type="float">
            <text:p>7.511523</text:p>
          </table:table-cell>
          <table:table-cell office:value-type="float" office:value="144.53998" calcext:value-type="float">
            <text:p>144.53998</text:p>
          </table:table-cell>
          <table:table-cell office:value-type="float" office:value="11.1598215" calcext:value-type="float">
            <text:p>11.1598215</text:p>
          </table:table-cell>
          <table:table-cell office:value-type="float" office:value="213.52435" calcext:value-type="float">
            <text:p>213.52435</text:p>
          </table:table-cell>
          <table:table-cell office:value-type="float" office:value="11.016666" calcext:value-type="float">
            <text:p>11.016666</text:p>
          </table:table-cell>
          <table:table-cell office:value-type="float" office:value="161.01343" calcext:value-type="float">
            <text:p>161.01343</text:p>
          </table:table-cell>
          <table:table-cell office:value-type="float" office:value="12.714463" calcext:value-type="float">
            <text:p>12.714463</text:p>
          </table:table-cell>
          <table:table-cell office:value-type="float" office:value="150.20996" calcext:value-type="float">
            <text:p>150.20996</text:p>
          </table:table-cell>
          <table:table-cell office:value-type="float" office:value="11.910243" calcext:value-type="float">
            <text:p>11.910243</text:p>
          </table:table-cell>
          <table:table-cell office:value-type="float" office:value="295.68994" calcext:value-type="float">
            <text:p>295.68994</text:p>
          </table:table-cell>
          <table:table-cell office:value-type="float" office:value="6.6583333" calcext:value-type="float">
            <text:p>6.6583333</text:p>
          </table:table-cell>
          <table:table-cell office:value-type="float" office:value="134.38092" calcext:value-type="float">
            <text:p>134.38092</text:p>
          </table:table-cell>
          <table:table-cell office:value-type="float" office:value="8.40945" calcext:value-type="float">
            <text:p>8.40945</text:p>
          </table:table-cell>
          <table:table-cell office:value-type="float" office:value="122.66996" calcext:value-type="float">
            <text:p>122.66996</text:p>
          </table:table-cell>
          <table:table-cell office:value-type="float" office:value="7.325" calcext:value-type="float">
            <text:p>7.325</text:p>
          </table:table-cell>
          <table:table-cell office:value-type="float" office:value="111.89997" calcext:value-type="float">
            <text:p>111.89997</text:p>
          </table:table-cell>
          <table:table-cell office:value-type="float" office:value="9.552699" calcext:value-type="float">
            <text:p>9.552699</text:p>
          </table:table-cell>
          <table:table-cell office:value-type="float" office:value="101.06997" calcext:value-type="float">
            <text:p>101.06997</text:p>
          </table:table-cell>
          <table:table-cell office:value-type="float" office:value="5.8083334" calcext:value-type="float">
            <text:p>5.8083334</text:p>
          </table:table-cell>
          <table:table-cell office:value-type="float" office:value="173.15997" calcext:value-type="float">
            <text:p>173.15997</text:p>
          </table:table-cell>
          <table:table-cell office:value-type="float" office:value="6.5271726" calcext:value-type="float">
            <text:p>6.5271726</text:p>
          </table:table-cell>
          <table:table-cell office:value-type="float" office:value="162.38995" calcext:value-type="float">
            <text:p>162.38995</text:p>
          </table:table-cell>
          <table:table-cell office:value-type="float" office:value="6.874827" calcext:value-type="float">
            <text:p>6.874827</text:p>
          </table:table-cell>
          <table:table-cell office:value-type="float" office:value="165.70409" calcext:value-type="float">
            <text:p>165.70409</text:p>
          </table:table-cell>
          <table:table-cell office:value-type="float" office:value="6.8083334" calcext:value-type="float">
            <text:p>6.8083334</text:p>
          </table:table-cell>
          <table:table-cell office:value-type="float" office:value="140.75996" calcext:value-type="float">
            <text:p>140.75996</text:p>
          </table:table-cell>
          <table:table-cell office:value-type="float" office:value="5.225" calcext:value-type="float">
            <text:p>5.225</text:p>
          </table:table-cell>
          <table:table-cell office:value-type="float" office:value="179.90999" calcext:value-type="float">
            <text:p>179.90999</text:p>
          </table:table-cell>
          <table:table-cell office:value-type="float" office:value="5.5583334" calcext:value-type="float">
            <text:p>5.5583334</text:p>
          </table:table-cell>
          <table:table-cell office:value-type="float" office:value="169.10997" calcext:value-type="float">
            <text:p>169.10997</text:p>
          </table:table-cell>
          <table:table-cell office:value-type="float" office:value="6.0242553" calcext:value-type="float">
            <text:p>6.0242553</text:p>
          </table:table-cell>
          <table:table-cell office:value-type="float" office:value="158.87521" calcext:value-type="float">
            <text:p>158.87521</text:p>
          </table:table-cell>
          <table:table-cell office:value-type="float" office:value="6.225" calcext:value-type="float">
            <text:p>6.225</text:p>
          </table:table-cell>
          <table:table-cell office:value-type="float" office:value="148.42093" calcext:value-type="float">
            <text:p>148.42093</text:p>
          </table:table-cell>
          <table:table-cell office:value-type="float" office:value="10.091089" calcext:value-type="float">
            <text:p>10.091089</text:p>
          </table:table-cell>
          <table:table-cell office:value-type="float" office:value="372.34" calcext:value-type="float">
            <text:p>372.34</text:p>
          </table:table-cell>
          <table:table-cell office:value-type="float" office:value="10.066667" calcext:value-type="float">
            <text:p>10.066667</text:p>
          </table:table-cell>
          <table:table-cell office:value-type="float" office:value="160.75217" calcext:value-type="float">
            <text:p>160.75217</text:p>
          </table:table-cell>
          <table:table-cell office:value-type="float" office:value="11.47006" calcext:value-type="float">
            <text:p>11.47006</text:p>
          </table:table-cell>
          <table:table-cell office:value-type="float" office:value="157.26422" calcext:value-type="float">
            <text:p>157.26422</text:p>
          </table:table-cell>
          <table:table-cell office:value-type="float" office:value="10.733334" calcext:value-type="float">
            <text:p>10.733334</text:p>
          </table:table-cell>
          <table:table-cell office:value-type="float" office:value="140.05092" calcext:value-type="float">
            <text:p>140.05092</text:p>
          </table:table-cell>
          <table:table-cell office:value-type="float" office:value="23" calcext:value-type="float">
            <text:p>23</text:p>
          </table:table-cell>
          <table:table-cell office:value-type="float" office:value="155.44093" calcext:value-type="float">
            <text:p>155.44093</text:p>
          </table:table-cell>
          <table:table-cell office:value-type="float" office:value="23.000631" calcext:value-type="float">
            <text:p>23.000631</text:p>
          </table:table-cell>
          <table:table-cell office:value-type="float" office:value="154.52998" calcext:value-type="float">
            <text:p>154.52998</text:p>
          </table:table-cell>
          <table:table-cell office:value-type="float" office:value="23.000786" calcext:value-type="float">
            <text:p>23.000786</text:p>
          </table:table-cell>
          <table:table-cell office:value-type="float" office:value="154.94354" calcext:value-type="float">
            <text:p>154.94354</text:p>
          </table:table-cell>
          <table:table-cell office:value-type="float" office:value="23" calcext:value-type="float">
            <text:p>23</text:p>
          </table:table-cell>
          <table:table-cell office:value-type="float" office:value="154.52998" calcext:value-type="float">
            <text:p>154.52998</text:p>
          </table:table-cell>
          <table:table-cell office:value-type="float" office:value="7.2248096" calcext:value-type="float">
            <text:p>7.2248096</text:p>
          </table:table-cell>
          <table:table-cell office:value-type="float" office:value="136.97998" calcext:value-type="float">
            <text:p>136.97998</text:p>
          </table:table-cell>
          <table:table-cell office:value-type="float" office:value="7.307742" calcext:value-type="float">
            <text:p>7.307742</text:p>
          </table:table-cell>
          <table:table-cell office:value-type="float" office:value="126.184746" calcext:value-type="float">
            <text:p>126.184746</text:p>
          </table:table-cell>
          <table:table-cell office:value-type="float" office:value="7.9265776" calcext:value-type="float">
            <text:p>7.9265776</text:p>
          </table:table-cell>
          <table:table-cell office:value-type="float" office:value="115.37997" calcext:value-type="float">
            <text:p>115.37997</text:p>
          </table:table-cell>
          <table:table-cell office:value-type="float" office:value="8.313194" calcext:value-type="float">
            <text:p>8.313194</text:p>
          </table:table-cell>
          <table:table-cell office:value-type="float" office:value="104.57996" calcext:value-type="float">
            <text:p>104.57996</text:p>
          </table:table-cell>
        </table:table-row>
        <table:table-row table:style-name="ro1">
          <table:table-cell office:value-type="float" office:value="8.075" calcext:value-type="float">
            <text:p>8.075</text:p>
          </table:table-cell>
          <table:table-cell office:value-type="float" office:value="154.25996" calcext:value-type="float">
            <text:p>154.25996</text:p>
          </table:table-cell>
          <table:table-cell office:value-type="float" office:value="8.019161" calcext:value-type="float">
            <text:p>8.019161</text:p>
          </table:table-cell>
          <table:table-cell office:value-type="float" office:value="188.38922" calcext:value-type="float">
            <text:p>188.38922</text:p>
          </table:table-cell>
          <table:table-cell office:value-type="float" office:value="8.741667" calcext:value-type="float">
            <text:p>8.741667</text:p>
          </table:table-cell>
          <table:table-cell office:value-type="float" office:value="132.68997" calcext:value-type="float">
            <text:p>132.68997</text:p>
          </table:table-cell>
          <table:table-cell office:value-type="float" office:value="6.7486134" calcext:value-type="float">
            <text:p>6.7486134</text:p>
          </table:table-cell>
          <table:table-cell office:value-type="float" office:value="306.83893" calcext:value-type="float">
            <text:p>306.83893</text:p>
          </table:table-cell>
          <table:table-cell office:value-type="float" office:value="7.999466" calcext:value-type="float">
            <text:p>7.999466</text:p>
          </table:table-cell>
          <table:table-cell office:value-type="float" office:value="387.35797" calcext:value-type="float">
            <text:p>387.35797</text:p>
          </table:table-cell>
          <table:table-cell office:value-type="float" office:value="10.408334" calcext:value-type="float">
            <text:p>10.408334</text:p>
          </table:table-cell>
          <table:table-cell office:value-type="float" office:value="288.09" calcext:value-type="float">
            <text:p>288.09</text:p>
          </table:table-cell>
          <table:table-cell office:value-type="float" office:value="7.777782" calcext:value-type="float">
            <text:p>7.777782</text:p>
          </table:table-cell>
          <table:table-cell office:value-type="float" office:value="387.08905" calcext:value-type="float">
            <text:p>387.08905</text:p>
          </table:table-cell>
          <table:table-cell office:value-type="float" office:value="11.225096" calcext:value-type="float">
            <text:p>11.225096</text:p>
          </table:table-cell>
          <table:table-cell office:value-type="float" office:value="215.48257" calcext:value-type="float">
            <text:p>215.48257</text:p>
          </table:table-cell>
          <table:table-cell office:value-type="float" office:value="13.116667" calcext:value-type="float">
            <text:p>13.116667</text:p>
          </table:table-cell>
          <table:table-cell office:value-type="float" office:value="224.01344" calcext:value-type="float">
            <text:p>224.01344</text:p>
          </table:table-cell>
          <table:table-cell office:value-type="float" office:value="12.975498" calcext:value-type="float">
            <text:p>12.975498</text:p>
          </table:table-cell>
          <table:table-cell office:value-type="float" office:value="388" calcext:value-type="float">
            <text:p>388</text:p>
          </table:table-cell>
          <table:table-cell office:value-type="float" office:value="12.011577" calcext:value-type="float">
            <text:p>12.011577</text:p>
          </table:table-cell>
          <table:table-cell office:value-type="float" office:value="388" calcext:value-type="float">
            <text:p>388</text:p>
          </table:table-cell>
          <table:table-cell office:value-type="float" office:value="9.116667" calcext:value-type="float">
            <text:p>9.116667</text:p>
          </table:table-cell>
          <table:table-cell office:value-type="float" office:value="134.38092" calcext:value-type="float">
            <text:p>134.38092</text:p>
          </table:table-cell>
          <table:table-cell office:value-type="float" office:value="8.548554" calcext:value-type="float">
            <text:p>8.548554</text:p>
          </table:table-cell>
          <table:table-cell office:value-type="float" office:value="126.84311" calcext:value-type="float">
            <text:p>126.84311</text:p>
          </table:table-cell>
          <table:table-cell office:value-type="float" office:value="9.783334" calcext:value-type="float">
            <text:p>9.783334</text:p>
          </table:table-cell>
          <table:table-cell office:value-type="float" office:value="111.89997" calcext:value-type="float">
            <text:p>111.89997</text:p>
          </table:table-cell>
          <table:table-cell office:value-type="float" office:value="9.867678" calcext:value-type="float">
            <text:p>9.867678</text:p>
          </table:table-cell>
          <table:table-cell office:value-type="float" office:value="110.51933" calcext:value-type="float">
            <text:p>110.51933</text:p>
          </table:table-cell>
          <table:table-cell office:value-type="float" office:value="6.358333" calcext:value-type="float">
            <text:p>6.358333</text:p>
          </table:table-cell>
          <table:table-cell office:value-type="float" office:value="173.15997" calcext:value-type="float">
            <text:p>173.15997</text:p>
          </table:table-cell>
          <table:table-cell office:value-type="float" office:value="6.602589" calcext:value-type="float">
            <text:p>6.602589</text:p>
          </table:table-cell>
          <table:table-cell office:value-type="float" office:value="162.38995" calcext:value-type="float">
            <text:p>162.38995</text:p>
          </table:table-cell>
          <table:table-cell office:value-type="float" office:value="6.922085" calcext:value-type="float">
            <text:p>6.922085</text:p>
          </table:table-cell>
          <table:table-cell office:value-type="float" office:value="165.70409" calcext:value-type="float">
            <text:p>165.70409</text:p>
          </table:table-cell>
          <table:table-cell office:value-type="float" office:value="7.358333" calcext:value-type="float">
            <text:p>7.358333</text:p>
          </table:table-cell>
          <table:table-cell office:value-type="float" office:value="140.75996" calcext:value-type="float">
            <text:p>140.75996</text:p>
          </table:table-cell>
          <table:table-cell office:value-type="float" office:value="5.741667" calcext:value-type="float">
            <text:p>5.741667</text:p>
          </table:table-cell>
          <table:table-cell office:value-type="float" office:value="195.40999" calcext:value-type="float">
            <text:p>195.40999</text:p>
          </table:table-cell>
          <table:table-cell office:value-type="float" office:value="6.075" calcext:value-type="float">
            <text:p>6.075</text:p>
          </table:table-cell>
          <table:table-cell office:value-type="float" office:value="169.10997" calcext:value-type="float">
            <text:p>169.10997</text:p>
          </table:table-cell>
          <table:table-cell office:value-type="float" office:value="6.275745" calcext:value-type="float">
            <text:p>6.275745</text:p>
          </table:table-cell>
          <table:table-cell office:value-type="float" office:value="387.97" calcext:value-type="float">
            <text:p>387.97</text:p>
          </table:table-cell>
          <table:table-cell office:value-type="float" office:value="6.741667" calcext:value-type="float">
            <text:p>6.741667</text:p>
          </table:table-cell>
          <table:table-cell office:value-type="float" office:value="148.42093" calcext:value-type="float">
            <text:p>148.42093</text:p>
          </table:table-cell>
          <table:table-cell office:value-type="float" office:value="10.10828" calcext:value-type="float">
            <text:p>10.10828</text:p>
          </table:table-cell>
          <table:table-cell office:value-type="float" office:value="388" calcext:value-type="float">
            <text:p>388</text:p>
          </table:table-cell>
          <table:table-cell office:value-type="float" office:value="12.083333" calcext:value-type="float">
            <text:p>12.083333</text:p>
          </table:table-cell>
          <table:table-cell office:value-type="float" office:value="160.75217" calcext:value-type="float">
            <text:p>160.75217</text:p>
          </table:table-cell>
          <table:table-cell office:value-type="float" office:value="12.14882" calcext:value-type="float">
            <text:p>12.14882</text:p>
          </table:table-cell>
          <table:table-cell office:value-type="float" office:value="157.26422" calcext:value-type="float">
            <text:p>157.26422</text:p>
          </table:table-cell>
          <table:table-cell office:value-type="float" office:value="12.75" calcext:value-type="float">
            <text:p>12.75</text:p>
          </table:table-cell>
          <table:table-cell office:value-type="float" office:value="140.05092" calcext:value-type="float">
            <text:p>140.05092</text:p>
          </table:table-cell>
          <table:table-cell office:value-type="float" office:value="23.001" calcext:value-type="float">
            <text:p>23.001</text:p>
          </table:table-cell>
          <table:table-cell office:value-type="float" office:value="156.35138" calcext:value-type="float">
            <text:p>156.35138</text:p>
          </table:table-cell>
          <table:table-cell office:value-type="float" office:value="23.000978" calcext:value-type="float">
            <text:p>23.000978</text:p>
          </table:table-cell>
          <table:table-cell office:value-type="float" office:value="154.52998" calcext:value-type="float">
            <text:p>154.52998</text:p>
          </table:table-cell>
          <table:table-cell office:value-type="float" office:value="23.000893" calcext:value-type="float">
            <text:p>23.000893</text:p>
          </table:table-cell>
          <table:table-cell office:value-type="float" office:value="155.04085" calcext:value-type="float">
            <text:p>155.04085</text:p>
          </table:table-cell>
          <table:table-cell office:value-type="float" office:value="23.001" calcext:value-type="float">
            <text:p>23.001</text:p>
          </table:table-cell>
          <table:table-cell office:value-type="float" office:value="154.52998" calcext:value-type="float">
            <text:p>154.52998</text:p>
          </table:table-cell>
          <table:table-cell office:value-type="float" office:value="7.3256364" calcext:value-type="float">
            <text:p>7.3256364</text:p>
          </table:table-cell>
          <table:table-cell office:value-type="float" office:value="228.8281" calcext:value-type="float">
            <text:p>228.8281</text:p>
          </table:table-cell>
          <table:table-cell office:value-type="float" office:value="7.661284" calcext:value-type="float">
            <text:p>7.661284</text:p>
          </table:table-cell>
          <table:table-cell office:value-type="float" office:value="136.791" calcext:value-type="float">
            <text:p>136.791</text:p>
          </table:table-cell>
          <table:table-cell office:value-type="float" office:value="7.940744" calcext:value-type="float">
            <text:p>7.940744</text:p>
          </table:table-cell>
          <table:table-cell office:value-type="float" office:value="115.37997" calcext:value-type="float">
            <text:p>115.37997</text:p>
          </table:table-cell>
          <table:table-cell office:value-type="float" office:value="8.344858" calcext:value-type="float">
            <text:p>8.344858</text:p>
          </table:table-cell>
          <table:table-cell office:value-type="float" office:value="104.57996" calcext:value-type="float">
            <text:p>104.57996</text:p>
          </table:table-cell>
        </table:table-row>
        <table:table-row table:style-name="ro1">
          <table:table-cell office:value-type="float" office:value="10.504116" calcext:value-type="float">
            <text:p>10.504116</text:p>
          </table:table-cell>
          <table:table-cell office:value-type="float" office:value="140.21996" calcext:value-type="float">
            <text:p>140.21996</text:p>
          </table:table-cell>
          <table:table-cell office:value-type="float" office:value="8.841666" calcext:value-type="float">
            <text:p>8.841666</text:p>
          </table:table-cell>
          <table:table-cell office:value-type="float" office:value="174.34924" calcext:value-type="float">
            <text:p>174.34924</text:p>
          </table:table-cell>
          <table:table-cell office:value-type="float" office:value="9.175" calcext:value-type="float">
            <text:p>9.175</text:p>
          </table:table-cell>
          <table:table-cell office:value-type="float" office:value="118.64997" calcext:value-type="float">
            <text:p>118.64997</text:p>
          </table:table-cell>
          <table:table-cell office:value-type="float" office:value="15.483334" calcext:value-type="float">
            <text:p>15.483334</text:p>
          </table:table-cell>
          <table:table-cell office:value-type="float" office:value="120.808914" calcext:value-type="float">
            <text:p>120.808914</text:p>
          </table:table-cell>
          <table:table-cell office:value-type="float" office:value="20.063385" calcext:value-type="float">
            <text:p>20.063385</text:p>
          </table:table-cell>
          <table:table-cell office:value-type="float" office:value="201.32796" calcext:value-type="float">
            <text:p>201.32796</text:p>
          </table:table-cell>
          <table:table-cell office:value-type="float" office:value="19.079569" calcext:value-type="float">
            <text:p>19.079569</text:p>
          </table:table-cell>
          <table:table-cell office:value-type="float" office:value="102.06001" calcext:value-type="float">
            <text:p>102.06001</text:p>
          </table:table-cell>
          <table:table-cell office:value-type="float" office:value="20.806187" calcext:value-type="float">
            <text:p>20.806187</text:p>
          </table:table-cell>
          <table:table-cell office:value-type="float" office:value="201.05904" calcext:value-type="float">
            <text:p>201.05904</text:p>
          </table:table-cell>
          <table:table-cell office:value-type="float" office:value="15.604413" calcext:value-type="float">
            <text:p>15.604413</text:p>
          </table:table-cell>
          <table:table-cell office:value-type="float" office:value="199.5526" calcext:value-type="float">
            <text:p>199.5526</text:p>
          </table:table-cell>
          <table:table-cell office:value-type="float" office:value="14.212386" calcext:value-type="float">
            <text:p>14.212386</text:p>
          </table:table-cell>
          <table:table-cell office:value-type="float" office:value="208.08344" calcext:value-type="float">
            <text:p>208.08344</text:p>
          </table:table-cell>
          <table:table-cell office:value-type="float" office:value="13.941667" calcext:value-type="float">
            <text:p>13.941667</text:p>
          </table:table-cell>
          <table:table-cell office:value-type="float" office:value="372.07" calcext:value-type="float">
            <text:p>372.07</text:p>
          </table:table-cell>
          <table:table-cell office:value-type="float" office:value="15.0625725" calcext:value-type="float">
            <text:p>15.0625725</text:p>
          </table:table-cell>
          <table:table-cell office:value-type="float" office:value="372.07004" calcext:value-type="float">
            <text:p>372.07004</text:p>
          </table:table-cell>
          <table:table-cell office:value-type="float" office:value="16.807064" calcext:value-type="float">
            <text:p>16.807064</text:p>
          </table:table-cell>
          <table:table-cell office:value-type="float" office:value="116.56091" calcext:value-type="float">
            <text:p>116.56091</text:p>
          </table:table-cell>
          <table:table-cell office:value-type="float" office:value="10" calcext:value-type="float">
            <text:p>10</text:p>
          </table:table-cell>
          <table:table-cell office:value-type="float" office:value="109.0231" calcext:value-type="float">
            <text:p>109.0231</text:p>
          </table:table-cell>
          <table:table-cell office:value-type="float" office:value="10.333333" calcext:value-type="float">
            <text:p>10.333333</text:p>
          </table:table-cell>
          <table:table-cell office:value-type="float" office:value="94.079994" calcext:value-type="float">
            <text:p>94.079994</text:p>
          </table:table-cell>
          <table:table-cell office:value-type="float" office:value="10.666667" calcext:value-type="float">
            <text:p>10.666667</text:p>
          </table:table-cell>
          <table:table-cell office:value-type="float" office:value="92.699326" calcext:value-type="float">
            <text:p>92.699326</text:p>
          </table:table-cell>
          <table:table-cell office:value-type="float" office:value="6.957706" calcext:value-type="float">
            <text:p>6.957706</text:p>
          </table:table-cell>
          <table:table-cell office:value-type="float" office:value="159.11996" calcext:value-type="float">
            <text:p>159.11996</text:p>
          </table:table-cell>
          <table:table-cell office:value-type="float" office:value="7.125" calcext:value-type="float">
            <text:p>7.125</text:p>
          </table:table-cell>
          <table:table-cell office:value-type="float" office:value="148.34995" calcext:value-type="float">
            <text:p>148.34995</text:p>
          </table:table-cell>
          <table:table-cell office:value-type="float" office:value="7.4583335" calcext:value-type="float">
            <text:p>7.4583335</text:p>
          </table:table-cell>
          <table:table-cell office:value-type="float" office:value="151.66408" calcext:value-type="float">
            <text:p>151.66408</text:p>
          </table:table-cell>
          <table:table-cell office:value-type="float" office:value="7.7916665" calcext:value-type="float">
            <text:p>7.7916665</text:p>
          </table:table-cell>
          <table:table-cell office:value-type="float" office:value="126.71996" calcext:value-type="float">
            <text:p>126.71996</text:p>
          </table:table-cell>
          <table:table-cell office:value-type="float" office:value="6.761235" calcext:value-type="float">
            <text:p>6.761235</text:p>
          </table:table-cell>
          <table:table-cell office:value-type="float" office:value="179.48" calcext:value-type="float">
            <text:p>179.48</text:p>
          </table:table-cell>
          <table:table-cell office:value-type="float" office:value="7.0861344" calcext:value-type="float">
            <text:p>7.0861344</text:p>
          </table:table-cell>
          <table:table-cell office:value-type="float" office:value="153.17996" calcext:value-type="float">
            <text:p>153.17996</text:p>
          </table:table-cell>
          <table:table-cell office:value-type="float" office:value="6.9" calcext:value-type="float">
            <text:p>6.9</text:p>
          </table:table-cell>
          <table:table-cell office:value-type="float" office:value="372.04" calcext:value-type="float">
            <text:p>372.04</text:p>
          </table:table-cell>
          <table:table-cell office:value-type="float" office:value="7.233333" calcext:value-type="float">
            <text:p>7.233333</text:p>
          </table:table-cell>
          <table:table-cell office:value-type="float" office:value="132.49094" calcext:value-type="float">
            <text:p>132.49094</text:p>
          </table:table-cell>
          <table:table-cell office:value-type="float" office:value="12.241667" calcext:value-type="float">
            <text:p>12.241667</text:p>
          </table:table-cell>
          <table:table-cell office:value-type="float" office:value="372.07" calcext:value-type="float">
            <text:p>372.07</text:p>
          </table:table-cell>
          <table:table-cell office:value-type="float" office:value="13.674719" calcext:value-type="float">
            <text:p>13.674719</text:p>
          </table:table-cell>
          <table:table-cell office:value-type="float" office:value="144.82216" calcext:value-type="float">
            <text:p>144.82216</text:p>
          </table:table-cell>
          <table:table-cell office:value-type="float" office:value="13.129223" calcext:value-type="float">
            <text:p>13.129223</text:p>
          </table:table-cell>
          <table:table-cell office:value-type="float" office:value="141.33421" calcext:value-type="float">
            <text:p>141.33421</text:p>
          </table:table-cell>
          <table:table-cell office:value-type="float" office:value="13.926593" calcext:value-type="float">
            <text:p>13.926593</text:p>
          </table:table-cell>
          <table:table-cell office:value-type="float" office:value="124.12091" calcext:value-type="float">
            <text:p>124.12091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4.221375" calcext:value-type="float">
            <text:p>124.22137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2.39998" calcext:value-type="float">
            <text:p>122.39998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2.91084" calcext:value-type="float">
            <text:p>122.9108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2.39998" calcext:value-type="float">
            <text:p>122.39998</text:p>
          </table:table-cell>
          <table:table-cell office:value-type="float" office:value="7.5666666" calcext:value-type="float">
            <text:p>7.5666666</text:p>
          </table:table-cell>
          <table:table-cell office:value-type="float" office:value="222.88809" calcext:value-type="float">
            <text:p>222.88809</text:p>
          </table:table-cell>
          <table:table-cell office:value-type="float" office:value="8.008995" calcext:value-type="float">
            <text:p>8.008995</text:p>
          </table:table-cell>
          <table:table-cell office:value-type="float" office:value="130.851" calcext:value-type="float">
            <text:p>130.851</text:p>
          </table:table-cell>
          <table:table-cell office:value-type="float" office:value="8.857123" calcext:value-type="float">
            <text:p>8.857123</text:p>
          </table:table-cell>
          <table:table-cell office:value-type="float" office:value="109.439964" calcext:value-type="float">
            <text:p>109.439964</text:p>
          </table:table-cell>
          <table:table-cell office:value-type="float" office:value="8.566667" calcext:value-type="float">
            <text:p>8.566667</text:p>
          </table:table-cell>
          <table:table-cell office:value-type="float" office:value="98.63996" calcext:value-type="float">
            <text:p>98.63996</text:p>
          </table:table-cell>
        </table:table-row>
        <table:table-row table:style-name="ro1">
          <table:table-cell office:value-type="float" office:value="10.519199" calcext:value-type="float">
            <text:p>10.519199</text:p>
          </table:table-cell>
          <table:table-cell office:value-type="float" office:value="153.9601" calcext:value-type="float">
            <text:p>153.9601</text:p>
          </table:table-cell>
          <table:table-cell office:value-type="float" office:value="10.95" calcext:value-type="float">
            <text:p>10.95</text:p>
          </table:table-cell>
          <table:table-cell office:value-type="float" office:value="174.34924" calcext:value-type="float">
            <text:p>174.34924</text:p>
          </table:table-cell>
          <table:table-cell office:value-type="float" office:value="11.283334" calcext:value-type="float">
            <text:p>11.283334</text:p>
          </table:table-cell>
          <table:table-cell office:value-type="float" office:value="118.64997" calcext:value-type="float">
            <text:p>118.64997</text:p>
          </table:table-cell>
          <table:table-cell office:value-type="float" office:value="20.908333" calcext:value-type="float">
            <text:p>20.908333</text:p>
          </table:table-cell>
          <table:table-cell office:value-type="float" office:value="120.808914" calcext:value-type="float">
            <text:p>120.808914</text:p>
          </table:table-cell>
          <table:table-cell office:value-type="float" office:value="21.191734" calcext:value-type="float">
            <text:p>21.191734</text:p>
          </table:table-cell>
          <table:table-cell office:value-type="float" office:value="201.32796" calcext:value-type="float">
            <text:p>201.32796</text:p>
          </table:table-cell>
          <table:table-cell office:value-type="float" office:value="19.514013" calcext:value-type="float">
            <text:p>19.514013</text:p>
          </table:table-cell>
          <table:table-cell office:value-type="float" office:value="102.06001" calcext:value-type="float">
            <text:p>102.06001</text:p>
          </table:table-cell>
          <table:table-cell office:value-type="float" office:value="21.267889" calcext:value-type="float">
            <text:p>21.267889</text:p>
          </table:table-cell>
          <table:table-cell office:value-type="float" office:value="214.91011" calcext:value-type="float">
            <text:p>214.91011</text:p>
          </table:table-cell>
          <table:table-cell office:value-type="float" office:value="15.658485" calcext:value-type="float">
            <text:p>15.658485</text:p>
          </table:table-cell>
          <table:table-cell office:value-type="float" office:value="199.5526" calcext:value-type="float">
            <text:p>199.5526</text:p>
          </table:table-cell>
          <table:table-cell office:value-type="float" office:value="15.851245" calcext:value-type="float">
            <text:p>15.851245</text:p>
          </table:table-cell>
          <table:table-cell office:value-type="float" office:value="208.08344" calcext:value-type="float">
            <text:p>208.08344</text:p>
          </table:table-cell>
          <table:table-cell office:value-type="float" office:value="16.475" calcext:value-type="float">
            <text:p>16.475</text:p>
          </table:table-cell>
          <table:table-cell office:value-type="float" office:value="372.07" calcext:value-type="float">
            <text:p>372.07</text:p>
          </table:table-cell>
          <table:table-cell office:value-type="float" office:value="15.401604" calcext:value-type="float">
            <text:p>15.401604</text:p>
          </table:table-cell>
          <table:table-cell office:value-type="float" office:value="372.07004" calcext:value-type="float">
            <text:p>372.07004</text:p>
          </table:table-cell>
          <table:table-cell office:value-type="float" office:value="17.105038" calcext:value-type="float">
            <text:p>17.105038</text:p>
          </table:table-cell>
          <table:table-cell office:value-type="float" office:value="388" calcext:value-type="float">
            <text:p>388</text:p>
          </table:table-cell>
          <table:table-cell office:value-type="float" office:value="18.35" calcext:value-type="float">
            <text:p>18.35</text:p>
          </table:table-cell>
          <table:table-cell office:value-type="float" office:value="109.0231" calcext:value-type="float">
            <text:p>109.0231</text:p>
          </table:table-cell>
          <table:table-cell office:value-type="float" office:value="18.683332" calcext:value-type="float">
            <text:p>18.683332</text:p>
          </table:table-cell>
          <table:table-cell office:value-type="float" office:value="94.079994" calcext:value-type="float">
            <text:p>94.079994</text:p>
          </table:table-cell>
          <table:table-cell office:value-type="float" office:value="19.016666" calcext:value-type="float">
            <text:p>19.016666</text:p>
          </table:table-cell>
          <table:table-cell office:value-type="float" office:value="343.1993" calcext:value-type="float">
            <text:p>343.1993</text:p>
          </table:table-cell>
          <table:table-cell office:value-type="float" office:value="7.2089605" calcext:value-type="float">
            <text:p>7.2089605</text:p>
          </table:table-cell>
          <table:table-cell office:value-type="float" office:value="166.6576" calcext:value-type="float">
            <text:p>166.6576</text:p>
          </table:table-cell>
          <table:table-cell office:value-type="float" office:value="7.7083335" calcext:value-type="float">
            <text:p>7.7083335</text:p>
          </table:table-cell>
          <table:table-cell office:value-type="float" office:value="148.34995" calcext:value-type="float">
            <text:p>148.34995</text:p>
          </table:table-cell>
          <table:table-cell office:value-type="float" office:value="8.041667" calcext:value-type="float">
            <text:p>8.041667</text:p>
          </table:table-cell>
          <table:table-cell office:value-type="float" office:value="151.66408" calcext:value-type="float">
            <text:p>151.66408</text:p>
          </table:table-cell>
          <table:table-cell office:value-type="float" office:value="8.375" calcext:value-type="float">
            <text:p>8.375</text:p>
          </table:table-cell>
          <table:table-cell office:value-type="float" office:value="126.71996" calcext:value-type="float">
            <text:p>126.71996</text:p>
          </table:table-cell>
          <table:table-cell office:value-type="float" office:value="6.781439" calcext:value-type="float">
            <text:p>6.781439</text:p>
          </table:table-cell>
          <table:table-cell office:value-type="float" office:value="197.88446" calcext:value-type="float">
            <text:p>197.88446</text:p>
          </table:table-cell>
          <table:table-cell office:value-type="float" office:value="7.1614223" calcext:value-type="float">
            <text:p>7.1614223</text:p>
          </table:table-cell>
          <table:table-cell office:value-type="float" office:value="153.17996" calcext:value-type="float">
            <text:p>153.17996</text:p>
          </table:table-cell>
          <table:table-cell office:value-type="float" office:value="7.525" calcext:value-type="float">
            <text:p>7.525</text:p>
          </table:table-cell>
          <table:table-cell office:value-type="float" office:value="372.04" calcext:value-type="float">
            <text:p>372.04</text:p>
          </table:table-cell>
          <table:table-cell office:value-type="float" office:value="7.858333" calcext:value-type="float">
            <text:p>7.858333</text:p>
          </table:table-cell>
          <table:table-cell office:value-type="float" office:value="132.49094" calcext:value-type="float">
            <text:p>132.49094</text:p>
          </table:table-cell>
          <table:table-cell office:value-type="float" office:value="14.258333" calcext:value-type="float">
            <text:p>14.258333</text:p>
          </table:table-cell>
          <table:table-cell office:value-type="float" office:value="372.07" calcext:value-type="float">
            <text:p>372.07</text:p>
          </table:table-cell>
          <table:table-cell office:value-type="float" office:value="13.906425" calcext:value-type="float">
            <text:p>13.906425</text:p>
          </table:table-cell>
          <table:table-cell office:value-type="float" office:value="151.77336" calcext:value-type="float">
            <text:p>151.77336</text:p>
          </table:table-cell>
          <table:table-cell office:value-type="float" office:value="13.280686" calcext:value-type="float">
            <text:p>13.280686</text:p>
          </table:table-cell>
          <table:table-cell office:value-type="float" office:value="141.33421" calcext:value-type="float">
            <text:p>141.33421</text:p>
          </table:table-cell>
          <table:table-cell office:value-type="float" office:value="14.8665695" calcext:value-type="float">
            <text:p>14.8665695</text:p>
          </table:table-cell>
          <table:table-cell office:value-type="float" office:value="152.3202" calcext:value-type="float">
            <text:p>152.3202</text:p>
          </table:table-cell>
          <table:table-cell office:value-type="float" office:value="24" calcext:value-type="float">
            <text:p>24</text:p>
          </table:table-cell>
          <table:table-cell office:value-type="float" office:value="124.221375" calcext:value-type="float">
            <text:p>124.221375</text:p>
          </table:table-cell>
          <table:table-cell office:value-type="float" office:value="24" calcext:value-type="float">
            <text:p>24</text:p>
          </table:table-cell>
          <table:table-cell office:value-type="float" office:value="122.39998" calcext:value-type="float">
            <text:p>122.39998</text:p>
          </table:table-cell>
          <table:table-cell office:value-type="float" office:value="24" calcext:value-type="float">
            <text:p>24</text:p>
          </table:table-cell>
          <table:table-cell office:value-type="float" office:value="122.91084" calcext:value-type="float">
            <text:p>122.91084</text:p>
          </table:table-cell>
          <table:table-cell office:value-type="float" office:value="24" calcext:value-type="float">
            <text:p>24</text:p>
          </table:table-cell>
          <table:table-cell office:value-type="float" office:value="129.99112" calcext:value-type="float">
            <text:p>129.99112</text:p>
          </table:table-cell>
          <table:table-cell office:value-type="float" office:value="8.35" calcext:value-type="float">
            <text:p>8.35</text:p>
          </table:table-cell>
          <table:table-cell office:value-type="float" office:value="222.88809" calcext:value-type="float">
            <text:p>222.88809</text:p>
          </table:table-cell>
          <table:table-cell office:value-type="float" office:value="8.500148" calcext:value-type="float">
            <text:p>8.500148</text:p>
          </table:table-cell>
          <table:table-cell office:value-type="float" office:value="145.58559" calcext:value-type="float">
            <text:p>145.58559</text:p>
          </table:table-cell>
          <table:table-cell office:value-type="float" office:value="8.901708" calcext:value-type="float">
            <text:p>8.901708</text:p>
          </table:table-cell>
          <table:table-cell office:value-type="float" office:value="110.7775" calcext:value-type="float">
            <text:p>110.7775</text:p>
          </table:table-cell>
          <table:table-cell office:value-type="float" office:value="9.35" calcext:value-type="float">
            <text:p>9.35</text:p>
          </table:table-cell>
          <table:table-cell office:value-type="float" office:value="122.13998" calcext:value-type="float">
            <text:p>122.13998</text:p>
          </table:table-cell>
        </table:table-row>
        <table:table-row table:style-name="ro1">
          <table:table-cell office:value-type="float" office:value="11.851334" calcext:value-type="float">
            <text:p>11.851334</text:p>
          </table:table-cell>
          <table:table-cell office:value-type="float" office:value="141.5401" calcext:value-type="float">
            <text:p>141.5401</text:p>
          </table:table-cell>
          <table:table-cell office:value-type="float" office:value="13.445232" calcext:value-type="float">
            <text:p>13.445232</text:p>
          </table:table-cell>
          <table:table-cell office:value-type="float" office:value="161.92924" calcext:value-type="float">
            <text:p>161.92924</text:p>
          </table:table-cell>
          <table:table-cell office:value-type="float" office:value="12.908094" calcext:value-type="float">
            <text:p>12.908094</text:p>
          </table:table-cell>
          <table:table-cell office:value-type="float" office:value="106.22997" calcext:value-type="float">
            <text:p>106.22997</text:p>
          </table:table-cell>
          <table:table-cell office:value-type="float" office:value="23" calcext:value-type="float">
            <text:p>23</text:p>
          </table:table-cell>
          <table:table-cell office:value-type="float" office:value="53.038895" calcext:value-type="float">
            <text:p>53.038895</text:p>
          </table:table-cell>
          <table:table-cell office:value-type="float" office:value="23.000685" calcext:value-type="float">
            <text:p>23.000685</text:p>
          </table:table-cell>
          <table:table-cell office:value-type="float" office:value="144.35796" calcext:value-type="float">
            <text:p>144.35796</text:p>
          </table:table-cell>
          <table:table-cell office:value-type="float" office:value="23" calcext:value-type="float">
            <text:p>23</text:p>
          </table:table-cell>
          <table:table-cell office:value-type="float" office:value="55.890034" calcext:value-type="float">
            <text:p>55.890034</text:p>
          </table:table-cell>
          <table:table-cell office:value-type="float" office:value="23.000322" calcext:value-type="float">
            <text:p>23.000322</text:p>
          </table:table-cell>
          <table:table-cell office:value-type="float" office:value="179.5401" calcext:value-type="float">
            <text:p>179.5401</text:p>
          </table:table-cell>
          <table:table-cell office:value-type="float" office:value="18.178965" calcext:value-type="float">
            <text:p>18.178965</text:p>
          </table:table-cell>
          <table:table-cell office:value-type="float" office:value="187.40263" calcext:value-type="float">
            <text:p>187.40263</text:p>
          </table:table-cell>
          <table:table-cell office:value-type="float" office:value="17.367613" calcext:value-type="float">
            <text:p>17.367613</text:p>
          </table:table-cell>
          <table:table-cell office:value-type="float" office:value="195.93344" calcext:value-type="float">
            <text:p>195.93344</text:p>
          </table:table-cell>
          <table:table-cell office:value-type="float" office:value="17.420404" calcext:value-type="float">
            <text:p>17.420404</text:p>
          </table:table-cell>
          <table:table-cell office:value-type="float" office:value="359.92" calcext:value-type="float">
            <text:p>359.92</text:p>
          </table:table-cell>
          <table:table-cell office:value-type="float" office:value="18.488522" calcext:value-type="float">
            <text:p>18.488522</text:p>
          </table:table-cell>
          <table:table-cell office:value-type="float" office:value="359.92004" calcext:value-type="float">
            <text:p>359.92004</text:p>
          </table:table-cell>
          <table:table-cell office:value-type="float" office:value="18.608334" calcext:value-type="float">
            <text:p>18.608334</text:p>
          </table:table-cell>
          <table:table-cell office:value-type="float" office:value="368.83" calcext:value-type="float">
            <text:p>368.83</text:p>
          </table:table-cell>
          <table:table-cell office:value-type="float" office:value="19.06782" calcext:value-type="float">
            <text:p>19.06782</text:p>
          </table:table-cell>
          <table:table-cell office:value-type="float" office:value="89.85309" calcext:value-type="float">
            <text:p>89.85309</text:p>
          </table:table-cell>
          <table:table-cell office:value-type="float" office:value="19.612835" calcext:value-type="float">
            <text:p>19.612835</text:p>
          </table:table-cell>
          <table:table-cell office:value-type="float" office:value="74.90997" calcext:value-type="float">
            <text:p>74.90997</text:p>
          </table:table-cell>
          <table:table-cell office:value-type="float" office:value="20.331554" calcext:value-type="float">
            <text:p>20.331554</text:p>
          </table:table-cell>
          <table:table-cell office:value-type="float" office:value="324.0293" calcext:value-type="float">
            <text:p>324.0293</text:p>
          </table:table-cell>
          <table:table-cell office:value-type="float" office:value="7.8134418" calcext:value-type="float">
            <text:p>7.8134418</text:p>
          </table:table-cell>
          <table:table-cell office:value-type="float" office:value="155.0476" calcext:value-type="float">
            <text:p>155.0476</text:p>
          </table:table-cell>
          <table:table-cell office:value-type="float" office:value="8.44177" calcext:value-type="float">
            <text:p>8.44177</text:p>
          </table:table-cell>
          <table:table-cell office:value-type="float" office:value="136.73996" calcext:value-type="float">
            <text:p>136.73996</text:p>
          </table:table-cell>
          <table:table-cell office:value-type="float" office:value="9.065754" calcext:value-type="float">
            <text:p>9.065754</text:p>
          </table:table-cell>
          <table:table-cell office:value-type="float" office:value="140.05411" calcext:value-type="float">
            <text:p>140.05411</text:p>
          </table:table-cell>
          <table:table-cell office:value-type="float" office:value="8.733334" calcext:value-type="float">
            <text:p>8.733334</text:p>
          </table:table-cell>
          <table:table-cell office:value-type="float" office:value="115.109955" calcext:value-type="float">
            <text:p>115.109955</text:p>
          </table:table-cell>
          <table:table-cell office:value-type="float" office:value="7.8750806" calcext:value-type="float">
            <text:p>7.8750806</text:p>
          </table:table-cell>
          <table:table-cell office:value-type="float" office:value="186.27444" calcext:value-type="float">
            <text:p>186.27444</text:p>
          </table:table-cell>
          <table:table-cell office:value-type="float" office:value="7.9766555" calcext:value-type="float">
            <text:p>7.9766555</text:p>
          </table:table-cell>
          <table:table-cell office:value-type="float" office:value="141.56995" calcext:value-type="float">
            <text:p>141.56995</text:p>
          </table:table-cell>
          <table:table-cell office:value-type="float" office:value="7.883333" calcext:value-type="float">
            <text:p>7.883333</text:p>
          </table:table-cell>
          <table:table-cell office:value-type="float" office:value="360.43002" calcext:value-type="float">
            <text:p>360.43002</text:p>
          </table:table-cell>
          <table:table-cell office:value-type="float" office:value="8.940598" calcext:value-type="float">
            <text:p>8.940598</text:p>
          </table:table-cell>
          <table:table-cell office:value-type="float" office:value="120.88094" calcext:value-type="float">
            <text:p>120.88094</text:p>
          </table:table-cell>
          <table:table-cell office:value-type="float" office:value="14.683333" calcext:value-type="float">
            <text:p>14.683333</text:p>
          </table:table-cell>
          <table:table-cell office:value-type="float" office:value="358.3" calcext:value-type="float">
            <text:p>358.3</text:p>
          </table:table-cell>
          <table:table-cell office:value-type="float" office:value="15.016666" calcext:value-type="float">
            <text:p>15.016666</text:p>
          </table:table-cell>
          <table:table-cell office:value-type="float" office:value="138.00336" calcext:value-type="float">
            <text:p>138.00336</text:p>
          </table:table-cell>
          <table:table-cell office:value-type="float" office:value="15.35" calcext:value-type="float">
            <text:p>15.35</text:p>
          </table:table-cell>
          <table:table-cell office:value-type="float" office:value="127.56421" calcext:value-type="float">
            <text:p>127.56421</text:p>
          </table:table-cell>
          <table:table-cell office:value-type="float" office:value="15.912269" calcext:value-type="float">
            <text:p>15.912269</text:p>
          </table:table-cell>
          <table:table-cell office:value-type="float" office:value="138.5502" calcext:value-type="float">
            <text:p>138.550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396325" calcext:value-type="float">
            <text:p>9.396325</text:p>
          </table:table-cell>
          <table:table-cell office:value-type="float" office:value="207.76811" calcext:value-type="float">
            <text:p>207.76811</text:p>
          </table:table-cell>
          <table:table-cell office:value-type="float" office:value="9.301575" calcext:value-type="float">
            <text:p>9.301575</text:p>
          </table:table-cell>
          <table:table-cell office:value-type="float" office:value="130.4656" calcext:value-type="float">
            <text:p>130.4656</text:p>
          </table:table-cell>
          <table:table-cell office:value-type="float" office:value="9.716713" calcext:value-type="float">
            <text:p>9.716713</text:p>
          </table:table-cell>
          <table:table-cell office:value-type="float" office:value="95.65748" calcext:value-type="float">
            <text:p>95.65748</text:p>
          </table:table-cell>
          <table:table-cell office:value-type="float" office:value="9.816667" calcext:value-type="float">
            <text:p>9.816667</text:p>
          </table:table-cell>
          <table:table-cell office:value-type="float" office:value="107.01999" calcext:value-type="float">
            <text:p>107.01999</text:p>
          </table:table-cell>
        </table:table-row>
        <table:table-row table:style-name="ro1">
          <table:table-cell office:value-type="float" office:value="12.265333" calcext:value-type="float">
            <text:p>12.265333</text:p>
          </table:table-cell>
          <table:table-cell office:value-type="float" office:value="153.96008" calcext:value-type="float">
            <text:p>153.96008</text:p>
          </table:table-cell>
          <table:table-cell office:value-type="float" office:value="13.44776" calcext:value-type="float">
            <text:p>13.44776</text:p>
          </table:table-cell>
          <table:table-cell office:value-type="float" office:value="161.92924" calcext:value-type="float">
            <text:p>161.92924</text:p>
          </table:table-cell>
          <table:table-cell office:value-type="float" office:value="13.217409" calcext:value-type="float">
            <text:p>13.217409</text:p>
          </table:table-cell>
          <table:table-cell office:value-type="float" office:value="388" calcext:value-type="float">
            <text:p>388</text:p>
          </table:table-cell>
          <table:table-cell office:value-type="float" office:value="23.001" calcext:value-type="float">
            <text:p>23.001</text:p>
          </table:table-cell>
          <table:table-cell office:value-type="float" office:value="53.038895" calcext:value-type="float">
            <text:p>53.038895</text:p>
          </table:table-cell>
          <table:table-cell office:value-type="float" office:value="23.00096" calcext:value-type="float">
            <text:p>23.00096</text:p>
          </table:table-cell>
          <table:table-cell office:value-type="float" office:value="144.60815" calcext:value-type="float">
            <text:p>144.60815</text:p>
          </table:table-cell>
          <table:table-cell office:value-type="float" office:value="23.001" calcext:value-type="float">
            <text:p>23.001</text:p>
          </table:table-cell>
          <table:table-cell office:value-type="float" office:value="55.890034" calcext:value-type="float">
            <text:p>55.890034</text:p>
          </table:table-cell>
          <table:table-cell office:value-type="float" office:value="23.000637" calcext:value-type="float">
            <text:p>23.000637</text:p>
          </table:table-cell>
          <table:table-cell office:value-type="float" office:value="179.5401" calcext:value-type="float">
            <text:p>179.5401</text:p>
          </table:table-cell>
          <table:table-cell office:value-type="float" office:value="18.204182" calcext:value-type="float">
            <text:p>18.204182</text:p>
          </table:table-cell>
          <table:table-cell office:value-type="float" office:value="210.37411" calcext:value-type="float">
            <text:p>210.37411</text:p>
          </table:table-cell>
          <table:table-cell office:value-type="float" office:value="17.490702" calcext:value-type="float">
            <text:p>17.490702</text:p>
          </table:table-cell>
          <table:table-cell office:value-type="float" office:value="195.93344" calcext:value-type="float">
            <text:p>195.93344</text:p>
          </table:table-cell>
          <table:table-cell office:value-type="float" office:value="17.43374" calcext:value-type="float">
            <text:p>17.43374</text:p>
          </table:table-cell>
          <table:table-cell office:value-type="float" office:value="360.32016" calcext:value-type="float">
            <text:p>360.32016</text:p>
          </table:table-cell>
          <table:table-cell office:value-type="float" office:value="18.694944" calcext:value-type="float">
            <text:p>18.694944</text:p>
          </table:table-cell>
          <table:table-cell office:value-type="float" office:value="366.11273" calcext:value-type="float">
            <text:p>366.11273</text:p>
          </table:table-cell>
          <table:table-cell office:value-type="float" office:value="20.125" calcext:value-type="float">
            <text:p>20.125</text:p>
          </table:table-cell>
          <table:table-cell office:value-type="float" office:value="368.83" calcext:value-type="float">
            <text:p>368.83</text:p>
          </table:table-cell>
          <table:table-cell office:value-type="float" office:value="20.332182" calcext:value-type="float">
            <text:p>20.332182</text:p>
          </table:table-cell>
          <table:table-cell office:value-type="float" office:value="127.784" calcext:value-type="float">
            <text:p>127.784</text:p>
          </table:table-cell>
          <table:table-cell office:value-type="float" office:value="19.956566" calcext:value-type="float">
            <text:p>19.956566</text:p>
          </table:table-cell>
          <table:table-cell office:value-type="float" office:value="85.22185" calcext:value-type="float">
            <text:p>85.22185</text:p>
          </table:table-cell>
          <table:table-cell office:value-type="float" office:value="20.40178" calcext:value-type="float">
            <text:p>20.40178</text:p>
          </table:table-cell>
          <table:table-cell office:value-type="float" office:value="388" calcext:value-type="float">
            <text:p>388</text:p>
          </table:table-cell>
          <table:table-cell office:value-type="float" office:value="8.072487" calcext:value-type="float">
            <text:p>8.072487</text:p>
          </table:table-cell>
          <table:table-cell office:value-type="float" office:value="155.0476" calcext:value-type="float">
            <text:p>155.0476</text:p>
          </table:table-cell>
          <table:table-cell office:value-type="float" office:value="8.666284" calcext:value-type="float">
            <text:p>8.666284</text:p>
          </table:table-cell>
          <table:table-cell office:value-type="float" office:value="143.47537" calcext:value-type="float">
            <text:p>143.47537</text:p>
          </table:table-cell>
          <table:table-cell office:value-type="float" office:value="9.165512" calcext:value-type="float">
            <text:p>9.165512</text:p>
          </table:table-cell>
          <table:table-cell office:value-type="float" office:value="140.05411" calcext:value-type="float">
            <text:p>140.05411</text:p>
          </table:table-cell>
          <table:table-cell office:value-type="float" office:value="9.516666" calcext:value-type="float">
            <text:p>9.516666</text:p>
          </table:table-cell>
          <table:table-cell office:value-type="float" office:value="115.109955" calcext:value-type="float">
            <text:p>115.109955</text:p>
          </table:table-cell>
          <table:table-cell office:value-type="float" office:value="7.9591393" calcext:value-type="float">
            <text:p>7.9591393</text:p>
          </table:table-cell>
          <table:table-cell office:value-type="float" office:value="262.84778" calcext:value-type="float">
            <text:p>262.84778</text:p>
          </table:table-cell>
          <table:table-cell office:value-type="float" office:value="8.282171" calcext:value-type="float">
            <text:p>8.282171</text:p>
          </table:table-cell>
          <table:table-cell office:value-type="float" office:value="141.56995" calcext:value-type="float">
            <text:p>141.56995</text:p>
          </table:table-cell>
          <table:table-cell office:value-type="float" office:value="8.65" calcext:value-type="float">
            <text:p>8.65</text:p>
          </table:table-cell>
          <table:table-cell office:value-type="float" office:value="360.43002" calcext:value-type="float">
            <text:p>360.43002</text:p>
          </table:table-cell>
          <table:table-cell office:value-type="float" office:value="8.954046" calcext:value-type="float">
            <text:p>8.954046</text:p>
          </table:table-cell>
          <table:table-cell office:value-type="float" office:value="133.13205" calcext:value-type="float">
            <text:p>133.13205</text:p>
          </table:table-cell>
          <table:table-cell office:value-type="float" office:value="17.25" calcext:value-type="float">
            <text:p>17.25</text:p>
          </table:table-cell>
          <table:table-cell office:value-type="float" office:value="358.3" calcext:value-type="float">
            <text:p>358.3</text:p>
          </table:table-cell>
          <table:table-cell office:value-type="float" office:value="17.583334" calcext:value-type="float">
            <text:p>17.583334</text:p>
          </table:table-cell>
          <table:table-cell office:value-type="float" office:value="138.00336" calcext:value-type="float">
            <text:p>138.00336</text:p>
          </table:table-cell>
          <table:table-cell office:value-type="float" office:value="17.916666" calcext:value-type="float">
            <text:p>17.916666</text:p>
          </table:table-cell>
          <table:table-cell office:value-type="float" office:value="127.56421" calcext:value-type="float">
            <text:p>127.56421</text:p>
          </table:table-cell>
          <table:table-cell office:value-type="float" office:value="17.246082" calcext:value-type="float">
            <text:p>17.246082</text:p>
          </table:table-cell>
          <table:table-cell office:value-type="float" office:value="138.5502" calcext:value-type="float">
            <text:p>138.550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470561" calcext:value-type="float">
            <text:p>9.470561</text:p>
          </table:table-cell>
          <table:table-cell office:value-type="float" office:value="207.76811" calcext:value-type="float">
            <text:p>207.76811</text:p>
          </table:table-cell>
          <table:table-cell office:value-type="float" office:value="9.408503" calcext:value-type="float">
            <text:p>9.408503</text:p>
          </table:table-cell>
          <table:table-cell office:value-type="float" office:value="130.4656" calcext:value-type="float">
            <text:p>130.4656</text:p>
          </table:table-cell>
          <table:table-cell office:value-type="float" office:value="10.033287" calcext:value-type="float">
            <text:p>10.033287</text:p>
          </table:table-cell>
          <table:table-cell office:value-type="float" office:value="384.04092" calcext:value-type="float">
            <text:p>384.04092</text:p>
          </table:table-cell>
          <table:table-cell office:value-type="float" office:value="10.6" calcext:value-type="float">
            <text:p>10.6</text:p>
          </table:table-cell>
          <table:table-cell office:value-type="float" office:value="107.01999" calcext:value-type="float">
            <text:p>107.01999</text:p>
          </table:table-cell>
        </table:table-row>
        <table:table-row table:style-name="ro1">
          <table:table-cell office:value-type="float" office:value="13.541667" calcext:value-type="float">
            <text:p>13.541667</text:p>
          </table:table-cell>
          <table:table-cell office:value-type="float" office:value="140.19008" calcext:value-type="float">
            <text:p>140.19008</text:p>
          </table:table-cell>
          <table:table-cell office:value-type="float" office:value="13.995286" calcext:value-type="float">
            <text:p>13.995286</text:p>
          </table:table-cell>
          <table:table-cell office:value-type="float" office:value="148.15924" calcext:value-type="float">
            <text:p>148.15924</text:p>
          </table:table-cell>
          <table:table-cell office:value-type="float" office:value="14.208333" calcext:value-type="float">
            <text:p>14.208333</text:p>
          </table:table-cell>
          <table:table-cell office:value-type="float" office:value="374.23" calcext:value-type="float">
            <text:p>374.23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20.90889" calcext:value-type="float">
            <text:p>20.90889</text:p>
          </table:table-cell>
          <table:table-cell office:value-type="float" office:value="23.992264" calcext:value-type="float">
            <text:p>23.992264</text:p>
          </table:table-cell>
          <table:table-cell office:value-type="float" office:value="112.47815" calcext:value-type="float">
            <text:p>112.4781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23.760029" calcext:value-type="float">
            <text:p>23.760029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47.4101" calcext:value-type="float">
            <text:p>147.4101</text:p>
          </table:table-cell>
          <table:table-cell office:value-type="float" office:value="19.435942" calcext:value-type="float">
            <text:p>19.435942</text:p>
          </table:table-cell>
          <table:table-cell office:value-type="float" office:value="196.60408" calcext:value-type="float">
            <text:p>196.60408</text:p>
          </table:table-cell>
          <table:table-cell office:value-type="float" office:value="19.05" calcext:value-type="float">
            <text:p>19.05</text:p>
          </table:table-cell>
          <table:table-cell office:value-type="float" office:value="182.16347" calcext:value-type="float">
            <text:p>182.16347</text:p>
          </table:table-cell>
          <table:table-cell office:value-type="float" office:value="21.264433" calcext:value-type="float">
            <text:p>21.264433</text:p>
          </table:table-cell>
          <table:table-cell office:value-type="float" office:value="346.55017" calcext:value-type="float">
            <text:p>346.55017</text:p>
          </table:table-cell>
          <table:table-cell office:value-type="float" office:value="20.155712" calcext:value-type="float">
            <text:p>20.155712</text:p>
          </table:table-cell>
          <table:table-cell office:value-type="float" office:value="352.34268" calcext:value-type="float">
            <text:p>352.34268</text:p>
          </table:table-cell>
          <table:table-cell office:value-type="float" office:value="22.98703" calcext:value-type="float">
            <text:p>22.98703</text:p>
          </table:table-cell>
          <table:table-cell office:value-type="float" office:value="349.38998" calcext:value-type="float">
            <text:p>349.38998</text:p>
          </table:table-cell>
          <table:table-cell office:value-type="float" office:value="22.915482" calcext:value-type="float">
            <text:p>22.915482</text:p>
          </table:table-cell>
          <table:table-cell office:value-type="float" office:value="108.34405" calcext:value-type="float">
            <text:p>108.34405</text:p>
          </table:table-cell>
          <table:table-cell office:value-type="float" office:value="21.391666" calcext:value-type="float">
            <text:p>21.391666</text:p>
          </table:table-cell>
          <table:table-cell office:value-type="float" office:value="65.78183" calcext:value-type="float">
            <text:p>65.78183</text:p>
          </table:table-cell>
          <table:table-cell office:value-type="float" office:value="21.932442" calcext:value-type="float">
            <text:p>21.932442</text:p>
          </table:table-cell>
          <table:table-cell office:value-type="float" office:value="368.56" calcext:value-type="float">
            <text:p>368.56</text:p>
          </table:table-cell>
          <table:table-cell office:value-type="float" office:value="9" calcext:value-type="float">
            <text:p>9</text:p>
          </table:table-cell>
          <table:table-cell office:value-type="float" office:value="139.3876" calcext:value-type="float">
            <text:p>139.3876</text:p>
          </table:table-cell>
          <table:table-cell office:value-type="float" office:value="9.367804" calcext:value-type="float">
            <text:p>9.367804</text:p>
          </table:table-cell>
          <table:table-cell office:value-type="float" office:value="127.81539" calcext:value-type="float">
            <text:p>127.81539</text:p>
          </table:table-cell>
          <table:table-cell office:value-type="float" office:value="9.666667" calcext:value-type="float">
            <text:p>9.666667</text:p>
          </table:table-cell>
          <table:table-cell office:value-type="float" office:value="124.3941" calcext:value-type="float">
            <text:p>124.3941</text:p>
          </table:table-cell>
          <table:table-cell office:value-type="float" office:value="10.292" calcext:value-type="float">
            <text:p>10.292</text:p>
          </table:table-cell>
          <table:table-cell office:value-type="float" office:value="99.44994" calcext:value-type="float">
            <text:p>99.44994</text:p>
          </table:table-cell>
          <table:table-cell office:value-type="float" office:value="8.483334" calcext:value-type="float">
            <text:p>8.483334</text:p>
          </table:table-cell>
          <table:table-cell office:value-type="float" office:value="246.64777" calcext:value-type="float">
            <text:p>246.64777</text:p>
          </table:table-cell>
          <table:table-cell office:value-type="float" office:value="8.816667" calcext:value-type="float">
            <text:p>8.816667</text:p>
          </table:table-cell>
          <table:table-cell office:value-type="float" office:value="125.36995" calcext:value-type="float">
            <text:p>125.36995</text:p>
          </table:table-cell>
          <table:table-cell office:value-type="float" office:value="9.48065" calcext:value-type="float">
            <text:p>9.48065</text:p>
          </table:table-cell>
          <table:table-cell office:value-type="float" office:value="344.23" calcext:value-type="float">
            <text:p>344.23</text:p>
          </table:table-cell>
          <table:table-cell office:value-type="float" office:value="9.483334" calcext:value-type="float">
            <text:p>9.483334</text:p>
          </table:table-cell>
          <table:table-cell office:value-type="float" office:value="116.93205" calcext:value-type="float">
            <text:p>116.93205</text:p>
          </table:table-cell>
          <table:table-cell office:value-type="float" office:value="18.421484" calcext:value-type="float">
            <text:p>18.421484</text:p>
          </table:table-cell>
          <table:table-cell office:value-type="float" office:value="342.09998" calcext:value-type="float">
            <text:p>342.09998</text:p>
          </table:table-cell>
          <table:table-cell office:value-type="float" office:value="19.919413" calcext:value-type="float">
            <text:p>19.919413</text:p>
          </table:table-cell>
          <table:table-cell office:value-type="float" office:value="121.80336" calcext:value-type="float">
            <text:p>121.80336</text:p>
          </table:table-cell>
          <table:table-cell office:value-type="float" office:value="18.416666" calcext:value-type="float">
            <text:p>18.416666</text:p>
          </table:table-cell>
          <table:table-cell office:value-type="float" office:value="111.36421" calcext:value-type="float">
            <text:p>111.36421</text:p>
          </table:table-cell>
          <table:table-cell office:value-type="float" office:value="18.75" calcext:value-type="float">
            <text:p>18.75</text:p>
          </table:table-cell>
          <table:table-cell office:value-type="float" office:value="122.350204" calcext:value-type="float">
            <text:p>122.35020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272699" calcext:value-type="float">
            <text:p>10.272699</text:p>
          </table:table-cell>
          <table:table-cell office:value-type="float" office:value="193.99814" calcext:value-type="float">
            <text:p>193.99814</text:p>
          </table:table-cell>
          <table:table-cell office:value-type="float" office:value="10.841875" calcext:value-type="float">
            <text:p>10.841875</text:p>
          </table:table-cell>
          <table:table-cell office:value-type="float" office:value="116.6956" calcext:value-type="float">
            <text:p>116.6956</text:p>
          </table:table-cell>
          <table:table-cell office:value-type="float" office:value="11.106492" calcext:value-type="float">
            <text:p>11.106492</text:p>
          </table:table-cell>
          <table:table-cell office:value-type="float" office:value="370.2709" calcext:value-type="float">
            <text:p>370.2709</text:p>
          </table:table-cell>
          <table:table-cell office:value-type="float" office:value="11.218116" calcext:value-type="float">
            <text:p>11.218116</text:p>
          </table:table-cell>
          <table:table-cell office:value-type="float" office:value="93.250015" calcext:value-type="float">
            <text:p>93.250015</text:p>
          </table:table-cell>
        </table:table-row>
        <table:table-row table:style-name="ro1">
          <table:table-cell office:value-type="float" office:value="16.083334" calcext:value-type="float">
            <text:p>16.083334</text:p>
          </table:table-cell>
          <table:table-cell office:value-type="float" office:value="140.19008" calcext:value-type="float">
            <text:p>140.19008</text:p>
          </table:table-cell>
          <table:table-cell office:value-type="float" office:value="14.685137" calcext:value-type="float">
            <text:p>14.685137</text:p>
          </table:table-cell>
          <table:table-cell office:value-type="float" office:value="168.85477" calcext:value-type="float">
            <text:p>168.85477</text:p>
          </table:table-cell>
          <table:table-cell office:value-type="float" office:value="16.75" calcext:value-type="float">
            <text:p>16.75</text:p>
          </table:table-cell>
          <table:table-cell office:value-type="float" office:value="374.23" calcext:value-type="float">
            <text:p>374.23</text:p>
          </table:table-cell>
          <table:table-cell office:value-type="float" office:value="24" calcext:value-type="float">
            <text:p>24</text:p>
          </table:table-cell>
          <table:table-cell office:value-type="float" office:value="20.90889" calcext:value-type="float">
            <text:p>20.90889</text:p>
          </table:table-cell>
          <table:table-cell office:value-type="float" office:value="23.993979" calcext:value-type="float">
            <text:p>23.993979</text:p>
          </table:table-cell>
          <table:table-cell office:value-type="float" office:value="114.04016" calcext:value-type="float">
            <text:p>114.04016</text:p>
          </table:table-cell>
          <table:table-cell office:value-type="float" office:value="24" calcext:value-type="float">
            <text:p>24</text:p>
          </table:table-cell>
          <table:table-cell office:value-type="float" office:value="23.760029" calcext:value-type="float">
            <text:p>23.760029</text:p>
          </table:table-cell>
          <table:table-cell office:value-type="float" office:value="24" calcext:value-type="float">
            <text:p>24</text:p>
          </table:table-cell>
          <table:table-cell office:value-type="float" office:value="147.4101" calcext:value-type="float">
            <text:p>147.4101</text:p>
          </table:table-cell>
          <table:table-cell office:value-type="float" office:value="19.646046" calcext:value-type="float">
            <text:p>19.646046</text:p>
          </table:table-cell>
          <table:table-cell office:value-type="float" office:value="388" calcext:value-type="float">
            <text:p>388</text:p>
          </table:table-cell>
          <table:table-cell office:value-type="float" office:value="21.116667" calcext:value-type="float">
            <text:p>21.116667</text:p>
          </table:table-cell>
          <table:table-cell office:value-type="float" office:value="182.16347" calcext:value-type="float">
            <text:p>182.16347</text:p>
          </table:table-cell>
          <table:table-cell office:value-type="float" office:value="21.311996" calcext:value-type="float">
            <text:p>21.311996</text:p>
          </table:table-cell>
          <table:table-cell office:value-type="float" office:value="347.97708" calcext:value-type="float">
            <text:p>347.97708</text:p>
          </table:table-cell>
          <table:table-cell office:value-type="float" office:value="21.344288" calcext:value-type="float">
            <text:p>21.344288</text:p>
          </table:table-cell>
          <table:table-cell office:value-type="float" office:value="388" calcext:value-type="float">
            <text:p>388</text:p>
          </table:table-cell>
          <table:table-cell office:value-type="float" office:value="22.999998" calcext:value-type="float">
            <text:p>22.999998</text:p>
          </table:table-cell>
          <table:table-cell office:value-type="float" office:value="349.77902" calcext:value-type="float">
            <text:p>349.77902</text:p>
          </table:table-cell>
          <table:table-cell office:value-type="float" office:value="22.936823" calcext:value-type="float">
            <text:p>22.936823</text:p>
          </table:table-cell>
          <table:table-cell office:value-type="float" office:value="127.78399" calcext:value-type="float">
            <text:p>127.78399</text:p>
          </table:table-cell>
          <table:table-cell office:value-type="float" office:value="23" calcext:value-type="float">
            <text:p>23</text:p>
          </table:table-cell>
          <table:table-cell office:value-type="float" office:value="65.78183" calcext:value-type="float">
            <text:p>65.78183</text:p>
          </table:table-cell>
          <table:table-cell office:value-type="float" office:value="21.953785" calcext:value-type="float">
            <text:p>21.953785</text:p>
          </table:table-cell>
          <table:table-cell office:value-type="float" office:value="388" calcext:value-type="float">
            <text:p>388</text:p>
          </table:table-cell>
          <table:table-cell office:value-type="float" office:value="9.766666" calcext:value-type="float">
            <text:p>9.766666</text:p>
          </table:table-cell>
          <table:table-cell office:value-type="float" office:value="139.3876" calcext:value-type="float">
            <text:p>139.3876</text:p>
          </table:table-cell>
          <table:table-cell office:value-type="float" office:value="9.601105" calcext:value-type="float">
            <text:p>9.601105</text:p>
          </table:table-cell>
          <table:table-cell office:value-type="float" office:value="340.3411" calcext:value-type="float">
            <text:p>340.3411</text:p>
          </table:table-cell>
          <table:table-cell office:value-type="float" office:value="10.433333" calcext:value-type="float">
            <text:p>10.433333</text:p>
          </table:table-cell>
          <table:table-cell office:value-type="float" office:value="124.3941" calcext:value-type="float">
            <text:p>124.3941</text:p>
          </table:table-cell>
          <table:table-cell office:value-type="float" office:value="10.596532" calcext:value-type="float">
            <text:p>10.596532</text:p>
          </table:table-cell>
          <table:table-cell office:value-type="float" office:value="99.44994" calcext:value-type="float">
            <text:p>99.44994</text:p>
          </table:table-cell>
          <table:table-cell office:value-type="float" office:value="9.216666" calcext:value-type="float">
            <text:p>9.216666</text:p>
          </table:table-cell>
          <table:table-cell office:value-type="float" office:value="246.64777" calcext:value-type="float">
            <text:p>246.64777</text:p>
          </table:table-cell>
          <table:table-cell office:value-type="float" office:value="9.55" calcext:value-type="float">
            <text:p>9.55</text:p>
          </table:table-cell>
          <table:table-cell office:value-type="float" office:value="125.36995" calcext:value-type="float">
            <text:p>125.36995</text:p>
          </table:table-cell>
          <table:table-cell office:value-type="float" office:value="9.498433" calcext:value-type="float">
            <text:p>9.498433</text:p>
          </table:table-cell>
          <table:table-cell office:value-type="float" office:value="360.43002" calcext:value-type="float">
            <text:p>360.43002</text:p>
          </table:table-cell>
          <table:table-cell office:value-type="float" office:value="10.216666" calcext:value-type="float">
            <text:p>10.216666</text:p>
          </table:table-cell>
          <table:table-cell office:value-type="float" office:value="116.93205" calcext:value-type="float">
            <text:p>116.93205</text:p>
          </table:table-cell>
          <table:table-cell office:value-type="float" office:value="19.022604" calcext:value-type="float">
            <text:p>19.022604</text:p>
          </table:table-cell>
          <table:table-cell office:value-type="float" office:value="342.09998" calcext:value-type="float">
            <text:p>342.09998</text:p>
          </table:table-cell>
          <table:table-cell office:value-type="float" office:value="19.937689" calcext:value-type="float">
            <text:p>19.937689</text:p>
          </table:table-cell>
          <table:table-cell office:value-type="float" office:value="121.80336" calcext:value-type="float">
            <text:p>121.80336</text:p>
          </table:table-cell>
          <table:table-cell office:value-type="float" office:value="20.416666" calcext:value-type="float">
            <text:p>20.416666</text:p>
          </table:table-cell>
          <table:table-cell office:value-type="float" office:value="111.36421" calcext:value-type="float">
            <text:p>111.36421</text:p>
          </table:table-cell>
          <table:table-cell office:value-type="float" office:value="20.75" calcext:value-type="float">
            <text:p>20.75</text:p>
          </table:table-cell>
          <table:table-cell office:value-type="float" office:value="122.350204" calcext:value-type="float">
            <text:p>122.35020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485634" calcext:value-type="float">
            <text:p>10.485634</text:p>
          </table:table-cell>
          <table:table-cell office:value-type="float" office:value="387.97" calcext:value-type="float">
            <text:p>387.97</text:p>
          </table:table-cell>
          <table:table-cell office:value-type="float" office:value="10.949862" calcext:value-type="float">
            <text:p>10.949862</text:p>
          </table:table-cell>
          <table:table-cell office:value-type="float" office:value="119.935196" calcext:value-type="float">
            <text:p>119.935196</text:p>
          </table:table-cell>
          <table:table-cell office:value-type="float" office:value="11.125921" calcext:value-type="float">
            <text:p>11.125921</text:p>
          </table:table-cell>
          <table:table-cell office:value-type="float" office:value="387.97" calcext:value-type="float">
            <text:p>387.97</text:p>
          </table:table-cell>
          <table:table-cell office:value-type="float" office:value="11.540217" calcext:value-type="float">
            <text:p>11.540217</text:p>
          </table:table-cell>
          <table:table-cell office:value-type="float" office:value="386.67065" calcext:value-type="float">
            <text:p>386.67065</text:p>
          </table:table-cell>
        </table:table-row>
        <table:table-row table:style-name="ro1">
          <table:table-cell office:value-type="float" office:value="16.508333" calcext:value-type="float">
            <text:p>16.508333</text:p>
          </table:table-cell>
          <table:table-cell office:value-type="float" office:value="126.420105" calcext:value-type="float">
            <text:p>126.420105</text:p>
          </table:table-cell>
          <table:table-cell office:value-type="float" office:value="18.046204" calcext:value-type="float">
            <text:p>18.046204</text:p>
          </table:table-cell>
          <table:table-cell office:value-type="float" office:value="155.08473" calcext:value-type="float">
            <text:p>155.08473</text:p>
          </table:table-cell>
          <table:table-cell office:value-type="float" office:value="17.582794" calcext:value-type="float">
            <text:p>17.582794</text:p>
          </table:table-cell>
          <table:table-cell office:value-type="float" office:value="360.46002" calcext:value-type="float">
            <text:p>360.4600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24507" calcext:value-type="float">
            <text:p>21.24507</text:p>
          </table:table-cell>
          <table:table-cell office:value-type="float" office:value="379.63" calcext:value-type="float">
            <text:p>379.63</text:p>
          </table:table-cell>
          <table:table-cell office:value-type="float" office:value="21.375" calcext:value-type="float">
            <text:p>21.375</text:p>
          </table:table-cell>
          <table:table-cell office:value-type="float" office:value="173.79347" calcext:value-type="float">
            <text:p>173.79347</text:p>
          </table:table-cell>
          <table:table-cell office:value-type="float" office:value="21.708334" calcext:value-type="float">
            <text:p>21.708334</text:p>
          </table:table-cell>
          <table:table-cell office:value-type="float" office:value="339.6071" calcext:value-type="float">
            <text:p>339.6071</text:p>
          </table:table-cell>
          <table:table-cell office:value-type="float" office:value="22.041666" calcext:value-type="float">
            <text:p>22.041666</text:p>
          </table:table-cell>
          <table:table-cell office:value-type="float" office:value="379.63" calcext:value-type="float">
            <text:p>379.63</text:p>
          </table:table-cell>
          <table:table-cell office:value-type="float" office:value="23.991756" calcext:value-type="float">
            <text:p>23.991756</text:p>
          </table:table-cell>
          <table:table-cell office:value-type="float" office:value="317.64902" calcext:value-type="float">
            <text:p>317.64902</text:p>
          </table:table-cell>
          <table:table-cell office:value-type="float" office:value="23.993093" calcext:value-type="float">
            <text:p>23.993093</text:p>
          </table:table-cell>
          <table:table-cell office:value-type="float" office:value="95.653984" calcext:value-type="float">
            <text:p>95.65398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33.651825" calcext:value-type="float">
            <text:p>33.65182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355.87" calcext:value-type="float">
            <text:p>355.87</text:p>
          </table:table-cell>
          <table:table-cell office:value-type="float" office:value="11.482822" calcext:value-type="float">
            <text:p>11.482822</text:p>
          </table:table-cell>
          <table:table-cell office:value-type="float" office:value="123.457596" calcext:value-type="float">
            <text:p>123.457596</text:p>
          </table:table-cell>
          <table:table-cell office:value-type="float" office:value="10.591666" calcext:value-type="float">
            <text:p>10.591666</text:p>
          </table:table-cell>
          <table:table-cell office:value-type="float" office:value="324.41113" calcext:value-type="float">
            <text:p>324.41113</text:p>
          </table:table-cell>
          <table:table-cell office:value-type="float" office:value="17.3079" calcext:value-type="float">
            <text:p>17.3079</text:p>
          </table:table-cell>
          <table:table-cell office:value-type="float" office:value="108.46409" calcext:value-type="float">
            <text:p>108.46409</text:p>
          </table:table-cell>
          <table:table-cell office:value-type="float" office:value="11.258333" calcext:value-type="float">
            <text:p>11.258333</text:p>
          </table:table-cell>
          <table:table-cell office:value-type="float" office:value="83.519936" calcext:value-type="float">
            <text:p>83.519936</text:p>
          </table:table-cell>
          <table:table-cell office:value-type="float" office:value="10.358325" calcext:value-type="float">
            <text:p>10.358325</text:p>
          </table:table-cell>
          <table:table-cell office:value-type="float" office:value="230.17773" calcext:value-type="float">
            <text:p>230.17773</text:p>
          </table:table-cell>
          <table:table-cell office:value-type="float" office:value="10.250975" calcext:value-type="float">
            <text:p>10.250975</text:p>
          </table:table-cell>
          <table:table-cell office:value-type="float" office:value="108.89995" calcext:value-type="float">
            <text:p>108.89995</text:p>
          </table:table-cell>
          <table:table-cell office:value-type="float" office:value="10.391666" calcext:value-type="float">
            <text:p>10.391666</text:p>
          </table:table-cell>
          <table:table-cell office:value-type="float" office:value="343.96002" calcext:value-type="float">
            <text:p>343.96002</text:p>
          </table:table-cell>
          <table:table-cell office:value-type="float" office:value="10.972593" calcext:value-type="float">
            <text:p>10.972593</text:p>
          </table:table-cell>
          <table:table-cell office:value-type="float" office:value="100.46202" calcext:value-type="float">
            <text:p>100.46202</text:p>
          </table:table-cell>
          <table:table-cell office:value-type="float" office:value="20.650696" calcext:value-type="float">
            <text:p>20.650696</text:p>
          </table:table-cell>
          <table:table-cell office:value-type="float" office:value="327.78995" calcext:value-type="float">
            <text:p>327.78995</text:p>
          </table:table-cell>
          <table:table-cell office:value-type="float" office:value="21.131977" calcext:value-type="float">
            <text:p>21.131977</text:p>
          </table:table-cell>
          <table:table-cell office:value-type="float" office:value="107.49339" calcext:value-type="float">
            <text:p>107.49339</text:p>
          </table:table-cell>
          <table:table-cell office:value-type="float" office:value="20.858334" calcext:value-type="float">
            <text:p>20.858334</text:p>
          </table:table-cell>
          <table:table-cell office:value-type="float" office:value="97.054184" calcext:value-type="float">
            <text:p>97.054184</text:p>
          </table:table-cell>
          <table:table-cell office:value-type="float" office:value="21.191668" calcext:value-type="float">
            <text:p>21.191668</text:p>
          </table:table-cell>
          <table:table-cell office:value-type="float" office:value="108.04018" calcext:value-type="float">
            <text:p>108.0401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333431" calcext:value-type="float">
            <text:p>11.333431</text:p>
          </table:table-cell>
          <table:table-cell office:value-type="float" office:value="369.88" calcext:value-type="float">
            <text:p>369.88</text:p>
          </table:table-cell>
          <table:table-cell office:value-type="float" office:value="11.625" calcext:value-type="float">
            <text:p>11.625</text:p>
          </table:table-cell>
          <table:table-cell office:value-type="float" office:value="101.84519" calcext:value-type="float">
            <text:p>101.84519</text:p>
          </table:table-cell>
          <table:table-cell office:value-type="float" office:value="11.958333" calcext:value-type="float">
            <text:p>11.958333</text:p>
          </table:table-cell>
          <table:table-cell office:value-type="float" office:value="369.88" calcext:value-type="float">
            <text:p>369.88</text:p>
          </table:table-cell>
          <table:table-cell office:value-type="float" office:value="12.291667" calcext:value-type="float">
            <text:p>12.291667</text:p>
          </table:table-cell>
          <table:table-cell office:value-type="float" office:value="368.58066" calcext:value-type="float">
            <text:p>368.58066</text:p>
          </table:table-cell>
        </table:table-row>
        <table:table-row table:style-name="ro1">
          <table:table-cell office:value-type="float" office:value="18.675" calcext:value-type="float">
            <text:p>18.675</text:p>
          </table:table-cell>
          <table:table-cell office:value-type="float" office:value="126.420105" calcext:value-type="float">
            <text:p>126.420105</text:p>
          </table:table-cell>
          <table:table-cell office:value-type="float" office:value="18.25518" calcext:value-type="float">
            <text:p>18.25518</text:p>
          </table:table-cell>
          <table:table-cell office:value-type="float" office:value="345.4497" calcext:value-type="float">
            <text:p>345.4497</text:p>
          </table:table-cell>
          <table:table-cell office:value-type="float" office:value="17.844725" calcext:value-type="float">
            <text:p>17.844725</text:p>
          </table:table-cell>
          <table:table-cell office:value-type="float" office:value="368.31793" calcext:value-type="float">
            <text:p>368.3179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252367" calcext:value-type="float">
            <text:p>21.252367</text:p>
          </table:table-cell>
          <table:table-cell office:value-type="float" office:value="386.27768" calcext:value-type="float">
            <text:p>386.27768</text:p>
          </table:table-cell>
          <table:table-cell office:value-type="float" office:value="21.666666" calcext:value-type="float">
            <text:p>21.666666</text:p>
          </table:table-cell>
          <table:table-cell office:value-type="float" office:value="182.54346" calcext:value-type="float">
            <text:p>182.54346</text:p>
          </table:table-cell>
          <table:table-cell office:value-type="float" office:value="22" calcext:value-type="float">
            <text:p>22</text:p>
          </table:table-cell>
          <table:table-cell office:value-type="float" office:value="339.6071" calcext:value-type="float">
            <text:p>339.6071</text:p>
          </table:table-cell>
          <table:table-cell office:value-type="float" office:value="22.333334" calcext:value-type="float">
            <text:p>22.333334</text:p>
          </table:table-cell>
          <table:table-cell office:value-type="float" office:value="379.63" calcext:value-type="float">
            <text:p>379.63</text:p>
          </table:table-cell>
          <table:table-cell office:value-type="float" office:value="23.993456" calcext:value-type="float">
            <text:p>23.993456</text:p>
          </table:table-cell>
          <table:table-cell office:value-type="float" office:value="317.7" calcext:value-type="float">
            <text:p>317.7</text:p>
          </table:table-cell>
          <table:table-cell office:value-type="float" office:value="23.993685" calcext:value-type="float">
            <text:p>23.993685</text:p>
          </table:table-cell>
          <table:table-cell office:value-type="float" office:value="95.67172" calcext:value-type="float">
            <text:p>95.67172</text:p>
          </table:table-cell>
          <table:table-cell office:value-type="float" office:value="24" calcext:value-type="float">
            <text:p>24</text:p>
          </table:table-cell>
          <table:table-cell office:value-type="float" office:value="33.651825" calcext:value-type="float">
            <text:p>33.651825</text:p>
          </table:table-cell>
          <table:table-cell office:value-type="float" office:value="24" calcext:value-type="float">
            <text:p>24</text:p>
          </table:table-cell>
          <table:table-cell office:value-type="float" office:value="356.12" calcext:value-type="float">
            <text:p>356.12</text:p>
          </table:table-cell>
          <table:table-cell office:value-type="float" office:value="16.814608" calcext:value-type="float">
            <text:p>16.814608</text:p>
          </table:table-cell>
          <table:table-cell office:value-type="float" office:value="123.457596" calcext:value-type="float">
            <text:p>123.457596</text:p>
          </table:table-cell>
          <table:table-cell office:value-type="float" office:value="17.666666" calcext:value-type="float">
            <text:p>17.666666</text:p>
          </table:table-cell>
          <table:table-cell office:value-type="float" office:value="324.41113" calcext:value-type="float">
            <text:p>324.41113</text:p>
          </table:table-cell>
          <table:table-cell office:value-type="float" office:value="17.317017" calcext:value-type="float">
            <text:p>17.317017</text:p>
          </table:table-cell>
          <table:table-cell office:value-type="float" office:value="116.76933" calcext:value-type="float">
            <text:p>116.76933</text:p>
          </table:table-cell>
          <table:table-cell office:value-type="float" office:value="18.333334" calcext:value-type="float">
            <text:p>18.333334</text:p>
          </table:table-cell>
          <table:table-cell office:value-type="float" office:value="83.519936" calcext:value-type="float">
            <text:p>83.519936</text:p>
          </table:table-cell>
          <table:table-cell office:value-type="float" office:value="10.381058" calcext:value-type="float">
            <text:p>10.381058</text:p>
          </table:table-cell>
          <table:table-cell office:value-type="float" office:value="230.17773" calcext:value-type="float">
            <text:p>230.17773</text:p>
          </table:table-cell>
          <table:table-cell office:value-type="float" office:value="10.557359" calcext:value-type="float">
            <text:p>10.557359</text:p>
          </table:table-cell>
          <table:table-cell office:value-type="float" office:value="388" calcext:value-type="float">
            <text:p>388</text:p>
          </table:table-cell>
          <table:table-cell office:value-type="float" office:value="11.083333" calcext:value-type="float">
            <text:p>11.083333</text:p>
          </table:table-cell>
          <table:table-cell office:value-type="float" office:value="343.96002" calcext:value-type="float">
            <text:p>343.96002</text:p>
          </table:table-cell>
          <table:table-cell office:value-type="float" office:value="11.280581" calcext:value-type="float">
            <text:p>11.280581</text:p>
          </table:table-cell>
          <table:table-cell office:value-type="float" office:value="381.02386" calcext:value-type="float">
            <text:p>381.02386</text:p>
          </table:table-cell>
          <table:table-cell office:value-type="float" office:value="20.699305" calcext:value-type="float">
            <text:p>20.699305</text:p>
          </table:table-cell>
          <table:table-cell office:value-type="float" office:value="372.07" calcext:value-type="float">
            <text:p>372.07</text:p>
          </table:table-cell>
          <table:table-cell office:value-type="float" office:value="21.485535" calcext:value-type="float">
            <text:p>21.485535</text:p>
          </table:table-cell>
          <table:table-cell office:value-type="float" office:value="118.10012" calcext:value-type="float">
            <text:p>118.10012</text:p>
          </table:table-cell>
          <table:table-cell office:value-type="float" office:value="21.825" calcext:value-type="float">
            <text:p>21.825</text:p>
          </table:table-cell>
          <table:table-cell office:value-type="float" office:value="97.054184" calcext:value-type="float">
            <text:p>97.054184</text:p>
          </table:table-cell>
          <table:table-cell office:value-type="float" office:value="22.158333" calcext:value-type="float">
            <text:p>22.158333</text:p>
          </table:table-cell>
          <table:table-cell office:value-type="float" office:value="108.04018" calcext:value-type="float">
            <text:p>108.0401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3374605" calcext:value-type="float">
            <text:p>11.3374605</text:p>
          </table:table-cell>
          <table:table-cell office:value-type="float" office:value="369.88" calcext:value-type="float">
            <text:p>369.88</text:p>
          </table:table-cell>
          <table:table-cell office:value-type="float" office:value="12.233334" calcext:value-type="float">
            <text:p>12.233334</text:p>
          </table:table-cell>
          <table:table-cell office:value-type="float" office:value="101.84519" calcext:value-type="float">
            <text:p>101.84519</text:p>
          </table:table-cell>
          <table:table-cell office:value-type="float" office:value="12.566667" calcext:value-type="float">
            <text:p>12.566667</text:p>
          </table:table-cell>
          <table:table-cell office:value-type="float" office:value="369.88" calcext:value-type="float">
            <text:p>369.88</text:p>
          </table:table-cell>
          <table:table-cell office:value-type="float" office:value="12.9" calcext:value-type="float">
            <text:p>12.9</text:p>
          </table:table-cell>
          <table:table-cell office:value-type="float" office:value="368.58066" calcext:value-type="float">
            <text:p>368.58066</text:p>
          </table:table-cell>
        </table:table-row>
        <table:table-row table:style-name="ro1">
          <table:table-cell office:value-type="float" office:value="19.016666" calcext:value-type="float">
            <text:p>19.016666</text:p>
          </table:table-cell>
          <table:table-cell office:value-type="float" office:value="115.35009" calcext:value-type="float">
            <text:p>115.35009</text:p>
          </table:table-cell>
          <table:table-cell office:value-type="float" office:value="19.35" calcext:value-type="float">
            <text:p>19.35</text:p>
          </table:table-cell>
          <table:table-cell office:value-type="float" office:value="334.3797" calcext:value-type="float">
            <text:p>334.3797</text:p>
          </table:table-cell>
          <table:table-cell office:value-type="float" office:value="20.261639" calcext:value-type="float">
            <text:p>20.261639</text:p>
          </table:table-cell>
          <table:table-cell office:value-type="float" office:value="357.248" calcext:value-type="float">
            <text:p>357.24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332.2777" calcext:value-type="float">
            <text:p>332.2777</text:p>
          </table:table-cell>
          <table:table-cell office:value-type="float" office:value="23.00053" calcext:value-type="float">
            <text:p>23.00053</text:p>
          </table:table-cell>
          <table:table-cell office:value-type="float" office:value="139.34343" calcext:value-type="float">
            <text:p>139.34343</text:p>
          </table:table-cell>
          <table:table-cell office:value-type="float" office:value="23.0006" calcext:value-type="float">
            <text:p>23.0006</text:p>
          </table:table-cell>
          <table:table-cell office:value-type="float" office:value="307.2071" calcext:value-type="float">
            <text:p>307.2071</text:p>
          </table:table-cell>
          <table:table-cell office:value-type="float" office:value="23" calcext:value-type="float">
            <text:p>23</text:p>
          </table:table-cell>
          <table:table-cell office:value-type="float" office:value="358.03003" calcext:value-type="float">
            <text:p>358.0300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25419" calcext:value-type="float">
            <text:p>18.25419</text:p>
          </table:table-cell>
          <table:table-cell office:value-type="float" office:value="107.52759" calcext:value-type="float">
            <text:p>107.52759</text:p>
          </table:table-cell>
          <table:table-cell office:value-type="float" office:value="18.528492" calcext:value-type="float">
            <text:p>18.528492</text:p>
          </table:table-cell>
          <table:table-cell office:value-type="float" office:value="308.48114" calcext:value-type="float">
            <text:p>308.48114</text:p>
          </table:table-cell>
          <table:table-cell office:value-type="float" office:value="18.816256" calcext:value-type="float">
            <text:p>18.816256</text:p>
          </table:table-cell>
          <table:table-cell office:value-type="float" office:value="100.839325" calcext:value-type="float">
            <text:p>100.839325</text:p>
          </table:table-cell>
          <table:table-cell office:value-type="float" office:value="19.42336" calcext:value-type="float">
            <text:p>19.42336</text:p>
          </table:table-cell>
          <table:table-cell office:value-type="float" office:value="67.58993" calcext:value-type="float">
            <text:p>67.58993</text:p>
          </table:table-cell>
          <table:table-cell office:value-type="float" office:value="17.691074" calcext:value-type="float">
            <text:p>17.691074</text:p>
          </table:table-cell>
          <table:table-cell office:value-type="float" office:value="7.1577606" calcext:value-type="float">
            <text:p>7.1577606</text:p>
          </table:table-cell>
          <table:table-cell office:value-type="float" office:value="17.633333" calcext:value-type="float">
            <text:p>17.633333</text:p>
          </table:table-cell>
          <table:table-cell office:value-type="float" office:value="164.98" calcext:value-type="float">
            <text:p>164.98</text:p>
          </table:table-cell>
          <table:table-cell office:value-type="float" office:value="17.966667" calcext:value-type="float">
            <text:p>17.966667</text:p>
          </table:table-cell>
          <table:table-cell office:value-type="float" office:value="120.93999" calcext:value-type="float">
            <text:p>120.93999</text:p>
          </table:table-cell>
          <table:table-cell office:value-type="float" office:value="18.66511" calcext:value-type="float">
            <text:p>18.66511</text:p>
          </table:table-cell>
          <table:table-cell office:value-type="float" office:value="158.00389" calcext:value-type="float">
            <text:p>158.00389</text:p>
          </table:table-cell>
          <table:table-cell office:value-type="float" office:value="22.899778" calcext:value-type="float">
            <text:p>22.899778</text:p>
          </table:table-cell>
          <table:table-cell office:value-type="float" office:value="322.38995" calcext:value-type="float">
            <text:p>322.38995</text:p>
          </table:table-cell>
          <table:table-cell office:value-type="float" office:value="23" calcext:value-type="float">
            <text:p>23</text:p>
          </table:table-cell>
          <table:table-cell office:value-type="float" office:value="69.23012" calcext:value-type="float">
            <text:p>69.23012</text:p>
          </table:table-cell>
          <table:table-cell office:value-type="float" office:value="23.000319" calcext:value-type="float">
            <text:p>23.000319</text:p>
          </table:table-cell>
          <table:table-cell office:value-type="float" office:value="58.984207" calcext:value-type="float">
            <text:p>58.984207</text:p>
          </table:table-cell>
          <table:table-cell office:value-type="float" office:value="23.000362" calcext:value-type="float">
            <text:p>23.000362</text:p>
          </table:table-cell>
          <table:table-cell office:value-type="float" office:value="80.77016" calcext:value-type="float">
            <text:p>80.7701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2.681277" calcext:value-type="float">
            <text:p>12.681277</text:p>
          </table:table-cell>
          <table:table-cell office:value-type="float" office:value="350.16998" calcext:value-type="float">
            <text:p>350.16998</text:p>
          </table:table-cell>
          <table:table-cell office:value-type="float" office:value="12.913878" calcext:value-type="float">
            <text:p>12.913878</text:p>
          </table:table-cell>
          <table:table-cell office:value-type="float" office:value="82.135216" calcext:value-type="float">
            <text:p>82.135216</text:p>
          </table:table-cell>
          <table:table-cell office:value-type="float" office:value="13.487585" calcext:value-type="float">
            <text:p>13.487585</text:p>
          </table:table-cell>
          <table:table-cell office:value-type="float" office:value="350.16998" calcext:value-type="float">
            <text:p>350.16998</text:p>
          </table:table-cell>
          <table:table-cell office:value-type="float" office:value="13.508333" calcext:value-type="float">
            <text:p>13.508333</text:p>
          </table:table-cell>
          <table:table-cell office:value-type="float" office:value="348.87064" calcext:value-type="float">
            <text:p>348.87064</text:p>
          </table:table-cell>
        </table:table-row>
        <table:table-row table:style-name="ro1">
          <table:table-cell office:value-type="float" office:value="21.125" calcext:value-type="float">
            <text:p>21.125</text:p>
          </table:table-cell>
          <table:table-cell office:value-type="float" office:value="115.35009" calcext:value-type="float">
            <text:p>115.35009</text:p>
          </table:table-cell>
          <table:table-cell office:value-type="float" office:value="21.458334" calcext:value-type="float">
            <text:p>21.458334</text:p>
          </table:table-cell>
          <table:table-cell office:value-type="float" office:value="334.3797" calcext:value-type="float">
            <text:p>334.3797</text:p>
          </table:table-cell>
          <table:table-cell office:value-type="float" office:value="20.615643" calcext:value-type="float">
            <text:p>20.615643</text:p>
          </table:table-cell>
          <table:table-cell office:value-type="float" office:value="357.248" calcext:value-type="float">
            <text:p>357.24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001" calcext:value-type="float">
            <text:p>23.001</text:p>
          </table:table-cell>
          <table:table-cell office:value-type="float" office:value="332.2777" calcext:value-type="float">
            <text:p>332.2777</text:p>
          </table:table-cell>
          <table:table-cell office:value-type="float" office:value="23.000967" calcext:value-type="float">
            <text:p>23.000967</text:p>
          </table:table-cell>
          <table:table-cell office:value-type="float" office:value="139.35654" calcext:value-type="float">
            <text:p>139.35654</text:p>
          </table:table-cell>
          <table:table-cell office:value-type="float" office:value="23.000788" calcext:value-type="float">
            <text:p>23.000788</text:p>
          </table:table-cell>
          <table:table-cell office:value-type="float" office:value="307.2071" calcext:value-type="float">
            <text:p>307.2071</text:p>
          </table:table-cell>
          <table:table-cell office:value-type="float" office:value="23.001" calcext:value-type="float">
            <text:p>23.001</text:p>
          </table:table-cell>
          <table:table-cell office:value-type="float" office:value="358.03003" calcext:value-type="float">
            <text:p>358.0300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365644" calcext:value-type="float">
            <text:p>18.365644</text:p>
          </table:table-cell>
          <table:table-cell office:value-type="float" office:value="110.87121" calcext:value-type="float">
            <text:p>110.87121</text:p>
          </table:table-cell>
          <table:table-cell office:value-type="float" office:value="18.57975" calcext:value-type="float">
            <text:p>18.57975</text:p>
          </table:table-cell>
          <table:table-cell office:value-type="float" office:value="308.48114" calcext:value-type="float">
            <text:p>308.48114</text:p>
          </table:table-cell>
          <table:table-cell office:value-type="float" office:value="18.833744" calcext:value-type="float">
            <text:p>18.833744</text:p>
          </table:table-cell>
          <table:table-cell office:value-type="float" office:value="116.76932" calcext:value-type="float">
            <text:p>116.76932</text:p>
          </table:table-cell>
          <table:table-cell office:value-type="float" office:value="19.42573" calcext:value-type="float">
            <text:p>19.42573</text:p>
          </table:table-cell>
          <table:table-cell office:value-type="float" office:value="67.660995" calcext:value-type="float">
            <text:p>67.660995</text:p>
          </table:table-cell>
          <table:table-cell office:value-type="float" office:value="17.841248" calcext:value-type="float">
            <text:p>17.841248</text:p>
          </table:table-cell>
          <table:table-cell office:value-type="float" office:value="143.95802" calcext:value-type="float">
            <text:p>143.95802</text:p>
          </table:table-cell>
          <table:table-cell office:value-type="float" office:value="18.433332" calcext:value-type="float">
            <text:p>18.433332</text:p>
          </table:table-cell>
          <table:table-cell office:value-type="float" office:value="164.98" calcext:value-type="float">
            <text:p>164.98</text:p>
          </table:table-cell>
          <table:table-cell office:value-type="float" office:value="18.766666" calcext:value-type="float">
            <text:p>18.766666</text:p>
          </table:table-cell>
          <table:table-cell office:value-type="float" office:value="120.93999" calcext:value-type="float">
            <text:p>120.93999</text:p>
          </table:table-cell>
          <table:table-cell office:value-type="float" office:value="19.099215" calcext:value-type="float">
            <text:p>19.099215</text:p>
          </table:table-cell>
          <table:table-cell office:value-type="float" office:value="158.00389" calcext:value-type="float">
            <text:p>158.00389</text:p>
          </table:table-cell>
          <table:table-cell office:value-type="float" office:value="22.960999" calcext:value-type="float">
            <text:p>22.960999</text:p>
          </table:table-cell>
          <table:table-cell office:value-type="float" office:value="322.38995" calcext:value-type="float">
            <text:p>322.38995</text:p>
          </table:table-cell>
          <table:table-cell office:value-type="float" office:value="23.001" calcext:value-type="float">
            <text:p>23.001</text:p>
          </table:table-cell>
          <table:table-cell office:value-type="float" office:value="69.2601" calcext:value-type="float">
            <text:p>69.2601</text:p>
          </table:table-cell>
          <table:table-cell office:value-type="float" office:value="23.000765" calcext:value-type="float">
            <text:p>23.000765</text:p>
          </table:table-cell>
          <table:table-cell office:value-type="float" office:value="58.997597" calcext:value-type="float">
            <text:p>58.997597</text:p>
          </table:table-cell>
          <table:table-cell office:value-type="float" office:value="23.000723" calcext:value-type="float">
            <text:p>23.000723</text:p>
          </table:table-cell>
          <table:table-cell office:value-type="float" office:value="80.780975" calcext:value-type="float">
            <text:p>80.78097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015478" calcext:value-type="float">
            <text:p>13.015478</text:p>
          </table:table-cell>
          <table:table-cell office:value-type="float" office:value="350.16998" calcext:value-type="float">
            <text:p>350.16998</text:p>
          </table:table-cell>
          <table:table-cell office:value-type="float" office:value="13.0285845" calcext:value-type="float">
            <text:p>13.0285845</text:p>
          </table:table-cell>
          <table:table-cell office:value-type="float" office:value="82.135216" calcext:value-type="float">
            <text:p>82.135216</text:p>
          </table:table-cell>
          <table:table-cell office:value-type="float" office:value="13.529081" calcext:value-type="float">
            <text:p>13.529081</text:p>
          </table:table-cell>
          <table:table-cell office:value-type="float" office:value="387.97" calcext:value-type="float">
            <text:p>387.97</text:p>
          </table:table-cell>
          <table:table-cell office:value-type="float" office:value="14.175" calcext:value-type="float">
            <text:p>14.175</text:p>
          </table:table-cell>
          <table:table-cell office:value-type="float" office:value="348.87064" calcext:value-type="float">
            <text:p>348.87064</text:p>
          </table:table-cell>
        </table:table-row>
        <table:table-row table:style-name="ro1">
          <table:table-cell office:value-type="float" office:value="23.00051" calcext:value-type="float">
            <text:p>23.00051</text:p>
          </table:table-cell>
          <table:table-cell office:value-type="float" office:value="54.600086" calcext:value-type="float">
            <text:p>54.600086</text:p>
          </table:table-cell>
          <table:table-cell office:value-type="float" office:value="23" calcext:value-type="float">
            <text:p>23</text:p>
          </table:table-cell>
          <table:table-cell office:value-type="float" office:value="284.42972" calcext:value-type="float">
            <text:p>284.42972</text:p>
          </table:table-cell>
          <table:table-cell office:value-type="float" office:value="23.000729" calcext:value-type="float">
            <text:p>23.000729</text:p>
          </table:table-cell>
          <table:table-cell office:value-type="float" office:value="318.09796" calcext:value-type="float">
            <text:p>318.0979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4995" calcext:value-type="float">
            <text:p>23.994995</text:p>
          </table:table-cell>
          <table:table-cell office:value-type="float" office:value="300.1477" calcext:value-type="float">
            <text:p>300.1477</text:p>
          </table:table-cell>
          <table:table-cell office:value-type="float" office:value="23.996443" calcext:value-type="float">
            <text:p>23.996443</text:p>
          </table:table-cell>
          <table:table-cell office:value-type="float" office:value="107.22653" calcext:value-type="float">
            <text:p>107.22653</text:p>
          </table:table-cell>
          <table:table-cell office:value-type="float" office:value="23.998465" calcext:value-type="float">
            <text:p>23.998465</text:p>
          </table:table-cell>
          <table:table-cell office:value-type="float" office:value="275.0771" calcext:value-type="float">
            <text:p>275.0771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325.90002" calcext:value-type="float">
            <text:p>325.9000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066668" calcext:value-type="float">
            <text:p>19.066668</text:p>
          </table:table-cell>
          <table:table-cell office:value-type="float" office:value="92.24118" calcext:value-type="float">
            <text:p>92.24118</text:p>
          </table:table-cell>
          <table:table-cell office:value-type="float" office:value="19.806984" calcext:value-type="float">
            <text:p>19.806984</text:p>
          </table:table-cell>
          <table:table-cell office:value-type="float" office:value="289.85117" calcext:value-type="float">
            <text:p>289.85117</text:p>
          </table:table-cell>
          <table:table-cell office:value-type="float" office:value="19.733334" calcext:value-type="float">
            <text:p>19.733334</text:p>
          </table:table-cell>
          <table:table-cell office:value-type="float" office:value="98.13929" calcext:value-type="float">
            <text:p>98.13929</text:p>
          </table:table-cell>
          <table:table-cell office:value-type="float" office:value="20.066668" calcext:value-type="float">
            <text:p>20.066668</text:p>
          </table:table-cell>
          <table:table-cell office:value-type="float" office:value="49.030968" calcext:value-type="float">
            <text:p>49.030968</text:p>
          </table:table-cell>
          <table:table-cell office:value-type="float" office:value="18.541666" calcext:value-type="float">
            <text:p>18.541666</text:p>
          </table:table-cell>
          <table:table-cell office:value-type="float" office:value="129.64806" calcext:value-type="float">
            <text:p>129.64806</text:p>
          </table:table-cell>
          <table:table-cell office:value-type="float" office:value="18.875" calcext:value-type="float">
            <text:p>18.875</text:p>
          </table:table-cell>
          <table:table-cell office:value-type="float" office:value="150.66997" calcext:value-type="float">
            <text:p>150.66997</text:p>
          </table:table-cell>
          <table:table-cell office:value-type="float" office:value="19.208334" calcext:value-type="float">
            <text:p>19.208334</text:p>
          </table:table-cell>
          <table:table-cell office:value-type="float" office:value="106.62996" calcext:value-type="float">
            <text:p>106.62996</text:p>
          </table:table-cell>
          <table:table-cell office:value-type="float" office:value="19.541666" calcext:value-type="float">
            <text:p>19.541666</text:p>
          </table:table-cell>
          <table:table-cell office:value-type="float" office:value="143.69392" calcext:value-type="float">
            <text:p>143.69392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290.25995" calcext:value-type="float">
            <text:p>290.25995</text:p>
          </table:table-cell>
          <table:table-cell office:value-type="float" office:value="23.995434" calcext:value-type="float">
            <text:p>23.995434</text:p>
          </table:table-cell>
          <table:table-cell office:value-type="float" office:value="37.130096" calcext:value-type="float">
            <text:p>37.13009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26.867592" calcext:value-type="float">
            <text:p>26.867592</text:p>
          </table:table-cell>
          <table:table-cell office:value-type="float" office:value="23.994144" calcext:value-type="float">
            <text:p>23.994144</text:p>
          </table:table-cell>
          <table:table-cell office:value-type="float" office:value="48.65097" calcext:value-type="float">
            <text:p>48.6509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758333" calcext:value-type="float">
            <text:p>13.758333</text:p>
          </table:table-cell>
          <table:table-cell office:value-type="float" office:value="331.27" calcext:value-type="float">
            <text:p>331.27</text:p>
          </table:table-cell>
          <table:table-cell office:value-type="float" office:value="14.638023" calcext:value-type="float">
            <text:p>14.638023</text:p>
          </table:table-cell>
          <table:table-cell office:value-type="float" office:value="63.235226" calcext:value-type="float">
            <text:p>63.235226</text:p>
          </table:table-cell>
          <table:table-cell office:value-type="float" office:value="14.451166" calcext:value-type="float">
            <text:p>14.451166</text:p>
          </table:table-cell>
          <table:table-cell office:value-type="float" office:value="369.06998" calcext:value-type="float">
            <text:p>369.06998</text:p>
          </table:table-cell>
          <table:table-cell office:value-type="float" office:value="14.912395" calcext:value-type="float">
            <text:p>14.912395</text:p>
          </table:table-cell>
          <table:table-cell office:value-type="float" office:value="329.97064" calcext:value-type="float">
            <text:p>329.97064</text:p>
          </table:table-cell>
        </table:table-row>
        <table:table-row table:style-name="ro1">
          <table:table-cell office:value-type="float" office:value="23.000906" calcext:value-type="float">
            <text:p>23.000906</text:p>
          </table:table-cell>
          <table:table-cell office:value-type="float" office:value="54.611988" calcext:value-type="float">
            <text:p>54.611988</text:p>
          </table:table-cell>
          <table:table-cell office:value-type="float" office:value="23.001" calcext:value-type="float">
            <text:p>23.001</text:p>
          </table:table-cell>
          <table:table-cell office:value-type="float" office:value="284.42972" calcext:value-type="float">
            <text:p>284.42972</text:p>
          </table:table-cell>
          <table:table-cell office:value-type="float" office:value="23.00096" calcext:value-type="float">
            <text:p>23.00096</text:p>
          </table:table-cell>
          <table:table-cell office:value-type="float" office:value="318.09796" calcext:value-type="float">
            <text:p>318.0979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9397" calcext:value-type="float">
            <text:p>23.999397</text:p>
          </table:table-cell>
          <table:table-cell office:value-type="float" office:value="300.1477" calcext:value-type="float">
            <text:p>300.1477</text:p>
          </table:table-cell>
          <table:table-cell office:value-type="float" office:value="23.99781" calcext:value-type="float">
            <text:p>23.99781</text:p>
          </table:table-cell>
          <table:table-cell office:value-type="float" office:value="107.26756" calcext:value-type="float">
            <text:p>107.26756</text:p>
          </table:table-cell>
          <table:table-cell office:value-type="float" office:value="23.998636" calcext:value-type="float">
            <text:p>23.998636</text:p>
          </table:table-cell>
          <table:table-cell office:value-type="float" office:value="275.0771" calcext:value-type="float">
            <text:p>275.0771</text:p>
          </table:table-cell>
          <table:table-cell office:value-type="float" office:value="24" calcext:value-type="float">
            <text:p>24</text:p>
          </table:table-cell>
          <table:table-cell office:value-type="float" office:value="325.90002" calcext:value-type="float">
            <text:p>325.9000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716667" calcext:value-type="float">
            <text:p>19.716667</text:p>
          </table:table-cell>
          <table:table-cell office:value-type="float" office:value="111.741165" calcext:value-type="float">
            <text:p>111.741165</text:p>
          </table:table-cell>
          <table:table-cell office:value-type="float" office:value="19.845806" calcext:value-type="float">
            <text:p>19.845806</text:p>
          </table:table-cell>
          <table:table-cell office:value-type="float" office:value="289.85117" calcext:value-type="float">
            <text:p>289.85117</text:p>
          </table:table-cell>
          <table:table-cell office:value-type="float" office:value="20.383333" calcext:value-type="float">
            <text:p>20.383333</text:p>
          </table:table-cell>
          <table:table-cell office:value-type="float" office:value="117.63928" calcext:value-type="float">
            <text:p>117.63928</text:p>
          </table:table-cell>
          <table:table-cell office:value-type="float" office:value="20.716667" calcext:value-type="float">
            <text:p>20.716667</text:p>
          </table:table-cell>
          <table:table-cell office:value-type="float" office:value="49.030968" calcext:value-type="float">
            <text:p>49.030968</text:p>
          </table:table-cell>
          <table:table-cell office:value-type="float" office:value="19.258333" calcext:value-type="float">
            <text:p>19.258333</text:p>
          </table:table-cell>
          <table:table-cell office:value-type="float" office:value="129.64806" calcext:value-type="float">
            <text:p>129.64806</text:p>
          </table:table-cell>
          <table:table-cell office:value-type="float" office:value="19.591667" calcext:value-type="float">
            <text:p>19.591667</text:p>
          </table:table-cell>
          <table:table-cell office:value-type="float" office:value="150.66997" calcext:value-type="float">
            <text:p>150.66997</text:p>
          </table:table-cell>
          <table:table-cell office:value-type="float" office:value="19.925" calcext:value-type="float">
            <text:p>19.925</text:p>
          </table:table-cell>
          <table:table-cell office:value-type="float" office:value="106.62996" calcext:value-type="float">
            <text:p>106.62996</text:p>
          </table:table-cell>
          <table:table-cell office:value-type="float" office:value="20.258333" calcext:value-type="float">
            <text:p>20.258333</text:p>
          </table:table-cell>
          <table:table-cell office:value-type="float" office:value="143.69392" calcext:value-type="float">
            <text:p>143.69392</text:p>
          </table:table-cell>
          <table:table-cell office:value-type="float" office:value="24" calcext:value-type="float">
            <text:p>24</text:p>
          </table:table-cell>
          <table:table-cell office:value-type="float" office:value="290.25995" calcext:value-type="float">
            <text:p>290.25995</text:p>
          </table:table-cell>
          <table:table-cell office:value-type="float" office:value="23.99853" calcext:value-type="float">
            <text:p>23.99853</text:p>
          </table:table-cell>
          <table:table-cell office:value-type="float" office:value="39.950058" calcext:value-type="float">
            <text:p>39.950058</text:p>
          </table:table-cell>
          <table:table-cell office:value-type="float" office:value="24" calcext:value-type="float">
            <text:p>24</text:p>
          </table:table-cell>
          <table:table-cell office:value-type="float" office:value="26.867592" calcext:value-type="float">
            <text:p>26.867592</text:p>
          </table:table-cell>
          <table:table-cell office:value-type="float" office:value="23.99507" calcext:value-type="float">
            <text:p>23.99507</text:p>
          </table:table-cell>
          <table:table-cell office:value-type="float" office:value="48.678722" calcext:value-type="float">
            <text:p>48.67872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441667" calcext:value-type="float">
            <text:p>14.441667</text:p>
          </table:table-cell>
          <table:table-cell office:value-type="float" office:value="331.27" calcext:value-type="float">
            <text:p>331.27</text:p>
          </table:table-cell>
          <table:table-cell office:value-type="float" office:value="14.651275" calcext:value-type="float">
            <text:p>14.651275</text:p>
          </table:table-cell>
          <table:table-cell office:value-type="float" office:value="63.235226" calcext:value-type="float">
            <text:p>63.235226</text:p>
          </table:table-cell>
          <table:table-cell office:value-type="float" office:value="15.082168" calcext:value-type="float">
            <text:p>15.082168</text:p>
          </table:table-cell>
          <table:table-cell office:value-type="float" office:value="388" calcext:value-type="float">
            <text:p>388</text:p>
          </table:table-cell>
          <table:table-cell office:value-type="float" office:value="15.1890955" calcext:value-type="float">
            <text:p>15.1890955</text:p>
          </table:table-cell>
          <table:table-cell office:value-type="float" office:value="329.97064" calcext:value-type="float">
            <text:p>329.97064</text:p>
          </table:table-cell>
        </table:table-row>
        <table:table-row table:style-name="ro1">
          <table:table-cell office:value-type="float" office:value="23.991667" calcext:value-type="float">
            <text:p>23.991667</text:p>
          </table:table-cell>
          <table:table-cell office:value-type="float" office:value="22.481983" calcext:value-type="float">
            <text:p>22.481983</text:p>
          </table:table-cell>
          <table:table-cell office:value-type="float" office:value="23.9957" calcext:value-type="float">
            <text:p>23.9957</text:p>
          </table:table-cell>
          <table:table-cell office:value-type="float" office:value="252.29971" calcext:value-type="float">
            <text:p>252.29971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285.96796" calcext:value-type="float">
            <text:p>285.96796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066668" calcext:value-type="float">
            <text:p>20.066668</text:p>
          </table:table-cell>
          <table:table-cell office:value-type="float" office:value="100.40115" calcext:value-type="float">
            <text:p>100.40115</text:p>
          </table:table-cell>
          <table:table-cell office:value-type="float" office:value="20.553516" calcext:value-type="float">
            <text:p>20.553516</text:p>
          </table:table-cell>
          <table:table-cell office:value-type="float" office:value="278.51114" calcext:value-type="float">
            <text:p>278.51114</text:p>
          </table:table-cell>
          <table:table-cell office:value-type="float" office:value="20.992939" calcext:value-type="float">
            <text:p>20.992939</text:p>
          </table:table-cell>
          <table:table-cell office:value-type="float" office:value="106.29927" calcext:value-type="float">
            <text:p>106.29927</text:p>
          </table:table-cell>
          <table:table-cell office:value-type="float" office:value="21.066668" calcext:value-type="float">
            <text:p>21.066668</text:p>
          </table:table-cell>
          <table:table-cell office:value-type="float" office:value="37.690956" calcext:value-type="float">
            <text:p>37.690956</text:p>
          </table:table-cell>
          <table:table-cell office:value-type="float" office:value="19.441668" calcext:value-type="float">
            <text:p>19.441668</text:p>
          </table:table-cell>
          <table:table-cell office:value-type="float" office:value="123.70802" calcext:value-type="float">
            <text:p>123.70802</text:p>
          </table:table-cell>
          <table:table-cell office:value-type="float" office:value="19.775" calcext:value-type="float">
            <text:p>19.775</text:p>
          </table:table-cell>
          <table:table-cell office:value-type="float" office:value="144.73" calcext:value-type="float">
            <text:p>144.73</text:p>
          </table:table-cell>
          <table:table-cell office:value-type="float" office:value="20.476866" calcext:value-type="float">
            <text:p>20.476866</text:p>
          </table:table-cell>
          <table:table-cell office:value-type="float" office:value="100.689926" calcext:value-type="float">
            <text:p>100.689926</text:p>
          </table:table-cell>
          <table:table-cell office:value-type="float" office:value="20.625906" calcext:value-type="float">
            <text:p>20.625906</text:p>
          </table:table-cell>
          <table:table-cell office:value-type="float" office:value="137.75389" calcext:value-type="float">
            <text:p>137.75389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033334" calcext:value-type="float">
            <text:p>15.033334</text:p>
          </table:table-cell>
          <table:table-cell office:value-type="float" office:value="312.09998" calcext:value-type="float">
            <text:p>312.09998</text:p>
          </table:table-cell>
          <table:table-cell office:value-type="float" office:value="15.592765" calcext:value-type="float">
            <text:p>15.592765</text:p>
          </table:table-cell>
          <table:table-cell office:value-type="float" office:value="44.06521" calcext:value-type="float">
            <text:p>44.06521</text:p>
          </table:table-cell>
          <table:table-cell office:value-type="float" office:value="15.9450655" calcext:value-type="float">
            <text:p>15.9450655</text:p>
          </table:table-cell>
          <table:table-cell office:value-type="float" office:value="368.83002" calcext:value-type="float">
            <text:p>368.83002</text:p>
          </table:table-cell>
          <table:table-cell office:value-type="float" office:value="16.320127" calcext:value-type="float">
            <text:p>16.320127</text:p>
          </table:table-cell>
          <table:table-cell office:value-type="float" office:value="310.80066" calcext:value-type="float">
            <text:p>310.800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.481983" calcext:value-type="float">
            <text:p>22.481983</text:p>
          </table:table-cell>
          <table:table-cell office:value-type="float" office:value="23.99624" calcext:value-type="float">
            <text:p>23.99624</text:p>
          </table:table-cell>
          <table:table-cell office:value-type="float" office:value="252.29971" calcext:value-type="float">
            <text:p>252.29971</text:p>
          </table:table-cell>
          <table:table-cell office:value-type="float" office:value="24" calcext:value-type="float">
            <text:p>24</text:p>
          </table:table-cell>
          <table:table-cell office:value-type="float" office:value="293.55908" calcext:value-type="float">
            <text:p>293.55908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466667" calcext:value-type="float">
            <text:p>20.466667</text:p>
          </table:table-cell>
          <table:table-cell office:value-type="float" office:value="100.40115" calcext:value-type="float">
            <text:p>100.40115</text:p>
          </table:table-cell>
          <table:table-cell office:value-type="float" office:value="20.604053" calcext:value-type="float">
            <text:p>20.604053</text:p>
          </table:table-cell>
          <table:table-cell office:value-type="float" office:value="280.02725" calcext:value-type="float">
            <text:p>280.02725</text:p>
          </table:table-cell>
          <table:table-cell office:value-type="float" office:value="21.061556" calcext:value-type="float">
            <text:p>21.061556</text:p>
          </table:table-cell>
          <table:table-cell office:value-type="float" office:value="108.35777" calcext:value-type="float">
            <text:p>108.35777</text:p>
          </table:table-cell>
          <table:table-cell office:value-type="float" office:value="21.466667" calcext:value-type="float">
            <text:p>21.466667</text:p>
          </table:table-cell>
          <table:table-cell office:value-type="float" office:value="37.690956" calcext:value-type="float">
            <text:p>37.690956</text:p>
          </table:table-cell>
          <table:table-cell office:value-type="float" office:value="19.816668" calcext:value-type="float">
            <text:p>19.816668</text:p>
          </table:table-cell>
          <table:table-cell office:value-type="float" office:value="123.70802" calcext:value-type="float">
            <text:p>123.70802</text:p>
          </table:table-cell>
          <table:table-cell office:value-type="float" office:value="20.15" calcext:value-type="float">
            <text:p>20.15</text:p>
          </table:table-cell>
          <table:table-cell office:value-type="float" office:value="144.73" calcext:value-type="float">
            <text:p>144.73</text:p>
          </table:table-cell>
          <table:table-cell office:value-type="float" office:value="20.480429" calcext:value-type="float">
            <text:p>20.480429</text:p>
          </table:table-cell>
          <table:table-cell office:value-type="float" office:value="100.796814" calcext:value-type="float">
            <text:p>100.796814</text:p>
          </table:table-cell>
          <table:table-cell office:value-type="float" office:value="20.63243" calcext:value-type="float">
            <text:p>20.63243</text:p>
          </table:table-cell>
          <table:table-cell office:value-type="float" office:value="143.69392" calcext:value-type="float">
            <text:p>143.69392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691667" calcext:value-type="float">
            <text:p>15.691667</text:p>
          </table:table-cell>
          <table:table-cell office:value-type="float" office:value="312.09998" calcext:value-type="float">
            <text:p>312.09998</text:p>
          </table:table-cell>
          <table:table-cell office:value-type="float" office:value="15.932119" calcext:value-type="float">
            <text:p>15.932119</text:p>
          </table:table-cell>
          <table:table-cell office:value-type="float" office:value="353.20023" calcext:value-type="float">
            <text:p>353.20023</text:p>
          </table:table-cell>
          <table:table-cell office:value-type="float" office:value="16.045368" calcext:value-type="float">
            <text:p>16.045368</text:p>
          </table:table-cell>
          <table:table-cell office:value-type="float" office:value="371.8391" calcext:value-type="float">
            <text:p>371.8391</text:p>
          </table:table-cell>
          <table:table-cell office:value-type="float" office:value="16.404873" calcext:value-type="float">
            <text:p>16.404873</text:p>
          </table:table-cell>
          <table:table-cell office:value-type="float" office:value="313.34305" calcext:value-type="float">
            <text:p>313.34305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0.525" calcext:value-type="float">
            <text:p>20.525</text:p>
          </table:table-cell>
          <table:table-cell office:value-type="float" office:value="98.511185" calcext:value-type="float">
            <text:p>98.511185</text:p>
          </table:table-cell>
          <table:table-cell office:value-type="float" office:value="20.858334" calcext:value-type="float">
            <text:p>20.858334</text:p>
          </table:table-cell>
          <table:table-cell office:value-type="float" office:value="278.1372" calcext:value-type="float">
            <text:p>278.1372</text:p>
          </table:table-cell>
          <table:table-cell office:value-type="float" office:value="21.191668" calcext:value-type="float">
            <text:p>21.191668</text:p>
          </table:table-cell>
          <table:table-cell office:value-type="float" office:value="106.46774" calcext:value-type="float">
            <text:p>106.46774</text:p>
          </table:table-cell>
          <table:table-cell office:value-type="float" office:value="22.29867" calcext:value-type="float">
            <text:p>22.29867</text:p>
          </table:table-cell>
          <table:table-cell office:value-type="float" office:value="35.800983" calcext:value-type="float">
            <text:p>35.800983</text:p>
          </table:table-cell>
          <table:table-cell office:value-type="float" office:value="19.866667" calcext:value-type="float">
            <text:p>19.866667</text:p>
          </table:table-cell>
          <table:table-cell office:value-type="float" office:value="122.08805" calcext:value-type="float">
            <text:p>122.08805</text:p>
          </table:table-cell>
          <table:table-cell office:value-type="float" office:value="20.2" calcext:value-type="float">
            <text:p>20.2</text:p>
          </table:table-cell>
          <table:table-cell office:value-type="float" office:value="143.10995" calcext:value-type="float">
            <text:p>143.10995</text:p>
          </table:table-cell>
          <table:table-cell office:value-type="float" office:value="21.38281" calcext:value-type="float">
            <text:p>21.38281</text:p>
          </table:table-cell>
          <table:table-cell office:value-type="float" office:value="99.17684" calcext:value-type="float">
            <text:p>99.17684</text:p>
          </table:table-cell>
          <table:table-cell office:value-type="float" office:value="22.224237" calcext:value-type="float">
            <text:p>22.224237</text:p>
          </table:table-cell>
          <table:table-cell office:value-type="float" office:value="142.07394" calcext:value-type="float">
            <text:p>142.07394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469395" calcext:value-type="float">
            <text:p>16.469395</text:p>
          </table:table-cell>
          <table:table-cell office:value-type="float" office:value="294.00998" calcext:value-type="float">
            <text:p>294.00998</text:p>
          </table:table-cell>
          <table:table-cell office:value-type="float" office:value="17.249514" calcext:value-type="float">
            <text:p>17.249514</text:p>
          </table:table-cell>
          <table:table-cell office:value-type="float" office:value="335.1102" calcext:value-type="float">
            <text:p>335.1102</text:p>
          </table:table-cell>
          <table:table-cell office:value-type="float" office:value="17.38375" calcext:value-type="float">
            <text:p>17.38375</text:p>
          </table:table-cell>
          <table:table-cell office:value-type="float" office:value="353.74915" calcext:value-type="float">
            <text:p>353.74915</text:p>
          </table:table-cell>
          <table:table-cell office:value-type="float" office:value="17.25" calcext:value-type="float">
            <text:p>17.25</text:p>
          </table:table-cell>
          <table:table-cell office:value-type="float" office:value="295.25308" calcext:value-type="float">
            <text:p>295.25308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98.511185" calcext:value-type="float">
            <text:p>98.511185</text:p>
          </table:table-cell>
          <table:table-cell office:value-type="float" office:value="23" calcext:value-type="float">
            <text:p>23</text:p>
          </table:table-cell>
          <table:table-cell office:value-type="float" office:value="278.1372" calcext:value-type="float">
            <text:p>278.1372</text:p>
          </table:table-cell>
          <table:table-cell office:value-type="float" office:value="23" calcext:value-type="float">
            <text:p>23</text:p>
          </table:table-cell>
          <table:table-cell office:value-type="float" office:value="106.46774" calcext:value-type="float">
            <text:p>106.46774</text:p>
          </table:table-cell>
          <table:table-cell office:value-type="float" office:value="22.792835" calcext:value-type="float">
            <text:p>22.792835</text:p>
          </table:table-cell>
          <table:table-cell office:value-type="float" office:value="35.800983" calcext:value-type="float">
            <text:p>35.800983</text:p>
          </table:table-cell>
          <table:table-cell office:value-type="float" office:value="23" calcext:value-type="float">
            <text:p>23</text:p>
          </table:table-cell>
          <table:table-cell office:value-type="float" office:value="122.08805" calcext:value-type="float">
            <text:p>122.08805</text:p>
          </table:table-cell>
          <table:table-cell office:value-type="float" office:value="23" calcext:value-type="float">
            <text:p>23</text:p>
          </table:table-cell>
          <table:table-cell office:value-type="float" office:value="143.10995" calcext:value-type="float">
            <text:p>143.10995</text:p>
          </table:table-cell>
          <table:table-cell office:value-type="float" office:value="21.922915" calcext:value-type="float">
            <text:p>21.922915</text:p>
          </table:table-cell>
          <table:table-cell office:value-type="float" office:value="99.17684" calcext:value-type="float">
            <text:p>99.17684</text:p>
          </table:table-cell>
          <table:table-cell office:value-type="float" office:value="22.646875" calcext:value-type="float">
            <text:p>22.646875</text:p>
          </table:table-cell>
          <table:table-cell office:value-type="float" office:value="142.07394" calcext:value-type="float">
            <text:p>142.07394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935118" calcext:value-type="float">
            <text:p>16.935118</text:p>
          </table:table-cell>
          <table:table-cell office:value-type="float" office:value="307.98166" calcext:value-type="float">
            <text:p>307.98166</text:p>
          </table:table-cell>
          <table:table-cell office:value-type="float" office:value="17.269375" calcext:value-type="float">
            <text:p>17.269375</text:p>
          </table:table-cell>
          <table:table-cell office:value-type="float" office:value="353.20023" calcext:value-type="float">
            <text:p>353.20023</text:p>
          </table:table-cell>
          <table:table-cell office:value-type="float" office:value="17.592714" calcext:value-type="float">
            <text:p>17.592714</text:p>
          </table:table-cell>
          <table:table-cell office:value-type="float" office:value="360.01804" calcext:value-type="float">
            <text:p>360.01804</text:p>
          </table:table-cell>
          <table:table-cell office:value-type="float" office:value="18.025" calcext:value-type="float">
            <text:p>18.025</text:p>
          </table:table-cell>
          <table:table-cell office:value-type="float" office:value="295.25308" calcext:value-type="float">
            <text:p>295.25308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66.38118" calcext:value-type="float">
            <text:p>66.38118</text:p>
          </table:table-cell>
          <table:table-cell office:value-type="float" office:value="23.998596" calcext:value-type="float">
            <text:p>23.998596</text:p>
          </table:table-cell>
          <table:table-cell office:value-type="float" office:value="246.0072" calcext:value-type="float">
            <text:p>246.0072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74.33774" calcext:value-type="float">
            <text:p>74.33774</text:p>
          </table:table-cell>
          <table:table-cell office:value-type="float" office:value="23.99716" calcext:value-type="float">
            <text:p>23.99716</text:p>
          </table:table-cell>
          <table:table-cell office:value-type="float" office:value="3.6709785" calcext:value-type="float">
            <text:p>3.670978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89.958046" calcext:value-type="float">
            <text:p>89.958046</text:p>
          </table:table-cell>
          <table:table-cell office:value-type="float" office:value="23.993896" calcext:value-type="float">
            <text:p>23.993896</text:p>
          </table:table-cell>
          <table:table-cell office:value-type="float" office:value="110.97995" calcext:value-type="float">
            <text:p>110.97995</text:p>
          </table:table-cell>
          <table:table-cell office:value-type="float" office:value="23.999132" calcext:value-type="float">
            <text:p>23.999132</text:p>
          </table:table-cell>
          <table:table-cell office:value-type="float" office:value="67.04684" calcext:value-type="float">
            <text:p>67.04684</text:p>
          </table:table-cell>
          <table:table-cell office:value-type="float" office:value="23.995045" calcext:value-type="float">
            <text:p>23.995045</text:p>
          </table:table-cell>
          <table:table-cell office:value-type="float" office:value="109.94394" calcext:value-type="float">
            <text:p>109.94394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024067" calcext:value-type="float">
            <text:p>18.024067</text:p>
          </table:table-cell>
          <table:table-cell office:value-type="float" office:value="291.78165" calcext:value-type="float">
            <text:p>291.78165</text:p>
          </table:table-cell>
          <table:table-cell office:value-type="float" office:value="18.280222" calcext:value-type="float">
            <text:p>18.280222</text:p>
          </table:table-cell>
          <table:table-cell office:value-type="float" office:value="337.0002" calcext:value-type="float">
            <text:p>337.0002</text:p>
          </table:table-cell>
          <table:table-cell office:value-type="float" office:value="18.191668" calcext:value-type="float">
            <text:p>18.191668</text:p>
          </table:table-cell>
          <table:table-cell office:value-type="float" office:value="343.81802" calcext:value-type="float">
            <text:p>343.81802</text:p>
          </table:table-cell>
          <table:table-cell office:value-type="float" office:value="18.841127" calcext:value-type="float">
            <text:p>18.841127</text:p>
          </table:table-cell>
          <table:table-cell office:value-type="float" office:value="279.05307" calcext:value-type="float">
            <text:p>279.05307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66.63118" calcext:value-type="float">
            <text:p>66.63118</text:p>
          </table:table-cell>
          <table:table-cell office:value-type="float" office:value="23.999577" calcext:value-type="float">
            <text:p>23.999577</text:p>
          </table:table-cell>
          <table:table-cell office:value-type="float" office:value="246.90028" calcext:value-type="float">
            <text:p>246.90028</text:p>
          </table:table-cell>
          <table:table-cell office:value-type="float" office:value="24" calcext:value-type="float">
            <text:p>24</text:p>
          </table:table-cell>
          <table:table-cell office:value-type="float" office:value="74.33774" calcext:value-type="float">
            <text:p>74.33774</text:p>
          </table:table-cell>
          <table:table-cell office:value-type="float" office:value="23.99864" calcext:value-type="float">
            <text:p>23.99864</text:p>
          </table:table-cell>
          <table:table-cell office:value-type="float" office:value="5.019278" calcext:value-type="float">
            <text:p>5.019278</text:p>
          </table:table-cell>
          <table:table-cell office:value-type="float" office:value="24" calcext:value-type="float">
            <text:p>24</text:p>
          </table:table-cell>
          <table:table-cell office:value-type="float" office:value="89.958046" calcext:value-type="float">
            <text:p>89.958046</text:p>
          </table:table-cell>
          <table:table-cell office:value-type="float" office:value="23.99864" calcext:value-type="float">
            <text:p>23.99864</text:p>
          </table:table-cell>
          <table:table-cell office:value-type="float" office:value="110.97995" calcext:value-type="float">
            <text:p>110.97995</text:p>
          </table:table-cell>
          <table:table-cell office:value-type="float" office:value="23.999884" calcext:value-type="float">
            <text:p>23.999884</text:p>
          </table:table-cell>
          <table:table-cell office:value-type="float" office:value="67.06938" calcext:value-type="float">
            <text:p>67.06938</text:p>
          </table:table-cell>
          <table:table-cell office:value-type="float" office:value="23.998745" calcext:value-type="float">
            <text:p>23.998745</text:p>
          </table:table-cell>
          <table:table-cell office:value-type="float" office:value="110.05495" calcext:value-type="float">
            <text:p>110.0549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071585" calcext:value-type="float">
            <text:p>18.071585</text:p>
          </table:table-cell>
          <table:table-cell office:value-type="float" office:value="291.78165" calcext:value-type="float">
            <text:p>291.78165</text:p>
          </table:table-cell>
          <table:table-cell office:value-type="float" office:value="18.32117" calcext:value-type="float">
            <text:p>18.32117</text:p>
          </table:table-cell>
          <table:table-cell office:value-type="float" office:value="374.3032" calcext:value-type="float">
            <text:p>374.3032</text:p>
          </table:table-cell>
          <table:table-cell office:value-type="float" office:value="18.966667" calcext:value-type="float">
            <text:p>18.966667</text:p>
          </table:table-cell>
          <table:table-cell office:value-type="float" office:value="343.81802" calcext:value-type="float">
            <text:p>343.81802</text:p>
          </table:table-cell>
          <table:table-cell office:value-type="float" office:value="19.23971" calcext:value-type="float">
            <text:p>19.23971</text:p>
          </table:table-cell>
          <table:table-cell office:value-type="float" office:value="291.01056" calcext:value-type="float">
            <text:p>291.0105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115097" calcext:value-type="float">
            <text:p>19.115097</text:p>
          </table:table-cell>
          <table:table-cell office:value-type="float" office:value="275.58163" calcext:value-type="float">
            <text:p>275.58163</text:p>
          </table:table-cell>
          <table:table-cell office:value-type="float" office:value="19.133333" calcext:value-type="float">
            <text:p>19.133333</text:p>
          </table:table-cell>
          <table:table-cell office:value-type="float" office:value="358.10318" calcext:value-type="float">
            <text:p>358.10318</text:p>
          </table:table-cell>
          <table:table-cell office:value-type="float" office:value="19.94899" calcext:value-type="float">
            <text:p>19.94899</text:p>
          </table:table-cell>
          <table:table-cell office:value-type="float" office:value="327.618" calcext:value-type="float">
            <text:p>327.618</text:p>
          </table:table-cell>
          <table:table-cell office:value-type="float" office:value="20.248623" calcext:value-type="float">
            <text:p>20.248623</text:p>
          </table:table-cell>
          <table:table-cell office:value-type="float" office:value="274.81055" calcext:value-type="float">
            <text:p>274.81055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236607" calcext:value-type="float">
            <text:p>19.236607</text:p>
          </table:table-cell>
          <table:table-cell office:value-type="float" office:value="275.58163" calcext:value-type="float">
            <text:p>275.58163</text:p>
          </table:table-cell>
          <table:table-cell office:value-type="float" office:value="19.808332" calcext:value-type="float">
            <text:p>19.808332</text:p>
          </table:table-cell>
          <table:table-cell office:value-type="float" office:value="358.10318" calcext:value-type="float">
            <text:p>358.10318</text:p>
          </table:table-cell>
          <table:table-cell office:value-type="float" office:value="19.99328" calcext:value-type="float">
            <text:p>19.99328</text:p>
          </table:table-cell>
          <table:table-cell office:value-type="float" office:value="367.96423" calcext:value-type="float">
            <text:p>367.96423</text:p>
          </table:table-cell>
          <table:table-cell office:value-type="float" office:value="20.2707" calcext:value-type="float">
            <text:p>20.2707</text:p>
          </table:table-cell>
          <table:table-cell office:value-type="float" office:value="294.9221" calcext:value-type="float">
            <text:p>294.9221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75" calcext:value-type="float">
            <text:p>19.75</text:p>
          </table:table-cell>
          <table:table-cell office:value-type="float" office:value="266.67163" calcext:value-type="float">
            <text:p>266.67163</text:p>
          </table:table-cell>
          <table:table-cell office:value-type="float" office:value="20.616728" calcext:value-type="float">
            <text:p>20.616728</text:p>
          </table:table-cell>
          <table:table-cell office:value-type="float" office:value="349.1931" calcext:value-type="float">
            <text:p>349.1931</text:p>
          </table:table-cell>
          <table:table-cell office:value-type="float" office:value="21.010193" calcext:value-type="float">
            <text:p>21.010193</text:p>
          </table:table-cell>
          <table:table-cell office:value-type="float" office:value="359.05426" calcext:value-type="float">
            <text:p>359.05426</text:p>
          </table:table-cell>
          <table:table-cell office:value-type="float" office:value="20.75" calcext:value-type="float">
            <text:p>20.75</text:p>
          </table:table-cell>
          <table:table-cell office:value-type="float" office:value="286.0121" calcext:value-type="float">
            <text:p>286.0121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391666" calcext:value-type="float">
            <text:p>20.391666</text:p>
          </table:table-cell>
          <table:table-cell office:value-type="float" office:value="266.67163" calcext:value-type="float">
            <text:p>266.67163</text:p>
          </table:table-cell>
          <table:table-cell office:value-type="float" office:value="20.616924" calcext:value-type="float">
            <text:p>20.616924</text:p>
          </table:table-cell>
          <table:table-cell office:value-type="float" office:value="349.1931" calcext:value-type="float">
            <text:p>349.1931</text:p>
          </table:table-cell>
          <table:table-cell office:value-type="float" office:value="21.041967" calcext:value-type="float">
            <text:p>21.041967</text:p>
          </table:table-cell>
          <table:table-cell office:value-type="float" office:value="388" calcext:value-type="float">
            <text:p>388</text:p>
          </table:table-cell>
          <table:table-cell office:value-type="float" office:value="21.391666" calcext:value-type="float">
            <text:p>21.391666</text:p>
          </table:table-cell>
          <table:table-cell office:value-type="float" office:value="286.0121" calcext:value-type="float">
            <text:p>286.0121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10493" calcext:value-type="float">
            <text:p>21.10493</text:p>
          </table:table-cell>
          <table:table-cell office:value-type="float" office:value="254.52164" calcext:value-type="float">
            <text:p>254.52164</text:p>
          </table:table-cell>
          <table:table-cell office:value-type="float" office:value="21.164167" calcext:value-type="float">
            <text:p>21.164167</text:p>
          </table:table-cell>
          <table:table-cell office:value-type="float" office:value="337.04312" calcext:value-type="float">
            <text:p>337.04312</text:p>
          </table:table-cell>
          <table:table-cell office:value-type="float" office:value="21.433332" calcext:value-type="float">
            <text:p>21.433332</text:p>
          </table:table-cell>
          <table:table-cell office:value-type="float" office:value="375.85" calcext:value-type="float">
            <text:p>375.85</text:p>
          </table:table-cell>
          <table:table-cell office:value-type="float" office:value="21.766666" calcext:value-type="float">
            <text:p>21.766666</text:p>
          </table:table-cell>
          <table:table-cell office:value-type="float" office:value="273.8621" calcext:value-type="float">
            <text:p>273.8621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216703" calcext:value-type="float">
            <text:p>21.216703</text:p>
          </table:table-cell>
          <table:table-cell office:value-type="float" office:value="254.52164" calcext:value-type="float">
            <text:p>254.52164</text:p>
          </table:table-cell>
          <table:table-cell office:value-type="float" office:value="21.569166" calcext:value-type="float">
            <text:p>21.569166</text:p>
          </table:table-cell>
          <table:table-cell office:value-type="float" office:value="349.1931" calcext:value-type="float">
            <text:p>349.1931</text:p>
          </table:table-cell>
          <table:table-cell office:value-type="float" office:value="21.966667" calcext:value-type="float">
            <text:p>21.966667</text:p>
          </table:table-cell>
          <table:table-cell office:value-type="float" office:value="375.85" calcext:value-type="float">
            <text:p>375.85</text:p>
          </table:table-cell>
          <table:table-cell office:value-type="float" office:value="22.3" calcext:value-type="float">
            <text:p>22.3</text:p>
          </table:table-cell>
          <table:table-cell office:value-type="float" office:value="273.8621" calcext:value-type="float">
            <text:p>273.8621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820715" calcext:value-type="float">
            <text:p>21.820715</text:p>
          </table:table-cell>
          <table:table-cell office:value-type="float" office:value="238.59163" calcext:value-type="float">
            <text:p>238.59163</text:p>
          </table:table-cell>
          <table:table-cell office:value-type="float" office:value="22.17499" calcext:value-type="float">
            <text:p>22.17499</text:p>
          </table:table-cell>
          <table:table-cell office:value-type="float" office:value="333.26312" calcext:value-type="float">
            <text:p>333.26312</text:p>
          </table:table-cell>
          <table:table-cell office:value-type="float" office:value="22.635103" calcext:value-type="float">
            <text:p>22.635103</text:p>
          </table:table-cell>
          <table:table-cell office:value-type="float" office:value="359.92" calcext:value-type="float">
            <text:p>359.92</text:p>
          </table:table-cell>
          <table:table-cell office:value-type="float" office:value="22.855623" calcext:value-type="float">
            <text:p>22.855623</text:p>
          </table:table-cell>
          <table:table-cell office:value-type="float" office:value="257.9321" calcext:value-type="float">
            <text:p>257.9321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41868" calcext:value-type="float">
            <text:p>21.941868</text:p>
          </table:table-cell>
          <table:table-cell office:value-type="float" office:value="348.95584" calcext:value-type="float">
            <text:p>348.95584</text:p>
          </table:table-cell>
          <table:table-cell office:value-type="float" office:value="22.235079" calcext:value-type="float">
            <text:p>22.235079</text:p>
          </table:table-cell>
          <table:table-cell office:value-type="float" office:value="388" calcext:value-type="float">
            <text:p>388</text:p>
          </table:table-cell>
          <table:table-cell office:value-type="float" office:value="22.640945" calcext:value-type="float">
            <text:p>22.640945</text:p>
          </table:table-cell>
          <table:table-cell office:value-type="float" office:value="359.92" calcext:value-type="float">
            <text:p>359.92</text:p>
          </table:table-cell>
          <table:table-cell office:value-type="float" office:value="22.931267" calcext:value-type="float">
            <text:p>22.931267</text:p>
          </table:table-cell>
          <table:table-cell office:value-type="float" office:value="260.20142" calcext:value-type="float">
            <text:p>260.2014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316.28583" calcext:value-type="float">
            <text:p>316.28583</text:p>
          </table:table-cell>
          <table:table-cell office:value-type="float" office:value="23.000055" calcext:value-type="float">
            <text:p>23.000055</text:p>
          </table:table-cell>
          <table:table-cell office:value-type="float" office:value="366.13004" calcext:value-type="float">
            <text:p>366.13004</text:p>
          </table:table-cell>
          <table:table-cell office:value-type="float" office:value="23" calcext:value-type="float">
            <text:p>23</text:p>
          </table:table-cell>
          <table:table-cell office:value-type="float" office:value="348.85" calcext:value-type="float">
            <text:p>348.85</text:p>
          </table:table-cell>
          <table:table-cell office:value-type="float" office:value="23" calcext:value-type="float">
            <text:p>23</text:p>
          </table:table-cell>
          <table:table-cell office:value-type="float" office:value="259.93143" calcext:value-type="float">
            <text:p>259.9314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001" calcext:value-type="float">
            <text:p>23.001</text:p>
          </table:table-cell>
          <table:table-cell office:value-type="float" office:value="316.28583" calcext:value-type="float">
            <text:p>316.28583</text:p>
          </table:table-cell>
          <table:table-cell office:value-type="float" office:value="23.000776" calcext:value-type="float">
            <text:p>23.000776</text:p>
          </table:table-cell>
          <table:table-cell office:value-type="float" office:value="366.13004" calcext:value-type="float">
            <text:p>366.13004</text:p>
          </table:table-cell>
          <table:table-cell office:value-type="float" office:value="23.001" calcext:value-type="float">
            <text:p>23.001</text:p>
          </table:table-cell>
          <table:table-cell office:value-type="float" office:value="348.85" calcext:value-type="float">
            <text:p>348.85</text:p>
          </table:table-cell>
          <table:table-cell office:value-type="float" office:value="23.001" calcext:value-type="float">
            <text:p>23.001</text:p>
          </table:table-cell>
          <table:table-cell office:value-type="float" office:value="259.93143" calcext:value-type="float">
            <text:p>259.9314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284.15582" calcext:value-type="float">
            <text:p>284.15582</text:p>
          </table:table-cell>
          <table:table-cell office:value-type="float" office:value="23.996004" calcext:value-type="float">
            <text:p>23.996004</text:p>
          </table:table-cell>
          <table:table-cell office:value-type="float" office:value="334.00003" calcext:value-type="float">
            <text:p>334.00003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316.72" calcext:value-type="float">
            <text:p>316.72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227.80142" calcext:value-type="float">
            <text:p>227.80142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284.40582" calcext:value-type="float">
            <text:p>284.40582</text:p>
          </table:table-cell>
          <table:table-cell office:value-type="float" office:value="23.99738" calcext:value-type="float">
            <text:p>23.99738</text:p>
          </table:table-cell>
          <table:table-cell office:value-type="float" office:value="335.25278" calcext:value-type="float">
            <text:p>335.25278</text:p>
          </table:table-cell>
          <table:table-cell office:value-type="float" office:value="24" calcext:value-type="float">
            <text:p>24</text:p>
          </table:table-cell>
          <table:table-cell office:value-type="float" office:value="316.72" calcext:value-type="float">
            <text:p>316.72</text:p>
          </table:table-cell>
          <table:table-cell office:value-type="float" office:value="24" calcext:value-type="float">
            <text:p>24</text:p>
          </table:table-cell>
          <table:table-cell office:value-type="float" office:value="227.80142" calcext:value-type="float">
            <text:p>227.80142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9">00/00/0000</text:date>, <text:time style:data-style-name="N2" text:time-value="09:32:52.04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19T09:34:56.996000000</dc:date>
    <meta:editing-duration>PT26M29S</meta:editing-duration>
    <meta:editing-cycles>10</meta:editing-cycles>
    <meta:generator>LibreOffice/24.2.2.2$Windows_X86_64 LibreOffice_project/d56cc158d8a96260b836f100ef4b4ef25d6f1a01</meta:generator>
    <meta:document-statistic meta:table-count="5" meta:cell-count="189580" meta:object-count="0"/>
  </office:meta>
</office:document-meta>
</file>